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40.34pt"/>
    </style:style>
    <style:style style:name="co13" style:family="table-column">
      <style:table-column-properties fo:break-before="auto" style:column-width="45.75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32.66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1.1pt"/>
    </style:style>
    <style:style style:name="co19" style:family="table-column">
      <style:table-column-properties fo:break-before="auto" style:column-width="41.9pt"/>
    </style:style>
    <style:style style:name="co20" style:family="table-column">
      <style:table-column-properties fo:break-before="auto" style:column-width="39.6pt"/>
    </style:style>
    <style:style style:name="co21" style:family="table-column">
      <style:table-column-properties fo:break-before="auto" style:column-width="31.86pt"/>
    </style:style>
    <style:style style:name="co22" style:family="table-column">
      <style:table-column-properties fo:break-before="auto" style:column-width="36.51pt"/>
    </style:style>
    <style:style style:name="co23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BUNTU64_INDRECT_baremetal" table:style-name="ta1">
        <table:shapes>
          <draw:frame draw:z-index="0" draw:style-name="gr1" draw:text-style-name="P1" svg:width="453.66pt" svg:height="255.26pt" svg:x="894.87pt" svg:y="2369.51pt">
            <loext:p draw:notify-on-update-of-ranges="UBUNTU64_INDRECT_baremetal.C187:UBUNTU64_INDRECT_baremetal.C187 UBUNTU64_INDRECT_baremetal.C188:UBUNTU64_INDRECT_baremetal.C204 UBUNTU64_INDRECT_baremetal.D187:UBUNTU64_INDRECT_baremetal.D187 UBUNTU64_INDRECT_baremetal.D188:UBUNTU64_INDRECT_baremetal.D204 UBUNTU64_INDRECT_baremetal.E187:UBUNTU64_INDRECT_baremetal.E187 UBUNTU64_INDRECT_baremetal.E188:UBUNTU64_INDRECT_baremetal.E204 UBUNTU64_INDRECT_baremetal.F187:UBUNTU64_INDRECT_baremetal.F187 UBUNTU64_INDRECT_baremetal.F188:UBUNTU64_INDRECT_baremetal.F204 UBUNTU64_INDRECT_baremetal.G187:UBUNTU64_INDRECT_baremetal.G187 UBUNTU64_INDRECT_baremetal.G188:UBUNTU64_INDRECT_baremetal.G204 UBUNTU64_INDRECT_baremetal.H187:UBUNTU64_INDRECT_baremetal.H187 UBUNTU64_INDRECT_baremetal.H188:UBUNTU64_INDRECT_baremetal.H204 UBUNTU64_INDRECT_baremetal.I187:UBUNTU64_INDRECT_baremetal.I187 UBUNTU64_INDRECT_baremetal.I188:UBUNTU64_INDRECT_baremetal.I204 UBUNTU64_INDRECT_baremetal.J187:UBUNTU64_INDRECT_baremetal.J187 UBUNTU64_INDRECT_baremetal.J188:UBUNTU64_INDRECT_baremetal.J204 UBUNTU64_INDRECT_baremetal.K187:UBUNTU64_INDRECT_baremetal.K187 UBUNTU64_INDRECT_baremetal.K188:UBUNTU64_INDRECT_baremetal.K204 UBUNTU64_INDRECT_baremetal.L187:UBUNTU64_INDRECT_baremetal.L187 UBUNTU64_INDRECT_baremetal.L188:UBUNTU64_INDRECT_baremetal.L204 UBUNTU64_INDRECT_baremetal.M187:UBUNTU64_INDRECT_baremetal.M187 UBUNTU64_INDRECT_baremetal.M188:UBUNTU64_INDRECT_baremetal.M204 UBUNTU64_INDRECT_baremetal.N187:UBUNTU64_INDRECT_baremetal.N187 UBUNTU64_INDRECT_baremetal.N188:UBUNTU64_INDRECT_baremetal.N204 UBUNTU64_INDRECT_baremetal.O187:UBUNTU64_INDRECT_baremetal.O187 UBUNTU64_INDRECT_baremetal.O188:UBUNTU64_INDRECT_baremetal.O204 UBUNTU64_INDRECT_baremetal.P187:UBUNTU64_INDRECT_baremetal.P187 UBUNTU64_INDRECT_baremetal.P188:UBUNTU64_INDRECT_baremetal.P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6pt" svg:height="255.26pt" svg:x="903.4pt" svg:y="2882.24pt">
            <loext:p draw:notify-on-update-of-ranges="UBUNTU64_INDRECT_baremetal.C227:UBUNTU64_INDRECT_baremetal.C227 UBUNTU64_INDRECT_baremetal.C228:UBUNTU64_INDRECT_baremetal.C244 UBUNTU64_INDRECT_baremetal.D227:UBUNTU64_INDRECT_baremetal.D227 UBUNTU64_INDRECT_baremetal.D228:UBUNTU64_INDRECT_baremetal.D244 UBUNTU64_INDRECT_baremetal.E227:UBUNTU64_INDRECT_baremetal.E227 UBUNTU64_INDRECT_baremetal.E228:UBUNTU64_INDRECT_baremetal.E244 UBUNTU64_INDRECT_baremetal.F227:UBUNTU64_INDRECT_baremetal.F227 UBUNTU64_INDRECT_baremetal.F228:UBUNTU64_INDRECT_baremetal.F244 UBUNTU64_INDRECT_baremetal.G227:UBUNTU64_INDRECT_baremetal.G227 UBUNTU64_INDRECT_baremetal.G228:UBUNTU64_INDRECT_baremetal.G244 UBUNTU64_INDRECT_baremetal.H227:UBUNTU64_INDRECT_baremetal.H227 UBUNTU64_INDRECT_baremetal.H228:UBUNTU64_INDRECT_baremetal.H244 UBUNTU64_INDRECT_baremetal.I227:UBUNTU64_INDRECT_baremetal.I227 UBUNTU64_INDRECT_baremetal.I228:UBUNTU64_INDRECT_baremetal.I244 UBUNTU64_INDRECT_baremetal.J227:UBUNTU64_INDRECT_baremetal.J227 UBUNTU64_INDRECT_baremetal.J228:UBUNTU64_INDRECT_baremetal.J244 UBUNTU64_INDRECT_baremetal.K227:UBUNTU64_INDRECT_baremetal.K227 UBUNTU64_INDRECT_baremetal.K228:UBUNTU64_INDRECT_baremetal.K244 UBUNTU64_INDRECT_baremetal.L227:UBUNTU64_INDRECT_baremetal.L227 UBUNTU64_INDRECT_baremetal.L228:UBUNTU64_INDRECT_baremetal.L244 UBUNTU64_INDRECT_baremetal.M227:UBUNTU64_INDRECT_baremetal.M227 UBUNTU64_INDRECT_baremetal.M228:UBUNTU64_INDRECT_baremetal.M244 UBUNTU64_INDRECT_baremetal.N227:UBUNTU64_INDRECT_baremetal.N227 UBUNTU64_INDRECT_baremetal.N228:UBUNTU64_INDRECT_baremetal.N244 UBUNTU64_INDRECT_baremetal.O227:UBUNTU64_INDRECT_baremetal.O227 UBUNTU64_INDRECT_baremetal.O228:UBUNTU64_INDRECT_baremetal.O244 UBUNTU64_INDRECT_baremetal.P227:UBUNTU64_INDRECT_baremetal.P227 UBUNTU64_INDRECT_baremetal.P228:UBUNTU64_INDRECT_baremetal.P2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14" table:default-cell-style-name="Default"/>
        <table:table-column table:style-name="co8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number-columns-repeated="2" table:default-cell-style-name="Default"/>
        <table:table-column table:style-name="co19" table:default-cell-style-name="Default"/>
        <table:table-column table:style-name="co15" table:number-columns-repeated="4" table:default-cell-style-name="Default"/>
        <table:table-column table:style-name="co21" table:default-cell-style-name="Default"/>
        <table:table-column table:style-name="co15" table:number-columns-repeated="3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linux-AMD64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eb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0:53:57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./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452528" calcext:value-type="float">
            <text:p>1452528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7100397" calcext:value-type="float">
            <text:p>7100397</text:p>
          </table:table-cell>
          <table:table-cell/>
          <table:table-cell office:value-type="float" office:value="1562436" calcext:value-type="float">
            <text:p>1562436</text:p>
          </table:table-cell>
          <table:table-cell/>
          <table:table-cell office:value-type="float" office:value="1210227" calcext:value-type="float">
            <text:p>1210227</text:p>
          </table:table-cell>
          <table:table-cell table:number-columns-repeated="2"/>
          <table:table-cell office:value-type="float" office:value="712397" calcext:value-type="float">
            <text:p>712397</text:p>
          </table:table-cell>
          <table:table-cell table:number-columns-repeated="2"/>
          <table:table-cell office:value-type="float" office:value="998622" calcext:value-type="float">
            <text:p>998622</text:p>
          </table:table-cell>
          <table:table-cell table:number-columns-repeated="3"/>
          <table:table-cell office:value-type="float" office:value="901377" calcext:value-type="float">
            <text:p>901377</text:p>
          </table:table-cell>
          <table:table-cell table:number-columns-repeated="2"/>
          <table:table-cell office:value-type="float" office:value="1255511" calcext:value-type="float">
            <text:p>1255511</text:p>
          </table:table-cell>
          <table:table-cell table:number-columns-repeated="2"/>
          <table:table-cell office:value-type="float" office:value="818885" calcext:value-type="float">
            <text:p>818885</text:p>
          </table:table-cell>
          <table:table-cell table:number-columns-repeated="2"/>
          <table:table-cell office:value-type="float" office:value="809014" calcext:value-type="float">
            <text:p>809014</text:p>
          </table:table-cell>
          <table:table-cell/>
          <table:table-cell office:value-type="float" office:value="1562436" calcext:value-type="float">
            <text:p>1562436</text:p>
          </table:table-cell>
          <table:table-cell/>
          <table:table-cell office:value-type="float" office:value="1679761" calcext:value-type="float">
            <text:p>1679761</text:p>
          </table:table-cell>
          <table:table-cell table:number-columns-repeated="25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60591" calcext:value-type="float">
            <text:p>460591</text:p>
          </table:table-cell>
          <table:table-cell table:number-columns-repeated="2"/>
          <table:table-cell office:value-type="float" office:value="969761" calcext:value-type="float">
            <text:p>969761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2067979" calcext:value-type="float">
            <text:p>2067979</text:p>
          </table:table-cell>
          <table:table-cell table:number-columns-repeated="2"/>
          <table:table-cell office:value-type="float" office:value="901377" calcext:value-type="float">
            <text:p>901377</text:p>
          </table:table-cell>
          <table:table-cell/>
          <table:table-cell office:value-type="float" office:value="1392258" calcext:value-type="float">
            <text:p>1392258</text:p>
          </table:table-cell>
          <table:table-cell table:number-columns-repeated="2"/>
          <table:table-cell office:value-type="float" office:value="1210227" calcext:value-type="float">
            <text:p>1210227</text:p>
          </table:table-cell>
          <table:table-cell table:number-columns-repeated="2"/>
          <table:table-cell office:value-type="float" office:value="2358717" calcext:value-type="float">
            <text:p>2358717</text:p>
          </table:table-cell>
          <table:table-cell/>
          <table:table-cell office:value-type="float" office:value="1143223" calcext:value-type="float">
            <text:p>1143223</text:p>
          </table:table-cell>
          <table:table-cell/>
          <table:table-cell office:value-type="float" office:value="1070292" calcext:value-type="float">
            <text:p>1070292</text:p>
          </table:table-cell>
          <table:table-cell/>
          <table:table-cell office:value-type="float" office:value="2222043" calcext:value-type="float">
            <text:p>2222043</text:p>
          </table:table-cell>
          <table:table-cell/>
          <table:table-cell office:value-type="float" office:value="2278628" calcext:value-type="float">
            <text:p>2278628</text:p>
          </table:table-cell>
          <table:table-cell table:number-columns-repeated="27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00060" calcext:value-type="float">
            <text:p>500060</text:p>
          </table:table-cell>
          <table:table-cell table:number-columns-repeated="2"/>
          <table:table-cell office:value-type="float" office:value="926260" calcext:value-type="float">
            <text:p>926260</text:p>
          </table:table-cell>
          <table:table-cell/>
          <table:table-cell office:value-type="float" office:value="3363612" calcext:value-type="float">
            <text:p>3363612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1013707" calcext:value-type="float">
            <text:p>1013707</text:p>
          </table:table-cell>
          <table:table-cell/>
          <table:table-cell office:value-type="float" office:value="1879725" calcext:value-type="float">
            <text:p>1879725</text:p>
          </table:table-cell>
          <table:table-cell table:number-columns-repeated="2"/>
          <table:table-cell office:value-type="float" office:value="1452528" calcext:value-type="float">
            <text:p>1452528</text:p>
          </table:table-cell>
          <table:table-cell table:number-columns-repeated="2"/>
          <table:table-cell office:value-type="float" office:value="2561267" calcext:value-type="float">
            <text:p>2561267</text:p>
          </table:table-cell>
          <table:table-cell/>
          <table:table-cell office:value-type="float" office:value="1163036" calcext:value-type="float">
            <text:p>1163036</text:p>
          </table:table-cell>
          <table:table-cell table:number-columns-repeated="2"/>
          <table:table-cell office:value-type="float" office:value="983980" calcext:value-type="float">
            <text:p>983980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1780008" calcext:value-type="float">
            <text:p>1780008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03814" calcext:value-type="float">
            <text:p>503814</text:p>
          </table:table-cell>
          <table:table-cell table:number-columns-repeated="2"/>
          <table:table-cell office:value-type="float" office:value="969761" calcext:value-type="float">
            <text:p>969761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3406295" calcext:value-type="float">
            <text:p>3406295</text:p>
          </table:table-cell>
          <table:table-cell/>
          <table:table-cell office:value-type="float" office:value="1105556" calcext:value-type="float">
            <text:p>1105556</text:p>
          </table:table-cell>
          <table:table-cell/>
          <table:table-cell office:value-type="float" office:value="2067979" calcext:value-type="float">
            <text:p>2067979</text:p>
          </table:table-cell>
          <table:table-cell table:number-columns-repeated="2"/>
          <table:table-cell office:value-type="float" office:value="1255511" calcext:value-type="float">
            <text:p>1255511</text:p>
          </table:table-cell>
          <table:table-cell table:number-columns-repeated="2"/>
          <table:table-cell office:value-type="float" office:value="2662899" calcext:value-type="float">
            <text:p>2662899</text:p>
          </table:table-cell>
          <table:table-cell/>
          <table:table-cell office:value-type="float" office:value="1183548" calcext:value-type="float">
            <text:p>1183548</text:p>
          </table:table-cell>
          <table:table-cell/>
          <table:table-cell office:value-type="float" office:value="1599680" calcext:value-type="float">
            <text:p>1599680</text:p>
          </table:table-cell>
          <table:table-cell/>
          <table:table-cell office:value-type="float" office:value="2772930" calcext:value-type="float">
            <text:p>2772930</text:p>
          </table:table-cell>
          <table:table-cell/>
          <table:table-cell office:value-type="float" office:value="3022727" calcext:value-type="float">
            <text:p>3022727</text:p>
          </table:table-cell>
          <table:table-cell table:number-columns-repeated="2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15423" calcext:value-type="float">
            <text:p>515423</text:p>
          </table:table-cell>
          <table:table-cell table:number-columns-repeated="2"/>
          <table:table-cell office:value-type="float" office:value="987600" calcext:value-type="float">
            <text:p>987600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1143223" calcext:value-type="float">
            <text:p>1143223</text:p>
          </table:table-cell>
          <table:table-cell/>
          <table:table-cell office:value-type="float" office:value="1991276" calcext:value-type="float">
            <text:p>1991276</text:p>
          </table:table-cell>
          <table:table-cell table:number-columns-repeated="2"/>
          <table:table-cell office:value-type="float" office:value="1279447" calcext:value-type="float">
            <text:p>1279447</text:p>
          </table:table-cell>
          <table:table-cell table:number-columns-repeated="2"/>
          <table:table-cell office:value-type="float" office:value="3203069" calcext:value-type="float">
            <text:p>3203069</text:p>
          </table:table-cell>
          <table:table-cell/>
          <table:table-cell office:value-type="float" office:value="1143223" calcext:value-type="float">
            <text:p>1143223</text:p>
          </table:table-cell>
          <table:table-cell/>
          <table:table-cell office:value-type="float" office:value="1101022" calcext:value-type="float">
            <text:p>1101022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5389653" calcext:value-type="float">
            <text:p>5389653</text:p>
          </table:table-cell>
          <table:table-cell table:number-columns-repeated="2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1839" calcext:value-type="float">
            <text:p>501839</text:p>
          </table:table-cell>
          <table:table-cell table:number-columns-repeated="2"/>
          <table:table-cell office:value-type="float" office:value="857887" calcext:value-type="float">
            <text:p>857887</text:p>
          </table:table-cell>
          <table:table-cell/>
          <table:table-cell office:value-type="float" office:value="1939522" calcext:value-type="float">
            <text:p>1939522</text:p>
          </table:table-cell>
          <table:table-cell/>
          <table:table-cell office:value-type="float" office:value="1642783" calcext:value-type="float">
            <text:p>1642783</text:p>
          </table:table-cell>
          <table:table-cell/>
          <table:table-cell office:value-type="float" office:value="1336145" calcext:value-type="float">
            <text:p>1336145</text:p>
          </table:table-cell>
          <table:table-cell table:number-columns-repeated="2"/>
          <table:table-cell office:value-type="float" office:value="753179" calcext:value-type="float">
            <text:p>753179</text:p>
          </table:table-cell>
          <table:table-cell/>
          <table:table-cell office:value-type="float" office:value="1196221" calcext:value-type="float">
            <text:p>1196221</text:p>
          </table:table-cell>
          <table:table-cell table:number-columns-repeated="3"/>
          <table:table-cell office:value-type="float" office:value="985435" calcext:value-type="float">
            <text:p>985435</text:p>
          </table:table-cell>
          <table:table-cell table:number-columns-repeated="2"/>
          <table:table-cell office:value-type="float" office:value="1217930" calcext:value-type="float">
            <text:p>1217930</text:p>
          </table:table-cell>
          <table:table-cell table:number-columns-repeated="2"/>
          <table:table-cell office:value-type="float" office:value="876086" calcext:value-type="float">
            <text:p>876086</text:p>
          </table:table-cell>
          <table:table-cell table:number-columns-repeated="2"/>
          <table:table-cell office:value-type="float" office:value="819893" calcext:value-type="float">
            <text:p>819893</text:p>
          </table:table-cell>
          <table:table-cell/>
          <table:table-cell office:value-type="float" office:value="1749872" calcext:value-type="float">
            <text:p>1749872</text:p>
          </table:table-cell>
          <table:table-cell/>
          <table:table-cell office:value-type="float" office:value="1858934" calcext:value-type="float">
            <text:p>1858934</text:p>
          </table:table-cell>
          <table:table-cell table:number-columns-repeated="25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31131" calcext:value-type="float">
            <text:p>531131</text:p>
          </table:table-cell>
          <table:table-cell/>
          <table:table-cell office:value-type="float" office:value="1007629" calcext:value-type="float">
            <text:p>1007629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2248149" calcext:value-type="float">
            <text:p>2248149</text:p>
          </table:table-cell>
          <table:table-cell/>
          <table:table-cell office:value-type="float" office:value="2098744" calcext:value-type="float">
            <text:p>2098744</text:p>
          </table:table-cell>
          <table:table-cell table:number-columns-repeated="2"/>
          <table:table-cell office:value-type="float" office:value="962469" calcext:value-type="float">
            <text:p>962469</text:p>
          </table:table-cell>
          <table:table-cell/>
          <table:table-cell office:value-type="float" office:value="1684006" calcext:value-type="float">
            <text:p>1684006</text:p>
          </table:table-cell>
          <table:table-cell table:number-columns-repeated="2"/>
          <table:table-cell office:value-type="float" office:value="1319723" calcext:value-type="float">
            <text:p>1319723</text:p>
          </table:table-cell>
          <table:table-cell table:number-columns-repeated="2"/>
          <table:table-cell office:value-type="float" office:value="2175277" calcext:value-type="float">
            <text:p>2175277</text:p>
          </table:table-cell>
          <table:table-cell/>
          <table:table-cell office:value-type="float" office:value="1085013" calcext:value-type="float">
            <text:p>1085013</text:p>
          </table:table-cell>
          <table:table-cell/>
          <table:table-cell office:value-type="float" office:value="1085013" calcext:value-type="float">
            <text:p>1085013</text:p>
          </table:table-cell>
          <table:table-cell/>
          <table:table-cell office:value-type="float" office:value="2409592" calcext:value-type="float">
            <text:p>2409592</text:p>
          </table:table-cell>
          <table:table-cell/>
          <table:table-cell office:value-type="float" office:value="2621367" calcext:value-type="float">
            <text:p>2621367</text:p>
          </table:table-cell>
          <table:table-cell table:number-columns-repeated="2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61694" calcext:value-type="float">
            <text:p>561694</text:p>
          </table:table-cell>
          <table:table-cell/>
          <table:table-cell office:value-type="float" office:value="1093856" calcext:value-type="float">
            <text:p>1093856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2673584" calcext:value-type="float">
            <text:p>2673584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1111981" calcext:value-type="float">
            <text:p>1111981</text:p>
          </table:table-cell>
          <table:table-cell/>
          <table:table-cell office:value-type="float" office:value="2248149" calcext:value-type="float">
            <text:p>2248149</text:p>
          </table:table-cell>
          <table:table-cell table:number-columns-repeated="2"/>
          <table:table-cell office:value-type="float" office:value="1521718" calcext:value-type="float">
            <text:p>1521718</text:p>
          </table:table-cell>
          <table:table-cell table:number-columns-repeated="2"/>
          <table:table-cell office:value-type="float" office:value="3359523" calcext:value-type="float">
            <text:p>3359523</text:p>
          </table:table-cell>
          <table:table-cell/>
          <table:table-cell office:value-type="float" office:value="1294270" calcext:value-type="float">
            <text:p>1294270</text:p>
          </table:table-cell>
          <table:table-cell/>
          <table:table-cell office:value-type="float" office:value="1278855" calcext:value-type="float">
            <text:p>1278855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3199360" calcext:value-type="float">
            <text:p>3199360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79270" calcext:value-type="float">
            <text:p>579270</text:p>
          </table:table-cell>
          <table:table-cell/>
          <table:table-cell office:value-type="float" office:value="1155043" calcext:value-type="float">
            <text:p>1155043</text:p>
          </table:table-cell>
          <table:table-cell/>
          <table:table-cell office:value-type="float" office:value="3982553" calcext:value-type="float">
            <text:p>3982553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3536566" calcext:value-type="float">
            <text:p>3536566</text:p>
          </table:table-cell>
          <table:table-cell/>
          <table:table-cell office:value-type="float" office:value="1206978" calcext:value-type="float">
            <text:p>1206978</text:p>
          </table:table-cell>
          <table:table-cell/>
          <table:table-cell office:value-type="float" office:value="2511022" calcext:value-type="float">
            <text:p>2511022</text:p>
          </table:table-cell>
          <table:table-cell table:number-columns-repeated="2"/>
          <table:table-cell office:value-type="float" office:value="1543594" calcext:value-type="float">
            <text:p>1543594</text:p>
          </table:table-cell>
          <table:table-cell table:number-columns-repeated="2"/>
          <table:table-cell office:value-type="float" office:value="3380677" calcext:value-type="float">
            <text:p>3380677</text:p>
          </table:table-cell>
          <table:table-cell/>
          <table:table-cell office:value-type="float" office:value="1406136" calcext:value-type="float">
            <text:p>1406136</text:p>
          </table:table-cell>
          <table:table-cell/>
          <table:table-cell office:value-type="float" office:value="1266785" calcext:value-type="float">
            <text:p>1266785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2660335" calcext:value-type="float">
            <text:p>266033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84313" calcext:value-type="float">
            <text:p>584313</text:p>
          </table:table-cell>
          <table:table-cell/>
          <table:table-cell office:value-type="float" office:value="1172704" calcext:value-type="float">
            <text:p>1172704</text:p>
          </table:table-cell>
          <table:table-cell/>
          <table:table-cell office:value-type="float" office:value="3657016" calcext:value-type="float">
            <text:p>3657016</text:p>
          </table:table-cell>
          <table:table-cell/>
          <table:table-cell office:value-type="float" office:value="3759450" calcext:value-type="float">
            <text:p>3759450</text:p>
          </table:table-cell>
          <table:table-cell/>
          <table:table-cell office:value-type="float" office:value="3759450" calcext:value-type="float">
            <text:p>3759450</text:p>
          </table:table-cell>
          <table:table-cell/>
          <table:table-cell office:value-type="float" office:value="1243315" calcext:value-type="float">
            <text:p>1243315</text:p>
          </table:table-cell>
          <table:table-cell/>
          <table:table-cell office:value-type="float" office:value="2660335" calcext:value-type="float">
            <text:p>2660335</text:p>
          </table:table-cell>
          <table:table-cell table:number-columns-repeated="2"/>
          <table:table-cell office:value-type="float" office:value="1487977" calcext:value-type="float">
            <text:p>1487977</text:p>
          </table:table-cell>
          <table:table-cell table:number-columns-repeated="2"/>
          <table:table-cell office:value-type="float" office:value="3560017" calcext:value-type="float">
            <text:p>3560017</text:p>
          </table:table-cell>
          <table:table-cell/>
          <table:table-cell office:value-type="float" office:value="1269781" calcext:value-type="float">
            <text:p>1269781</text:p>
          </table:table-cell>
          <table:table-cell/>
          <table:table-cell office:value-type="float" office:value="1705404" calcext:value-type="float">
            <text:p>1705404</text:p>
          </table:table-cell>
          <table:table-cell/>
          <table:table-cell office:value-type="float" office:value="2276751" calcext:value-type="float">
            <text:p>2276751</text:p>
          </table:table-cell>
          <table:table-cell/>
          <table:table-cell office:value-type="float" office:value="3759450" calcext:value-type="float">
            <text:p>3759450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618653" calcext:value-type="float">
            <text:p>618653</text:p>
          </table:table-cell>
          <table:table-cell/>
          <table:table-cell office:value-type="float" office:value="1175271" calcext:value-type="float">
            <text:p>1175271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4596273" calcext:value-type="float">
            <text:p>4596273</text:p>
          </table:table-cell>
          <table:table-cell/>
          <table:table-cell office:value-type="float" office:value="4407601" calcext:value-type="float">
            <text:p>4407601</text:p>
          </table:table-cell>
          <table:table-cell/>
          <table:table-cell office:value-type="float" office:value="1278855" calcext:value-type="float">
            <text:p>1278855</text:p>
          </table:table-cell>
          <table:table-cell/>
          <table:table-cell office:value-type="float" office:value="2727923" calcext:value-type="float">
            <text:p>2727923</text:p>
          </table:table-cell>
          <table:table-cell table:number-columns-repeated="2"/>
          <table:table-cell office:value-type="float" office:value="1278855" calcext:value-type="float">
            <text:p>1278855</text:p>
          </table:table-cell>
          <table:table-cell table:number-columns-repeated="2"/>
          <table:table-cell office:value-type="float" office:value="3468030" calcext:value-type="float">
            <text:p>3468030</text:p>
          </table:table-cell>
          <table:table-cell/>
          <table:table-cell office:value-type="float" office:value="1269781" calcext:value-type="float">
            <text:p>1269781</text:p>
          </table:table-cell>
          <table:table-cell/>
          <table:table-cell office:value-type="float" office:value="1155043" calcext:value-type="float">
            <text:p>1155043</text:p>
          </table:table-cell>
          <table:table-cell/>
          <table:table-cell office:value-type="float" office:value="3536566" calcext:value-type="float">
            <text:p>3536566</text:p>
          </table:table-cell>
          <table:table-cell/>
          <table:table-cell office:value-type="float" office:value="4934216" calcext:value-type="float">
            <text:p>4934216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4251" calcext:value-type="float">
            <text:p>534251</text:p>
          </table:table-cell>
          <table:table-cell table:number-columns-repeated="2"/>
          <table:table-cell office:value-type="float" office:value="921029" calcext:value-type="float">
            <text:p>921029</text:p>
          </table:table-cell>
          <table:table-cell/>
          <table:table-cell office:value-type="float" office:value="1967260" calcext:value-type="float">
            <text:p>1967260</text:p>
          </table:table-cell>
          <table:table-cell/>
          <table:table-cell office:value-type="float" office:value="1683493" calcext:value-type="float">
            <text:p>1683493</text:p>
          </table:table-cell>
          <table:table-cell/>
          <table:table-cell office:value-type="float" office:value="1339154" calcext:value-type="float">
            <text:p>1339154</text:p>
          </table:table-cell>
          <table:table-cell table:number-columns-repeated="2"/>
          <table:table-cell office:value-type="float" office:value="766517" calcext:value-type="float">
            <text:p>766517</text:p>
          </table:table-cell>
          <table:table-cell/>
          <table:table-cell office:value-type="float" office:value="1248819" calcext:value-type="float">
            <text:p>1248819</text:p>
          </table:table-cell>
          <table:table-cell table:number-columns-repeated="2"/>
          <table:table-cell office:value-type="float" office:value="1012194" calcext:value-type="float">
            <text:p>1012194</text:p>
          </table:table-cell>
          <table:table-cell table:number-columns-repeated="2"/>
          <table:table-cell office:value-type="float" office:value="1286217" calcext:value-type="float">
            <text:p>1286217</text:p>
          </table:table-cell>
          <table:table-cell table:number-columns-repeated="2"/>
          <table:table-cell office:value-type="float" office:value="914752" calcext:value-type="float">
            <text:p>914752</text:p>
          </table:table-cell>
          <table:table-cell table:number-columns-repeated="2"/>
          <table:table-cell office:value-type="float" office:value="914752" calcext:value-type="float">
            <text:p>914752</text:p>
          </table:table-cell>
          <table:table-cell/>
          <table:table-cell office:value-type="float" office:value="1868008" calcext:value-type="float">
            <text:p>1868008</text:p>
          </table:table-cell>
          <table:table-cell/>
          <table:table-cell office:value-type="float" office:value="1924938" calcext:value-type="float">
            <text:p>1924938</text:p>
          </table:table-cell>
          <table:table-cell table:number-columns-repeated="26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74253" calcext:value-type="float">
            <text:p>574253</text:p>
          </table:table-cell>
          <table:table-cell/>
          <table:table-cell office:value-type="float" office:value="1089202" calcext:value-type="float">
            <text:p>1089202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2305128" calcext:value-type="float">
            <text:p>2305128</text:p>
          </table:table-cell>
          <table:table-cell/>
          <table:table-cell office:value-type="float" office:value="2131261" calcext:value-type="float">
            <text:p>2131261</text:p>
          </table:table-cell>
          <table:table-cell table:number-columns-repeated="2"/>
          <table:table-cell office:value-type="float" office:value="992545" calcext:value-type="float">
            <text:p>992545</text:p>
          </table:table-cell>
          <table:table-cell/>
          <table:table-cell office:value-type="float" office:value="1894373" calcext:value-type="float">
            <text:p>1894373</text:p>
          </table:table-cell>
          <table:table-cell table:number-columns-repeated="2"/>
          <table:table-cell office:value-type="float" office:value="1384034" calcext:value-type="float">
            <text:p>1384034</text:p>
          </table:table-cell>
          <table:table-cell table:number-columns-repeated="2"/>
          <table:table-cell office:value-type="float" office:value="1662639" calcext:value-type="float">
            <text:p>1662639</text:p>
          </table:table-cell>
          <table:table-cell/>
          <table:table-cell office:value-type="float" office:value="1237306" calcext:value-type="float">
            <text:p>1237306</text:p>
          </table:table-cell>
          <table:table-cell table:number-columns-repeated="2"/>
          <table:table-cell office:value-type="float" office:value="913973" calcext:value-type="float">
            <text:p>913973</text:p>
          </table:table-cell>
          <table:table-cell/>
          <table:table-cell office:value-type="float" office:value="2049885" calcext:value-type="float">
            <text:p>2049885</text:p>
          </table:table-cell>
          <table:table-cell/>
          <table:table-cell office:value-type="float" office:value="2065659" calcext:value-type="float">
            <text:p>2065659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61657" calcext:value-type="float">
            <text:p>661657</text:p>
          </table:table-cell>
          <table:table-cell/>
          <table:table-cell office:value-type="float" office:value="1206714" calcext:value-type="float">
            <text:p>1206714</text:p>
          </table:table-cell>
          <table:table-cell/>
          <table:table-cell office:value-type="float" office:value="3499745" calcext:value-type="float">
            <text:p>3499745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2903529" calcext:value-type="float">
            <text:p>2903529</text:p>
          </table:table-cell>
          <table:table-cell/>
          <table:table-cell office:value-type="float" office:value="1153561" calcext:value-type="float">
            <text:p>1153561</text:p>
          </table:table-cell>
          <table:table-cell/>
          <table:table-cell office:value-type="float" office:value="2486631" calcext:value-type="float">
            <text:p>2486631</text:p>
          </table:table-cell>
          <table:table-cell table:number-columns-repeated="2"/>
          <table:table-cell office:value-type="float" office:value="1382252" calcext:value-type="float">
            <text:p>1382252</text:p>
          </table:table-cell>
          <table:table-cell table:number-columns-repeated="2"/>
          <table:table-cell office:value-type="float" office:value="3159869" calcext:value-type="float">
            <text:p>3159869</text:p>
          </table:table-cell>
          <table:table-cell/>
          <table:table-cell office:value-type="float" office:value="1219045" calcext:value-type="float">
            <text:p>1219045</text:p>
          </table:table-cell>
          <table:table-cell/>
          <table:table-cell office:value-type="float" office:value="1241598" calcext:value-type="float">
            <text:p>1241598</text:p>
          </table:table-cell>
          <table:table-cell/>
          <table:table-cell office:value-type="float" office:value="3275543" calcext:value-type="float">
            <text:p>3275543</text:p>
          </table:table-cell>
          <table:table-cell/>
          <table:table-cell office:value-type="float" office:value="3410808" calcext:value-type="float">
            <text:p>3410808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51619" calcext:value-type="float">
            <text:p>651619</text:p>
          </table:table-cell>
          <table:table-cell/>
          <table:table-cell office:value-type="float" office:value="1237306" calcext:value-type="float">
            <text:p>1237306</text:p>
          </table:table-cell>
          <table:table-cell/>
          <table:table-cell office:value-type="float" office:value="3935921" calcext:value-type="float">
            <text:p>3935921</text:p>
          </table:table-cell>
          <table:table-cell/>
          <table:table-cell office:value-type="float" office:value="3009318" calcext:value-type="float">
            <text:p>3009318</text:p>
          </table:table-cell>
          <table:table-cell/>
          <table:table-cell office:value-type="float" office:value="3654598" calcext:value-type="float">
            <text:p>3654598</text:p>
          </table:table-cell>
          <table:table-cell/>
          <table:table-cell office:value-type="float" office:value="1235882" calcext:value-type="float">
            <text:p>1235882</text:p>
          </table:table-cell>
          <table:table-cell/>
          <table:table-cell office:value-type="float" office:value="2903529" calcext:value-type="float">
            <text:p>2903529</text:p>
          </table:table-cell>
          <table:table-cell table:number-columns-repeated="2"/>
          <table:table-cell office:value-type="float" office:value="1752173" calcext:value-type="float">
            <text:p>1752173</text:p>
          </table:table-cell>
          <table:table-cell table:number-columns-repeated="2"/>
          <table:table-cell office:value-type="float" office:value="3770085" calcext:value-type="float">
            <text:p>3770085</text:p>
          </table:table-cell>
          <table:table-cell/>
          <table:table-cell office:value-type="float" office:value="1339154" calcext:value-type="float">
            <text:p>1339154</text:p>
          </table:table-cell>
          <table:table-cell/>
          <table:table-cell office:value-type="float" office:value="1376935" calcext:value-type="float">
            <text:p>1376935</text:p>
          </table:table-cell>
          <table:table-cell/>
          <table:table-cell office:value-type="float" office:value="3605511" calcext:value-type="float">
            <text:p>3605511</text:p>
          </table:table-cell>
          <table:table-cell/>
          <table:table-cell office:value-type="float" office:value="3770085" calcext:value-type="float">
            <text:p>377008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33922" calcext:value-type="float">
            <text:p>633922</text:p>
          </table:table-cell>
          <table:table-cell/>
          <table:table-cell office:value-type="float" office:value="1266495" calcext:value-type="float">
            <text:p>1266495</text:p>
          </table:table-cell>
          <table:table-cell/>
          <table:table-cell office:value-type="float" office:value="3935921" calcext:value-type="float">
            <text:p>3935921</text:p>
          </table:table-cell>
          <table:table-cell/>
          <table:table-cell office:value-type="float" office:value="3511189" calcext:value-type="float">
            <text:p>3511189</text:p>
          </table:table-cell>
          <table:table-cell/>
          <table:table-cell office:value-type="float" office:value="4054829" calcext:value-type="float">
            <text:p>4054829</text:p>
          </table:table-cell>
          <table:table-cell/>
          <table:table-cell office:value-type="float" office:value="1163562" calcext:value-type="float">
            <text:p>1163562</text:p>
          </table:table-cell>
          <table:table-cell/>
          <table:table-cell office:value-type="float" office:value="3197509" calcext:value-type="float">
            <text:p>3197509</text:p>
          </table:table-cell>
          <table:table-cell table:number-columns-repeated="2"/>
          <table:table-cell office:value-type="float" office:value="1707589" calcext:value-type="float">
            <text:p>1707589</text:p>
          </table:table-cell>
          <table:table-cell table:number-columns-repeated="2"/>
          <table:table-cell office:value-type="float" office:value="4132864" calcext:value-type="float">
            <text:p>4132864</text:p>
          </table:table-cell>
          <table:table-cell/>
          <table:table-cell office:value-type="float" office:value="1495866" calcext:value-type="float">
            <text:p>1495866</text:p>
          </table:table-cell>
          <table:table-cell/>
          <table:table-cell office:value-type="float" office:value="1437779" calcext:value-type="float">
            <text:p>1437779</text:p>
          </table:table-cell>
          <table:table-cell/>
          <table:table-cell office:value-type="float" office:value="3879045" calcext:value-type="float">
            <text:p>3879045</text:p>
          </table:table-cell>
          <table:table-cell/>
          <table:table-cell office:value-type="float" office:value="3994490" calcext:value-type="float">
            <text:p>3994490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99585" calcext:value-type="float">
            <text:p>599585</text:p>
          </table:table-cell>
          <table:table-cell/>
          <table:table-cell office:value-type="float" office:value="1267990" calcext:value-type="float">
            <text:p>1267990</text:p>
          </table:table-cell>
          <table:table-cell/>
          <table:table-cell office:value-type="float" office:value="3705040" calcext:value-type="float">
            <text:p>3705040</text:p>
          </table:table-cell>
          <table:table-cell/>
          <table:table-cell office:value-type="float" office:value="3823789" calcext:value-type="float">
            <text:p>3823789</text:p>
          </table:table-cell>
          <table:table-cell/>
          <table:table-cell office:value-type="float" office:value="4264168" calcext:value-type="float">
            <text:p>4264168</text:p>
          </table:table-cell>
          <table:table-cell/>
          <table:table-cell office:value-type="float" office:value="1312954" calcext:value-type="float">
            <text:p>1312954</text:p>
          </table:table-cell>
          <table:table-cell/>
          <table:table-cell office:value-type="float" office:value="3285566" calcext:value-type="float">
            <text:p>3285566</text:p>
          </table:table-cell>
          <table:table-cell table:number-columns-repeated="2"/>
          <table:table-cell office:value-type="float" office:value="1543163" calcext:value-type="float">
            <text:p>1543163</text:p>
          </table:table-cell>
          <table:table-cell table:number-columns-repeated="2"/>
          <table:table-cell office:value-type="float" office:value="4054829" calcext:value-type="float">
            <text:p>4054829</text:p>
          </table:table-cell>
          <table:table-cell/>
          <table:table-cell office:value-type="float" office:value="1325925" calcext:value-type="float">
            <text:p>1325925</text:p>
          </table:table-cell>
          <table:table-cell/>
          <table:table-cell office:value-type="float" office:value="1967260" calcext:value-type="float">
            <text:p>1967260</text:p>
          </table:table-cell>
          <table:table-cell/>
          <table:table-cell office:value-type="float" office:value="3823789" calcext:value-type="float">
            <text:p>3823789</text:p>
          </table:table-cell>
          <table:table-cell/>
          <table:table-cell office:value-type="float" office:value="4054829" calcext:value-type="float">
            <text:p>4054829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638445" calcext:value-type="float">
            <text:p>638445</text:p>
          </table:table-cell>
          <table:table-cell/>
          <table:table-cell office:value-type="float" office:value="1262029" calcext:value-type="float">
            <text:p>1262029</text:p>
          </table:table-cell>
          <table:table-cell/>
          <table:table-cell office:value-type="float" office:value="3009318" calcext:value-type="float">
            <text:p>3009318</text:p>
          </table:table-cell>
          <table:table-cell/>
          <table:table-cell office:value-type="float" office:value="3810220" calcext:value-type="float">
            <text:p>3810220</text:p>
          </table:table-cell>
          <table:table-cell/>
          <table:table-cell office:value-type="float" office:value="3499745" calcext:value-type="float">
            <text:p>3499745</text:p>
          </table:table-cell>
          <table:table-cell/>
          <table:table-cell office:value-type="float" office:value="1579483" calcext:value-type="float">
            <text:p>1579483</text:p>
          </table:table-cell>
          <table:table-cell/>
          <table:table-cell office:value-type="float" office:value="2880164" calcext:value-type="float">
            <text:p>2880164</text:p>
          </table:table-cell>
          <table:table-cell table:number-columns-repeated="2"/>
          <table:table-cell office:value-type="float" office:value="1354356" calcext:value-type="float">
            <text:p>1354356</text:p>
          </table:table-cell>
          <table:table-cell table:number-columns-repeated="2"/>
          <table:table-cell office:value-type="float" office:value="3557725" calcext:value-type="float">
            <text:p>3557725</text:p>
          </table:table-cell>
          <table:table-cell/>
          <table:table-cell office:value-type="float" office:value="1306564" calcext:value-type="float">
            <text:p>1306564</text:p>
          </table:table-cell>
          <table:table-cell/>
          <table:table-cell office:value-type="float" office:value="1230218" calcext:value-type="float">
            <text:p>1230218</text:p>
          </table:table-cell>
          <table:table-cell/>
          <table:table-cell office:value-type="float" office:value="3717869" calcext:value-type="float">
            <text:p>3717869</text:p>
          </table:table-cell>
          <table:table-cell/>
          <table:table-cell office:value-type="float" office:value="3879045" calcext:value-type="float">
            <text:p>3879045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7017" calcext:value-type="float">
            <text:p>547017</text:p>
          </table:table-cell>
          <table:table-cell table:number-columns-repeated="2"/>
          <table:table-cell office:value-type="float" office:value="941546" calcext:value-type="float">
            <text:p>941546</text:p>
          </table:table-cell>
          <table:table-cell/>
          <table:table-cell office:value-type="float" office:value="1924603" calcext:value-type="float">
            <text:p>1924603</text:p>
          </table:table-cell>
          <table:table-cell/>
          <table:table-cell office:value-type="float" office:value="1528669" calcext:value-type="float">
            <text:p>1528669</text:p>
          </table:table-cell>
          <table:table-cell/>
          <table:table-cell office:value-type="float" office:value="1326585" calcext:value-type="float">
            <text:p>1326585</text:p>
          </table:table-cell>
          <table:table-cell table:number-columns-repeated="2"/>
          <table:table-cell office:value-type="float" office:value="762924" calcext:value-type="float">
            <text:p>762924</text:p>
          </table:table-cell>
          <table:table-cell/>
          <table:table-cell office:value-type="float" office:value="1289930" calcext:value-type="float">
            <text:p>1289930</text:p>
          </table:table-cell>
          <table:table-cell table:number-columns-repeated="3"/>
          <table:table-cell office:value-type="float" office:value="969603" calcext:value-type="float">
            <text:p>969603</text:p>
          </table:table-cell>
          <table:table-cell table:number-columns-repeated="2"/>
          <table:table-cell office:value-type="float" office:value="1049187" calcext:value-type="float">
            <text:p>1049187</text:p>
          </table:table-cell>
          <table:table-cell table:number-columns-repeated="2"/>
          <table:table-cell office:value-type="float" office:value="747521" calcext:value-type="float">
            <text:p>747521</text:p>
          </table:table-cell>
          <table:table-cell table:number-columns-repeated="2"/>
          <table:table-cell office:value-type="float" office:value="904658" calcext:value-type="float">
            <text:p>904658</text:p>
          </table:table-cell>
          <table:table-cell/>
          <table:table-cell office:value-type="float" office:value="1889050" calcext:value-type="float">
            <text:p>1889050</text:p>
          </table:table-cell>
          <table:table-cell/>
          <table:table-cell office:value-type="float" office:value="1854787" calcext:value-type="float">
            <text:p>1854787</text:p>
          </table:table-cell>
          <table:table-cell table:number-columns-repeated="25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87096" calcext:value-type="float">
            <text:p>587096</text:p>
          </table:table-cell>
          <table:table-cell/>
          <table:table-cell office:value-type="float" office:value="1118011" calcext:value-type="float">
            <text:p>1118011</text:p>
          </table:table-cell>
          <table:table-cell/>
          <table:table-cell office:value-type="float" office:value="2739816" calcext:value-type="float">
            <text:p>2739816</text:p>
          </table:table-cell>
          <table:table-cell/>
          <table:table-cell office:value-type="float" office:value="1803387" calcext:value-type="float">
            <text:p>1803387</text:p>
          </table:table-cell>
          <table:table-cell/>
          <table:table-cell office:value-type="float" office:value="2032051" calcext:value-type="float">
            <text:p>2032051</text:p>
          </table:table-cell>
          <table:table-cell/>
          <table:table-cell office:value-type="float" office:value="1182661" calcext:value-type="float">
            <text:p>1182661</text:p>
          </table:table-cell>
          <table:table-cell/>
          <table:table-cell office:value-type="float" office:value="1999881" calcext:value-type="float">
            <text:p>1999881</text:p>
          </table:table-cell>
          <table:table-cell table:number-columns-repeated="2"/>
          <table:table-cell office:value-type="float" office:value="1433753" calcext:value-type="float">
            <text:p>1433753</text:p>
          </table:table-cell>
          <table:table-cell table:number-columns-repeated="2"/>
          <table:table-cell office:value-type="float" office:value="1662389" calcext:value-type="float">
            <text:p>1662389</text:p>
          </table:table-cell>
          <table:table-cell/>
          <table:table-cell office:value-type="float" office:value="1270846" calcext:value-type="float">
            <text:p>1270846</text:p>
          </table:table-cell>
          <table:table-cell table:number-columns-repeated="2"/>
          <table:table-cell office:value-type="float" office:value="977103" calcext:value-type="float">
            <text:p>977103</text:p>
          </table:table-cell>
          <table:table-cell/>
          <table:table-cell office:value-type="float" office:value="1835760" calcext:value-type="float">
            <text:p>1835760</text:p>
          </table:table-cell>
          <table:table-cell/>
          <table:table-cell office:value-type="float" office:value="2024389" calcext:value-type="float">
            <text:p>2024389</text:p>
          </table:table-cell>
          <table:table-cell table:number-columns-repeated="29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10982" calcext:value-type="float">
            <text:p>610982</text:p>
          </table:table-cell>
          <table:table-cell/>
          <table:table-cell office:value-type="float" office:value="1158418" calcext:value-type="float">
            <text:p>1158418</text:p>
          </table:table-cell>
          <table:table-cell/>
          <table:table-cell office:value-type="float" office:value="3504346" calcext:value-type="float">
            <text:p>3504346</text:p>
          </table:table-cell>
          <table:table-cell/>
          <table:table-cell office:value-type="float" office:value="2708713" calcext:value-type="float">
            <text:p>2708713</text:p>
          </table:table-cell>
          <table:table-cell/>
          <table:table-cell office:value-type="float" office:value="2786024" calcext:value-type="float">
            <text:p>2786024</text:p>
          </table:table-cell>
          <table:table-cell/>
          <table:table-cell office:value-type="float" office:value="1135150" calcext:value-type="float">
            <text:p>1135150</text:p>
          </table:table-cell>
          <table:table-cell/>
          <table:table-cell office:value-type="float" office:value="2655129" calcext:value-type="float">
            <text:p>2655129</text:p>
          </table:table-cell>
          <table:table-cell table:number-columns-repeated="2"/>
          <table:table-cell office:value-type="float" office:value="1672748" calcext:value-type="float">
            <text:p>1672748</text:p>
          </table:table-cell>
          <table:table-cell table:number-columns-repeated="2"/>
          <table:table-cell office:value-type="float" office:value="2796910" calcext:value-type="float">
            <text:p>2796910</text:p>
          </table:table-cell>
          <table:table-cell/>
          <table:table-cell office:value-type="float" office:value="1160923" calcext:value-type="float">
            <text:p>1160923</text:p>
          </table:table-cell>
          <table:table-cell/>
          <table:table-cell office:value-type="float" office:value="1155924" calcext:value-type="float">
            <text:p>1155924</text:p>
          </table:table-cell>
          <table:table-cell/>
          <table:table-cell office:value-type="float" office:value="3393590" calcext:value-type="float">
            <text:p>3393590</text:p>
          </table:table-cell>
          <table:table-cell/>
          <table:table-cell office:value-type="float" office:value="3527371" calcext:value-type="float">
            <text:p>3527371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51383" calcext:value-type="float">
            <text:p>651383</text:p>
          </table:table-cell>
          <table:table-cell/>
          <table:table-cell office:value-type="float" office:value="1299295" calcext:value-type="float">
            <text:p>1299295</text:p>
          </table:table-cell>
          <table:table-cell/>
          <table:table-cell office:value-type="float" office:value="4030519" calcext:value-type="float">
            <text:p>4030519</text:p>
          </table:table-cell>
          <table:table-cell/>
          <table:table-cell office:value-type="float" office:value="3086326" calcext:value-type="float">
            <text:p>3086326</text:p>
          </table:table-cell>
          <table:table-cell/>
          <table:table-cell office:value-type="float" office:value="3580298" calcext:value-type="float">
            <text:p>3580298</text:p>
          </table:table-cell>
          <table:table-cell/>
          <table:table-cell office:value-type="float" office:value="1249404" calcext:value-type="float">
            <text:p>1249404</text:p>
          </table:table-cell>
          <table:table-cell/>
          <table:table-cell office:value-type="float" office:value="3284589" calcext:value-type="float">
            <text:p>3284589</text:p>
          </table:table-cell>
          <table:table-cell table:number-columns-repeated="2"/>
          <table:table-cell office:value-type="float" office:value="1861217" calcext:value-type="float">
            <text:p>1861217</text:p>
          </table:table-cell>
          <table:table-cell table:number-columns-repeated="2"/>
          <table:table-cell office:value-type="float" office:value="4000485" calcext:value-type="float">
            <text:p>4000485</text:p>
          </table:table-cell>
          <table:table-cell/>
          <table:table-cell office:value-type="float" office:value="1270846" calcext:value-type="float">
            <text:p>1270846</text:p>
          </table:table-cell>
          <table:table-cell/>
          <table:table-cell office:value-type="float" office:value="1252318" calcext:value-type="float">
            <text:p>1252318</text:p>
          </table:table-cell>
          <table:table-cell/>
          <table:table-cell office:value-type="float" office:value="3905895" calcext:value-type="float">
            <text:p>3905895</text:p>
          </table:table-cell>
          <table:table-cell/>
          <table:table-cell office:value-type="float" office:value="4000485" calcext:value-type="float">
            <text:p>400048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80918" calcext:value-type="float">
            <text:p>680918</text:p>
          </table:table-cell>
          <table:table-cell/>
          <table:table-cell office:value-type="float" office:value="1344020" calcext:value-type="float">
            <text:p>1344020</text:p>
          </table:table-cell>
          <table:table-cell/>
          <table:table-cell office:value-type="float" office:value="4163357" calcext:value-type="float">
            <text:p>4163357</text:p>
          </table:table-cell>
          <table:table-cell/>
          <table:table-cell office:value-type="float" office:value="3388236" calcext:value-type="float">
            <text:p>3388236</text:p>
          </table:table-cell>
          <table:table-cell/>
          <table:table-cell office:value-type="float" office:value="4131319" calcext:value-type="float">
            <text:p>4131319</text:p>
          </table:table-cell>
          <table:table-cell/>
          <table:table-cell office:value-type="float" office:value="1309596" calcext:value-type="float">
            <text:p>1309596</text:p>
          </table:table-cell>
          <table:table-cell/>
          <table:table-cell office:value-type="float" office:value="3628697" calcext:value-type="float">
            <text:p>3628697</text:p>
          </table:table-cell>
          <table:table-cell table:number-columns-repeated="2"/>
          <table:table-cell office:value-type="float" office:value="1902438" calcext:value-type="float">
            <text:p>1902438</text:p>
          </table:table-cell>
          <table:table-cell table:number-columns-repeated="2"/>
          <table:table-cell office:value-type="float" office:value="4650188" calcext:value-type="float">
            <text:p>4650188</text:p>
          </table:table-cell>
          <table:table-cell/>
          <table:table-cell office:value-type="float" office:value="1355045" calcext:value-type="float">
            <text:p>1355045</text:p>
          </table:table-cell>
          <table:table-cell/>
          <table:table-cell office:value-type="float" office:value="1368865" calcext:value-type="float">
            <text:p>1368865</text:p>
          </table:table-cell>
          <table:table-cell/>
          <table:table-cell office:value-type="float" office:value="4195896" calcext:value-type="float">
            <text:p>4195896</text:p>
          </table:table-cell>
          <table:table-cell/>
          <table:table-cell office:value-type="float" office:value="4340054" calcext:value-type="float">
            <text:p>4340054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658776" calcext:value-type="float">
            <text:p>658776</text:p>
          </table:table-cell>
          <table:table-cell/>
          <table:table-cell office:value-type="float" office:value="1333173" calcext:value-type="float">
            <text:p>1333173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3409755" calcext:value-type="float">
            <text:p>3409755</text:p>
          </table:table-cell>
          <table:table-cell/>
          <table:table-cell office:value-type="float" office:value="4131319" calcext:value-type="float">
            <text:p>4131319</text:p>
          </table:table-cell>
          <table:table-cell/>
          <table:table-cell office:value-type="float" office:value="1333173" calcext:value-type="float">
            <text:p>1333173</text:p>
          </table:table-cell>
          <table:table-cell/>
          <table:table-cell office:value-type="float" office:value="3196584" calcext:value-type="float">
            <text:p>3196584</text:p>
          </table:table-cell>
          <table:table-cell table:number-columns-repeated="2"/>
          <table:table-cell office:value-type="float" office:value="1803387" calcext:value-type="float">
            <text:p>1803387</text:p>
          </table:table-cell>
          <table:table-cell table:number-columns-repeated="2"/>
          <table:table-cell office:value-type="float" office:value="4571003" calcext:value-type="float">
            <text:p>4571003</text:p>
          </table:table-cell>
          <table:table-cell/>
          <table:table-cell office:value-type="float" office:value="1537424" calcext:value-type="float">
            <text:p>1537424</text:p>
          </table:table-cell>
          <table:table-cell/>
          <table:table-cell office:value-type="float" office:value="1520013" calcext:value-type="float">
            <text:p>1520013</text:p>
          </table:table-cell>
          <table:table-cell/>
          <table:table-cell office:value-type="float" office:value="4061007" calcext:value-type="float">
            <text:p>4061007</text:p>
          </table:table-cell>
          <table:table-cell/>
          <table:table-cell office:value-type="float" office:value="4131319" calcext:value-type="float">
            <text:p>4131319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657163" calcext:value-type="float">
            <text:p>657163</text:p>
          </table:table-cell>
          <table:table-cell/>
          <table:table-cell office:value-type="float" office:value="1305615" calcext:value-type="float">
            <text:p>1305615</text:p>
          </table:table-cell>
          <table:table-cell/>
          <table:table-cell office:value-type="float" office:value="3437042" calcext:value-type="float">
            <text:p>3437042</text:p>
          </table:table-cell>
          <table:table-cell/>
          <table:table-cell office:value-type="float" office:value="3481620" calcext:value-type="float">
            <text:p>3481620</text:p>
          </table:table-cell>
          <table:table-cell/>
          <table:table-cell office:value-type="float" office:value="3993047" calcext:value-type="float">
            <text:p>3993047</text:p>
          </table:table-cell>
          <table:table-cell/>
          <table:table-cell office:value-type="float" office:value="1329871" calcext:value-type="float">
            <text:p>1329871</text:p>
          </table:table-cell>
          <table:table-cell/>
          <table:table-cell office:value-type="float" office:value="3580298" calcext:value-type="float">
            <text:p>3580298</text:p>
          </table:table-cell>
          <table:table-cell table:number-columns-repeated="2"/>
          <table:table-cell office:value-type="float" office:value="1566585" calcext:value-type="float">
            <text:p>1566585</text:p>
          </table:table-cell>
          <table:table-cell table:number-columns-repeated="2"/>
          <table:table-cell office:value-type="float" office:value="3877684" calcext:value-type="float">
            <text:p>3877684</text:p>
          </table:table-cell>
          <table:table-cell/>
          <table:table-cell office:value-type="float" office:value="1350783" calcext:value-type="float">
            <text:p>1350783</text:p>
          </table:table-cell>
          <table:table-cell/>
          <table:table-cell office:value-type="float" office:value="2065273" calcext:value-type="float">
            <text:p>2065273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3941742" calcext:value-type="float">
            <text:p>3941742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680055" calcext:value-type="float">
            <text:p>680055</text:p>
          </table:table-cell>
          <table:table-cell/>
          <table:table-cell office:value-type="float" office:value="1302447" calcext:value-type="float">
            <text:p>1302447</text:p>
          </table:table-cell>
          <table:table-cell/>
          <table:table-cell office:value-type="float" office:value="3029721" calcext:value-type="float">
            <text:p>3029721</text:p>
          </table:table-cell>
          <table:table-cell/>
          <table:table-cell office:value-type="float" office:value="4091959" calcext:value-type="float">
            <text:p>4091959</text:p>
          </table:table-cell>
          <table:table-cell/>
          <table:table-cell office:value-type="float" office:value="4099771" calcext:value-type="float">
            <text:p>4099771</text:p>
          </table:table-cell>
          <table:table-cell/>
          <table:table-cell office:value-type="float" office:value="1316016" calcext:value-type="float">
            <text:p>1316016</text:p>
          </table:table-cell>
          <table:table-cell/>
          <table:table-cell office:value-type="float" office:value="3604335" calcext:value-type="float">
            <text:p>3604335</text:p>
          </table:table-cell>
          <table:table-cell table:number-columns-repeated="2"/>
          <table:table-cell office:value-type="float" office:value="1323315" calcext:value-type="float">
            <text:p>1323315</text:p>
          </table:table-cell>
          <table:table-cell table:number-columns-repeated="2"/>
          <table:table-cell office:value-type="float" office:value="3822466" calcext:value-type="float">
            <text:p>3822466</text:p>
          </table:table-cell>
          <table:table-cell/>
          <table:table-cell office:value-type="float" office:value="1312798" calcext:value-type="float">
            <text:p>1312798</text:p>
          </table:table-cell>
          <table:table-cell/>
          <table:table-cell office:value-type="float" office:value="1296159" calcext:value-type="float">
            <text:p>1296159</text:p>
          </table:table-cell>
          <table:table-cell/>
          <table:table-cell office:value-type="float" office:value="3884698" calcext:value-type="float">
            <text:p>3884698</text:p>
          </table:table-cell>
          <table:table-cell/>
          <table:table-cell office:value-type="float" office:value="3849877" calcext:value-type="float">
            <text:p>3849877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1711" calcext:value-type="float">
            <text:p>551711</text:p>
          </table:table-cell>
          <table:table-cell table:number-columns-repeated="2"/>
          <table:table-cell office:value-type="float" office:value="966941" calcext:value-type="float">
            <text:p>966941</text:p>
          </table:table-cell>
          <table:table-cell/>
          <table:table-cell office:value-type="float" office:value="1954207" calcext:value-type="float">
            <text:p>1954207</text:p>
          </table:table-cell>
          <table:table-cell/>
          <table:table-cell office:value-type="float" office:value="1675884" calcext:value-type="float">
            <text:p>1675884</text:p>
          </table:table-cell>
          <table:table-cell/>
          <table:table-cell office:value-type="float" office:value="1315938" calcext:value-type="float">
            <text:p>1315938</text:p>
          </table:table-cell>
          <table:table-cell table:number-columns-repeated="2"/>
          <table:table-cell office:value-type="float" office:value="750762" calcext:value-type="float">
            <text:p>750762</text:p>
          </table:table-cell>
          <table:table-cell/>
          <table:table-cell office:value-type="float" office:value="1323236" calcext:value-type="float">
            <text:p>1323236</text:p>
          </table:table-cell>
          <table:table-cell table:number-columns-repeated="2"/>
          <table:table-cell office:value-type="float" office:value="1035479" calcext:value-type="float">
            <text:p>1035479</text:p>
          </table:table-cell>
          <table:table-cell table:number-columns-repeated="2"/>
          <table:table-cell office:value-type="float" office:value="1315938" calcext:value-type="float">
            <text:p>1315938</text:p>
          </table:table-cell>
          <table:table-cell table:number-columns-repeated="2"/>
          <table:table-cell office:value-type="float" office:value="898377" calcext:value-type="float">
            <text:p>898377</text:p>
          </table:table-cell>
          <table:table-cell table:number-columns-repeated="2"/>
          <table:table-cell office:value-type="float" office:value="898189" calcext:value-type="float">
            <text:p>898189</text:p>
          </table:table-cell>
          <table:table-cell/>
          <table:table-cell office:value-type="float" office:value="1947119" calcext:value-type="float">
            <text:p>1947119</text:p>
          </table:table-cell>
          <table:table-cell/>
          <table:table-cell office:value-type="float" office:value="1882266" calcext:value-type="float">
            <text:p>1882266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04430" calcext:value-type="float">
            <text:p>604430</text:p>
          </table:table-cell>
          <table:table-cell/>
          <table:table-cell office:value-type="float" office:value="1144163" calcext:value-type="float">
            <text:p>1144163</text:p>
          </table:table-cell>
          <table:table-cell/>
          <table:table-cell office:value-type="float" office:value="2789291" calcext:value-type="float">
            <text:p>2789291</text:p>
          </table:table-cell>
          <table:table-cell/>
          <table:table-cell office:value-type="float" office:value="2286009" calcext:value-type="float">
            <text:p>2286009</text:p>
          </table:table-cell>
          <table:table-cell/>
          <table:table-cell office:value-type="float" office:value="2086145" calcext:value-type="float">
            <text:p>2086145</text:p>
          </table:table-cell>
          <table:table-cell table:number-columns-repeated="2"/>
          <table:table-cell office:value-type="float" office:value="989212" calcext:value-type="float">
            <text:p>989212</text:p>
          </table:table-cell>
          <table:table-cell/>
          <table:table-cell office:value-type="float" office:value="2077065" calcext:value-type="float">
            <text:p>2077065</text:p>
          </table:table-cell>
          <table:table-cell table:number-columns-repeated="2"/>
          <table:table-cell office:value-type="float" office:value="1404591" calcext:value-type="float">
            <text:p>1404591</text:p>
          </table:table-cell>
          <table:table-cell table:number-columns-repeated="2"/>
          <table:table-cell office:value-type="float" office:value="2094282" calcext:value-type="float">
            <text:p>2094282</text:p>
          </table:table-cell>
          <table:table-cell/>
          <table:table-cell office:value-type="float" office:value="1045817" calcext:value-type="float">
            <text:p>1045817</text:p>
          </table:table-cell>
          <table:table-cell/>
          <table:table-cell office:value-type="float" office:value="1080004" calcext:value-type="float">
            <text:p>1080004</text:p>
          </table:table-cell>
          <table:table-cell/>
          <table:table-cell office:value-type="float" office:value="2820430" calcext:value-type="float">
            <text:p>2820430</text:p>
          </table:table-cell>
          <table:table-cell/>
          <table:table-cell office:value-type="float" office:value="2829721" calcext:value-type="float">
            <text:p>2829721</text:p>
          </table:table-cell>
          <table:table-cell table:number-columns-repeated="30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41154" calcext:value-type="float">
            <text:p>641154</text:p>
          </table:table-cell>
          <table:table-cell/>
          <table:table-cell office:value-type="float" office:value="1253344" calcext:value-type="float">
            <text:p>1253344</text:p>
          </table:table-cell>
          <table:table-cell/>
          <table:table-cell office:value-type="float" office:value="3532609" calcext:value-type="float">
            <text:p>3532609</text:p>
          </table:table-cell>
          <table:table-cell/>
          <table:table-cell office:value-type="float" office:value="2767722" calcext:value-type="float">
            <text:p>2767722</text:p>
          </table:table-cell>
          <table:table-cell/>
          <table:table-cell office:value-type="float" office:value="2679655" calcext:value-type="float">
            <text:p>2679655</text:p>
          </table:table-cell>
          <table:table-cell/>
          <table:table-cell office:value-type="float" office:value="1150600" calcext:value-type="float">
            <text:p>1150600</text:p>
          </table:table-cell>
          <table:table-cell/>
          <table:table-cell office:value-type="float" office:value="2803859" calcext:value-type="float">
            <text:p>2803859</text:p>
          </table:table-cell>
          <table:table-cell table:number-columns-repeated="2"/>
          <table:table-cell office:value-type="float" office:value="1741104" calcext:value-type="float">
            <text:p>1741104</text:p>
          </table:table-cell>
          <table:table-cell table:number-columns-repeated="2"/>
          <table:table-cell office:value-type="float" office:value="2869422" calcext:value-type="float">
            <text:p>2869422</text:p>
          </table:table-cell>
          <table:table-cell/>
          <table:table-cell office:value-type="float" office:value="1172909" calcext:value-type="float">
            <text:p>1172909</text:p>
          </table:table-cell>
          <table:table-cell/>
          <table:table-cell office:value-type="float" office:value="1148139" calcext:value-type="float">
            <text:p>1148139</text:p>
          </table:table-cell>
          <table:table-cell/>
          <table:table-cell office:value-type="float" office:value="3532609" calcext:value-type="float">
            <text:p>3532609</text:p>
          </table:table-cell>
          <table:table-cell/>
          <table:table-cell office:value-type="float" office:value="3618930" calcext:value-type="float">
            <text:p>3618930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64053" calcext:value-type="float">
            <text:p>664053</text:p>
          </table:table-cell>
          <table:table-cell/>
          <table:table-cell office:value-type="float" office:value="1304348" calcext:value-type="float">
            <text:p>1304348</text:p>
          </table:table-cell>
          <table:table-cell/>
          <table:table-cell office:value-type="float" office:value="2822283" calcext:value-type="float">
            <text:p>2822283</text:p>
          </table:table-cell>
          <table:table-cell/>
          <table:table-cell office:value-type="float" office:value="1907343" calcext:value-type="float">
            <text:p>1907343</text:p>
          </table:table-cell>
          <table:table-cell/>
          <table:table-cell office:value-type="float" office:value="2934110" calcext:value-type="float">
            <text:p>2934110</text:p>
          </table:table-cell>
          <table:table-cell/>
          <table:table-cell office:value-type="float" office:value="1428415" calcext:value-type="float">
            <text:p>1428415</text:p>
          </table:table-cell>
          <table:table-cell/>
          <table:table-cell office:value-type="float" office:value="2182617" calcext:value-type="float">
            <text:p>2182617</text:p>
          </table:table-cell>
          <table:table-cell table:number-columns-repeated="2"/>
          <table:table-cell office:value-type="float" office:value="1723636" calcext:value-type="float">
            <text:p>1723636</text:p>
          </table:table-cell>
          <table:table-cell table:number-columns-repeated="2"/>
          <table:table-cell office:value-type="float" office:value="2861774" calcext:value-type="float">
            <text:p>2861774</text:p>
          </table:table-cell>
          <table:table-cell/>
          <table:table-cell office:value-type="float" office:value="1367037" calcext:value-type="float">
            <text:p>1367037</text:p>
          </table:table-cell>
          <table:table-cell/>
          <table:table-cell office:value-type="float" office:value="1102459" calcext:value-type="float">
            <text:p>1102459</text:p>
          </table:table-cell>
          <table:table-cell/>
          <table:table-cell office:value-type="float" office:value="3567824" calcext:value-type="float">
            <text:p>3567824</text:p>
          </table:table-cell>
          <table:table-cell/>
          <table:table-cell office:value-type="float" office:value="3606774" calcext:value-type="float">
            <text:p>3606774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91609" calcext:value-type="float">
            <text:p>591609</text:p>
          </table:table-cell>
          <table:table-cell/>
          <table:table-cell office:value-type="float" office:value="1383774" calcext:value-type="float">
            <text:p>1383774</text:p>
          </table:table-cell>
          <table:table-cell/>
          <table:table-cell office:value-type="float" office:value="4249053" calcext:value-type="float">
            <text:p>4249053</text:p>
          </table:table-cell>
          <table:table-cell/>
          <table:table-cell office:value-type="float" office:value="2892612" calcext:value-type="float">
            <text:p>2892612</text:p>
          </table:table-cell>
          <table:table-cell/>
          <table:table-cell office:value-type="float" office:value="3556008" calcext:value-type="float">
            <text:p>3556008</text:p>
          </table:table-cell>
          <table:table-cell/>
          <table:table-cell office:value-type="float" office:value="1199106" calcext:value-type="float">
            <text:p>1199106</text:p>
          </table:table-cell>
          <table:table-cell/>
          <table:table-cell office:value-type="float" office:value="3259181" calcext:value-type="float">
            <text:p>3259181</text:p>
          </table:table-cell>
          <table:table-cell table:number-columns-repeated="2"/>
          <table:table-cell office:value-type="float" office:value="1796451" calcext:value-type="float">
            <text:p>1796451</text:p>
          </table:table-cell>
          <table:table-cell table:number-columns-repeated="2"/>
          <table:table-cell office:value-type="float" office:value="4966395" calcext:value-type="float">
            <text:p>4966395</text:p>
          </table:table-cell>
          <table:table-cell/>
          <table:table-cell office:value-type="float" office:value="1322828" calcext:value-type="float">
            <text:p>1322828</text:p>
          </table:table-cell>
          <table:table-cell/>
          <table:table-cell office:value-type="float" office:value="1289855" calcext:value-type="float">
            <text:p>1289855</text:p>
          </table:table-cell>
          <table:table-cell/>
          <table:table-cell office:value-type="float" office:value="4339202" calcext:value-type="float">
            <text:p>4339202</text:p>
          </table:table-cell>
          <table:table-cell/>
          <table:table-cell office:value-type="float" office:value="4415030" calcext:value-type="float">
            <text:p>4415030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664464" calcext:value-type="float">
            <text:p>664464</text:p>
          </table:table-cell>
          <table:table-cell/>
          <table:table-cell office:value-type="float" office:value="1381993" calcext:value-type="float">
            <text:p>1381993</text:p>
          </table:table-cell>
          <table:table-cell/>
          <table:table-cell office:value-type="float" office:value="2875184" calcext:value-type="float">
            <text:p>2875184</text:p>
          </table:table-cell>
          <table:table-cell/>
          <table:table-cell office:value-type="float" office:value="2884840" calcext:value-type="float">
            <text:p>2884840</text:p>
          </table:table-cell>
          <table:table-cell/>
          <table:table-cell office:value-type="float" office:value="3544270" calcext:value-type="float">
            <text:p>3544270</text:p>
          </table:table-cell>
          <table:table-cell/>
          <table:table-cell office:value-type="float" office:value="1706515" calcext:value-type="float">
            <text:p>1706515</text:p>
          </table:table-cell>
          <table:table-cell/>
          <table:table-cell office:value-type="float" office:value="3529706" calcext:value-type="float">
            <text:p>3529706</text:p>
          </table:table-cell>
          <table:table-cell table:number-columns-repeated="2"/>
          <table:table-cell office:value-type="float" office:value="1793451" calcext:value-type="float">
            <text:p>1793451</text:p>
          </table:table-cell>
          <table:table-cell table:number-columns-repeated="2"/>
          <table:table-cell office:value-type="float" office:value="4064103" calcext:value-type="float">
            <text:p>4064103</text:p>
          </table:table-cell>
          <table:table-cell/>
          <table:table-cell office:value-type="float" office:value="1287921" calcext:value-type="float">
            <text:p>1287921</text:p>
          </table:table-cell>
          <table:table-cell/>
          <table:table-cell office:value-type="float" office:value="1196101" calcext:value-type="float">
            <text:p>1196101</text:p>
          </table:table-cell>
          <table:table-cell/>
          <table:table-cell office:value-type="float" office:value="2467229" calcext:value-type="float">
            <text:p>2467229</text:p>
          </table:table-cell>
          <table:table-cell/>
          <table:table-cell office:value-type="float" office:value="2290886" calcext:value-type="float">
            <text:p>229088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619871" calcext:value-type="float">
            <text:p>619871</text:p>
          </table:table-cell>
          <table:table-cell/>
          <table:table-cell office:value-type="float" office:value="1175799" calcext:value-type="float">
            <text:p>1175799</text:p>
          </table:table-cell>
          <table:table-cell/>
          <table:table-cell office:value-type="float" office:value="3170172" calcext:value-type="float">
            <text:p>3170172</text:p>
          </table:table-cell>
          <table:table-cell/>
          <table:table-cell office:value-type="float" office:value="2245375" calcext:value-type="float">
            <text:p>2245375</text:p>
          </table:table-cell>
          <table:table-cell/>
          <table:table-cell office:value-type="float" office:value="2966535" calcext:value-type="float">
            <text:p>2966535</text:p>
          </table:table-cell>
          <table:table-cell table:number-columns-repeated="2"/>
          <table:table-cell office:value-type="float" office:value="979958" calcext:value-type="float">
            <text:p>979958</text:p>
          </table:table-cell>
          <table:table-cell/>
          <table:table-cell office:value-type="float" office:value="2467229" calcext:value-type="float">
            <text:p>2467229</text:p>
          </table:table-cell>
          <table:table-cell table:number-columns-repeated="2"/>
          <table:table-cell office:value-type="float" office:value="1645703" calcext:value-type="float">
            <text:p>1645703</text:p>
          </table:table-cell>
          <table:table-cell table:number-columns-repeated="2"/>
          <table:table-cell office:value-type="float" office:value="3643490" calcext:value-type="float">
            <text:p>3643490</text:p>
          </table:table-cell>
          <table:table-cell/>
          <table:table-cell office:value-type="float" office:value="1448162" calcext:value-type="float">
            <text:p>1448162</text:p>
          </table:table-cell>
          <table:table-cell/>
          <table:table-cell office:value-type="float" office:value="1287921" calcext:value-type="float">
            <text:p>1287921</text:p>
          </table:table-cell>
          <table:table-cell/>
          <table:table-cell office:value-type="float" office:value="2370545" calcext:value-type="float">
            <text:p>2370545</text:p>
          </table:table-cell>
          <table:table-cell/>
          <table:table-cell office:value-type="float" office:value="2409105" calcext:value-type="float">
            <text:p>2409105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657647" calcext:value-type="float">
            <text:p>657647</text:p>
          </table:table-cell>
          <table:table-cell/>
          <table:table-cell office:value-type="float" office:value="1129123" calcext:value-type="float">
            <text:p>1129123</text:p>
          </table:table-cell>
          <table:table-cell/>
          <table:table-cell office:value-type="float" office:value="2952261" calcext:value-type="float">
            <text:p>2952261</text:p>
          </table:table-cell>
          <table:table-cell/>
          <table:table-cell office:value-type="float" office:value="3020783" calcext:value-type="float">
            <text:p>3020783</text:p>
          </table:table-cell>
          <table:table-cell/>
          <table:table-cell office:value-type="float" office:value="3469823" calcext:value-type="float">
            <text:p>3469823</text:p>
          </table:table-cell>
          <table:table-cell/>
          <table:table-cell office:value-type="float" office:value="1170033" calcext:value-type="float">
            <text:p>1170033</text:p>
          </table:table-cell>
          <table:table-cell/>
          <table:table-cell office:value-type="float" office:value="3301774" calcext:value-type="float">
            <text:p>3301774</text:p>
          </table:table-cell>
          <table:table-cell table:number-columns-repeated="2"/>
          <table:table-cell office:value-type="float" office:value="1374474" calcext:value-type="float">
            <text:p>1374474</text:p>
          </table:table-cell>
          <table:table-cell table:number-columns-repeated="2"/>
          <table:table-cell office:value-type="float" office:value="3414650" calcext:value-type="float">
            <text:p>3414650</text:p>
          </table:table-cell>
          <table:table-cell/>
          <table:table-cell office:value-type="float" office:value="1186518" calcext:value-type="float">
            <text:p>1186518</text:p>
          </table:table-cell>
          <table:table-cell/>
          <table:table-cell office:value-type="float" office:value="2138070" calcext:value-type="float">
            <text:p>2138070</text:p>
          </table:table-cell>
          <table:table-cell/>
          <table:table-cell office:value-type="float" office:value="3984917" calcext:value-type="float">
            <text:p>3984917</text:p>
          </table:table-cell>
          <table:table-cell/>
          <table:table-cell office:value-type="float" office:value="4014717" calcext:value-type="float">
            <text:p>401471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700440" calcext:value-type="float">
            <text:p>700440</text:p>
          </table:table-cell>
          <table:table-cell/>
          <table:table-cell office:value-type="float" office:value="1312720" calcext:value-type="float">
            <text:p>1312720</text:p>
          </table:table-cell>
          <table:table-cell/>
          <table:table-cell office:value-type="float" office:value="3189002" calcext:value-type="float">
            <text:p>3189002</text:p>
          </table:table-cell>
          <table:table-cell/>
          <table:table-cell office:value-type="float" office:value="2837198" calcext:value-type="float">
            <text:p>2837198</text:p>
          </table:table-cell>
          <table:table-cell/>
          <table:table-cell office:value-type="float" office:value="3738636" calcext:value-type="float">
            <text:p>3738636</text:p>
          </table:table-cell>
          <table:table-cell/>
          <table:table-cell office:value-type="float" office:value="1512415" calcext:value-type="float">
            <text:p>1512415</text:p>
          </table:table-cell>
          <table:table-cell/>
          <table:table-cell office:value-type="float" office:value="2201637" calcext:value-type="float">
            <text:p>2201637</text:p>
          </table:table-cell>
          <table:table-cell table:number-columns-repeated="2"/>
          <table:table-cell office:value-type="float" office:value="1414304" calcext:value-type="float">
            <text:p>1414304</text:p>
          </table:table-cell>
          <table:table-cell table:number-columns-repeated="2"/>
          <table:table-cell office:value-type="float" office:value="2245375" calcext:value-type="float">
            <text:p>2245375</text:p>
          </table:table-cell>
          <table:table-cell/>
          <table:table-cell office:value-type="float" office:value="1424624" calcext:value-type="float">
            <text:p>1424624</text:p>
          </table:table-cell>
          <table:table-cell/>
          <table:table-cell office:value-type="float" office:value="1201790" calcext:value-type="float">
            <text:p>1201790</text:p>
          </table:table-cell>
          <table:table-cell/>
          <table:table-cell office:value-type="float" office:value="3631168" calcext:value-type="float">
            <text:p>3631168</text:p>
          </table:table-cell>
          <table:table-cell/>
          <table:table-cell office:value-type="float" office:value="3735385" calcext:value-type="float">
            <text:p>3735385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97223" calcext:value-type="float">
            <text:p>497223</text:p>
          </table:table-cell>
          <table:table-cell/>
          <table:table-cell office:value-type="float" office:value="1019842" calcext:value-type="float">
            <text:p>1019842</text:p>
          </table:table-cell>
          <table:table-cell/>
          <table:table-cell office:value-type="float" office:value="1602657" calcext:value-type="float">
            <text:p>1602657</text:p>
          </table:table-cell>
          <table:table-cell/>
          <table:table-cell office:value-type="float" office:value="1652925" calcext:value-type="float">
            <text:p>1652925</text:p>
          </table:table-cell>
          <table:table-cell/>
          <table:table-cell office:value-type="float" office:value="1335955" calcext:value-type="float">
            <text:p>1335955</text:p>
          </table:table-cell>
          <table:table-cell table:number-columns-repeated="2"/>
          <table:table-cell office:value-type="float" office:value="882031" calcext:value-type="float">
            <text:p>882031</text:p>
          </table:table-cell>
          <table:table-cell/>
          <table:table-cell office:value-type="float" office:value="1181103" calcext:value-type="float">
            <text:p>1181103</text:p>
          </table:table-cell>
          <table:table-cell table:number-columns-repeated="3"/>
          <table:table-cell office:value-type="float" office:value="918826" calcext:value-type="float">
            <text:p>918826</text:p>
          </table:table-cell>
          <table:table-cell table:number-columns-repeated="2"/>
          <table:table-cell office:value-type="float" office:value="1238134" calcext:value-type="float">
            <text:p>1238134</text:p>
          </table:table-cell>
          <table:table-cell table:number-columns-repeated="2"/>
          <table:table-cell office:value-type="float" office:value="893964" calcext:value-type="float">
            <text:p>893964</text:p>
          </table:table-cell>
          <table:table-cell table:number-columns-repeated="2"/>
          <table:table-cell office:value-type="float" office:value="906129" calcext:value-type="float">
            <text:p>906129</text:p>
          </table:table-cell>
          <table:table-cell/>
          <table:table-cell office:value-type="float" office:value="2015562" calcext:value-type="float">
            <text:p>2015562</text:p>
          </table:table-cell>
          <table:table-cell/>
          <table:table-cell office:value-type="float" office:value="2017929" calcext:value-type="float">
            <text:p>2017929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39236" calcext:value-type="float">
            <text:p>639236</text:p>
          </table:table-cell>
          <table:table-cell/>
          <table:table-cell office:value-type="float" office:value="1104132" calcext:value-type="float">
            <text:p>1104132</text:p>
          </table:table-cell>
          <table:table-cell/>
          <table:table-cell office:value-type="float" office:value="2453001" calcext:value-type="float">
            <text:p>2453001</text:p>
          </table:table-cell>
          <table:table-cell/>
          <table:table-cell office:value-type="float" office:value="2113246" calcext:value-type="float">
            <text:p>2113246</text:p>
          </table:table-cell>
          <table:table-cell/>
          <table:table-cell office:value-type="float" office:value="1862193" calcext:value-type="float">
            <text:p>1862193</text:p>
          </table:table-cell>
          <table:table-cell table:number-columns-repeated="2"/>
          <table:table-cell office:value-type="float" office:value="887774" calcext:value-type="float">
            <text:p>887774</text:p>
          </table:table-cell>
          <table:table-cell/>
          <table:table-cell office:value-type="float" office:value="1971160" calcext:value-type="float">
            <text:p>1971160</text:p>
          </table:table-cell>
          <table:table-cell table:number-columns-repeated="2"/>
          <table:table-cell office:value-type="float" office:value="1274318" calcext:value-type="float">
            <text:p>1274318</text:p>
          </table:table-cell>
          <table:table-cell table:number-columns-repeated="2"/>
          <table:table-cell office:value-type="float" office:value="1910655" calcext:value-type="float">
            <text:p>1910655</text:p>
          </table:table-cell>
          <table:table-cell/>
          <table:table-cell office:value-type="float" office:value="1083109" calcext:value-type="float">
            <text:p>1083109</text:p>
          </table:table-cell>
          <table:table-cell/>
          <table:table-cell office:value-type="float" office:value="1098765" calcext:value-type="float">
            <text:p>1098765</text:p>
          </table:table-cell>
          <table:table-cell/>
          <table:table-cell office:value-type="float" office:value="3024831" calcext:value-type="float">
            <text:p>3024831</text:p>
          </table:table-cell>
          <table:table-cell/>
          <table:table-cell office:value-type="float" office:value="2920945" calcext:value-type="float">
            <text:p>2920945</text:p>
          </table:table-cell>
          <table:table-cell table:number-columns-repeated="30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51601" calcext:value-type="float">
            <text:p>651601</text:p>
          </table:table-cell>
          <table:table-cell/>
          <table:table-cell office:value-type="float" office:value="1307885" calcext:value-type="float">
            <text:p>1307885</text:p>
          </table:table-cell>
          <table:table-cell/>
          <table:table-cell office:value-type="float" office:value="3696494" calcext:value-type="float">
            <text:p>3696494</text:p>
          </table:table-cell>
          <table:table-cell/>
          <table:table-cell office:value-type="float" office:value="2756890" calcext:value-type="float">
            <text:p>2756890</text:p>
          </table:table-cell>
          <table:table-cell/>
          <table:table-cell office:value-type="float" office:value="2956128" calcext:value-type="float">
            <text:p>2956128</text:p>
          </table:table-cell>
          <table:table-cell/>
          <table:table-cell office:value-type="float" office:value="1180454" calcext:value-type="float">
            <text:p>1180454</text:p>
          </table:table-cell>
          <table:table-cell/>
          <table:table-cell office:value-type="float" office:value="2879817" calcext:value-type="float">
            <text:p>2879817</text:p>
          </table:table-cell>
          <table:table-cell table:number-columns-repeated="2"/>
          <table:table-cell office:value-type="float" office:value="1738217" calcext:value-type="float">
            <text:p>1738217</text:p>
          </table:table-cell>
          <table:table-cell table:number-columns-repeated="2"/>
          <table:table-cell office:value-type="float" office:value="2980747" calcext:value-type="float">
            <text:p>2980747</text:p>
          </table:table-cell>
          <table:table-cell/>
          <table:table-cell office:value-type="float" office:value="1189938" calcext:value-type="float">
            <text:p>1189938</text:p>
          </table:table-cell>
          <table:table-cell/>
          <table:table-cell office:value-type="float" office:value="1192085" calcext:value-type="float">
            <text:p>1192085</text:p>
          </table:table-cell>
          <table:table-cell/>
          <table:table-cell office:value-type="float" office:value="3717289" calcext:value-type="float">
            <text:p>3717289</text:p>
          </table:table-cell>
          <table:table-cell/>
          <table:table-cell office:value-type="float" office:value="3791117" calcext:value-type="float">
            <text:p>3791117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72991" calcext:value-type="float">
            <text:p>672991</text:p>
          </table:table-cell>
          <table:table-cell/>
          <table:table-cell office:value-type="float" office:value="1377297" calcext:value-type="float">
            <text:p>1377297</text:p>
          </table:table-cell>
          <table:table-cell/>
          <table:table-cell office:value-type="float" office:value="4229816" calcext:value-type="float">
            <text:p>4229816</text:p>
          </table:table-cell>
          <table:table-cell/>
          <table:table-cell office:value-type="float" office:value="3084572" calcext:value-type="float">
            <text:p>3084572</text:p>
          </table:table-cell>
          <table:table-cell/>
          <table:table-cell office:value-type="float" office:value="3749743" calcext:value-type="float">
            <text:p>3749743</text:p>
          </table:table-cell>
          <table:table-cell/>
          <table:table-cell office:value-type="float" office:value="1297807" calcext:value-type="float">
            <text:p>1297807</text:p>
          </table:table-cell>
          <table:table-cell/>
          <table:table-cell office:value-type="float" office:value="3715681" calcext:value-type="float">
            <text:p>3715681</text:p>
          </table:table-cell>
          <table:table-cell table:number-columns-repeated="2"/>
          <table:table-cell office:value-type="float" office:value="1998214" calcext:value-type="float">
            <text:p>1998214</text:p>
          </table:table-cell>
          <table:table-cell table:number-columns-repeated="2"/>
          <table:table-cell office:value-type="float" office:value="3319389" calcext:value-type="float">
            <text:p>3319389</text:p>
          </table:table-cell>
          <table:table-cell/>
          <table:table-cell office:value-type="float" office:value="1095821" calcext:value-type="float">
            <text:p>1095821</text:p>
          </table:table-cell>
          <table:table-cell/>
          <table:table-cell office:value-type="float" office:value="1261036" calcext:value-type="float">
            <text:p>1261036</text:p>
          </table:table-cell>
          <table:table-cell/>
          <table:table-cell office:value-type="float" office:value="4349761" calcext:value-type="float">
            <text:p>4349761</text:p>
          </table:table-cell>
          <table:table-cell/>
          <table:table-cell office:value-type="float" office:value="4385291" calcext:value-type="float">
            <text:p>4385291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83759" calcext:value-type="float">
            <text:p>683759</text:p>
          </table:table-cell>
          <table:table-cell/>
          <table:table-cell office:value-type="float" office:value="1430271" calcext:value-type="float">
            <text:p>1430271</text:p>
          </table:table-cell>
          <table:table-cell/>
          <table:table-cell office:value-type="float" office:value="4441984" calcext:value-type="float">
            <text:p>4441984</text:p>
          </table:table-cell>
          <table:table-cell/>
          <table:table-cell office:value-type="float" office:value="3251539" calcext:value-type="float">
            <text:p>3251539</text:p>
          </table:table-cell>
          <table:table-cell/>
          <table:table-cell office:value-type="float" office:value="4221501" calcext:value-type="float">
            <text:p>4221501</text:p>
          </table:table-cell>
          <table:table-cell/>
          <table:table-cell office:value-type="float" office:value="1368084" calcext:value-type="float">
            <text:p>1368084</text:p>
          </table:table-cell>
          <table:table-cell/>
          <table:table-cell office:value-type="float" office:value="4194701" calcext:value-type="float">
            <text:p>4194701</text:p>
          </table:table-cell>
          <table:table-cell table:number-columns-repeated="2"/>
          <table:table-cell office:value-type="float" office:value="1826943" calcext:value-type="float">
            <text:p>1826943</text:p>
          </table:table-cell>
          <table:table-cell table:number-columns-repeated="2"/>
          <table:table-cell office:value-type="float" office:value="3717289" calcext:value-type="float">
            <text:p>3717289</text:p>
          </table:table-cell>
          <table:table-cell/>
          <table:table-cell office:value-type="float" office:value="1208351" calcext:value-type="float">
            <text:p>1208351</text:p>
          </table:table-cell>
          <table:table-cell/>
          <table:table-cell office:value-type="float" office:value="1195569" calcext:value-type="float">
            <text:p>1195569</text:p>
          </table:table-cell>
          <table:table-cell/>
          <table:table-cell office:value-type="float" office:value="4591569" calcext:value-type="float">
            <text:p>4591569</text:p>
          </table:table-cell>
          <table:table-cell/>
          <table:table-cell office:value-type="float" office:value="4623699" calcext:value-type="float">
            <text:p>4623699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602176" calcext:value-type="float">
            <text:p>602176</text:p>
          </table:table-cell>
          <table:table-cell/>
          <table:table-cell office:value-type="float" office:value="1406616" calcext:value-type="float">
            <text:p>1406616</text:p>
          </table:table-cell>
          <table:table-cell/>
          <table:table-cell office:value-type="float" office:value="4231899" calcext:value-type="float">
            <text:p>4231899</text:p>
          </table:table-cell>
          <table:table-cell/>
          <table:table-cell office:value-type="float" office:value="3324528" calcext:value-type="float">
            <text:p>3324528</text:p>
          </table:table-cell>
          <table:table-cell/>
          <table:table-cell office:value-type="float" office:value="4196751" calcext:value-type="float">
            <text:p>4196751</text:p>
          </table:table-cell>
          <table:table-cell/>
          <table:table-cell office:value-type="float" office:value="1394287" calcext:value-type="float">
            <text:p>1394287</text:p>
          </table:table-cell>
          <table:table-cell/>
          <table:table-cell office:value-type="float" office:value="4170264" calcext:value-type="float">
            <text:p>4170264</text:p>
          </table:table-cell>
          <table:table-cell table:number-columns-repeated="2"/>
          <table:table-cell office:value-type="float" office:value="2064488" calcext:value-type="float">
            <text:p>2064488</text:p>
          </table:table-cell>
          <table:table-cell table:number-columns-repeated="2"/>
          <table:table-cell office:value-type="float" office:value="5238385" calcext:value-type="float">
            <text:p>5238385</text:p>
          </table:table-cell>
          <table:table-cell/>
          <table:table-cell office:value-type="float" office:value="1312080" calcext:value-type="float">
            <text:p>1312080</text:p>
          </table:table-cell>
          <table:table-cell/>
          <table:table-cell office:value-type="float" office:value="1350872" calcext:value-type="float">
            <text:p>1350872</text:p>
          </table:table-cell>
          <table:table-cell/>
          <table:table-cell office:value-type="float" office:value="4421406" calcext:value-type="float">
            <text:p>4421406</text:p>
          </table:table-cell>
          <table:table-cell/>
          <table:table-cell office:value-type="float" office:value="4460436" calcext:value-type="float">
            <text:p>446043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686052" calcext:value-type="float">
            <text:p>686052</text:p>
          </table:table-cell>
          <table:table-cell/>
          <table:table-cell office:value-type="float" office:value="1402711" calcext:value-type="float">
            <text:p>1402711</text:p>
          </table:table-cell>
          <table:table-cell/>
          <table:table-cell office:value-type="float" office:value="3999400" calcext:value-type="float">
            <text:p>3999400</text:p>
          </table:table-cell>
          <table:table-cell/>
          <table:table-cell office:value-type="float" office:value="3314266" calcext:value-type="float">
            <text:p>3314266</text:p>
          </table:table-cell>
          <table:table-cell/>
          <table:table-cell office:value-type="float" office:value="4031308" calcext:value-type="float">
            <text:p>4031308</text:p>
          </table:table-cell>
          <table:table-cell/>
          <table:table-cell office:value-type="float" office:value="1370922" calcext:value-type="float">
            <text:p>1370922</text:p>
          </table:table-cell>
          <table:table-cell/>
          <table:table-cell office:value-type="float" office:value="4130162" calcext:value-type="float">
            <text:p>4130162</text:p>
          </table:table-cell>
          <table:table-cell table:number-columns-repeated="2"/>
          <table:table-cell office:value-type="float" office:value="1921339" calcext:value-type="float">
            <text:p>1921339</text:p>
          </table:table-cell>
          <table:table-cell table:number-columns-repeated="2"/>
          <table:table-cell office:value-type="float" office:value="4310472" calcext:value-type="float">
            <text:p>4310472</text:p>
          </table:table-cell>
          <table:table-cell/>
          <table:table-cell office:value-type="float" office:value="1493692" calcext:value-type="float">
            <text:p>1493692</text:p>
          </table:table-cell>
          <table:table-cell/>
          <table:table-cell office:value-type="float" office:value="1261777" calcext:value-type="float">
            <text:p>1261777</text:p>
          </table:table-cell>
          <table:table-cell/>
          <table:table-cell office:value-type="float" office:value="3744839" calcext:value-type="float">
            <text:p>3744839</text:p>
          </table:table-cell>
          <table:table-cell/>
          <table:table-cell office:value-type="float" office:value="3525079" calcext:value-type="float">
            <text:p>352507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610609" calcext:value-type="float">
            <text:p>610609</text:p>
          </table:table-cell>
          <table:table-cell/>
          <table:table-cell office:value-type="float" office:value="1374432" calcext:value-type="float">
            <text:p>1374432</text:p>
          </table:table-cell>
          <table:table-cell/>
          <table:table-cell office:value-type="float" office:value="3644736" calcext:value-type="float">
            <text:p>3644736</text:p>
          </table:table-cell>
          <table:table-cell/>
          <table:table-cell office:value-type="float" office:value="2821176" calcext:value-type="float">
            <text:p>2821176</text:p>
          </table:table-cell>
          <table:table-cell/>
          <table:table-cell office:value-type="float" office:value="3318107" calcext:value-type="float">
            <text:p>3318107</text:p>
          </table:table-cell>
          <table:table-cell/>
          <table:table-cell office:value-type="float" office:value="1195569" calcext:value-type="float">
            <text:p>1195569</text:p>
          </table:table-cell>
          <table:table-cell/>
          <table:table-cell office:value-type="float" office:value="3938881" calcext:value-type="float">
            <text:p>3938881</text:p>
          </table:table-cell>
          <table:table-cell table:number-columns-repeated="2"/>
          <table:table-cell office:value-type="float" office:value="1770096" calcext:value-type="float">
            <text:p>1770096</text:p>
          </table:table-cell>
          <table:table-cell table:number-columns-repeated="2"/>
          <table:table-cell office:value-type="float" office:value="3955204" calcext:value-type="float">
            <text:p>3955204</text:p>
          </table:table-cell>
          <table:table-cell/>
          <table:table-cell office:value-type="float" office:value="1546675" calcext:value-type="float">
            <text:p>1546675</text:p>
          </table:table-cell>
          <table:table-cell/>
          <table:table-cell office:value-type="float" office:value="1570427" calcext:value-type="float">
            <text:p>1570427</text:p>
          </table:table-cell>
          <table:table-cell/>
          <table:table-cell office:value-type="float" office:value="3598924" calcext:value-type="float">
            <text:p>3598924</text:p>
          </table:table-cell>
          <table:table-cell/>
          <table:table-cell office:value-type="float" office:value="3169944" calcext:value-type="float">
            <text:p>316994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700658" calcext:value-type="float">
            <text:p>700658</text:p>
          </table:table-cell>
          <table:table-cell/>
          <table:table-cell office:value-type="float" office:value="1382840" calcext:value-type="float">
            <text:p>1382840</text:p>
          </table:table-cell>
          <table:table-cell/>
          <table:table-cell office:value-type="float" office:value="3351769" calcext:value-type="float">
            <text:p>3351769</text:p>
          </table:table-cell>
          <table:table-cell/>
          <table:table-cell office:value-type="float" office:value="3513544" calcext:value-type="float">
            <text:p>3513544</text:p>
          </table:table-cell>
          <table:table-cell/>
          <table:table-cell office:value-type="float" office:value="4096676" calcext:value-type="float">
            <text:p>4096676</text:p>
          </table:table-cell>
          <table:table-cell/>
          <table:table-cell office:value-type="float" office:value="1387530" calcext:value-type="float">
            <text:p>1387530</text:p>
          </table:table-cell>
          <table:table-cell/>
          <table:table-cell office:value-type="float" office:value="3946119" calcext:value-type="float">
            <text:p>3946119</text:p>
          </table:table-cell>
          <table:table-cell table:number-columns-repeated="2"/>
          <table:table-cell office:value-type="float" office:value="1616531" calcext:value-type="float">
            <text:p>1616531</text:p>
          </table:table-cell>
          <table:table-cell table:number-columns-repeated="2"/>
          <table:table-cell office:value-type="float" office:value="3915540" calcext:value-type="float">
            <text:p>3915540</text:p>
          </table:table-cell>
          <table:table-cell/>
          <table:table-cell office:value-type="float" office:value="1368956" calcext:value-type="float">
            <text:p>1368956</text:p>
          </table:table-cell>
          <table:table-cell/>
          <table:table-cell office:value-type="float" office:value="2202092" calcext:value-type="float">
            <text:p>2202092</text:p>
          </table:table-cell>
          <table:table-cell/>
          <table:table-cell office:value-type="float" office:value="3991965" calcext:value-type="float">
            <text:p>3991965</text:p>
          </table:table-cell>
          <table:table-cell/>
          <table:table-cell office:value-type="float" office:value="4056054" calcext:value-type="float">
            <text:p>405605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723131" calcext:value-type="float">
            <text:p>723131</text:p>
          </table:table-cell>
          <table:table-cell/>
          <table:table-cell office:value-type="float" office:value="5750369" calcext:value-type="float">
            <text:p>5750369</text:p>
          </table:table-cell>
          <table:table-cell office:value-type="float" office:value="11564174" calcext:value-type="float">
            <text:p>11564174</text:p>
          </table:table-cell>
          <table:table-cell office:value-type="float" office:value="17828628" calcext:value-type="float">
            <text:p>17828628</text:p>
          </table:table-cell>
          <table:table-cell office:value-type="float" office:value="17791701" calcext:value-type="float">
            <text:p>17791701</text:p>
          </table:table-cell>
          <table:table-cell/>
          <table:table-cell office:value-type="float" office:value="5319484" calcext:value-type="float">
            <text:p>5319484</text:p>
          </table:table-cell>
          <table:table-cell office:value-type="float" office:value="15510737" calcext:value-type="float">
            <text:p>15510737</text:p>
          </table:table-cell>
          <table:table-cell table:number-columns-repeated="2"/>
          <table:table-cell office:value-type="float" office:value="4796687" calcext:value-type="float">
            <text:p>4796687</text:p>
          </table:table-cell>
          <table:table-cell/>
          <table:table-cell office:value-type="float" office:value="14109484" calcext:value-type="float">
            <text:p>14109484</text:p>
          </table:table-cell>
          <table:table-cell/>
          <table:table-cell office:value-type="float" office:value="3855782" calcext:value-type="float">
            <text:p>3855782</text:p>
          </table:table-cell>
          <table:table-cell/>
          <table:table-cell office:value-type="float" office:value="3357009" calcext:value-type="float">
            <text:p>3357009</text:p>
          </table:table-cell>
          <table:table-cell/>
          <table:table-cell office:value-type="float" office:value="9179186" calcext:value-type="float">
            <text:p>9179186</text:p>
          </table:table-cell>
          <table:table-cell/>
          <table:table-cell office:value-type="float" office:value="9359208" calcext:value-type="float">
            <text:p>9359208</text:p>
          </table:table-cell>
          <table:table-cell table:number-columns-repeated="3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8152" calcext:value-type="float">
            <text:p>828152</text:p>
          </table:table-cell>
          <table:table-cell/>
          <table:table-cell office:value-type="float" office:value="1346088" calcext:value-type="float">
            <text:p>1346088</text:p>
          </table:table-cell>
          <table:table-cell/>
          <table:table-cell office:value-type="float" office:value="2602298" calcext:value-type="float">
            <text:p>2602298</text:p>
          </table:table-cell>
          <table:table-cell/>
          <table:table-cell office:value-type="float" office:value="2203167" calcext:value-type="float">
            <text:p>2203167</text:p>
          </table:table-cell>
          <table:table-cell/>
          <table:table-cell office:value-type="float" office:value="1781625" calcext:value-type="float">
            <text:p>1781625</text:p>
          </table:table-cell>
          <table:table-cell/>
          <table:table-cell office:value-type="float" office:value="1072548" calcext:value-type="float">
            <text:p>1072548</text:p>
          </table:table-cell>
          <table:table-cell/>
          <table:table-cell office:value-type="float" office:value="1823609" calcext:value-type="float">
            <text:p>1823609</text:p>
          </table:table-cell>
          <table:table-cell table:number-columns-repeated="2"/>
          <table:table-cell office:value-type="float" office:value="1373092" calcext:value-type="float">
            <text:p>1373092</text:p>
          </table:table-cell>
          <table:table-cell table:number-columns-repeated="2"/>
          <table:table-cell office:value-type="float" office:value="1794840" calcext:value-type="float">
            <text:p>1794840</text:p>
          </table:table-cell>
          <table:table-cell/>
          <table:table-cell office:value-type="float" office:value="1227062" calcext:value-type="float">
            <text:p>1227062</text:p>
          </table:table-cell>
          <table:table-cell/>
          <table:table-cell office:value-type="float" office:value="1238563" calcext:value-type="float">
            <text:p>1238563</text:p>
          </table:table-cell>
          <table:table-cell/>
          <table:table-cell office:value-type="float" office:value="2698349" calcext:value-type="float">
            <text:p>2698349</text:p>
          </table:table-cell>
          <table:table-cell/>
          <table:table-cell office:value-type="float" office:value="2700046" calcext:value-type="float">
            <text:p>2700046</text:p>
          </table:table-cell>
          <table:table-cell table:number-columns-repeated="31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45224" calcext:value-type="float">
            <text:p>845224</text:p>
          </table:table-cell>
          <table:table-cell/>
          <table:table-cell office:value-type="float" office:value="1619549" calcext:value-type="float">
            <text:p>1619549</text:p>
          </table:table-cell>
          <table:table-cell/>
          <table:table-cell office:value-type="float" office:value="2153457" calcext:value-type="float">
            <text:p>2153457</text:p>
          </table:table-cell>
          <table:table-cell/>
          <table:table-cell office:value-type="float" office:value="1608781" calcext:value-type="float">
            <text:p>1608781</text:p>
          </table:table-cell>
          <table:table-cell/>
          <table:table-cell office:value-type="float" office:value="1847535" calcext:value-type="float">
            <text:p>1847535</text:p>
          </table:table-cell>
          <table:table-cell/>
          <table:table-cell office:value-type="float" office:value="1063057" calcext:value-type="float">
            <text:p>1063057</text:p>
          </table:table-cell>
          <table:table-cell/>
          <table:table-cell office:value-type="float" office:value="1931015" calcext:value-type="float">
            <text:p>1931015</text:p>
          </table:table-cell>
          <table:table-cell table:number-columns-repeated="2"/>
          <table:table-cell office:value-type="float" office:value="1293683" calcext:value-type="float">
            <text:p>1293683</text:p>
          </table:table-cell>
          <table:table-cell table:number-columns-repeated="2"/>
          <table:table-cell office:value-type="float" office:value="1897111" calcext:value-type="float">
            <text:p>1897111</text:p>
          </table:table-cell>
          <table:table-cell table:number-columns-repeated="2"/>
          <table:table-cell office:value-type="float" office:value="958601" calcext:value-type="float">
            <text:p>958601</text:p>
          </table:table-cell>
          <table:table-cell table:number-columns-repeated="2"/>
          <table:table-cell office:value-type="float" office:value="970844" calcext:value-type="float">
            <text:p>970844</text:p>
          </table:table-cell>
          <table:table-cell/>
          <table:table-cell office:value-type="float" office:value="2605850" calcext:value-type="float">
            <text:p>2605850</text:p>
          </table:table-cell>
          <table:table-cell/>
          <table:table-cell office:value-type="float" office:value="2625764" calcext:value-type="float">
            <text:p>2625764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86828" calcext:value-type="float">
            <text:p>586828</text:p>
          </table:table-cell>
          <table:table-cell/>
          <table:table-cell office:value-type="float" office:value="1147021" calcext:value-type="float">
            <text:p>1147021</text:p>
          </table:table-cell>
          <table:table-cell/>
          <table:table-cell office:value-type="float" office:value="3172758" calcext:value-type="float">
            <text:p>3172758</text:p>
          </table:table-cell>
          <table:table-cell/>
          <table:table-cell office:value-type="float" office:value="2480917" calcext:value-type="float">
            <text:p>2480917</text:p>
          </table:table-cell>
          <table:table-cell/>
          <table:table-cell office:value-type="float" office:value="2576153" calcext:value-type="float">
            <text:p>2576153</text:p>
          </table:table-cell>
          <table:table-cell/>
          <table:table-cell office:value-type="float" office:value="1043303" calcext:value-type="float">
            <text:p>1043303</text:p>
          </table:table-cell>
          <table:table-cell/>
          <table:table-cell office:value-type="float" office:value="1914873" calcext:value-type="float">
            <text:p>1914873</text:p>
          </table:table-cell>
          <table:table-cell table:number-columns-repeated="2"/>
          <table:table-cell office:value-type="float" office:value="1598156" calcext:value-type="float">
            <text:p>1598156</text:p>
          </table:table-cell>
          <table:table-cell table:number-columns-repeated="2"/>
          <table:table-cell office:value-type="float" office:value="1960768" calcext:value-type="float">
            <text:p>1960768</text:p>
          </table:table-cell>
          <table:table-cell/>
          <table:table-cell office:value-type="float" office:value="1146715" calcext:value-type="float">
            <text:p>1146715</text:p>
          </table:table-cell>
          <table:table-cell/>
          <table:table-cell office:value-type="float" office:value="1143205" calcext:value-type="float">
            <text:p>1143205</text:p>
          </table:table-cell>
          <table:table-cell/>
          <table:table-cell office:value-type="float" office:value="2284312" calcext:value-type="float">
            <text:p>2284312</text:p>
          </table:table-cell>
          <table:table-cell/>
          <table:table-cell office:value-type="float" office:value="2254337" calcext:value-type="float">
            <text:p>2254337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67547" calcext:value-type="float">
            <text:p>667547</text:p>
          </table:table-cell>
          <table:table-cell/>
          <table:table-cell office:value-type="float" office:value="1214742" calcext:value-type="float">
            <text:p>1214742</text:p>
          </table:table-cell>
          <table:table-cell/>
          <table:table-cell office:value-type="float" office:value="3634562" calcext:value-type="float">
            <text:p>3634562</text:p>
          </table:table-cell>
          <table:table-cell/>
          <table:table-cell office:value-type="float" office:value="2769246" calcext:value-type="float">
            <text:p>2769246</text:p>
          </table:table-cell>
          <table:table-cell/>
          <table:table-cell office:value-type="float" office:value="3242827" calcext:value-type="float">
            <text:p>3242827</text:p>
          </table:table-cell>
          <table:table-cell/>
          <table:table-cell office:value-type="float" office:value="1153413" calcext:value-type="float">
            <text:p>1153413</text:p>
          </table:table-cell>
          <table:table-cell/>
          <table:table-cell office:value-type="float" office:value="3295072" calcext:value-type="float">
            <text:p>3295072</text:p>
          </table:table-cell>
          <table:table-cell table:number-columns-repeated="2"/>
          <table:table-cell office:value-type="float" office:value="1760989" calcext:value-type="float">
            <text:p>1760989</text:p>
          </table:table-cell>
          <table:table-cell table:number-columns-repeated="2"/>
          <table:table-cell office:value-type="float" office:value="3230631" calcext:value-type="float">
            <text:p>3230631</text:p>
          </table:table-cell>
          <table:table-cell/>
          <table:table-cell office:value-type="float" office:value="1106180" calcext:value-type="float">
            <text:p>1106180</text:p>
          </table:table-cell>
          <table:table-cell/>
          <table:table-cell office:value-type="float" office:value="1126784" calcext:value-type="float">
            <text:p>1126784</text:p>
          </table:table-cell>
          <table:table-cell/>
          <table:table-cell office:value-type="float" office:value="3693161" calcext:value-type="float">
            <text:p>3693161</text:p>
          </table:table-cell>
          <table:table-cell/>
          <table:table-cell office:value-type="float" office:value="3817913" calcext:value-type="float">
            <text:p>3817913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18719" calcext:value-type="float">
            <text:p>618719</text:p>
          </table:table-cell>
          <table:table-cell/>
          <table:table-cell office:value-type="float" office:value="1256039" calcext:value-type="float">
            <text:p>1256039</text:p>
          </table:table-cell>
          <table:table-cell/>
          <table:table-cell office:value-type="float" office:value="3771811" calcext:value-type="float">
            <text:p>3771811</text:p>
          </table:table-cell>
          <table:table-cell/>
          <table:table-cell office:value-type="float" office:value="2894765" calcext:value-type="float">
            <text:p>2894765</text:p>
          </table:table-cell>
          <table:table-cell/>
          <table:table-cell office:value-type="float" office:value="3531460" calcext:value-type="float">
            <text:p>3531460</text:p>
          </table:table-cell>
          <table:table-cell/>
          <table:table-cell office:value-type="float" office:value="1223392" calcext:value-type="float">
            <text:p>1223392</text:p>
          </table:table-cell>
          <table:table-cell/>
          <table:table-cell office:value-type="float" office:value="3660115" calcext:value-type="float">
            <text:p>3660115</text:p>
          </table:table-cell>
          <table:table-cell table:number-columns-repeated="2"/>
          <table:table-cell office:value-type="float" office:value="1866807" calcext:value-type="float">
            <text:p>1866807</text:p>
          </table:table-cell>
          <table:table-cell table:number-columns-repeated="2"/>
          <table:table-cell office:value-type="float" office:value="3700320" calcext:value-type="float">
            <text:p>3700320</text:p>
          </table:table-cell>
          <table:table-cell/>
          <table:table-cell office:value-type="float" office:value="1146103" calcext:value-type="float">
            <text:p>1146103</text:p>
          </table:table-cell>
          <table:table-cell/>
          <table:table-cell office:value-type="float" office:value="1167602" calcext:value-type="float">
            <text:p>1167602</text:p>
          </table:table-cell>
          <table:table-cell/>
          <table:table-cell office:value-type="float" office:value="3980686" calcext:value-type="float">
            <text:p>3980686</text:p>
          </table:table-cell>
          <table:table-cell/>
          <table:table-cell office:value-type="float" office:value="2645985" calcext:value-type="float">
            <text:p>2645985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675792" calcext:value-type="float">
            <text:p>675792</text:p>
          </table:table-cell>
          <table:table-cell/>
          <table:table-cell office:value-type="float" office:value="1259446" calcext:value-type="float">
            <text:p>1259446</text:p>
          </table:table-cell>
          <table:table-cell/>
          <table:table-cell office:value-type="float" office:value="3552638" calcext:value-type="float">
            <text:p>3552638</text:p>
          </table:table-cell>
          <table:table-cell/>
          <table:table-cell office:value-type="float" office:value="2816923" calcext:value-type="float">
            <text:p>2816923</text:p>
          </table:table-cell>
          <table:table-cell/>
          <table:table-cell office:value-type="float" office:value="3609363" calcext:value-type="float">
            <text:p>3609363</text:p>
          </table:table-cell>
          <table:table-cell/>
          <table:table-cell office:value-type="float" office:value="1226712" calcext:value-type="float">
            <text:p>1226712</text:p>
          </table:table-cell>
          <table:table-cell/>
          <table:table-cell office:value-type="float" office:value="3580776" calcext:value-type="float">
            <text:p>3580776</text:p>
          </table:table-cell>
          <table:table-cell table:number-columns-repeated="2"/>
          <table:table-cell office:value-type="float" office:value="1839227" calcext:value-type="float">
            <text:p>1839227</text:p>
          </table:table-cell>
          <table:table-cell table:number-columns-repeated="2"/>
          <table:table-cell office:value-type="float" office:value="2974454" calcext:value-type="float">
            <text:p>2974454</text:p>
          </table:table-cell>
          <table:table-cell/>
          <table:table-cell office:value-type="float" office:value="1189345" calcext:value-type="float">
            <text:p>1189345</text:p>
          </table:table-cell>
          <table:table-cell/>
          <table:table-cell office:value-type="float" office:value="1177687" calcext:value-type="float">
            <text:p>1177687</text:p>
          </table:table-cell>
          <table:table-cell/>
          <table:table-cell office:value-type="float" office:value="3599532" calcext:value-type="float">
            <text:p>3599532</text:p>
          </table:table-cell>
          <table:table-cell/>
          <table:table-cell office:value-type="float" office:value="3605576" calcext:value-type="float">
            <text:p>360557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632291" calcext:value-type="float">
            <text:p>632291</text:p>
          </table:table-cell>
          <table:table-cell/>
          <table:table-cell office:value-type="float" office:value="2842558" calcext:value-type="float">
            <text:p>2842558</text:p>
          </table:table-cell>
          <table:table-cell/>
          <table:table-cell office:value-type="float" office:value="7816828" calcext:value-type="float">
            <text:p>7816828</text:p>
          </table:table-cell>
          <table:table-cell/>
          <table:table-cell office:value-type="float" office:value="7715028" calcext:value-type="float">
            <text:p>7715028</text:p>
          </table:table-cell>
          <table:table-cell/>
          <table:table-cell office:value-type="float" office:value="9751284" calcext:value-type="float">
            <text:p>9751284</text:p>
          </table:table-cell>
          <table:table-cell/>
          <table:table-cell office:value-type="float" office:value="5133213" calcext:value-type="float">
            <text:p>5133213</text:p>
          </table:table-cell>
          <table:table-cell/>
          <table:table-cell office:value-type="float" office:value="8770583" calcext:value-type="float">
            <text:p>8770583</text:p>
          </table:table-cell>
          <table:table-cell table:number-columns-repeated="2"/>
          <table:table-cell office:value-type="float" office:value="6542703" calcext:value-type="float">
            <text:p>6542703</text:p>
          </table:table-cell>
          <table:table-cell/>
          <table:table-cell office:value-type="float" office:value="13381985" calcext:value-type="float">
            <text:p>13381985</text:p>
          </table:table-cell>
          <table:table-cell/>
          <table:table-cell office:value-type="float" office:value="3972402" calcext:value-type="float">
            <text:p>3972402</text:p>
          </table:table-cell>
          <table:table-cell/>
          <table:table-cell office:value-type="float" office:value="4638436" calcext:value-type="float">
            <text:p>4638436</text:p>
          </table:table-cell>
          <table:table-cell/>
          <table:table-cell office:value-type="float" office:value="8883968" calcext:value-type="float">
            <text:p>8883968</text:p>
          </table:table-cell>
          <table:table-cell/>
          <table:table-cell office:value-type="float" office:value="9124610" calcext:value-type="float">
            <text:p>9124610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381526" calcext:value-type="float">
            <text:p>2381526</text:p>
          </table:table-cell>
          <table:table-cell/>
          <table:table-cell office:value-type="float" office:value="4307020" calcext:value-type="float">
            <text:p>4307020</text:p>
          </table:table-cell>
          <table:table-cell/>
          <table:table-cell office:value-type="float" office:value="7770863" calcext:value-type="float">
            <text:p>7770863</text:p>
          </table:table-cell>
          <table:table-cell/>
          <table:table-cell office:value-type="float" office:value="6758923" calcext:value-type="float">
            <text:p>6758923</text:p>
          </table:table-cell>
          <table:table-cell/>
          <table:table-cell office:value-type="float" office:value="8847367" calcext:value-type="float">
            <text:p>8847367</text:p>
          </table:table-cell>
          <table:table-cell/>
          <table:table-cell office:value-type="float" office:value="5089116" calcext:value-type="float">
            <text:p>5089116</text:p>
          </table:table-cell>
          <table:table-cell/>
          <table:table-cell office:value-type="float" office:value="7050159" calcext:value-type="float">
            <text:p>7050159</text:p>
          </table:table-cell>
          <table:table-cell table:number-columns-repeated="2"/>
          <table:table-cell office:value-type="float" office:value="5113352" calcext:value-type="float">
            <text:p>5113352</text:p>
          </table:table-cell>
          <table:table-cell table:number-columns-repeated="2"/>
          <table:table-cell office:value-type="float" office:value="8806550" calcext:value-type="float">
            <text:p>8806550</text:p>
          </table:table-cell>
          <table:table-cell/>
          <table:table-cell office:value-type="float" office:value="2656212" calcext:value-type="float">
            <text:p>2656212</text:p>
          </table:table-cell>
          <table:table-cell/>
          <table:table-cell office:value-type="float" office:value="1938423" calcext:value-type="float">
            <text:p>1938423</text:p>
          </table:table-cell>
          <table:table-cell/>
          <table:table-cell office:value-type="float" office:value="5292944" calcext:value-type="float">
            <text:p>5292944</text:p>
          </table:table-cell>
          <table:table-cell/>
          <table:table-cell office:value-type="float" office:value="5319164" calcext:value-type="float">
            <text:p>531916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865231" calcext:value-type="float">
            <text:p>865231</text:p>
          </table:table-cell>
          <table:table-cell/>
          <table:table-cell office:value-type="float" office:value="1781625" calcext:value-type="float">
            <text:p>1781625</text:p>
          </table:table-cell>
          <table:table-cell/>
          <table:table-cell office:value-type="float" office:value="4602401" calcext:value-type="float">
            <text:p>4602401</text:p>
          </table:table-cell>
          <table:table-cell/>
          <table:table-cell office:value-type="float" office:value="3072878" calcext:value-type="float">
            <text:p>3072878</text:p>
          </table:table-cell>
          <table:table-cell/>
          <table:table-cell office:value-type="float" office:value="5075585" calcext:value-type="float">
            <text:p>5075585</text:p>
          </table:table-cell>
          <table:table-cell/>
          <table:table-cell office:value-type="float" office:value="2142180" calcext:value-type="float">
            <text:p>2142180</text:p>
          </table:table-cell>
          <table:table-cell/>
          <table:table-cell office:value-type="float" office:value="5271829" calcext:value-type="float">
            <text:p>5271829</text:p>
          </table:table-cell>
          <table:table-cell table:number-columns-repeated="2"/>
          <table:table-cell office:value-type="float" office:value="2254337" calcext:value-type="float">
            <text:p>2254337</text:p>
          </table:table-cell>
          <table:table-cell table:number-columns-repeated="2"/>
          <table:table-cell office:value-type="float" office:value="5461198" calcext:value-type="float">
            <text:p>5461198</text:p>
          </table:table-cell>
          <table:table-cell/>
          <table:table-cell office:value-type="float" office:value="1961663" calcext:value-type="float">
            <text:p>1961663</text:p>
          </table:table-cell>
          <table:table-cell/>
          <table:table-cell office:value-type="float" office:value="2078175" calcext:value-type="float">
            <text:p>2078175</text:p>
          </table:table-cell>
          <table:table-cell/>
          <table:table-cell office:value-type="float" office:value="5030994" calcext:value-type="float">
            <text:p>5030994</text:p>
          </table:table-cell>
          <table:table-cell/>
          <table:table-cell office:value-type="float" office:value="5105753" calcext:value-type="float">
            <text:p>5105753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871684" calcext:value-type="float">
            <text:p>871684</text:p>
          </table:table-cell>
          <table:table-cell/>
          <table:table-cell office:value-type="float" office:value="1794840" calcext:value-type="float">
            <text:p>1794840</text:p>
          </table:table-cell>
          <table:table-cell/>
          <table:table-cell office:value-type="float" office:value="4270618" calcext:value-type="float">
            <text:p>4270618</text:p>
          </table:table-cell>
          <table:table-cell/>
          <table:table-cell office:value-type="float" office:value="4452120" calcext:value-type="float">
            <text:p>4452120</text:p>
          </table:table-cell>
          <table:table-cell/>
          <table:table-cell office:value-type="float" office:value="5165626" calcext:value-type="float">
            <text:p>5165626</text:p>
          </table:table-cell>
          <table:table-cell/>
          <table:table-cell office:value-type="float" office:value="1834318" calcext:value-type="float">
            <text:p>1834318</text:p>
          </table:table-cell>
          <table:table-cell/>
          <table:table-cell office:value-type="float" office:value="5137819" calcext:value-type="float">
            <text:p>5137819</text:p>
          </table:table-cell>
          <table:table-cell table:number-columns-repeated="2"/>
          <table:table-cell office:value-type="float" office:value="2098226" calcext:value-type="float">
            <text:p>2098226</text:p>
          </table:table-cell>
          <table:table-cell table:number-columns-repeated="2"/>
          <table:table-cell office:value-type="float" office:value="5490871" calcext:value-type="float">
            <text:p>5490871</text:p>
          </table:table-cell>
          <table:table-cell/>
          <table:table-cell office:value-type="float" office:value="1737129" calcext:value-type="float">
            <text:p>1737129</text:p>
          </table:table-cell>
          <table:table-cell/>
          <table:table-cell office:value-type="float" office:value="2517268" calcext:value-type="float">
            <text:p>2517268</text:p>
          </table:table-cell>
          <table:table-cell/>
          <table:table-cell office:value-type="float" office:value="3349029" calcext:value-type="float">
            <text:p>3349029</text:p>
          </table:table-cell>
          <table:table-cell/>
          <table:table-cell office:value-type="float" office:value="4751325" calcext:value-type="float">
            <text:p>4751325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905977" calcext:value-type="float">
            <text:p>905977</text:p>
          </table:table-cell>
          <table:table-cell/>
          <table:table-cell office:value-type="float" office:value="1782364" calcext:value-type="float">
            <text:p>1782364</text:p>
          </table:table-cell>
          <table:table-cell/>
          <table:table-cell office:value-type="float" office:value="3491981" calcext:value-type="float">
            <text:p>3491981</text:p>
          </table:table-cell>
          <table:table-cell/>
          <table:table-cell office:value-type="float" office:value="4639689" calcext:value-type="float">
            <text:p>4639689</text:p>
          </table:table-cell>
          <table:table-cell/>
          <table:table-cell office:value-type="float" office:value="4571782" calcext:value-type="float">
            <text:p>4571782</text:p>
          </table:table-cell>
          <table:table-cell/>
          <table:table-cell office:value-type="float" office:value="1861951" calcext:value-type="float">
            <text:p>1861951</text:p>
          </table:table-cell>
          <table:table-cell/>
          <table:table-cell office:value-type="float" office:value="4389555" calcext:value-type="float">
            <text:p>4389555</text:p>
          </table:table-cell>
          <table:table-cell table:number-columns-repeated="2"/>
          <table:table-cell office:value-type="float" office:value="1808253" calcext:value-type="float">
            <text:p>1808253</text:p>
          </table:table-cell>
          <table:table-cell table:number-columns-repeated="2"/>
          <table:table-cell office:value-type="float" office:value="4257917" calcext:value-type="float">
            <text:p>4257917</text:p>
          </table:table-cell>
          <table:table-cell/>
          <table:table-cell office:value-type="float" office:value="1804455" calcext:value-type="float">
            <text:p>1804455</text:p>
          </table:table-cell>
          <table:table-cell/>
          <table:table-cell office:value-type="float" office:value="1241247" calcext:value-type="float">
            <text:p>1241247</text:p>
          </table:table-cell>
          <table:table-cell/>
          <table:table-cell office:value-type="float" office:value="2854365" calcext:value-type="float">
            <text:p>2854365</text:p>
          </table:table-cell>
          <table:table-cell/>
          <table:table-cell office:value-type="float" office:value="2968287" calcext:value-type="float">
            <text:p>2968287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2642" calcext:value-type="float">
            <text:p>512642</text:p>
          </table:table-cell>
          <table:table-cell table:number-columns-repeated="2"/>
          <table:table-cell office:value-type="float" office:value="920757" calcext:value-type="float">
            <text:p>920757</text:p>
          </table:table-cell>
          <table:table-cell/>
          <table:table-cell office:value-type="float" office:value="2479450" calcext:value-type="float">
            <text:p>2479450</text:p>
          </table:table-cell>
          <table:table-cell/>
          <table:table-cell office:value-type="float" office:value="2094619" calcext:value-type="float">
            <text:p>2094619</text:p>
          </table:table-cell>
          <table:table-cell/>
          <table:table-cell office:value-type="float" office:value="1777828" calcext:value-type="float">
            <text:p>1777828</text:p>
          </table:table-cell>
          <table:table-cell/>
          <table:table-cell office:value-type="float" office:value="1568092" calcext:value-type="float">
            <text:p>1568092</text:p>
          </table:table-cell>
          <table:table-cell/>
          <table:table-cell office:value-type="float" office:value="3483062" calcext:value-type="float">
            <text:p>3483062</text:p>
          </table:table-cell>
          <table:table-cell table:number-columns-repeated="2"/>
          <table:table-cell office:value-type="float" office:value="2762746" calcext:value-type="float">
            <text:p>2762746</text:p>
          </table:table-cell>
          <table:table-cell table:number-columns-repeated="2"/>
          <table:table-cell office:value-type="float" office:value="3375284" calcext:value-type="float">
            <text:p>3375284</text:p>
          </table:table-cell>
          <table:table-cell/>
          <table:table-cell office:value-type="float" office:value="2859307" calcext:value-type="float">
            <text:p>2859307</text:p>
          </table:table-cell>
          <table:table-cell table:number-columns-repeated="2"/>
          <table:table-cell office:value-type="float" office:value="847764" calcext:value-type="float">
            <text:p>847764</text:p>
          </table:table-cell>
          <table:table-cell/>
          <table:table-cell office:value-type="float" office:value="2522962" calcext:value-type="float">
            <text:p>2522962</text:p>
          </table:table-cell>
          <table:table-cell/>
          <table:table-cell office:value-type="float" office:value="2481599" calcext:value-type="float">
            <text:p>2481599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071939" calcext:value-type="float">
            <text:p>1071939</text:p>
          </table:table-cell>
          <table:table-cell/>
          <table:table-cell office:value-type="float" office:value="1117905" calcext:value-type="float">
            <text:p>1117905</text:p>
          </table:table-cell>
          <table:table-cell/>
          <table:table-cell office:value-type="float" office:value="1932080" calcext:value-type="float">
            <text:p>1932080</text:p>
          </table:table-cell>
          <table:table-cell/>
          <table:table-cell office:value-type="float" office:value="1664651" calcext:value-type="float">
            <text:p>1664651</text:p>
          </table:table-cell>
          <table:table-cell/>
          <table:table-cell office:value-type="float" office:value="1657664" calcext:value-type="float">
            <text:p>1657664</text:p>
          </table:table-cell>
          <table:table-cell/>
          <table:table-cell office:value-type="float" office:value="1059772" calcext:value-type="float">
            <text:p>1059772</text:p>
          </table:table-cell>
          <table:table-cell/>
          <table:table-cell office:value-type="float" office:value="3103074" calcext:value-type="float">
            <text:p>3103074</text:p>
          </table:table-cell>
          <table:table-cell table:number-columns-repeated="2"/>
          <table:table-cell office:value-type="float" office:value="2596557" calcext:value-type="float">
            <text:p>2596557</text:p>
          </table:table-cell>
          <table:table-cell table:number-columns-repeated="2"/>
          <table:table-cell office:value-type="float" office:value="3586684" calcext:value-type="float">
            <text:p>3586684</text:p>
          </table:table-cell>
          <table:table-cell/>
          <table:table-cell office:value-type="float" office:value="2279433" calcext:value-type="float">
            <text:p>2279433</text:p>
          </table:table-cell>
          <table:table-cell/>
          <table:table-cell office:value-type="float" office:value="1020945" calcext:value-type="float">
            <text:p>1020945</text:p>
          </table:table-cell>
          <table:table-cell/>
          <table:table-cell office:value-type="float" office:value="2396109" calcext:value-type="float">
            <text:p>2396109</text:p>
          </table:table-cell>
          <table:table-cell/>
          <table:table-cell office:value-type="float" office:value="2312727" calcext:value-type="float">
            <text:p>2312727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219217" calcext:value-type="float">
            <text:p>1219217</text:p>
          </table:table-cell>
          <table:table-cell/>
          <table:table-cell office:value-type="float" office:value="5490700" calcext:value-type="float">
            <text:p>5490700</text:p>
          </table:table-cell>
          <table:table-cell office:value-type="float" office:value="10061989" calcext:value-type="float">
            <text:p>10061989</text:p>
          </table:table-cell>
          <table:table-cell/>
          <table:table-cell office:value-type="float" office:value="7961372" calcext:value-type="float">
            <text:p>7961372</text:p>
          </table:table-cell>
          <table:table-cell/>
          <table:table-cell office:value-type="float" office:value="7772279" calcext:value-type="float">
            <text:p>7772279</text:p>
          </table:table-cell>
          <table:table-cell/>
          <table:table-cell office:value-type="float" office:value="3685162" calcext:value-type="float">
            <text:p>3685162</text:p>
          </table:table-cell>
          <table:table-cell/>
          <table:table-cell office:value-type="float" office:value="2448878" calcext:value-type="float">
            <text:p>2448878</text:p>
          </table:table-cell>
          <table:table-cell table:number-columns-repeated="2"/>
          <table:table-cell office:value-type="float" office:value="1584507" calcext:value-type="float">
            <text:p>1584507</text:p>
          </table:table-cell>
          <table:table-cell table:number-columns-repeated="2"/>
          <table:table-cell office:value-type="float" office:value="2361525" calcext:value-type="float">
            <text:p>2361525</text:p>
          </table:table-cell>
          <table:table-cell/>
          <table:table-cell office:value-type="float" office:value="1135903" calcext:value-type="float">
            <text:p>1135903</text:p>
          </table:table-cell>
          <table:table-cell/>
          <table:table-cell office:value-type="float" office:value="1158070" calcext:value-type="float">
            <text:p>1158070</text:p>
          </table:table-cell>
          <table:table-cell/>
          <table:table-cell office:value-type="float" office:value="4488649" calcext:value-type="float">
            <text:p>4488649</text:p>
          </table:table-cell>
          <table:table-cell/>
          <table:table-cell office:value-type="float" office:value="4348340" calcext:value-type="float">
            <text:p>4348340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957234" calcext:value-type="float">
            <text:p>957234</text:p>
          </table:table-cell>
          <table:table-cell/>
          <table:table-cell office:value-type="float" office:value="2717085" calcext:value-type="float">
            <text:p>2717085</text:p>
          </table:table-cell>
          <table:table-cell/>
          <table:table-cell office:value-type="float" office:value="6595205" calcext:value-type="float">
            <text:p>6595205</text:p>
          </table:table-cell>
          <table:table-cell/>
          <table:table-cell office:value-type="float" office:value="4961834" calcext:value-type="float">
            <text:p>4961834</text:p>
          </table:table-cell>
          <table:table-cell/>
          <table:table-cell office:value-type="float" office:value="5821902" calcext:value-type="float">
            <text:p>5821902</text:p>
          </table:table-cell>
          <table:table-cell/>
          <table:table-cell office:value-type="float" office:value="2564005" calcext:value-type="float">
            <text:p>2564005</text:p>
          </table:table-cell>
          <table:table-cell/>
          <table:table-cell office:value-type="float" office:value="6081578" calcext:value-type="float">
            <text:p>6081578</text:p>
          </table:table-cell>
          <table:table-cell table:number-columns-repeated="2"/>
          <table:table-cell office:value-type="float" office:value="3596068" calcext:value-type="float">
            <text:p>3596068</text:p>
          </table:table-cell>
          <table:table-cell table:number-columns-repeated="2"/>
          <table:table-cell office:value-type="float" office:value="5978928" calcext:value-type="float">
            <text:p>5978928</text:p>
          </table:table-cell>
          <table:table-cell/>
          <table:table-cell office:value-type="float" office:value="2479450" calcext:value-type="float">
            <text:p>2479450</text:p>
          </table:table-cell>
          <table:table-cell/>
          <table:table-cell office:value-type="float" office:value="2449751" calcext:value-type="float">
            <text:p>2449751</text:p>
          </table:table-cell>
          <table:table-cell/>
          <table:table-cell office:value-type="float" office:value="6748045" calcext:value-type="float">
            <text:p>6748045</text:p>
          </table:table-cell>
          <table:table-cell/>
          <table:table-cell office:value-type="float" office:value="6681127" calcext:value-type="float">
            <text:p>6681127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52385" calcext:value-type="float">
            <text:p>652385</text:p>
          </table:table-cell>
          <table:table-cell/>
          <table:table-cell office:value-type="float" office:value="1402048" calcext:value-type="float">
            <text:p>1402048</text:p>
          </table:table-cell>
          <table:table-cell/>
          <table:table-cell office:value-type="float" office:value="3459566" calcext:value-type="float">
            <text:p>3459566</text:p>
          </table:table-cell>
          <table:table-cell/>
          <table:table-cell office:value-type="float" office:value="2635797" calcext:value-type="float">
            <text:p>2635797</text:p>
          </table:table-cell>
          <table:table-cell/>
          <table:table-cell office:value-type="float" office:value="3203763" calcext:value-type="float">
            <text:p>3203763</text:p>
          </table:table-cell>
          <table:table-cell/>
          <table:table-cell office:value-type="float" office:value="1298465" calcext:value-type="float">
            <text:p>1298465</text:p>
          </table:table-cell>
          <table:table-cell/>
          <table:table-cell office:value-type="float" office:value="3346356" calcext:value-type="float">
            <text:p>3346356</text:p>
          </table:table-cell>
          <table:table-cell table:number-columns-repeated="2"/>
          <table:table-cell office:value-type="float" office:value="2119034" calcext:value-type="float">
            <text:p>2119034</text:p>
          </table:table-cell>
          <table:table-cell table:number-columns-repeated="2"/>
          <table:table-cell office:value-type="float" office:value="5085204" calcext:value-type="float">
            <text:p>5085204</text:p>
          </table:table-cell>
          <table:table-cell/>
          <table:table-cell office:value-type="float" office:value="1899817" calcext:value-type="float">
            <text:p>1899817</text:p>
          </table:table-cell>
          <table:table-cell/>
          <table:table-cell office:value-type="float" office:value="1306712" calcext:value-type="float">
            <text:p>1306712</text:p>
          </table:table-cell>
          <table:table-cell/>
          <table:table-cell office:value-type="float" office:value="3576976" calcext:value-type="float">
            <text:p>3576976</text:p>
          </table:table-cell>
          <table:table-cell/>
          <table:table-cell office:value-type="float" office:value="3511540" calcext:value-type="float">
            <text:p>3511540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705657" calcext:value-type="float">
            <text:p>705657</text:p>
          </table:table-cell>
          <table:table-cell/>
          <table:table-cell office:value-type="float" office:value="1359231" calcext:value-type="float">
            <text:p>1359231</text:p>
          </table:table-cell>
          <table:table-cell/>
          <table:table-cell office:value-type="float" office:value="3246751" calcext:value-type="float">
            <text:p>3246751</text:p>
          </table:table-cell>
          <table:table-cell/>
          <table:table-cell office:value-type="float" office:value="2571296" calcext:value-type="float">
            <text:p>2571296</text:p>
          </table:table-cell>
          <table:table-cell/>
          <table:table-cell office:value-type="float" office:value="3186234" calcext:value-type="float">
            <text:p>3186234</text:p>
          </table:table-cell>
          <table:table-cell/>
          <table:table-cell office:value-type="float" office:value="1686631" calcext:value-type="float">
            <text:p>1686631</text:p>
          </table:table-cell>
          <table:table-cell/>
          <table:table-cell office:value-type="float" office:value="3327237" calcext:value-type="float">
            <text:p>3327237</text:p>
          </table:table-cell>
          <table:table-cell table:number-columns-repeated="2"/>
          <table:table-cell office:value-type="float" office:value="2329346" calcext:value-type="float">
            <text:p>2329346</text:p>
          </table:table-cell>
          <table:table-cell table:number-columns-repeated="2"/>
          <table:table-cell office:value-type="float" office:value="5214865" calcext:value-type="float">
            <text:p>5214865</text:p>
          </table:table-cell>
          <table:table-cell/>
          <table:table-cell office:value-type="float" office:value="2549546" calcext:value-type="float">
            <text:p>2549546</text:p>
          </table:table-cell>
          <table:table-cell/>
          <table:table-cell office:value-type="float" office:value="1213104" calcext:value-type="float">
            <text:p>1213104</text:p>
          </table:table-cell>
          <table:table-cell/>
          <table:table-cell office:value-type="float" office:value="3376611" calcext:value-type="float">
            <text:p>3376611</text:p>
          </table:table-cell>
          <table:table-cell/>
          <table:table-cell office:value-type="float" office:value="3320485" calcext:value-type="float">
            <text:p>3320485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752400" calcext:value-type="float">
            <text:p>752400</text:p>
          </table:table-cell>
          <table:table-cell/>
          <table:table-cell office:value-type="float" office:value="3452266" calcext:value-type="float">
            <text:p>3452266</text:p>
          </table:table-cell>
          <table:table-cell/>
          <table:table-cell office:value-type="float" office:value="3135068" calcext:value-type="float">
            <text:p>3135068</text:p>
          </table:table-cell>
          <table:table-cell/>
          <table:table-cell office:value-type="float" office:value="2510611" calcext:value-type="float">
            <text:p>2510611</text:p>
          </table:table-cell>
          <table:table-cell/>
          <table:table-cell office:value-type="float" office:value="3164228" calcext:value-type="float">
            <text:p>3164228</text:p>
          </table:table-cell>
          <table:table-cell/>
          <table:table-cell office:value-type="float" office:value="1313053" calcext:value-type="float">
            <text:p>1313053</text:p>
          </table:table-cell>
          <table:table-cell/>
          <table:table-cell office:value-type="float" office:value="3282106" calcext:value-type="float">
            <text:p>3282106</text:p>
          </table:table-cell>
          <table:table-cell table:number-columns-repeated="2"/>
          <table:table-cell office:value-type="float" office:value="1694701" calcext:value-type="float">
            <text:p>1694701</text:p>
          </table:table-cell>
          <table:table-cell table:number-columns-repeated="2"/>
          <table:table-cell office:value-type="float" office:value="4154339" calcext:value-type="float">
            <text:p>4154339</text:p>
          </table:table-cell>
          <table:table-cell/>
          <table:table-cell office:value-type="float" office:value="1921599" calcext:value-type="float">
            <text:p>1921599</text:p>
          </table:table-cell>
          <table:table-cell/>
          <table:table-cell office:value-type="float" office:value="2575150" calcext:value-type="float">
            <text:p>2575150</text:p>
          </table:table-cell>
          <table:table-cell/>
          <table:table-cell office:value-type="float" office:value="3137358" calcext:value-type="float">
            <text:p>3137358</text:p>
          </table:table-cell>
          <table:table-cell/>
          <table:table-cell office:value-type="float" office:value="2568029" calcext:value-type="float">
            <text:p>256802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768488" calcext:value-type="float">
            <text:p>768488</text:p>
          </table:table-cell>
          <table:table-cell/>
          <table:table-cell office:value-type="float" office:value="1334420" calcext:value-type="float">
            <text:p>1334420</text:p>
          </table:table-cell>
          <table:table-cell/>
          <table:table-cell office:value-type="float" office:value="2519078" calcext:value-type="float">
            <text:p>2519078</text:p>
          </table:table-cell>
          <table:table-cell/>
          <table:table-cell office:value-type="float" office:value="2256233" calcext:value-type="float">
            <text:p>2256233</text:p>
          </table:table-cell>
          <table:table-cell/>
          <table:table-cell office:value-type="float" office:value="3207351" calcext:value-type="float">
            <text:p>3207351</text:p>
          </table:table-cell>
          <table:table-cell/>
          <table:table-cell office:value-type="float" office:value="1423423" calcext:value-type="float">
            <text:p>1423423</text:p>
          </table:table-cell>
          <table:table-cell/>
          <table:table-cell office:value-type="float" office:value="3255981" calcext:value-type="float">
            <text:p>3255981</text:p>
          </table:table-cell>
          <table:table-cell table:number-columns-repeated="2"/>
          <table:table-cell office:value-type="float" office:value="1715601" calcext:value-type="float">
            <text:p>1715601</text:p>
          </table:table-cell>
          <table:table-cell table:number-columns-repeated="2"/>
          <table:table-cell office:value-type="float" office:value="3754421" calcext:value-type="float">
            <text:p>3754421</text:p>
          </table:table-cell>
          <table:table-cell/>
          <table:table-cell office:value-type="float" office:value="1220126" calcext:value-type="float">
            <text:p>1220126</text:p>
          </table:table-cell>
          <table:table-cell/>
          <table:table-cell office:value-type="float" office:value="1968722" calcext:value-type="float">
            <text:p>1968722</text:p>
          </table:table-cell>
          <table:table-cell/>
          <table:table-cell office:value-type="float" office:value="3139938" calcext:value-type="float">
            <text:p>3139938</text:p>
          </table:table-cell>
          <table:table-cell/>
          <table:table-cell office:value-type="float" office:value="3088847" calcext:value-type="float">
            <text:p>308884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692529" calcext:value-type="float">
            <text:p>692529</text:p>
          </table:table-cell>
          <table:table-cell/>
          <table:table-cell office:value-type="float" office:value="1528947" calcext:value-type="float">
            <text:p>1528947</text:p>
          </table:table-cell>
          <table:table-cell/>
          <table:table-cell office:value-type="float" office:value="2987594" calcext:value-type="float">
            <text:p>2987594</text:p>
          </table:table-cell>
          <table:table-cell/>
          <table:table-cell office:value-type="float" office:value="2546522" calcext:value-type="float">
            <text:p>2546522</text:p>
          </table:table-cell>
          <table:table-cell/>
          <table:table-cell office:value-type="float" office:value="3105598" calcext:value-type="float">
            <text:p>3105598</text:p>
          </table:table-cell>
          <table:table-cell/>
          <table:table-cell office:value-type="float" office:value="1724989" calcext:value-type="float">
            <text:p>1724989</text:p>
          </table:table-cell>
          <table:table-cell/>
          <table:table-cell office:value-type="float" office:value="3220277" calcext:value-type="float">
            <text:p>3220277</text:p>
          </table:table-cell>
          <table:table-cell table:number-columns-repeated="2"/>
          <table:table-cell office:value-type="float" office:value="1679705" calcext:value-type="float">
            <text:p>1679705</text:p>
          </table:table-cell>
          <table:table-cell table:number-columns-repeated="2"/>
          <table:table-cell office:value-type="float" office:value="3782110" calcext:value-type="float">
            <text:p>3782110</text:p>
          </table:table-cell>
          <table:table-cell/>
          <table:table-cell office:value-type="float" office:value="1285254" calcext:value-type="float">
            <text:p>1285254</text:p>
          </table:table-cell>
          <table:table-cell/>
          <table:table-cell office:value-type="float" office:value="2803547" calcext:value-type="float">
            <text:p>2803547</text:p>
          </table:table-cell>
          <table:table-cell/>
          <table:table-cell office:value-type="float" office:value="6643663" calcext:value-type="float">
            <text:p>6643663</text:p>
          </table:table-cell>
          <table:table-cell/>
          <table:table-cell office:value-type="float" office:value="6585093" calcext:value-type="float">
            <text:p>6585093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396067" calcext:value-type="float">
            <text:p>1396067</text:p>
          </table:table-cell>
          <table:table-cell/>
          <table:table-cell office:value-type="float" office:value="1351372" calcext:value-type="float">
            <text:p>1351372</text:p>
          </table:table-cell>
          <table:table-cell/>
          <table:table-cell office:value-type="float" office:value="2732644" calcext:value-type="float">
            <text:p>2732644</text:p>
          </table:table-cell>
          <table:table-cell/>
          <table:table-cell office:value-type="float" office:value="2575150" calcext:value-type="float">
            <text:p>2575150</text:p>
          </table:table-cell>
          <table:table-cell/>
          <table:table-cell office:value-type="float" office:value="3072825" calcext:value-type="float">
            <text:p>3072825</text:p>
          </table:table-cell>
          <table:table-cell/>
          <table:table-cell office:value-type="float" office:value="1372149" calcext:value-type="float">
            <text:p>1372149</text:p>
          </table:table-cell>
          <table:table-cell/>
          <table:table-cell office:value-type="float" office:value="4952536" calcext:value-type="float">
            <text:p>4952536</text:p>
          </table:table-cell>
          <table:table-cell table:number-columns-repeated="2"/>
          <table:table-cell office:value-type="float" office:value="2558468" calcext:value-type="float">
            <text:p>2558468</text:p>
          </table:table-cell>
          <table:table-cell table:number-columns-repeated="2"/>
          <table:table-cell office:value-type="float" office:value="6121668" calcext:value-type="float">
            <text:p>6121668</text:p>
          </table:table-cell>
          <table:table-cell/>
          <table:table-cell office:value-type="float" office:value="2154647" calcext:value-type="float">
            <text:p>2154647</text:p>
          </table:table-cell>
          <table:table-cell/>
          <table:table-cell office:value-type="float" office:value="2141753" calcext:value-type="float">
            <text:p>2141753</text:p>
          </table:table-cell>
          <table:table-cell/>
          <table:table-cell office:value-type="float" office:value="3873350" calcext:value-type="float">
            <text:p>3873350</text:p>
          </table:table-cell>
          <table:table-cell/>
          <table:table-cell office:value-type="float" office:value="4801658" calcext:value-type="float">
            <text:p>480165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248818" calcext:value-type="float">
            <text:p>1248818</text:p>
          </table:table-cell>
          <table:table-cell/>
          <table:table-cell office:value-type="float" office:value="1253190" calcext:value-type="float">
            <text:p>1253190</text:p>
          </table:table-cell>
          <table:table-cell/>
          <table:table-cell office:value-type="float" office:value="2316781" calcext:value-type="float">
            <text:p>2316781</text:p>
          </table:table-cell>
          <table:table-cell/>
          <table:table-cell office:value-type="float" office:value="2373105" calcext:value-type="float">
            <text:p>2373105</text:p>
          </table:table-cell>
          <table:table-cell/>
          <table:table-cell office:value-type="float" office:value="2691966" calcext:value-type="float">
            <text:p>2691966</text:p>
          </table:table-cell>
          <table:table-cell/>
          <table:table-cell office:value-type="float" office:value="1696039" calcext:value-type="float">
            <text:p>1696039</text:p>
          </table:table-cell>
          <table:table-cell/>
          <table:table-cell office:value-type="float" office:value="5801260" calcext:value-type="float">
            <text:p>5801260</text:p>
          </table:table-cell>
          <table:table-cell table:number-columns-repeated="2"/>
          <table:table-cell office:value-type="float" office:value="2978787" calcext:value-type="float">
            <text:p>2978787</text:p>
          </table:table-cell>
          <table:table-cell table:number-columns-repeated="2"/>
          <table:table-cell office:value-type="float" office:value="2795109" calcext:value-type="float">
            <text:p>2795109</text:p>
          </table:table-cell>
          <table:table-cell/>
          <table:table-cell office:value-type="float" office:value="1221774" calcext:value-type="float">
            <text:p>1221774</text:p>
          </table:table-cell>
          <table:table-cell/>
          <table:table-cell office:value-type="float" office:value="3678455" calcext:value-type="float">
            <text:p>3678455</text:p>
          </table:table-cell>
          <table:table-cell/>
          <table:table-cell office:value-type="float" office:value="2412088" calcext:value-type="float">
            <text:p>2412088</text:p>
          </table:table-cell>
          <table:table-cell/>
          <table:table-cell office:value-type="float" office:value="2700853" calcext:value-type="float">
            <text:p>270085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094754" calcext:value-type="float">
            <text:p>1094754</text:p>
          </table:table-cell>
          <table:table-cell/>
          <table:table-cell office:value-type="float" office:value="1498736" calcext:value-type="float">
            <text:p>1498736</text:p>
          </table:table-cell>
          <table:table-cell/>
          <table:table-cell office:value-type="float" office:value="2598128" calcext:value-type="float">
            <text:p>2598128</text:p>
          </table:table-cell>
          <table:table-cell/>
          <table:table-cell office:value-type="float" office:value="4922735" calcext:value-type="float">
            <text:p>4922735</text:p>
          </table:table-cell>
          <table:table-cell/>
          <table:table-cell office:value-type="float" office:value="5657967" calcext:value-type="float">
            <text:p>5657967</text:p>
          </table:table-cell>
          <table:table-cell/>
          <table:table-cell office:value-type="float" office:value="3039661" calcext:value-type="float">
            <text:p>3039661</text:p>
          </table:table-cell>
          <table:table-cell/>
          <table:table-cell office:value-type="float" office:value="2243856" calcext:value-type="float">
            <text:p>2243856</text:p>
          </table:table-cell>
          <table:table-cell table:number-columns-repeated="2"/>
          <table:table-cell office:value-type="float" office:value="2451849" calcext:value-type="float">
            <text:p>2451849</text:p>
          </table:table-cell>
          <table:table-cell table:number-columns-repeated="2"/>
          <table:table-cell office:value-type="float" office:value="2255492" calcext:value-type="float">
            <text:p>2255492</text:p>
          </table:table-cell>
          <table:table-cell/>
          <table:table-cell office:value-type="float" office:value="1893223" calcext:value-type="float">
            <text:p>1893223</text:p>
          </table:table-cell>
          <table:table-cell/>
          <table:table-cell office:value-type="float" office:value="2496746" calcext:value-type="float">
            <text:p>2496746</text:p>
          </table:table-cell>
          <table:table-cell/>
          <table:table-cell office:value-type="float" office:value="2260389" calcext:value-type="float">
            <text:p>2260389</text:p>
          </table:table-cell>
          <table:table-cell/>
          <table:table-cell office:value-type="float" office:value="2289610" calcext:value-type="float">
            <text:p>2289610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85017" calcext:value-type="float">
            <text:p>785017</text:p>
          </table:table-cell>
          <table:table-cell/>
          <table:table-cell office:value-type="float" office:value="1009114" calcext:value-type="float">
            <text:p>1009114</text:p>
          </table:table-cell>
          <table:table-cell/>
          <table:table-cell office:value-type="float" office:value="1436569" calcext:value-type="float">
            <text:p>1436569</text:p>
          </table:table-cell>
          <table:table-cell/>
          <table:table-cell office:value-type="float" office:value="1259618" calcext:value-type="float">
            <text:p>1259618</text:p>
          </table:table-cell>
          <table:table-cell/>
          <table:table-cell office:value-type="float" office:value="1607367" calcext:value-type="float">
            <text:p>1607367</text:p>
          </table:table-cell>
          <table:table-cell/>
          <table:table-cell office:value-type="float" office:value="1832235" calcext:value-type="float">
            <text:p>1832235</text:p>
          </table:table-cell>
          <table:table-cell/>
          <table:table-cell office:value-type="float" office:value="1648470" calcext:value-type="float">
            <text:p>1648470</text:p>
          </table:table-cell>
          <table:table-cell table:number-columns-repeated="2"/>
          <table:table-cell office:value-type="float" office:value="2821019" calcext:value-type="float">
            <text:p>2821019</text:p>
          </table:table-cell>
          <table:table-cell table:number-columns-repeated="2"/>
          <table:table-cell office:value-type="float" office:value="3563954" calcext:value-type="float">
            <text:p>3563954</text:p>
          </table:table-cell>
          <table:table-cell/>
          <table:table-cell office:value-type="float" office:value="3337548" calcext:value-type="float">
            <text:p>3337548</text:p>
          </table:table-cell>
          <table:table-cell/>
          <table:table-cell office:value-type="float" office:value="1035246" calcext:value-type="float">
            <text:p>1035246</text:p>
          </table:table-cell>
          <table:table-cell/>
          <table:table-cell office:value-type="float" office:value="3860470" calcext:value-type="float">
            <text:p>3860470</text:p>
          </table:table-cell>
          <table:table-cell/>
          <table:table-cell office:value-type="float" office:value="3865899" calcext:value-type="float">
            <text:p>3865899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738377" calcext:value-type="float">
            <text:p>1738377</text:p>
          </table:table-cell>
          <table:table-cell/>
          <table:table-cell office:value-type="float" office:value="1132810" calcext:value-type="float">
            <text:p>1132810</text:p>
          </table:table-cell>
          <table:table-cell/>
          <table:table-cell office:value-type="float" office:value="2048770" calcext:value-type="float">
            <text:p>2048770</text:p>
          </table:table-cell>
          <table:table-cell/>
          <table:table-cell office:value-type="float" office:value="1889309" calcext:value-type="float">
            <text:p>1889309</text:p>
          </table:table-cell>
          <table:table-cell/>
          <table:table-cell office:value-type="float" office:value="2722015" calcext:value-type="float">
            <text:p>2722015</text:p>
          </table:table-cell>
          <table:table-cell/>
          <table:table-cell office:value-type="float" office:value="2252742" calcext:value-type="float">
            <text:p>2252742</text:p>
          </table:table-cell>
          <table:table-cell/>
          <table:table-cell office:value-type="float" office:value="5770960" calcext:value-type="float">
            <text:p>5770960</text:p>
          </table:table-cell>
          <table:table-cell table:number-columns-repeated="2"/>
          <table:table-cell office:value-type="float" office:value="4575257" calcext:value-type="float">
            <text:p>4575257</text:p>
          </table:table-cell>
          <table:table-cell table:number-columns-repeated="2"/>
          <table:table-cell office:value-type="float" office:value="6083627" calcext:value-type="float">
            <text:p>6083627</text:p>
          </table:table-cell>
          <table:table-cell/>
          <table:table-cell office:value-type="float" office:value="1459607" calcext:value-type="float">
            <text:p>1459607</text:p>
          </table:table-cell>
          <table:table-cell/>
          <table:table-cell office:value-type="float" office:value="1229201" calcext:value-type="float">
            <text:p>1229201</text:p>
          </table:table-cell>
          <table:table-cell/>
          <table:table-cell office:value-type="float" office:value="2114002" calcext:value-type="float">
            <text:p>2114002</text:p>
          </table:table-cell>
          <table:table-cell/>
          <table:table-cell office:value-type="float" office:value="3463019" calcext:value-type="float">
            <text:p>3463019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47981" calcext:value-type="float">
            <text:p>1447981</text:p>
          </table:table-cell>
          <table:table-cell/>
          <table:table-cell office:value-type="float" office:value="1276416" calcext:value-type="float">
            <text:p>1276416</text:p>
          </table:table-cell>
          <table:table-cell/>
          <table:table-cell office:value-type="float" office:value="2294335" calcext:value-type="float">
            <text:p>2294335</text:p>
          </table:table-cell>
          <table:table-cell/>
          <table:table-cell office:value-type="float" office:value="2205105" calcext:value-type="float">
            <text:p>2205105</text:p>
          </table:table-cell>
          <table:table-cell/>
          <table:table-cell office:value-type="float" office:value="3367643" calcext:value-type="float">
            <text:p>3367643</text:p>
          </table:table-cell>
          <table:table-cell/>
          <table:table-cell office:value-type="float" office:value="2614816" calcext:value-type="float">
            <text:p>2614816</text:p>
          </table:table-cell>
          <table:table-cell/>
          <table:table-cell office:value-type="float" office:value="2132502" calcext:value-type="float">
            <text:p>2132502</text:p>
          </table:table-cell>
          <table:table-cell table:number-columns-repeated="2"/>
          <table:table-cell office:value-type="float" office:value="3375417" calcext:value-type="float">
            <text:p>3375417</text:p>
          </table:table-cell>
          <table:table-cell table:number-columns-repeated="2"/>
          <table:table-cell office:value-type="float" office:value="5509102" calcext:value-type="float">
            <text:p>5509102</text:p>
          </table:table-cell>
          <table:table-cell/>
          <table:table-cell office:value-type="float" office:value="3714404" calcext:value-type="float">
            <text:p>3714404</text:p>
          </table:table-cell>
          <table:table-cell/>
          <table:table-cell office:value-type="float" office:value="1286621" calcext:value-type="float">
            <text:p>1286621</text:p>
          </table:table-cell>
          <table:table-cell/>
          <table:table-cell office:value-type="float" office:value="2319346" calcext:value-type="float">
            <text:p>2319346</text:p>
          </table:table-cell>
          <table:table-cell/>
          <table:table-cell office:value-type="float" office:value="2911619" calcext:value-type="float">
            <text:p>2911619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715250" calcext:value-type="float">
            <text:p>1715250</text:p>
          </table:table-cell>
          <table:table-cell/>
          <table:table-cell office:value-type="float" office:value="1368047" calcext:value-type="float">
            <text:p>1368047</text:p>
          </table:table-cell>
          <table:table-cell/>
          <table:table-cell office:value-type="float" office:value="2868354" calcext:value-type="float">
            <text:p>2868354</text:p>
          </table:table-cell>
          <table:table-cell/>
          <table:table-cell office:value-type="float" office:value="2316454" calcext:value-type="float">
            <text:p>2316454</text:p>
          </table:table-cell>
          <table:table-cell/>
          <table:table-cell office:value-type="float" office:value="3593775" calcext:value-type="float">
            <text:p>3593775</text:p>
          </table:table-cell>
          <table:table-cell/>
          <table:table-cell office:value-type="float" office:value="2470075" calcext:value-type="float">
            <text:p>2470075</text:p>
          </table:table-cell>
          <table:table-cell/>
          <table:table-cell office:value-type="float" office:value="2389012" calcext:value-type="float">
            <text:p>2389012</text:p>
          </table:table-cell>
          <table:table-cell table:number-columns-repeated="2"/>
          <table:table-cell office:value-type="float" office:value="1879080" calcext:value-type="float">
            <text:p>1879080</text:p>
          </table:table-cell>
          <table:table-cell table:number-columns-repeated="2"/>
          <table:table-cell office:value-type="float" office:value="4217262" calcext:value-type="float">
            <text:p>4217262</text:p>
          </table:table-cell>
          <table:table-cell/>
          <table:table-cell office:value-type="float" office:value="2871470" calcext:value-type="float">
            <text:p>2871470</text:p>
          </table:table-cell>
          <table:table-cell/>
          <table:table-cell office:value-type="float" office:value="3623144" calcext:value-type="float">
            <text:p>3623144</text:p>
          </table:table-cell>
          <table:table-cell/>
          <table:table-cell office:value-type="float" office:value="2967699" calcext:value-type="float">
            <text:p>2967699</text:p>
          </table:table-cell>
          <table:table-cell/>
          <table:table-cell office:value-type="float" office:value="2977730" calcext:value-type="float">
            <text:p>2977730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942527" calcext:value-type="float">
            <text:p>942527</text:p>
          </table:table-cell>
          <table:table-cell/>
          <table:table-cell office:value-type="float" office:value="4082715" calcext:value-type="float">
            <text:p>4082715</text:p>
          </table:table-cell>
          <table:table-cell/>
          <table:table-cell office:value-type="float" office:value="2916933" calcext:value-type="float">
            <text:p>2916933</text:p>
          </table:table-cell>
          <table:table-cell/>
          <table:table-cell office:value-type="float" office:value="2412580" calcext:value-type="float">
            <text:p>2412580</text:p>
          </table:table-cell>
          <table:table-cell/>
          <table:table-cell office:value-type="float" office:value="4285644" calcext:value-type="float">
            <text:p>4285644</text:p>
          </table:table-cell>
          <table:table-cell/>
          <table:table-cell office:value-type="float" office:value="2657591" calcext:value-type="float">
            <text:p>2657591</text:p>
          </table:table-cell>
          <table:table-cell/>
          <table:table-cell office:value-type="float" office:value="4122886" calcext:value-type="float">
            <text:p>4122886</text:p>
          </table:table-cell>
          <table:table-cell table:number-columns-repeated="2"/>
          <table:table-cell office:value-type="float" office:value="3123782" calcext:value-type="float">
            <text:p>3123782</text:p>
          </table:table-cell>
          <table:table-cell table:number-columns-repeated="2"/>
          <table:table-cell office:value-type="float" office:value="6764523" calcext:value-type="float">
            <text:p>6764523</text:p>
          </table:table-cell>
          <table:table-cell/>
          <table:table-cell office:value-type="float" office:value="3602441" calcext:value-type="float">
            <text:p>3602441</text:p>
          </table:table-cell>
          <table:table-cell/>
          <table:table-cell office:value-type="float" office:value="1284024" calcext:value-type="float">
            <text:p>1284024</text:p>
          </table:table-cell>
          <table:table-cell/>
          <table:table-cell office:value-type="float" office:value="6090637" calcext:value-type="float">
            <text:p>6090637</text:p>
          </table:table-cell>
          <table:table-cell/>
          <table:table-cell office:value-type="float" office:value="6540472" calcext:value-type="float">
            <text:p>654047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97985" calcext:value-type="float">
            <text:p>1597985</text:p>
          </table:table-cell>
          <table:table-cell/>
          <table:table-cell office:value-type="float" office:value="1400700" calcext:value-type="float">
            <text:p>1400700</text:p>
          </table:table-cell>
          <table:table-cell/>
          <table:table-cell office:value-type="float" office:value="2938763" calcext:value-type="float">
            <text:p>2938763</text:p>
          </table:table-cell>
          <table:table-cell/>
          <table:table-cell office:value-type="float" office:value="2366551" calcext:value-type="float">
            <text:p>2366551</text:p>
          </table:table-cell>
          <table:table-cell/>
          <table:table-cell office:value-type="float" office:value="3234039" calcext:value-type="float">
            <text:p>3234039</text:p>
          </table:table-cell>
          <table:table-cell/>
          <table:table-cell office:value-type="float" office:value="2441379" calcext:value-type="float">
            <text:p>2441379</text:p>
          </table:table-cell>
          <table:table-cell/>
          <table:table-cell office:value-type="float" office:value="2783539" calcext:value-type="float">
            <text:p>2783539</text:p>
          </table:table-cell>
          <table:table-cell table:number-columns-repeated="2"/>
          <table:table-cell office:value-type="float" office:value="3122504" calcext:value-type="float">
            <text:p>3122504</text:p>
          </table:table-cell>
          <table:table-cell table:number-columns-repeated="2"/>
          <table:table-cell office:value-type="float" office:value="6328456" calcext:value-type="float">
            <text:p>6328456</text:p>
          </table:table-cell>
          <table:table-cell/>
          <table:table-cell office:value-type="float" office:value="3482322" calcext:value-type="float">
            <text:p>3482322</text:p>
          </table:table-cell>
          <table:table-cell/>
          <table:table-cell office:value-type="float" office:value="1414976" calcext:value-type="float">
            <text:p>1414976</text:p>
          </table:table-cell>
          <table:table-cell/>
          <table:table-cell office:value-type="float" office:value="3011264" calcext:value-type="float">
            <text:p>3011264</text:p>
          </table:table-cell>
          <table:table-cell/>
          <table:table-cell office:value-type="float" office:value="3010604" calcext:value-type="float">
            <text:p>301060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643062" calcext:value-type="float">
            <text:p>643062</text:p>
          </table:table-cell>
          <table:table-cell/>
          <table:table-cell office:value-type="float" office:value="1384027" calcext:value-type="float">
            <text:p>1384027</text:p>
          </table:table-cell>
          <table:table-cell/>
          <table:table-cell office:value-type="float" office:value="5943148" calcext:value-type="float">
            <text:p>5943148</text:p>
          </table:table-cell>
          <table:table-cell/>
          <table:table-cell office:value-type="float" office:value="4821808" calcext:value-type="float">
            <text:p>4821808</text:p>
          </table:table-cell>
          <table:table-cell/>
          <table:table-cell office:value-type="float" office:value="5923170" calcext:value-type="float">
            <text:p>5923170</text:p>
          </table:table-cell>
          <table:table-cell/>
          <table:table-cell office:value-type="float" office:value="3433432" calcext:value-type="float">
            <text:p>3433432</text:p>
          </table:table-cell>
          <table:table-cell/>
          <table:table-cell office:value-type="float" office:value="2591544" calcext:value-type="float">
            <text:p>2591544</text:p>
          </table:table-cell>
          <table:table-cell table:number-columns-repeated="2"/>
          <table:table-cell office:value-type="float" office:value="1795282" calcext:value-type="float">
            <text:p>1795282</text:p>
          </table:table-cell>
          <table:table-cell table:number-columns-repeated="2"/>
          <table:table-cell office:value-type="float" office:value="2784441" calcext:value-type="float">
            <text:p>2784441</text:p>
          </table:table-cell>
          <table:table-cell/>
          <table:table-cell office:value-type="float" office:value="1648628" calcext:value-type="float">
            <text:p>1648628</text:p>
          </table:table-cell>
          <table:table-cell/>
          <table:table-cell office:value-type="float" office:value="1433782" calcext:value-type="float">
            <text:p>1433782</text:p>
          </table:table-cell>
          <table:table-cell/>
          <table:table-cell office:value-type="float" office:value="2895181" calcext:value-type="float">
            <text:p>2895181</text:p>
          </table:table-cell>
          <table:table-cell/>
          <table:table-cell office:value-type="float" office:value="2933494" calcext:value-type="float">
            <text:p>2933494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634978" calcext:value-type="float">
            <text:p>1634978</text:p>
          </table:table-cell>
          <table:table-cell/>
          <table:table-cell office:value-type="float" office:value="1557847" calcext:value-type="float">
            <text:p>1557847</text:p>
          </table:table-cell>
          <table:table-cell/>
          <table:table-cell office:value-type="float" office:value="6590654" calcext:value-type="float">
            <text:p>6590654</text:p>
          </table:table-cell>
          <table:table-cell/>
          <table:table-cell office:value-type="float" office:value="5423021" calcext:value-type="float">
            <text:p>5423021</text:p>
          </table:table-cell>
          <table:table-cell/>
          <table:table-cell office:value-type="float" office:value="7259759" calcext:value-type="float">
            <text:p>7259759</text:p>
          </table:table-cell>
          <table:table-cell/>
          <table:table-cell office:value-type="float" office:value="3555472" calcext:value-type="float">
            <text:p>3555472</text:p>
          </table:table-cell>
          <table:table-cell/>
          <table:table-cell office:value-type="float" office:value="2890068" calcext:value-type="float">
            <text:p>2890068</text:p>
          </table:table-cell>
          <table:table-cell table:number-columns-repeated="2"/>
          <table:table-cell office:value-type="float" office:value="2883519" calcext:value-type="float">
            <text:p>2883519</text:p>
          </table:table-cell>
          <table:table-cell table:number-columns-repeated="2"/>
          <table:table-cell office:value-type="float" office:value="6092797" calcext:value-type="float">
            <text:p>6092797</text:p>
          </table:table-cell>
          <table:table-cell/>
          <table:table-cell office:value-type="float" office:value="3546298" calcext:value-type="float">
            <text:p>3546298</text:p>
          </table:table-cell>
          <table:table-cell/>
          <table:table-cell office:value-type="float" office:value="4442742" calcext:value-type="float">
            <text:p>4442742</text:p>
          </table:table-cell>
          <table:table-cell/>
          <table:table-cell office:value-type="float" office:value="2871950" calcext:value-type="float">
            <text:p>2871950</text:p>
          </table:table-cell>
          <table:table-cell/>
          <table:table-cell office:value-type="float" office:value="2887517" calcext:value-type="float">
            <text:p>288751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174997" calcext:value-type="float">
            <text:p>1174997</text:p>
          </table:table-cell>
          <table:table-cell/>
          <table:table-cell office:value-type="float" office:value="1680601" calcext:value-type="float">
            <text:p>1680601</text:p>
          </table:table-cell>
          <table:table-cell/>
          <table:table-cell office:value-type="float" office:value="2740687" calcext:value-type="float">
            <text:p>2740687</text:p>
          </table:table-cell>
          <table:table-cell/>
          <table:table-cell office:value-type="float" office:value="3913898" calcext:value-type="float">
            <text:p>3913898</text:p>
          </table:table-cell>
          <table:table-cell/>
          <table:table-cell office:value-type="float" office:value="6017042" calcext:value-type="float">
            <text:p>6017042</text:p>
          </table:table-cell>
          <table:table-cell/>
          <table:table-cell office:value-type="float" office:value="3358098" calcext:value-type="float">
            <text:p>3358098</text:p>
          </table:table-cell>
          <table:table-cell/>
          <table:table-cell office:value-type="float" office:value="2903377" calcext:value-type="float">
            <text:p>2903377</text:p>
          </table:table-cell>
          <table:table-cell table:number-columns-repeated="2"/>
          <table:table-cell office:value-type="float" office:value="2980442" calcext:value-type="float">
            <text:p>2980442</text:p>
          </table:table-cell>
          <table:table-cell table:number-columns-repeated="2"/>
          <table:table-cell office:value-type="float" office:value="9526105" calcext:value-type="float">
            <text:p>9526105</text:p>
          </table:table-cell>
          <table:table-cell/>
          <table:table-cell office:value-type="float" office:value="3410428" calcext:value-type="float">
            <text:p>3410428</text:p>
          </table:table-cell>
          <table:table-cell/>
          <table:table-cell office:value-type="float" office:value="1436059" calcext:value-type="float">
            <text:p>1436059</text:p>
          </table:table-cell>
          <table:table-cell/>
          <table:table-cell office:value-type="float" office:value="2834633" calcext:value-type="float">
            <text:p>2834633</text:p>
          </table:table-cell>
          <table:table-cell/>
          <table:table-cell office:value-type="float" office:value="2980571" calcext:value-type="float">
            <text:p>2980571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494200" calcext:value-type="float">
            <text:p>1494200</text:p>
          </table:table-cell>
          <table:table-cell/>
          <table:table-cell office:value-type="float" office:value="5077241" calcext:value-type="float">
            <text:p>5077241</text:p>
          </table:table-cell>
          <table:table-cell office:value-type="float" office:value="10119487" calcext:value-type="float">
            <text:p>10119487</text:p>
          </table:table-cell>
          <table:table-cell/>
          <table:table-cell office:value-type="float" office:value="8875268" calcext:value-type="float">
            <text:p>8875268</text:p>
          </table:table-cell>
          <table:table-cell office:value-type="float" office:value="10482232" calcext:value-type="float">
            <text:p>10482232</text:p>
          </table:table-cell>
          <table:table-cell/>
          <table:table-cell office:value-type="float" office:value="5129541" calcext:value-type="float">
            <text:p>5129541</text:p>
          </table:table-cell>
          <table:table-cell/>
          <table:table-cell office:value-type="float" office:value="6298872" calcext:value-type="float">
            <text:p>6298872</text:p>
          </table:table-cell>
          <table:table-cell table:number-columns-repeated="2"/>
          <table:table-cell office:value-type="float" office:value="3356622" calcext:value-type="float">
            <text:p>3356622</text:p>
          </table:table-cell>
          <table:table-cell table:number-columns-repeated="2"/>
          <table:table-cell office:value-type="float" office:value="7667183" calcext:value-type="float">
            <text:p>7667183</text:p>
          </table:table-cell>
          <table:table-cell/>
          <table:table-cell office:value-type="float" office:value="2450433" calcext:value-type="float">
            <text:p>2450433</text:p>
          </table:table-cell>
          <table:table-cell/>
          <table:table-cell office:value-type="float" office:value="2517952" calcext:value-type="float">
            <text:p>2517952</text:p>
          </table:table-cell>
          <table:table-cell/>
          <table:table-cell office:value-type="float" office:value="5468768" calcext:value-type="float">
            <text:p>5468768</text:p>
          </table:table-cell>
          <table:table-cell/>
          <table:table-cell office:value-type="float" office:value="5620854" calcext:value-type="float">
            <text:p>5620854</text:p>
          </table:table-cell>
          <table:table-cell table:number-columns-repeated="38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607405" calcext:value-type="float">
            <text:p>1607405</text:p>
          </table:table-cell>
          <table:table-cell/>
          <table:table-cell office:value-type="float" office:value="1250404" calcext:value-type="float">
            <text:p>1250404</text:p>
          </table:table-cell>
          <table:table-cell/>
          <table:table-cell office:value-type="float" office:value="2427923" calcext:value-type="float">
            <text:p>2427923</text:p>
          </table:table-cell>
          <table:table-cell/>
          <table:table-cell office:value-type="float" office:value="2412241" calcext:value-type="float">
            <text:p>2412241</text:p>
          </table:table-cell>
          <table:table-cell/>
          <table:table-cell office:value-type="float" office:value="4305784" calcext:value-type="float">
            <text:p>4305784</text:p>
          </table:table-cell>
          <table:table-cell/>
          <table:table-cell office:value-type="float" office:value="2812245" calcext:value-type="float">
            <text:p>2812245</text:p>
          </table:table-cell>
          <table:table-cell/>
          <table:table-cell office:value-type="float" office:value="4122639" calcext:value-type="float">
            <text:p>4122639</text:p>
          </table:table-cell>
          <table:table-cell table:number-columns-repeated="2"/>
          <table:table-cell office:value-type="float" office:value="2738503" calcext:value-type="float">
            <text:p>2738503</text:p>
          </table:table-cell>
          <table:table-cell table:number-columns-repeated="2"/>
          <table:table-cell office:value-type="float" office:value="8249829" calcext:value-type="float">
            <text:p>8249829</text:p>
          </table:table-cell>
          <table:table-cell/>
          <table:table-cell office:value-type="float" office:value="3298618" calcext:value-type="float">
            <text:p>3298618</text:p>
          </table:table-cell>
          <table:table-cell/>
          <table:table-cell office:value-type="float" office:value="4313892" calcext:value-type="float">
            <text:p>4313892</text:p>
          </table:table-cell>
          <table:table-cell/>
          <table:table-cell office:value-type="float" office:value="2514451" calcext:value-type="float">
            <text:p>2514451</text:p>
          </table:table-cell>
          <table:table-cell/>
          <table:table-cell office:value-type="float" office:value="2636687" calcext:value-type="float">
            <text:p>2636687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017014" calcext:value-type="float">
            <text:p>1017014</text:p>
          </table:table-cell>
          <table:table-cell/>
          <table:table-cell office:value-type="float" office:value="1314807" calcext:value-type="float">
            <text:p>1314807</text:p>
          </table:table-cell>
          <table:table-cell/>
          <table:table-cell office:value-type="float" office:value="2916314" calcext:value-type="float">
            <text:p>2916314</text:p>
          </table:table-cell>
          <table:table-cell/>
          <table:table-cell office:value-type="float" office:value="4952824" calcext:value-type="float">
            <text:p>4952824</text:p>
          </table:table-cell>
          <table:table-cell/>
          <table:table-cell office:value-type="float" office:value="6021260" calcext:value-type="float">
            <text:p>6021260</text:p>
          </table:table-cell>
          <table:table-cell/>
          <table:table-cell office:value-type="float" office:value="3590583" calcext:value-type="float">
            <text:p>3590583</text:p>
          </table:table-cell>
          <table:table-cell/>
          <table:table-cell office:value-type="float" office:value="2270231" calcext:value-type="float">
            <text:p>2270231</text:p>
          </table:table-cell>
          <table:table-cell table:number-columns-repeated="2"/>
          <table:table-cell office:value-type="float" office:value="2854888" calcext:value-type="float">
            <text:p>2854888</text:p>
          </table:table-cell>
          <table:table-cell table:number-columns-repeated="2"/>
          <table:table-cell office:value-type="float" office:value="2632848" calcext:value-type="float">
            <text:p>2632848</text:p>
          </table:table-cell>
          <table:table-cell/>
          <table:table-cell office:value-type="float" office:value="2309602" calcext:value-type="float">
            <text:p>2309602</text:p>
          </table:table-cell>
          <table:table-cell/>
          <table:table-cell office:value-type="float" office:value="1749664" calcext:value-type="float">
            <text:p>1749664</text:p>
          </table:table-cell>
          <table:table-cell/>
          <table:table-cell office:value-type="float" office:value="5962227" calcext:value-type="float">
            <text:p>5962227</text:p>
          </table:table-cell>
          <table:table-cell/>
          <table:table-cell office:value-type="float" office:value="6065906" calcext:value-type="float">
            <text:p>6065906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170901" calcext:value-type="float">
            <text:p>2170901</text:p>
          </table:table-cell>
          <table:table-cell/>
          <table:table-cell office:value-type="float" office:value="1195478" calcext:value-type="float">
            <text:p>1195478</text:p>
          </table:table-cell>
          <table:table-cell/>
          <table:table-cell office:value-type="float" office:value="1839445" calcext:value-type="float">
            <text:p>1839445</text:p>
          </table:table-cell>
          <table:table-cell/>
          <table:table-cell office:value-type="float" office:value="5281723" calcext:value-type="float">
            <text:p>5281723</text:p>
          </table:table-cell>
          <table:table-cell/>
          <table:table-cell office:value-type="float" office:value="6008099" calcext:value-type="float">
            <text:p>6008099</text:p>
          </table:table-cell>
          <table:table-cell/>
          <table:table-cell office:value-type="float" office:value="3480911" calcext:value-type="float">
            <text:p>3480911</text:p>
          </table:table-cell>
          <table:table-cell/>
          <table:table-cell office:value-type="float" office:value="2380983" calcext:value-type="float">
            <text:p>2380983</text:p>
          </table:table-cell>
          <table:table-cell table:number-columns-repeated="2"/>
          <table:table-cell office:value-type="float" office:value="2979408" calcext:value-type="float">
            <text:p>2979408</text:p>
          </table:table-cell>
          <table:table-cell table:number-columns-repeated="2"/>
          <table:table-cell office:value-type="float" office:value="3649893" calcext:value-type="float">
            <text:p>3649893</text:p>
          </table:table-cell>
          <table:table-cell/>
          <table:table-cell office:value-type="float" office:value="2880980" calcext:value-type="float">
            <text:p>2880980</text:p>
          </table:table-cell>
          <table:table-cell/>
          <table:table-cell office:value-type="float" office:value="1384250" calcext:value-type="float">
            <text:p>1384250</text:p>
          </table:table-cell>
          <table:table-cell/>
          <table:table-cell office:value-type="float" office:value="5887647" calcext:value-type="float">
            <text:p>5887647</text:p>
          </table:table-cell>
          <table:table-cell/>
          <table:table-cell office:value-type="float" office:value="5770960" calcext:value-type="float">
            <text:p>5770960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172959" calcext:value-type="float">
            <text:p>1172959</text:p>
          </table:table-cell>
          <table:table-cell/>
          <table:table-cell office:value-type="float" office:value="1778366" calcext:value-type="float">
            <text:p>1778366</text:p>
          </table:table-cell>
          <table:table-cell/>
          <table:table-cell office:value-type="float" office:value="2889084" calcext:value-type="float">
            <text:p>2889084</text:p>
          </table:table-cell>
          <table:table-cell/>
          <table:table-cell office:value-type="float" office:value="3173317" calcext:value-type="float">
            <text:p>3173317</text:p>
          </table:table-cell>
          <table:table-cell/>
          <table:table-cell office:value-type="float" office:value="6000441" calcext:value-type="float">
            <text:p>6000441</text:p>
          </table:table-cell>
          <table:table-cell/>
          <table:table-cell office:value-type="float" office:value="3741484" calcext:value-type="float">
            <text:p>3741484</text:p>
          </table:table-cell>
          <table:table-cell/>
          <table:table-cell office:value-type="float" office:value="2816556" calcext:value-type="float">
            <text:p>2816556</text:p>
          </table:table-cell>
          <table:table-cell table:number-columns-repeated="2"/>
          <table:table-cell office:value-type="float" office:value="4369688" calcext:value-type="float">
            <text:p>4369688</text:p>
          </table:table-cell>
          <table:table-cell table:number-columns-repeated="2"/>
          <table:table-cell office:value-type="float" office:value="8430386" calcext:value-type="float">
            <text:p>8430386</text:p>
          </table:table-cell>
          <table:table-cell/>
          <table:table-cell office:value-type="float" office:value="2074712" calcext:value-type="float">
            <text:p>2074712</text:p>
          </table:table-cell>
          <table:table-cell/>
          <table:table-cell office:value-type="float" office:value="1775380" calcext:value-type="float">
            <text:p>1775380</text:p>
          </table:table-cell>
          <table:table-cell/>
          <table:table-cell office:value-type="float" office:value="2983794" calcext:value-type="float">
            <text:p>2983794</text:p>
          </table:table-cell>
          <table:table-cell/>
          <table:table-cell office:value-type="float" office:value="3262118" calcext:value-type="float">
            <text:p>3262118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878150" calcext:value-type="float">
            <text:p>1878150</text:p>
          </table:table-cell>
          <table:table-cell/>
          <table:table-cell office:value-type="float" office:value="1396342" calcext:value-type="float">
            <text:p>1396342</text:p>
          </table:table-cell>
          <table:table-cell/>
          <table:table-cell office:value-type="float" office:value="2687882" calcext:value-type="float">
            <text:p>2687882</text:p>
          </table:table-cell>
          <table:table-cell/>
          <table:table-cell office:value-type="float" office:value="3130313" calcext:value-type="float">
            <text:p>3130313</text:p>
          </table:table-cell>
          <table:table-cell/>
          <table:table-cell office:value-type="float" office:value="6076044" calcext:value-type="float">
            <text:p>6076044</text:p>
          </table:table-cell>
          <table:table-cell/>
          <table:table-cell office:value-type="float" office:value="3813743" calcext:value-type="float">
            <text:p>3813743</text:p>
          </table:table-cell>
          <table:table-cell/>
          <table:table-cell office:value-type="float" office:value="2823383" calcext:value-type="float">
            <text:p>2823383</text:p>
          </table:table-cell>
          <table:table-cell table:number-columns-repeated="2"/>
          <table:table-cell office:value-type="float" office:value="4354045" calcext:value-type="float">
            <text:p>4354045</text:p>
          </table:table-cell>
          <table:table-cell table:number-columns-repeated="2"/>
          <table:table-cell office:value-type="float" office:value="8698774" calcext:value-type="float">
            <text:p>8698774</text:p>
          </table:table-cell>
          <table:table-cell/>
          <table:table-cell office:value-type="float" office:value="4340158" calcext:value-type="float">
            <text:p>4340158</text:p>
          </table:table-cell>
          <table:table-cell/>
          <table:table-cell office:value-type="float" office:value="1596868" calcext:value-type="float">
            <text:p>1596868</text:p>
          </table:table-cell>
          <table:table-cell/>
          <table:table-cell office:value-type="float" office:value="2897000" calcext:value-type="float">
            <text:p>2897000</text:p>
          </table:table-cell>
          <table:table-cell/>
          <table:table-cell office:value-type="float" office:value="3745766" calcext:value-type="float">
            <text:p>374576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928675" calcext:value-type="float">
            <text:p>1928675</text:p>
          </table:table-cell>
          <table:table-cell/>
          <table:table-cell office:value-type="float" office:value="3658326" calcext:value-type="float">
            <text:p>3658326</text:p>
          </table:table-cell>
          <table:table-cell/>
          <table:table-cell office:value-type="float" office:value="7352112" calcext:value-type="float">
            <text:p>7352112</text:p>
          </table:table-cell>
          <table:table-cell/>
          <table:table-cell office:value-type="float" office:value="5988154" calcext:value-type="float">
            <text:p>5988154</text:p>
          </table:table-cell>
          <table:table-cell/>
          <table:table-cell office:value-type="float" office:value="7263905" calcext:value-type="float">
            <text:p>7263905</text:p>
          </table:table-cell>
          <table:table-cell/>
          <table:table-cell office:value-type="float" office:value="3596860" calcext:value-type="float">
            <text:p>3596860</text:p>
          </table:table-cell>
          <table:table-cell office:value-type="float" office:value="10126053" calcext:value-type="float">
            <text:p>10126053</text:p>
          </table:table-cell>
          <table:table-cell table:number-columns-repeated="2"/>
          <table:table-cell office:value-type="float" office:value="6808355" calcext:value-type="float">
            <text:p>6808355</text:p>
          </table:table-cell>
          <table:table-cell/>
          <table:table-cell office:value-type="float" office:value="10129038" calcext:value-type="float">
            <text:p>10129038</text:p>
          </table:table-cell>
          <table:table-cell/>
          <table:table-cell office:value-type="float" office:value="4408937" calcext:value-type="float">
            <text:p>4408937</text:p>
          </table:table-cell>
          <table:table-cell/>
          <table:table-cell office:value-type="float" office:value="2693201" calcext:value-type="float">
            <text:p>2693201</text:p>
          </table:table-cell>
          <table:table-cell/>
          <table:table-cell office:value-type="float" office:value="5821265" calcext:value-type="float">
            <text:p>5821265</text:p>
          </table:table-cell>
          <table:table-cell/>
          <table:table-cell office:value-type="float" office:value="5861984" calcext:value-type="float">
            <text:p>5861984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069869" calcext:value-type="float">
            <text:p>2069869</text:p>
          </table:table-cell>
          <table:table-cell/>
          <table:table-cell office:value-type="float" office:value="4676415" calcext:value-type="float">
            <text:p>4676415</text:p>
          </table:table-cell>
          <table:table-cell/>
          <table:table-cell office:value-type="float" office:value="7243233" calcext:value-type="float">
            <text:p>7243233</text:p>
          </table:table-cell>
          <table:table-cell/>
          <table:table-cell office:value-type="float" office:value="5949015" calcext:value-type="float">
            <text:p>5949015</text:p>
          </table:table-cell>
          <table:table-cell/>
          <table:table-cell office:value-type="float" office:value="7241707" calcext:value-type="float">
            <text:p>7241707</text:p>
          </table:table-cell>
          <table:table-cell/>
          <table:table-cell office:value-type="float" office:value="3581955" calcext:value-type="float">
            <text:p>3581955</text:p>
          </table:table-cell>
          <table:table-cell/>
          <table:table-cell office:value-type="float" office:value="8745269" calcext:value-type="float">
            <text:p>8745269</text:p>
          </table:table-cell>
          <table:table-cell table:number-columns-repeated="2"/>
          <table:table-cell office:value-type="float" office:value="5701724" calcext:value-type="float">
            <text:p>5701724</text:p>
          </table:table-cell>
          <table:table-cell table:number-columns-repeated="2"/>
          <table:table-cell office:value-type="float" office:value="8766466" calcext:value-type="float">
            <text:p>8766466</text:p>
          </table:table-cell>
          <table:table-cell/>
          <table:table-cell office:value-type="float" office:value="3854061" calcext:value-type="float">
            <text:p>3854061</text:p>
          </table:table-cell>
          <table:table-cell/>
          <table:table-cell office:value-type="float" office:value="4383205" calcext:value-type="float">
            <text:p>4383205</text:p>
          </table:table-cell>
          <table:table-cell/>
          <table:table-cell office:value-type="float" office:value="9084587" calcext:value-type="float">
            <text:p>9084587</text:p>
          </table:table-cell>
          <table:table-cell/>
          <table:table-cell office:value-type="float" office:value="9122575" calcext:value-type="float">
            <text:p>9122575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026351" calcext:value-type="float">
            <text:p>2026351</text:p>
          </table:table-cell>
          <table:table-cell/>
          <table:table-cell office:value-type="float" office:value="1385364" calcext:value-type="float">
            <text:p>1385364</text:p>
          </table:table-cell>
          <table:table-cell/>
          <table:table-cell office:value-type="float" office:value="5704800" calcext:value-type="float">
            <text:p>5704800</text:p>
          </table:table-cell>
          <table:table-cell/>
          <table:table-cell office:value-type="float" office:value="4679919" calcext:value-type="float">
            <text:p>4679919</text:p>
          </table:table-cell>
          <table:table-cell/>
          <table:table-cell office:value-type="float" office:value="5772852" calcext:value-type="float">
            <text:p>5772852</text:p>
          </table:table-cell>
          <table:table-cell/>
          <table:table-cell office:value-type="float" office:value="3249854" calcext:value-type="float">
            <text:p>3249854</text:p>
          </table:table-cell>
          <table:table-cell office:value-type="float" office:value="11233439" calcext:value-type="float">
            <text:p>11233439</text:p>
          </table:table-cell>
          <table:table-cell table:number-columns-repeated="2"/>
          <table:table-cell office:value-type="float" office:value="7086379" calcext:value-type="float">
            <text:p>7086379</text:p>
          </table:table-cell>
          <table:table-cell/>
          <table:table-cell office:value-type="float" office:value="10947991" calcext:value-type="float">
            <text:p>10947991</text:p>
          </table:table-cell>
          <table:table-cell/>
          <table:table-cell office:value-type="float" office:value="4733919" calcext:value-type="float">
            <text:p>4733919</text:p>
          </table:table-cell>
          <table:table-cell/>
          <table:table-cell office:value-type="float" office:value="4776530" calcext:value-type="float">
            <text:p>4776530</text:p>
          </table:table-cell>
          <table:table-cell/>
          <table:table-cell office:value-type="float" office:value="8887208" calcext:value-type="float">
            <text:p>8887208</text:p>
          </table:table-cell>
          <table:table-cell/>
          <table:table-cell office:value-type="float" office:value="8955541" calcext:value-type="float">
            <text:p>8955541</text:p>
          </table:table-cell>
          <table:table-cell table:number-columns-repeated="3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004891" calcext:value-type="float">
            <text:p>2004891</text:p>
          </table:table-cell>
          <table:table-cell/>
          <table:table-cell office:value-type="float" office:value="3700882" calcext:value-type="float">
            <text:p>3700882</text:p>
          </table:table-cell>
          <table:table-cell/>
          <table:table-cell office:value-type="float" office:value="7367087" calcext:value-type="float">
            <text:p>7367087</text:p>
          </table:table-cell>
          <table:table-cell/>
          <table:table-cell office:value-type="float" office:value="6237923" calcext:value-type="float">
            <text:p>6237923</text:p>
          </table:table-cell>
          <table:table-cell/>
          <table:table-cell office:value-type="float" office:value="7577902" calcext:value-type="float">
            <text:p>7577902</text:p>
          </table:table-cell>
          <table:table-cell/>
          <table:table-cell office:value-type="float" office:value="3759599" calcext:value-type="float">
            <text:p>3759599</text:p>
          </table:table-cell>
          <table:table-cell/>
          <table:table-cell office:value-type="float" office:value="2528970" calcext:value-type="float">
            <text:p>2528970</text:p>
          </table:table-cell>
          <table:table-cell table:number-columns-repeated="2"/>
          <table:table-cell office:value-type="float" office:value="3293544" calcext:value-type="float">
            <text:p>3293544</text:p>
          </table:table-cell>
          <table:table-cell/>
          <table:table-cell office:value-type="float" office:value="10608290" calcext:value-type="float">
            <text:p>10608290</text:p>
          </table:table-cell>
          <table:table-cell/>
          <table:table-cell office:value-type="float" office:value="3680565" calcext:value-type="float">
            <text:p>3680565</text:p>
          </table:table-cell>
          <table:table-cell/>
          <table:table-cell office:value-type="float" office:value="1396768" calcext:value-type="float">
            <text:p>1396768</text:p>
          </table:table-cell>
          <table:table-cell/>
          <table:table-cell office:value-type="float" office:value="4162066" calcext:value-type="float">
            <text:p>4162066</text:p>
          </table:table-cell>
          <table:table-cell/>
          <table:table-cell office:value-type="float" office:value="4125337" calcext:value-type="float">
            <text:p>412533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977914" calcext:value-type="float">
            <text:p>1977914</text:p>
          </table:table-cell>
          <table:table-cell/>
          <table:table-cell office:value-type="float" office:value="4355701" calcext:value-type="float">
            <text:p>4355701</text:p>
          </table:table-cell>
          <table:table-cell/>
          <table:table-cell office:value-type="float" office:value="2533259" calcext:value-type="float">
            <text:p>2533259</text:p>
          </table:table-cell>
          <table:table-cell/>
          <table:table-cell office:value-type="float" office:value="3357754" calcext:value-type="float">
            <text:p>3357754</text:p>
          </table:table-cell>
          <table:table-cell/>
          <table:table-cell office:value-type="float" office:value="6209458" calcext:value-type="float">
            <text:p>6209458</text:p>
          </table:table-cell>
          <table:table-cell/>
          <table:table-cell office:value-type="float" office:value="3620739" calcext:value-type="float">
            <text:p>3620739</text:p>
          </table:table-cell>
          <table:table-cell/>
          <table:table-cell office:value-type="float" office:value="2653681" calcext:value-type="float">
            <text:p>2653681</text:p>
          </table:table-cell>
          <table:table-cell table:number-columns-repeated="2"/>
          <table:table-cell office:value-type="float" office:value="4200995" calcext:value-type="float">
            <text:p>4200995</text:p>
          </table:table-cell>
          <table:table-cell table:number-columns-repeated="2"/>
          <table:table-cell office:value-type="float" office:value="9319281" calcext:value-type="float">
            <text:p>9319281</text:p>
          </table:table-cell>
          <table:table-cell/>
          <table:table-cell office:value-type="float" office:value="3333808" calcext:value-type="float">
            <text:p>3333808</text:p>
          </table:table-cell>
          <table:table-cell/>
          <table:table-cell office:value-type="float" office:value="1520211" calcext:value-type="float">
            <text:p>1520211</text:p>
          </table:table-cell>
          <table:table-cell/>
          <table:table-cell office:value-type="float" office:value="2587680" calcext:value-type="float">
            <text:p>2587680</text:p>
          </table:table-cell>
          <table:table-cell/>
          <table:table-cell office:value-type="float" office:value="4737998" calcext:value-type="float">
            <text:p>4737998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29231" calcext:value-type="float">
            <text:p>1429231</text:p>
          </table:table-cell>
          <table:table-cell/>
          <table:table-cell office:value-type="float" office:value="1306332" calcext:value-type="float">
            <text:p>1306332</text:p>
          </table:table-cell>
          <table:table-cell/>
          <table:table-cell office:value-type="float" office:value="6594388" calcext:value-type="float">
            <text:p>6594388</text:p>
          </table:table-cell>
          <table:table-cell/>
          <table:table-cell office:value-type="float" office:value="6119057" calcext:value-type="float">
            <text:p>6119057</text:p>
          </table:table-cell>
          <table:table-cell/>
          <table:table-cell office:value-type="float" office:value="7071066" calcext:value-type="float">
            <text:p>7071066</text:p>
          </table:table-cell>
          <table:table-cell/>
          <table:table-cell office:value-type="float" office:value="3844682" calcext:value-type="float">
            <text:p>3844682</text:p>
          </table:table-cell>
          <table:table-cell/>
          <table:table-cell office:value-type="float" office:value="8337816" calcext:value-type="float">
            <text:p>8337816</text:p>
          </table:table-cell>
          <table:table-cell table:number-columns-repeated="2"/>
          <table:table-cell office:value-type="float" office:value="4547374" calcext:value-type="float">
            <text:p>4547374</text:p>
          </table:table-cell>
          <table:table-cell table:number-columns-repeated="2"/>
          <table:table-cell office:value-type="float" office:value="8414901" calcext:value-type="float">
            <text:p>8414901</text:p>
          </table:table-cell>
          <table:table-cell/>
          <table:table-cell office:value-type="float" office:value="4380691" calcext:value-type="float">
            <text:p>4380691</text:p>
          </table:table-cell>
          <table:table-cell/>
          <table:table-cell office:value-type="float" office:value="4414318" calcext:value-type="float">
            <text:p>4414318</text:p>
          </table:table-cell>
          <table:table-cell/>
          <table:table-cell office:value-type="float" office:value="2314612" calcext:value-type="float">
            <text:p>2314612</text:p>
          </table:table-cell>
          <table:table-cell/>
          <table:table-cell office:value-type="float" office:value="3246323" calcext:value-type="float">
            <text:p>324632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931629" calcext:value-type="float">
            <text:p>1931629</text:p>
          </table:table-cell>
          <table:table-cell/>
          <table:table-cell office:value-type="float" office:value="1436762" calcext:value-type="float">
            <text:p>1436762</text:p>
          </table:table-cell>
          <table:table-cell/>
          <table:table-cell office:value-type="float" office:value="4003954" calcext:value-type="float">
            <text:p>4003954</text:p>
          </table:table-cell>
          <table:table-cell/>
          <table:table-cell office:value-type="float" office:value="6046906" calcext:value-type="float">
            <text:p>6046906</text:p>
          </table:table-cell>
          <table:table-cell/>
          <table:table-cell office:value-type="float" office:value="6571999" calcext:value-type="float">
            <text:p>6571999</text:p>
          </table:table-cell>
          <table:table-cell/>
          <table:table-cell office:value-type="float" office:value="3437279" calcext:value-type="float">
            <text:p>3437279</text:p>
          </table:table-cell>
          <table:table-cell/>
          <table:table-cell office:value-type="float" office:value="6023584" calcext:value-type="float">
            <text:p>6023584</text:p>
          </table:table-cell>
          <table:table-cell table:number-columns-repeated="2"/>
          <table:table-cell office:value-type="float" office:value="3207233" calcext:value-type="float">
            <text:p>3207233</text:p>
          </table:table-cell>
          <table:table-cell table:number-columns-repeated="2"/>
          <table:table-cell office:value-type="float" office:value="6907241" calcext:value-type="float">
            <text:p>6907241</text:p>
          </table:table-cell>
          <table:table-cell/>
          <table:table-cell office:value-type="float" office:value="3430844" calcext:value-type="float">
            <text:p>3430844</text:p>
          </table:table-cell>
          <table:table-cell/>
          <table:table-cell office:value-type="float" office:value="2104576" calcext:value-type="float">
            <text:p>2104576</text:p>
          </table:table-cell>
          <table:table-cell/>
          <table:table-cell office:value-type="float" office:value="3557479" calcext:value-type="float">
            <text:p>3557479</text:p>
          </table:table-cell>
          <table:table-cell/>
          <table:table-cell office:value-type="float" office:value="4231911" calcext:value-type="float">
            <text:p>4231911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243996" calcext:value-type="float">
            <text:p>2243996</text:p>
          </table:table-cell>
          <table:table-cell/>
          <table:table-cell office:value-type="float" office:value="1931735" calcext:value-type="float">
            <text:p>1931735</text:p>
          </table:table-cell>
          <table:table-cell/>
          <table:table-cell office:value-type="float" office:value="3008311" calcext:value-type="float">
            <text:p>3008311</text:p>
          </table:table-cell>
          <table:table-cell/>
          <table:table-cell office:value-type="float" office:value="5312183" calcext:value-type="float">
            <text:p>5312183</text:p>
          </table:table-cell>
          <table:table-cell/>
          <table:table-cell office:value-type="float" office:value="8167567" calcext:value-type="float">
            <text:p>8167567</text:p>
          </table:table-cell>
          <table:table-cell/>
          <table:table-cell office:value-type="float" office:value="4180919" calcext:value-type="float">
            <text:p>4180919</text:p>
          </table:table-cell>
          <table:table-cell/>
          <table:table-cell office:value-type="float" office:value="2699624" calcext:value-type="float">
            <text:p>2699624</text:p>
          </table:table-cell>
          <table:table-cell table:number-columns-repeated="2"/>
          <table:table-cell office:value-type="float" office:value="5763387" calcext:value-type="float">
            <text:p>5763387</text:p>
          </table:table-cell>
          <table:table-cell table:number-columns-repeated="2"/>
          <table:table-cell office:value-type="float" office:value="8366699" calcext:value-type="float">
            <text:p>8366699</text:p>
          </table:table-cell>
          <table:table-cell/>
          <table:table-cell office:value-type="float" office:value="3853024" calcext:value-type="float">
            <text:p>3853024</text:p>
          </table:table-cell>
          <table:table-cell/>
          <table:table-cell office:value-type="float" office:value="2993895" calcext:value-type="float">
            <text:p>2993895</text:p>
          </table:table-cell>
          <table:table-cell/>
          <table:table-cell office:value-type="float" office:value="2997715" calcext:value-type="float">
            <text:p>2997715</text:p>
          </table:table-cell>
          <table:table-cell/>
          <table:table-cell office:value-type="float" office:value="6071053" calcext:value-type="float">
            <text:p>6071053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295415" calcext:value-type="float">
            <text:p>2295415</text:p>
          </table:table-cell>
          <table:table-cell/>
          <table:table-cell office:value-type="float" office:value="1744970" calcext:value-type="float">
            <text:p>1744970</text:p>
          </table:table-cell>
          <table:table-cell/>
          <table:table-cell office:value-type="float" office:value="8259104" calcext:value-type="float">
            <text:p>8259104</text:p>
          </table:table-cell>
          <table:table-cell/>
          <table:table-cell office:value-type="float" office:value="6586614" calcext:value-type="float">
            <text:p>6586614</text:p>
          </table:table-cell>
          <table:table-cell/>
          <table:table-cell office:value-type="float" office:value="8124837" calcext:value-type="float">
            <text:p>8124837</text:p>
          </table:table-cell>
          <table:table-cell/>
          <table:table-cell office:value-type="float" office:value="4757252" calcext:value-type="float">
            <text:p>4757252</text:p>
          </table:table-cell>
          <table:table-cell/>
          <table:table-cell office:value-type="float" office:value="8853661" calcext:value-type="float">
            <text:p>8853661</text:p>
          </table:table-cell>
          <table:table-cell table:number-columns-repeated="2"/>
          <table:table-cell office:value-type="float" office:value="6131724" calcext:value-type="float">
            <text:p>6131724</text:p>
          </table:table-cell>
          <table:table-cell table:number-columns-repeated="2"/>
          <table:table-cell office:value-type="float" office:value="8857655" calcext:value-type="float">
            <text:p>8857655</text:p>
          </table:table-cell>
          <table:table-cell/>
          <table:table-cell office:value-type="float" office:value="4575517" calcext:value-type="float">
            <text:p>4575517</text:p>
          </table:table-cell>
          <table:table-cell/>
          <table:table-cell office:value-type="float" office:value="4022634" calcext:value-type="float">
            <text:p>4022634</text:p>
          </table:table-cell>
          <table:table-cell/>
          <table:table-cell office:value-type="float" office:value="2838158" calcext:value-type="float">
            <text:p>2838158</text:p>
          </table:table-cell>
          <table:table-cell/>
          <table:table-cell office:value-type="float" office:value="3993936" calcext:value-type="float">
            <text:p>399393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349809" calcext:value-type="float">
            <text:p>2349809</text:p>
          </table:table-cell>
          <table:table-cell/>
          <table:table-cell office:value-type="float" office:value="3569481" calcext:value-type="float">
            <text:p>3569481</text:p>
          </table:table-cell>
          <table:table-cell/>
          <table:table-cell office:value-type="float" office:value="4869249" calcext:value-type="float">
            <text:p>4869249</text:p>
          </table:table-cell>
          <table:table-cell/>
          <table:table-cell office:value-type="float" office:value="4052464" calcext:value-type="float">
            <text:p>4052464</text:p>
          </table:table-cell>
          <table:table-cell/>
          <table:table-cell office:value-type="float" office:value="7117352" calcext:value-type="float">
            <text:p>7117352</text:p>
          </table:table-cell>
          <table:table-cell/>
          <table:table-cell office:value-type="float" office:value="4585134" calcext:value-type="float">
            <text:p>4585134</text:p>
          </table:table-cell>
          <table:table-cell/>
          <table:table-cell office:value-type="float" office:value="9252716" calcext:value-type="float">
            <text:p>9252716</text:p>
          </table:table-cell>
          <table:table-cell table:number-columns-repeated="2"/>
          <table:table-cell office:value-type="float" office:value="6315576" calcext:value-type="float">
            <text:p>6315576</text:p>
          </table:table-cell>
          <table:table-cell table:number-columns-repeated="2"/>
          <table:table-cell office:value-type="float" office:value="9405314" calcext:value-type="float">
            <text:p>9405314</text:p>
          </table:table-cell>
          <table:table-cell/>
          <table:table-cell office:value-type="float" office:value="4631800" calcext:value-type="float">
            <text:p>4631800</text:p>
          </table:table-cell>
          <table:table-cell/>
          <table:table-cell office:value-type="float" office:value="1781395" calcext:value-type="float">
            <text:p>1781395</text:p>
          </table:table-cell>
          <table:table-cell/>
          <table:table-cell office:value-type="float" office:value="8452890" calcext:value-type="float">
            <text:p>8452890</text:p>
          </table:table-cell>
          <table:table-cell/>
          <table:table-cell office:value-type="float" office:value="8369756" calcext:value-type="float">
            <text:p>836975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509525" calcext:value-type="float">
            <text:p>2509525</text:p>
          </table:table-cell>
          <table:table-cell/>
          <table:table-cell office:value-type="float" office:value="4062526" calcext:value-type="float">
            <text:p>4062526</text:p>
          </table:table-cell>
          <table:table-cell/>
          <table:table-cell office:value-type="float" office:value="5136099" calcext:value-type="float">
            <text:p>5136099</text:p>
          </table:table-cell>
          <table:table-cell/>
          <table:table-cell office:value-type="float" office:value="4228122" calcext:value-type="float">
            <text:p>4228122</text:p>
          </table:table-cell>
          <table:table-cell/>
          <table:table-cell office:value-type="float" office:value="7130461" calcext:value-type="float">
            <text:p>7130461</text:p>
          </table:table-cell>
          <table:table-cell/>
          <table:table-cell office:value-type="float" office:value="4624942" calcext:value-type="float">
            <text:p>4624942</text:p>
          </table:table-cell>
          <table:table-cell/>
          <table:table-cell office:value-type="float" office:value="2631447" calcext:value-type="float">
            <text:p>2631447</text:p>
          </table:table-cell>
          <table:table-cell table:number-columns-repeated="2"/>
          <table:table-cell office:value-type="float" office:value="5545492" calcext:value-type="float">
            <text:p>5545492</text:p>
          </table:table-cell>
          <table:table-cell table:number-columns-repeated="2"/>
          <table:table-cell office:value-type="float" office:value="9605135" calcext:value-type="float">
            <text:p>9605135</text:p>
          </table:table-cell>
          <table:table-cell/>
          <table:table-cell office:value-type="float" office:value="4320090" calcext:value-type="float">
            <text:p>4320090</text:p>
          </table:table-cell>
          <table:table-cell/>
          <table:table-cell office:value-type="float" office:value="1957237" calcext:value-type="float">
            <text:p>1957237</text:p>
          </table:table-cell>
          <table:table-cell/>
          <table:table-cell office:value-type="float" office:value="2881325" calcext:value-type="float">
            <text:p>2881325</text:p>
          </table:table-cell>
          <table:table-cell/>
          <table:table-cell office:value-type="float" office:value="6553636" calcext:value-type="float">
            <text:p>655363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376833" calcext:value-type="float">
            <text:p>2376833</text:p>
          </table:table-cell>
          <table:table-cell/>
          <table:table-cell office:value-type="float" office:value="1804645" calcext:value-type="float">
            <text:p>1804645</text:p>
          </table:table-cell>
          <table:table-cell/>
          <table:table-cell office:value-type="float" office:value="2616095" calcext:value-type="float">
            <text:p>2616095</text:p>
          </table:table-cell>
          <table:table-cell/>
          <table:table-cell office:value-type="float" office:value="4822012" calcext:value-type="float">
            <text:p>4822012</text:p>
          </table:table-cell>
          <table:table-cell/>
          <table:table-cell office:value-type="float" office:value="8240534" calcext:value-type="float">
            <text:p>8240534</text:p>
          </table:table-cell>
          <table:table-cell/>
          <table:table-cell office:value-type="float" office:value="4276138" calcext:value-type="float">
            <text:p>4276138</text:p>
          </table:table-cell>
          <table:table-cell/>
          <table:table-cell office:value-type="float" office:value="2915678" calcext:value-type="float">
            <text:p>2915678</text:p>
          </table:table-cell>
          <table:table-cell table:number-columns-repeated="2"/>
          <table:table-cell office:value-type="float" office:value="5778775" calcext:value-type="float">
            <text:p>5778775</text:p>
          </table:table-cell>
          <table:table-cell table:number-columns-repeated="2"/>
          <table:table-cell office:value-type="float" office:value="4518505" calcext:value-type="float">
            <text:p>4518505</text:p>
          </table:table-cell>
          <table:table-cell/>
          <table:table-cell office:value-type="float" office:value="3903029" calcext:value-type="float">
            <text:p>3903029</text:p>
          </table:table-cell>
          <table:table-cell/>
          <table:table-cell office:value-type="float" office:value="2014749" calcext:value-type="float">
            <text:p>2014749</text:p>
          </table:table-cell>
          <table:table-cell/>
          <table:table-cell office:value-type="float" office:value="2767910" calcext:value-type="float">
            <text:p>2767910</text:p>
          </table:table-cell>
          <table:table-cell/>
          <table:table-cell office:value-type="float" office:value="4243199" calcext:value-type="float">
            <text:p>424319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284048" calcext:value-type="float">
            <text:p>2284048</text:p>
          </table:table-cell>
          <table:table-cell/>
          <table:table-cell office:value-type="float" office:value="1905225" calcext:value-type="float">
            <text:p>1905225</text:p>
          </table:table-cell>
          <table:table-cell/>
          <table:table-cell office:value-type="float" office:value="2864093" calcext:value-type="float">
            <text:p>2864093</text:p>
          </table:table-cell>
          <table:table-cell/>
          <table:table-cell office:value-type="float" office:value="3894017" calcext:value-type="float">
            <text:p>3894017</text:p>
          </table:table-cell>
          <table:table-cell/>
          <table:table-cell office:value-type="float" office:value="7951617" calcext:value-type="float">
            <text:p>7951617</text:p>
          </table:table-cell>
          <table:table-cell/>
          <table:table-cell office:value-type="float" office:value="4247264" calcext:value-type="float">
            <text:p>4247264</text:p>
          </table:table-cell>
          <table:table-cell/>
          <table:table-cell office:value-type="float" office:value="2977001" calcext:value-type="float">
            <text:p>2977001</text:p>
          </table:table-cell>
          <table:table-cell table:number-columns-repeated="2"/>
          <table:table-cell office:value-type="float" office:value="5742198" calcext:value-type="float">
            <text:p>5742198</text:p>
          </table:table-cell>
          <table:table-cell table:number-columns-repeated="2"/>
          <table:table-cell office:value-type="float" office:value="9353149" calcext:value-type="float">
            <text:p>9353149</text:p>
          </table:table-cell>
          <table:table-cell/>
          <table:table-cell office:value-type="float" office:value="3877373" calcext:value-type="float">
            <text:p>3877373</text:p>
          </table:table-cell>
          <table:table-cell/>
          <table:table-cell office:value-type="float" office:value="1551590" calcext:value-type="float">
            <text:p>1551590</text:p>
          </table:table-cell>
          <table:table-cell/>
          <table:table-cell office:value-type="float" office:value="5816560" calcext:value-type="float">
            <text:p>5816560</text:p>
          </table:table-cell>
          <table:table-cell/>
          <table:table-cell office:value-type="float" office:value="6036389" calcext:value-type="float">
            <text:p>603638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927023" calcext:value-type="float">
            <text:p>1927023</text:p>
          </table:table-cell>
          <table:table-cell/>
          <table:table-cell office:value-type="float" office:value="2085001" calcext:value-type="float">
            <text:p>2085001</text:p>
          </table:table-cell>
          <table:table-cell/>
          <table:table-cell office:value-type="float" office:value="3375352" calcext:value-type="float">
            <text:p>3375352</text:p>
          </table:table-cell>
          <table:table-cell/>
          <table:table-cell office:value-type="float" office:value="6260627" calcext:value-type="float">
            <text:p>6260627</text:p>
          </table:table-cell>
          <table:table-cell/>
          <table:table-cell office:value-type="float" office:value="8138066" calcext:value-type="float">
            <text:p>8138066</text:p>
          </table:table-cell>
          <table:table-cell/>
          <table:table-cell office:value-type="float" office:value="3834963" calcext:value-type="float">
            <text:p>3834963</text:p>
          </table:table-cell>
          <table:table-cell/>
          <table:table-cell office:value-type="float" office:value="2728403" calcext:value-type="float">
            <text:p>2728403</text:p>
          </table:table-cell>
          <table:table-cell table:number-columns-repeated="2"/>
          <table:table-cell office:value-type="float" office:value="4772201" calcext:value-type="float">
            <text:p>4772201</text:p>
          </table:table-cell>
          <table:table-cell/>
          <table:table-cell office:value-type="float" office:value="10851954" calcext:value-type="float">
            <text:p>10851954</text:p>
          </table:table-cell>
          <table:table-cell/>
          <table:table-cell office:value-type="float" office:value="3365475" calcext:value-type="float">
            <text:p>3365475</text:p>
          </table:table-cell>
          <table:table-cell/>
          <table:table-cell office:value-type="float" office:value="3303391" calcext:value-type="float">
            <text:p>3303391</text:p>
          </table:table-cell>
          <table:table-cell/>
          <table:table-cell office:value-type="float" office:value="7418545" calcext:value-type="float">
            <text:p>7418545</text:p>
          </table:table-cell>
          <table:table-cell/>
          <table:table-cell office:value-type="float" office:value="7616919" calcext:value-type="float">
            <text:p>7616919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006249" calcext:value-type="float">
            <text:p>2006249</text:p>
          </table:table-cell>
          <table:table-cell/>
          <table:table-cell office:value-type="float" office:value="2079056" calcext:value-type="float">
            <text:p>2079056</text:p>
          </table:table-cell>
          <table:table-cell/>
          <table:table-cell office:value-type="float" office:value="2789822" calcext:value-type="float">
            <text:p>2789822</text:p>
          </table:table-cell>
          <table:table-cell/>
          <table:table-cell office:value-type="float" office:value="5679435" calcext:value-type="float">
            <text:p>5679435</text:p>
          </table:table-cell>
          <table:table-cell/>
          <table:table-cell office:value-type="float" office:value="7015984" calcext:value-type="float">
            <text:p>7015984</text:p>
          </table:table-cell>
          <table:table-cell/>
          <table:table-cell office:value-type="float" office:value="3547095" calcext:value-type="float">
            <text:p>3547095</text:p>
          </table:table-cell>
          <table:table-cell/>
          <table:table-cell office:value-type="float" office:value="2823465" calcext:value-type="float">
            <text:p>2823465</text:p>
          </table:table-cell>
          <table:table-cell table:number-columns-repeated="2"/>
          <table:table-cell office:value-type="float" office:value="4030538" calcext:value-type="float">
            <text:p>4030538</text:p>
          </table:table-cell>
          <table:table-cell table:number-columns-repeated="2"/>
          <table:table-cell office:value-type="float" office:value="4522222" calcext:value-type="float">
            <text:p>4522222</text:p>
          </table:table-cell>
          <table:table-cell/>
          <table:table-cell office:value-type="float" office:value="3020510" calcext:value-type="float">
            <text:p>3020510</text:p>
          </table:table-cell>
          <table:table-cell/>
          <table:table-cell office:value-type="float" office:value="3903971" calcext:value-type="float">
            <text:p>3903971</text:p>
          </table:table-cell>
          <table:table-cell/>
          <table:table-cell office:value-type="float" office:value="2364565" calcext:value-type="float">
            <text:p>2364565</text:p>
          </table:table-cell>
          <table:table-cell/>
          <table:table-cell office:value-type="float" office:value="5283390" calcext:value-type="float">
            <text:p>528339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996950" calcext:value-type="float">
            <text:p>1996950</text:p>
          </table:table-cell>
          <table:table-cell/>
          <table:table-cell office:value-type="float" office:value="1653323" calcext:value-type="float">
            <text:p>1653323</text:p>
          </table:table-cell>
          <table:table-cell/>
          <table:table-cell office:value-type="float" office:value="3314425" calcext:value-type="float">
            <text:p>3314425</text:p>
          </table:table-cell>
          <table:table-cell/>
          <table:table-cell office:value-type="float" office:value="5730227" calcext:value-type="float">
            <text:p>5730227</text:p>
          </table:table-cell>
          <table:table-cell/>
          <table:table-cell office:value-type="float" office:value="6521760" calcext:value-type="float">
            <text:p>6521760</text:p>
          </table:table-cell>
          <table:table-cell/>
          <table:table-cell office:value-type="float" office:value="3546912" calcext:value-type="float">
            <text:p>3546912</text:p>
          </table:table-cell>
          <table:table-cell/>
          <table:table-cell office:value-type="float" office:value="2549135" calcext:value-type="float">
            <text:p>2549135</text:p>
          </table:table-cell>
          <table:table-cell table:number-columns-repeated="2"/>
          <table:table-cell office:value-type="float" office:value="3723381" calcext:value-type="float">
            <text:p>3723381</text:p>
          </table:table-cell>
          <table:table-cell table:number-columns-repeated="2"/>
          <table:table-cell office:value-type="float" office:value="4080195" calcext:value-type="float">
            <text:p>4080195</text:p>
          </table:table-cell>
          <table:table-cell/>
          <table:table-cell office:value-type="float" office:value="3716434" calcext:value-type="float">
            <text:p>3716434</text:p>
          </table:table-cell>
          <table:table-cell/>
          <table:table-cell office:value-type="float" office:value="1897780" calcext:value-type="float">
            <text:p>1897780</text:p>
          </table:table-cell>
          <table:table-cell/>
          <table:table-cell office:value-type="float" office:value="2751646" calcext:value-type="float">
            <text:p>2751646</text:p>
          </table:table-cell>
          <table:table-cell/>
          <table:table-cell office:value-type="float" office:value="6271912" calcext:value-type="float">
            <text:p>6271912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350390" calcext:value-type="float">
            <text:p>2350390</text:p>
          </table:table-cell>
          <table:table-cell/>
          <table:table-cell office:value-type="float" office:value="2557505" calcext:value-type="float">
            <text:p>2557505</text:p>
          </table:table-cell>
          <table:table-cell/>
          <table:table-cell office:value-type="float" office:value="3413343" calcext:value-type="float">
            <text:p>3413343</text:p>
          </table:table-cell>
          <table:table-cell/>
          <table:table-cell office:value-type="float" office:value="6621106" calcext:value-type="float">
            <text:p>6621106</text:p>
          </table:table-cell>
          <table:table-cell/>
          <table:table-cell office:value-type="float" office:value="8051160" calcext:value-type="float">
            <text:p>8051160</text:p>
          </table:table-cell>
          <table:table-cell/>
          <table:table-cell office:value-type="float" office:value="4365885" calcext:value-type="float">
            <text:p>4365885</text:p>
          </table:table-cell>
          <table:table-cell/>
          <table:table-cell office:value-type="float" office:value="3259767" calcext:value-type="float">
            <text:p>3259767</text:p>
          </table:table-cell>
          <table:table-cell table:number-columns-repeated="2"/>
          <table:table-cell office:value-type="float" office:value="6368899" calcext:value-type="float">
            <text:p>6368899</text:p>
          </table:table-cell>
          <table:table-cell table:number-columns-repeated="2"/>
          <table:table-cell office:value-type="float" office:value="9742122" calcext:value-type="float">
            <text:p>9742122</text:p>
          </table:table-cell>
          <table:table-cell/>
          <table:table-cell office:value-type="float" office:value="4470547" calcext:value-type="float">
            <text:p>4470547</text:p>
          </table:table-cell>
          <table:table-cell/>
          <table:table-cell office:value-type="float" office:value="2278395" calcext:value-type="float">
            <text:p>2278395</text:p>
          </table:table-cell>
          <table:table-cell/>
          <table:table-cell office:value-type="float" office:value="3453721" calcext:value-type="float">
            <text:p>3453721</text:p>
          </table:table-cell>
          <table:table-cell/>
          <table:table-cell office:value-type="float" office:value="8389144" calcext:value-type="float">
            <text:p>8389144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574585" calcext:value-type="float">
            <text:p>2574585</text:p>
          </table:table-cell>
          <table:table-cell/>
          <table:table-cell office:value-type="float" office:value="2341071" calcext:value-type="float">
            <text:p>2341071</text:p>
          </table:table-cell>
          <table:table-cell/>
          <table:table-cell office:value-type="float" office:value="3245066" calcext:value-type="float">
            <text:p>3245066</text:p>
          </table:table-cell>
          <table:table-cell/>
          <table:table-cell office:value-type="float" office:value="6555887" calcext:value-type="float">
            <text:p>6555887</text:p>
          </table:table-cell>
          <table:table-cell/>
          <table:table-cell office:value-type="float" office:value="8108874" calcext:value-type="float">
            <text:p>8108874</text:p>
          </table:table-cell>
          <table:table-cell/>
          <table:table-cell office:value-type="float" office:value="4545246" calcext:value-type="float">
            <text:p>4545246</text:p>
          </table:table-cell>
          <table:table-cell/>
          <table:table-cell office:value-type="float" office:value="3827348" calcext:value-type="float">
            <text:p>3827348</text:p>
          </table:table-cell>
          <table:table-cell table:number-columns-repeated="2"/>
          <table:table-cell office:value-type="float" office:value="6568655" calcext:value-type="float">
            <text:p>6568655</text:p>
          </table:table-cell>
          <table:table-cell/>
          <table:table-cell office:value-type="float" office:value="10103427" calcext:value-type="float">
            <text:p>10103427</text:p>
          </table:table-cell>
          <table:table-cell/>
          <table:table-cell office:value-type="float" office:value="4528436" calcext:value-type="float">
            <text:p>4528436</text:p>
          </table:table-cell>
          <table:table-cell/>
          <table:table-cell office:value-type="float" office:value="2305985" calcext:value-type="float">
            <text:p>2305985</text:p>
          </table:table-cell>
          <table:table-cell/>
          <table:table-cell office:value-type="float" office:value="3619271" calcext:value-type="float">
            <text:p>3619271</text:p>
          </table:table-cell>
          <table:table-cell/>
          <table:table-cell office:value-type="float" office:value="8316301" calcext:value-type="float">
            <text:p>8316301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567023" calcext:value-type="float">
            <text:p>2567023</text:p>
          </table:table-cell>
          <table:table-cell/>
          <table:table-cell office:value-type="float" office:value="2535483" calcext:value-type="float">
            <text:p>2535483</text:p>
          </table:table-cell>
          <table:table-cell/>
          <table:table-cell office:value-type="float" office:value="4370953" calcext:value-type="float">
            <text:p>4370953</text:p>
          </table:table-cell>
          <table:table-cell/>
          <table:table-cell office:value-type="float" office:value="6583917" calcext:value-type="float">
            <text:p>6583917</text:p>
          </table:table-cell>
          <table:table-cell/>
          <table:table-cell office:value-type="float" office:value="8175560" calcext:value-type="float">
            <text:p>8175560</text:p>
          </table:table-cell>
          <table:table-cell/>
          <table:table-cell office:value-type="float" office:value="4647140" calcext:value-type="float">
            <text:p>4647140</text:p>
          </table:table-cell>
          <table:table-cell/>
          <table:table-cell office:value-type="float" office:value="3230839" calcext:value-type="float">
            <text:p>3230839</text:p>
          </table:table-cell>
          <table:table-cell table:number-columns-repeated="2"/>
          <table:table-cell office:value-type="float" office:value="6114525" calcext:value-type="float">
            <text:p>6114525</text:p>
          </table:table-cell>
          <table:table-cell table:number-columns-repeated="2"/>
          <table:table-cell office:value-type="float" office:value="9751799" calcext:value-type="float">
            <text:p>9751799</text:p>
          </table:table-cell>
          <table:table-cell/>
          <table:table-cell office:value-type="float" office:value="4524113" calcext:value-type="float">
            <text:p>4524113</text:p>
          </table:table-cell>
          <table:table-cell/>
          <table:table-cell office:value-type="float" office:value="2304603" calcext:value-type="float">
            <text:p>2304603</text:p>
          </table:table-cell>
          <table:table-cell/>
          <table:table-cell office:value-type="float" office:value="3339426" calcext:value-type="float">
            <text:p>3339426</text:p>
          </table:table-cell>
          <table:table-cell/>
          <table:table-cell office:value-type="float" office:value="8154702" calcext:value-type="float">
            <text:p>8154702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582846" calcext:value-type="float">
            <text:p>2582846</text:p>
          </table:table-cell>
          <table:table-cell/>
          <table:table-cell office:value-type="float" office:value="2435966" calcext:value-type="float">
            <text:p>2435966</text:p>
          </table:table-cell>
          <table:table-cell/>
          <table:table-cell office:value-type="float" office:value="3360205" calcext:value-type="float">
            <text:p>3360205</text:p>
          </table:table-cell>
          <table:table-cell/>
          <table:table-cell office:value-type="float" office:value="6641904" calcext:value-type="float">
            <text:p>6641904</text:p>
          </table:table-cell>
          <table:table-cell/>
          <table:table-cell office:value-type="float" office:value="8235202" calcext:value-type="float">
            <text:p>8235202</text:p>
          </table:table-cell>
          <table:table-cell/>
          <table:table-cell office:value-type="float" office:value="4585165" calcext:value-type="float">
            <text:p>4585165</text:p>
          </table:table-cell>
          <table:table-cell/>
          <table:table-cell office:value-type="float" office:value="3895612" calcext:value-type="float">
            <text:p>3895612</text:p>
          </table:table-cell>
          <table:table-cell table:number-columns-repeated="2"/>
          <table:table-cell office:value-type="float" office:value="6148100" calcext:value-type="float">
            <text:p>6148100</text:p>
          </table:table-cell>
          <table:table-cell/>
          <table:table-cell office:value-type="float" office:value="10099529" calcext:value-type="float">
            <text:p>10099529</text:p>
          </table:table-cell>
          <table:table-cell/>
          <table:table-cell office:value-type="float" office:value="4541341" calcext:value-type="float">
            <text:p>4541341</text:p>
          </table:table-cell>
          <table:table-cell/>
          <table:table-cell office:value-type="float" office:value="2275905" calcext:value-type="float">
            <text:p>2275905</text:p>
          </table:table-cell>
          <table:table-cell/>
          <table:table-cell office:value-type="float" office:value="3225834" calcext:value-type="float">
            <text:p>3225834</text:p>
          </table:table-cell>
          <table:table-cell/>
          <table:table-cell office:value-type="float" office:value="8025420" calcext:value-type="float">
            <text:p>8025420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581621" calcext:value-type="float">
            <text:p>2581621</text:p>
          </table:table-cell>
          <table:table-cell/>
          <table:table-cell office:value-type="float" office:value="2428970" calcext:value-type="float">
            <text:p>2428970</text:p>
          </table:table-cell>
          <table:table-cell/>
          <table:table-cell office:value-type="float" office:value="3490140" calcext:value-type="float">
            <text:p>3490140</text:p>
          </table:table-cell>
          <table:table-cell/>
          <table:table-cell office:value-type="float" office:value="6550029" calcext:value-type="float">
            <text:p>6550029</text:p>
          </table:table-cell>
          <table:table-cell/>
          <table:table-cell office:value-type="float" office:value="7986364" calcext:value-type="float">
            <text:p>7986364</text:p>
          </table:table-cell>
          <table:table-cell/>
          <table:table-cell office:value-type="float" office:value="4521583" calcext:value-type="float">
            <text:p>4521583</text:p>
          </table:table-cell>
          <table:table-cell/>
          <table:table-cell office:value-type="float" office:value="3525910" calcext:value-type="float">
            <text:p>3525910</text:p>
          </table:table-cell>
          <table:table-cell table:number-columns-repeated="2"/>
          <table:table-cell office:value-type="float" office:value="6059196" calcext:value-type="float">
            <text:p>6059196</text:p>
          </table:table-cell>
          <table:table-cell/>
          <table:table-cell office:value-type="float" office:value="10089520" calcext:value-type="float">
            <text:p>10089520</text:p>
          </table:table-cell>
          <table:table-cell/>
          <table:table-cell office:value-type="float" office:value="4413057" calcext:value-type="float">
            <text:p>4413057</text:p>
          </table:table-cell>
          <table:table-cell/>
          <table:table-cell office:value-type="float" office:value="2328094" calcext:value-type="float">
            <text:p>2328094</text:p>
          </table:table-cell>
          <table:table-cell/>
          <table:table-cell office:value-type="float" office:value="3765791" calcext:value-type="float">
            <text:p>3765791</text:p>
          </table:table-cell>
          <table:table-cell/>
          <table:table-cell office:value-type="float" office:value="8266407" calcext:value-type="float">
            <text:p>8266407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523044" calcext:value-type="float">
            <text:p>2523044</text:p>
          </table:table-cell>
          <table:table-cell/>
          <table:table-cell office:value-type="float" office:value="2365703" calcext:value-type="float">
            <text:p>2365703</text:p>
          </table:table-cell>
          <table:table-cell/>
          <table:table-cell office:value-type="float" office:value="3549587" calcext:value-type="float">
            <text:p>3549587</text:p>
          </table:table-cell>
          <table:table-cell/>
          <table:table-cell office:value-type="float" office:value="6561834" calcext:value-type="float">
            <text:p>6561834</text:p>
          </table:table-cell>
          <table:table-cell/>
          <table:table-cell office:value-type="float" office:value="8065925" calcext:value-type="float">
            <text:p>8065925</text:p>
          </table:table-cell>
          <table:table-cell/>
          <table:table-cell office:value-type="float" office:value="4504651" calcext:value-type="float">
            <text:p>4504651</text:p>
          </table:table-cell>
          <table:table-cell/>
          <table:table-cell office:value-type="float" office:value="3480683" calcext:value-type="float">
            <text:p>3480683</text:p>
          </table:table-cell>
          <table:table-cell table:number-columns-repeated="2"/>
          <table:table-cell office:value-type="float" office:value="6052725" calcext:value-type="float">
            <text:p>6052725</text:p>
          </table:table-cell>
          <table:table-cell/>
          <table:table-cell office:value-type="float" office:value="10077867" calcext:value-type="float">
            <text:p>10077867</text:p>
          </table:table-cell>
          <table:table-cell/>
          <table:table-cell office:value-type="float" office:value="3767391" calcext:value-type="float">
            <text:p>3767391</text:p>
          </table:table-cell>
          <table:table-cell/>
          <table:table-cell office:value-type="float" office:value="2405830" calcext:value-type="float">
            <text:p>2405830</text:p>
          </table:table-cell>
          <table:table-cell/>
          <table:table-cell office:value-type="float" office:value="3299224" calcext:value-type="float">
            <text:p>3299224</text:p>
          </table:table-cell>
          <table:table-cell/>
          <table:table-cell office:value-type="float" office:value="7717841" calcext:value-type="float">
            <text:p>7717841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608344" calcext:value-type="float">
            <text:p>1608344</text:p>
          </table:table-cell>
          <table:table-cell/>
          <table:table-cell office:value-type="float" office:value="2394711" calcext:value-type="float">
            <text:p>2394711</text:p>
          </table:table-cell>
          <table:table-cell/>
          <table:table-cell office:value-type="float" office:value="7863112" calcext:value-type="float">
            <text:p>7863112</text:p>
          </table:table-cell>
          <table:table-cell/>
          <table:table-cell office:value-type="float" office:value="7753981" calcext:value-type="float">
            <text:p>7753981</text:p>
          </table:table-cell>
          <table:table-cell/>
          <table:table-cell office:value-type="float" office:value="9409469" calcext:value-type="float">
            <text:p>9409469</text:p>
          </table:table-cell>
          <table:table-cell/>
          <table:table-cell office:value-type="float" office:value="4321680" calcext:value-type="float">
            <text:p>4321680</text:p>
          </table:table-cell>
          <table:table-cell/>
          <table:table-cell office:value-type="float" office:value="3655101" calcext:value-type="float">
            <text:p>3655101</text:p>
          </table:table-cell>
          <table:table-cell table:number-columns-repeated="2"/>
          <table:table-cell office:value-type="float" office:value="5111021" calcext:value-type="float">
            <text:p>5111021</text:p>
          </table:table-cell>
          <table:table-cell table:number-columns-repeated="2"/>
          <table:table-cell office:value-type="float" office:value="9250662" calcext:value-type="float">
            <text:p>9250662</text:p>
          </table:table-cell>
          <table:table-cell/>
          <table:table-cell office:value-type="float" office:value="3147670" calcext:value-type="float">
            <text:p>3147670</text:p>
          </table:table-cell>
          <table:table-cell/>
          <table:table-cell office:value-type="float" office:value="1976416" calcext:value-type="float">
            <text:p>1976416</text:p>
          </table:table-cell>
          <table:table-cell/>
          <table:table-cell office:value-type="float" office:value="3876958" calcext:value-type="float">
            <text:p>3876958</text:p>
          </table:table-cell>
          <table:table-cell/>
          <table:table-cell office:value-type="float" office:value="8323604" calcext:value-type="float">
            <text:p>832360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219972" calcext:value-type="float">
            <text:p>2219972</text:p>
          </table:table-cell>
          <table:table-cell/>
          <table:table-cell office:value-type="float" office:value="2245314" calcext:value-type="float">
            <text:p>2245314</text:p>
          </table:table-cell>
          <table:table-cell/>
          <table:table-cell office:value-type="float" office:value="3455545" calcext:value-type="float">
            <text:p>3455545</text:p>
          </table:table-cell>
          <table:table-cell/>
          <table:table-cell office:value-type="float" office:value="5846985" calcext:value-type="float">
            <text:p>5846985</text:p>
          </table:table-cell>
          <table:table-cell/>
          <table:table-cell office:value-type="float" office:value="6943833" calcext:value-type="float">
            <text:p>6943833</text:p>
          </table:table-cell>
          <table:table-cell/>
          <table:table-cell office:value-type="float" office:value="3691945" calcext:value-type="float">
            <text:p>3691945</text:p>
          </table:table-cell>
          <table:table-cell/>
          <table:table-cell office:value-type="float" office:value="3208701" calcext:value-type="float">
            <text:p>3208701</text:p>
          </table:table-cell>
          <table:table-cell table:number-columns-repeated="2"/>
          <table:table-cell office:value-type="float" office:value="3897821" calcext:value-type="float">
            <text:p>3897821</text:p>
          </table:table-cell>
          <table:table-cell table:number-columns-repeated="2"/>
          <table:table-cell office:value-type="float" office:value="7406033" calcext:value-type="float">
            <text:p>7406033</text:p>
          </table:table-cell>
          <table:table-cell/>
          <table:table-cell office:value-type="float" office:value="3158521" calcext:value-type="float">
            <text:p>3158521</text:p>
          </table:table-cell>
          <table:table-cell/>
          <table:table-cell office:value-type="float" office:value="2005845" calcext:value-type="float">
            <text:p>2005845</text:p>
          </table:table-cell>
          <table:table-cell/>
          <table:table-cell office:value-type="float" office:value="3198285" calcext:value-type="float">
            <text:p>3198285</text:p>
          </table:table-cell>
          <table:table-cell/>
          <table:table-cell office:value-type="float" office:value="7042751" calcext:value-type="float">
            <text:p>7042751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241807" calcext:value-type="float">
            <text:p>2241807</text:p>
          </table:table-cell>
          <table:table-cell/>
          <table:table-cell office:value-type="float" office:value="2245149" calcext:value-type="float">
            <text:p>2245149</text:p>
          </table:table-cell>
          <table:table-cell/>
          <table:table-cell office:value-type="float" office:value="3714144" calcext:value-type="float">
            <text:p>3714144</text:p>
          </table:table-cell>
          <table:table-cell/>
          <table:table-cell office:value-type="float" office:value="5509524" calcext:value-type="float">
            <text:p>5509524</text:p>
          </table:table-cell>
          <table:table-cell/>
          <table:table-cell office:value-type="float" office:value="6404364" calcext:value-type="float">
            <text:p>6404364</text:p>
          </table:table-cell>
          <table:table-cell/>
          <table:table-cell office:value-type="float" office:value="3448089" calcext:value-type="float">
            <text:p>3448089</text:p>
          </table:table-cell>
          <table:table-cell/>
          <table:table-cell office:value-type="float" office:value="3121204" calcext:value-type="float">
            <text:p>3121204</text:p>
          </table:table-cell>
          <table:table-cell table:number-columns-repeated="2"/>
          <table:table-cell office:value-type="float" office:value="3673738" calcext:value-type="float">
            <text:p>3673738</text:p>
          </table:table-cell>
          <table:table-cell table:number-columns-repeated="2"/>
          <table:table-cell office:value-type="float" office:value="6892728" calcext:value-type="float">
            <text:p>6892728</text:p>
          </table:table-cell>
          <table:table-cell/>
          <table:table-cell office:value-type="float" office:value="3257507" calcext:value-type="float">
            <text:p>3257507</text:p>
          </table:table-cell>
          <table:table-cell/>
          <table:table-cell office:value-type="float" office:value="2143658" calcext:value-type="float">
            <text:p>2143658</text:p>
          </table:table-cell>
          <table:table-cell/>
          <table:table-cell office:value-type="float" office:value="3099139" calcext:value-type="float">
            <text:p>3099139</text:p>
          </table:table-cell>
          <table:table-cell/>
          <table:table-cell office:value-type="float" office:value="6568342" calcext:value-type="float">
            <text:p>6568342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765497" calcext:value-type="float">
            <text:p>2765497</text:p>
          </table:table-cell>
          <table:table-cell/>
          <table:table-cell office:value-type="float" office:value="3483824" calcext:value-type="float">
            <text:p>3483824</text:p>
          </table:table-cell>
          <table:table-cell/>
          <table:table-cell office:value-type="float" office:value="4648040" calcext:value-type="float">
            <text:p>4648040</text:p>
          </table:table-cell>
          <table:table-cell/>
          <table:table-cell office:value-type="float" office:value="6779709" calcext:value-type="float">
            <text:p>6779709</text:p>
          </table:table-cell>
          <table:table-cell/>
          <table:table-cell office:value-type="float" office:value="7952676" calcext:value-type="float">
            <text:p>7952676</text:p>
          </table:table-cell>
          <table:table-cell/>
          <table:table-cell office:value-type="float" office:value="4544961" calcext:value-type="float">
            <text:p>4544961</text:p>
          </table:table-cell>
          <table:table-cell/>
          <table:table-cell office:value-type="float" office:value="4670052" calcext:value-type="float">
            <text:p>4670052</text:p>
          </table:table-cell>
          <table:table-cell table:number-columns-repeated="2"/>
          <table:table-cell office:value-type="float" office:value="6969529" calcext:value-type="float">
            <text:p>6969529</text:p>
          </table:table-cell>
          <table:table-cell table:number-columns-repeated="2"/>
          <table:table-cell office:value-type="float" office:value="9937937" calcext:value-type="float">
            <text:p>9937937</text:p>
          </table:table-cell>
          <table:table-cell/>
          <table:table-cell office:value-type="float" office:value="4668129" calcext:value-type="float">
            <text:p>4668129</text:p>
          </table:table-cell>
          <table:table-cell/>
          <table:table-cell office:value-type="float" office:value="3249831" calcext:value-type="float">
            <text:p>3249831</text:p>
          </table:table-cell>
          <table:table-cell/>
          <table:table-cell office:value-type="float" office:value="5107028" calcext:value-type="float">
            <text:p>5107028</text:p>
          </table:table-cell>
          <table:table-cell/>
          <table:table-cell office:value-type="float" office:value="8840379" calcext:value-type="float">
            <text:p>8840379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877980" calcext:value-type="float">
            <text:p>2877980</text:p>
          </table:table-cell>
          <table:table-cell/>
          <table:table-cell office:value-type="float" office:value="3421083" calcext:value-type="float">
            <text:p>3421083</text:p>
          </table:table-cell>
          <table:table-cell/>
          <table:table-cell office:value-type="float" office:value="4914593" calcext:value-type="float">
            <text:p>4914593</text:p>
          </table:table-cell>
          <table:table-cell/>
          <table:table-cell office:value-type="float" office:value="5702127" calcext:value-type="float">
            <text:p>5702127</text:p>
          </table:table-cell>
          <table:table-cell/>
          <table:table-cell office:value-type="float" office:value="8214824" calcext:value-type="float">
            <text:p>8214824</text:p>
          </table:table-cell>
          <table:table-cell/>
          <table:table-cell office:value-type="float" office:value="4716771" calcext:value-type="float">
            <text:p>4716771</text:p>
          </table:table-cell>
          <table:table-cell/>
          <table:table-cell office:value-type="float" office:value="4698349" calcext:value-type="float">
            <text:p>4698349</text:p>
          </table:table-cell>
          <table:table-cell table:number-columns-repeated="2"/>
          <table:table-cell office:value-type="float" office:value="6913784" calcext:value-type="float">
            <text:p>6913784</text:p>
          </table:table-cell>
          <table:table-cell/>
          <table:table-cell office:value-type="float" office:value="10266808" calcext:value-type="float">
            <text:p>10266808</text:p>
          </table:table-cell>
          <table:table-cell/>
          <table:table-cell office:value-type="float" office:value="4700278" calcext:value-type="float">
            <text:p>4700278</text:p>
          </table:table-cell>
          <table:table-cell/>
          <table:table-cell office:value-type="float" office:value="3223723" calcext:value-type="float">
            <text:p>3223723</text:p>
          </table:table-cell>
          <table:table-cell/>
          <table:table-cell office:value-type="float" office:value="4940608" calcext:value-type="float">
            <text:p>4940608</text:p>
          </table:table-cell>
          <table:table-cell/>
          <table:table-cell office:value-type="float" office:value="8659085" calcext:value-type="float">
            <text:p>8659085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885684" calcext:value-type="float">
            <text:p>2885684</text:p>
          </table:table-cell>
          <table:table-cell/>
          <table:table-cell office:value-type="float" office:value="3365829" calcext:value-type="float">
            <text:p>3365829</text:p>
          </table:table-cell>
          <table:table-cell/>
          <table:table-cell office:value-type="float" office:value="4591269" calcext:value-type="float">
            <text:p>4591269</text:p>
          </table:table-cell>
          <table:table-cell/>
          <table:table-cell office:value-type="float" office:value="6564765" calcext:value-type="float">
            <text:p>6564765</text:p>
          </table:table-cell>
          <table:table-cell/>
          <table:table-cell office:value-type="float" office:value="7950261" calcext:value-type="float">
            <text:p>7950261</text:p>
          </table:table-cell>
          <table:table-cell/>
          <table:table-cell office:value-type="float" office:value="4747689" calcext:value-type="float">
            <text:p>4747689</text:p>
          </table:table-cell>
          <table:table-cell/>
          <table:table-cell office:value-type="float" office:value="4540231" calcext:value-type="float">
            <text:p>4540231</text:p>
          </table:table-cell>
          <table:table-cell table:number-columns-repeated="2"/>
          <table:table-cell office:value-type="float" office:value="6630521" calcext:value-type="float">
            <text:p>6630521</text:p>
          </table:table-cell>
          <table:table-cell table:number-columns-repeated="2"/>
          <table:table-cell office:value-type="float" office:value="9879981" calcext:value-type="float">
            <text:p>9879981</text:p>
          </table:table-cell>
          <table:table-cell/>
          <table:table-cell office:value-type="float" office:value="4620266" calcext:value-type="float">
            <text:p>4620266</text:p>
          </table:table-cell>
          <table:table-cell/>
          <table:table-cell office:value-type="float" office:value="3210114" calcext:value-type="float">
            <text:p>3210114</text:p>
          </table:table-cell>
          <table:table-cell/>
          <table:table-cell office:value-type="float" office:value="4473600" calcext:value-type="float">
            <text:p>4473600</text:p>
          </table:table-cell>
          <table:table-cell/>
          <table:table-cell office:value-type="float" office:value="8075689" calcext:value-type="float">
            <text:p>8075689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865805" calcext:value-type="float">
            <text:p>2865805</text:p>
          </table:table-cell>
          <table:table-cell/>
          <table:table-cell office:value-type="float" office:value="3358150" calcext:value-type="float">
            <text:p>3358150</text:p>
          </table:table-cell>
          <table:table-cell/>
          <table:table-cell office:value-type="float" office:value="4593282" calcext:value-type="float">
            <text:p>4593282</text:p>
          </table:table-cell>
          <table:table-cell/>
          <table:table-cell office:value-type="float" office:value="6496306" calcext:value-type="float">
            <text:p>6496306</text:p>
          </table:table-cell>
          <table:table-cell/>
          <table:table-cell office:value-type="float" office:value="8005134" calcext:value-type="float">
            <text:p>8005134</text:p>
          </table:table-cell>
          <table:table-cell/>
          <table:table-cell office:value-type="float" office:value="4766583" calcext:value-type="float">
            <text:p>4766583</text:p>
          </table:table-cell>
          <table:table-cell/>
          <table:table-cell office:value-type="float" office:value="4825915" calcext:value-type="float">
            <text:p>4825915</text:p>
          </table:table-cell>
          <table:table-cell table:number-columns-repeated="2"/>
          <table:table-cell office:value-type="float" office:value="6597143" calcext:value-type="float">
            <text:p>6597143</text:p>
          </table:table-cell>
          <table:table-cell table:number-columns-repeated="2"/>
          <table:table-cell office:value-type="float" office:value="7012960" calcext:value-type="float">
            <text:p>7012960</text:p>
          </table:table-cell>
          <table:table-cell/>
          <table:table-cell office:value-type="float" office:value="4419901" calcext:value-type="float">
            <text:p>4419901</text:p>
          </table:table-cell>
          <table:table-cell/>
          <table:table-cell office:value-type="float" office:value="3205836" calcext:value-type="float">
            <text:p>3205836</text:p>
          </table:table-cell>
          <table:table-cell/>
          <table:table-cell office:value-type="float" office:value="4557829" calcext:value-type="float">
            <text:p>4557829</text:p>
          </table:table-cell>
          <table:table-cell/>
          <table:table-cell office:value-type="float" office:value="8236547" calcext:value-type="float">
            <text:p>8236547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911003" calcext:value-type="float">
            <text:p>2911003</text:p>
          </table:table-cell>
          <table:table-cell/>
          <table:table-cell office:value-type="float" office:value="3368510" calcext:value-type="float">
            <text:p>3368510</text:p>
          </table:table-cell>
          <table:table-cell/>
          <table:table-cell office:value-type="float" office:value="4667237" calcext:value-type="float">
            <text:p>4667237</text:p>
          </table:table-cell>
          <table:table-cell/>
          <table:table-cell office:value-type="float" office:value="6738904" calcext:value-type="float">
            <text:p>6738904</text:p>
          </table:table-cell>
          <table:table-cell/>
          <table:table-cell office:value-type="float" office:value="8386189" calcext:value-type="float">
            <text:p>8386189</text:p>
          </table:table-cell>
          <table:table-cell/>
          <table:table-cell office:value-type="float" office:value="4928914" calcext:value-type="float">
            <text:p>4928914</text:p>
          </table:table-cell>
          <table:table-cell/>
          <table:table-cell office:value-type="float" office:value="4779554" calcext:value-type="float">
            <text:p>4779554</text:p>
          </table:table-cell>
          <table:table-cell table:number-columns-repeated="2"/>
          <table:table-cell office:value-type="float" office:value="6621976" calcext:value-type="float">
            <text:p>6621976</text:p>
          </table:table-cell>
          <table:table-cell/>
          <table:table-cell office:value-type="float" office:value="10333192" calcext:value-type="float">
            <text:p>10333192</text:p>
          </table:table-cell>
          <table:table-cell/>
          <table:table-cell office:value-type="float" office:value="4636769" calcext:value-type="float">
            <text:p>4636769</text:p>
          </table:table-cell>
          <table:table-cell/>
          <table:table-cell office:value-type="float" office:value="3088595" calcext:value-type="float">
            <text:p>3088595</text:p>
          </table:table-cell>
          <table:table-cell/>
          <table:table-cell office:value-type="float" office:value="4673049" calcext:value-type="float">
            <text:p>4673049</text:p>
          </table:table-cell>
          <table:table-cell/>
          <table:table-cell office:value-type="float" office:value="8361063" calcext:value-type="float">
            <text:p>8361063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793994" calcext:value-type="float">
            <text:p>2793994</text:p>
          </table:table-cell>
          <table:table-cell/>
          <table:table-cell office:value-type="float" office:value="3257099" calcext:value-type="float">
            <text:p>3257099</text:p>
          </table:table-cell>
          <table:table-cell/>
          <table:table-cell office:value-type="float" office:value="4642015" calcext:value-type="float">
            <text:p>4642015</text:p>
          </table:table-cell>
          <table:table-cell/>
          <table:table-cell office:value-type="float" office:value="6555411" calcext:value-type="float">
            <text:p>6555411</text:p>
          </table:table-cell>
          <table:table-cell/>
          <table:table-cell office:value-type="float" office:value="7947847" calcext:value-type="float">
            <text:p>7947847</text:p>
          </table:table-cell>
          <table:table-cell/>
          <table:table-cell office:value-type="float" office:value="4639724" calcext:value-type="float">
            <text:p>4639724</text:p>
          </table:table-cell>
          <table:table-cell/>
          <table:table-cell office:value-type="float" office:value="4804260" calcext:value-type="float">
            <text:p>4804260</text:p>
          </table:table-cell>
          <table:table-cell table:number-columns-repeated="2"/>
          <table:table-cell office:value-type="float" office:value="6580757" calcext:value-type="float">
            <text:p>6580757</text:p>
          </table:table-cell>
          <table:table-cell table:number-columns-repeated="2"/>
          <table:table-cell office:value-type="float" office:value="9904189" calcext:value-type="float">
            <text:p>9904189</text:p>
          </table:table-cell>
          <table:table-cell/>
          <table:table-cell office:value-type="float" office:value="4093310" calcext:value-type="float">
            <text:p>4093310</text:p>
          </table:table-cell>
          <table:table-cell/>
          <table:table-cell office:value-type="float" office:value="2912453" calcext:value-type="float">
            <text:p>2912453</text:p>
          </table:table-cell>
          <table:table-cell/>
          <table:table-cell office:value-type="float" office:value="4672473" calcext:value-type="float">
            <text:p>4672473</text:p>
          </table:table-cell>
          <table:table-cell/>
          <table:table-cell office:value-type="float" office:value="8210714" calcext:value-type="float">
            <text:p>821071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389885" calcext:value-type="float">
            <text:p>2389885</text:p>
          </table:table-cell>
          <table:table-cell/>
          <table:table-cell office:value-type="float" office:value="3051979" calcext:value-type="float">
            <text:p>3051979</text:p>
          </table:table-cell>
          <table:table-cell/>
          <table:table-cell office:value-type="float" office:value="4684657" calcext:value-type="float">
            <text:p>4684657</text:p>
          </table:table-cell>
          <table:table-cell/>
          <table:table-cell office:value-type="float" office:value="6903973" calcext:value-type="float">
            <text:p>6903973</text:p>
          </table:table-cell>
          <table:table-cell/>
          <table:table-cell office:value-type="float" office:value="8045434" calcext:value-type="float">
            <text:p>8045434</text:p>
          </table:table-cell>
          <table:table-cell/>
          <table:table-cell office:value-type="float" office:value="4139933" calcext:value-type="float">
            <text:p>4139933</text:p>
          </table:table-cell>
          <table:table-cell/>
          <table:table-cell office:value-type="float" office:value="9674557" calcext:value-type="float">
            <text:p>9674557</text:p>
          </table:table-cell>
          <table:table-cell table:number-columns-repeated="2"/>
          <table:table-cell office:value-type="float" office:value="5340836" calcext:value-type="float">
            <text:p>5340836</text:p>
          </table:table-cell>
          <table:table-cell table:number-columns-repeated="2"/>
          <table:table-cell office:value-type="float" office:value="9514160" calcext:value-type="float">
            <text:p>9514160</text:p>
          </table:table-cell>
          <table:table-cell/>
          <table:table-cell office:value-type="float" office:value="2890554" calcext:value-type="float">
            <text:p>2890554</text:p>
          </table:table-cell>
          <table:table-cell/>
          <table:table-cell office:value-type="float" office:value="2598938" calcext:value-type="float">
            <text:p>2598938</text:p>
          </table:table-cell>
          <table:table-cell/>
          <table:table-cell office:value-type="float" office:value="7330282" calcext:value-type="float">
            <text:p>7330282</text:p>
          </table:table-cell>
          <table:table-cell/>
          <table:table-cell office:value-type="float" office:value="7717831" calcext:value-type="float">
            <text:p>7717831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990369" calcext:value-type="float">
            <text:p>1990369</text:p>
          </table:table-cell>
          <table:table-cell/>
          <table:table-cell office:value-type="float" office:value="3576405" calcext:value-type="float">
            <text:p>3576405</text:p>
          </table:table-cell>
          <table:table-cell/>
          <table:table-cell office:value-type="float" office:value="7955610" calcext:value-type="float">
            <text:p>7955610</text:p>
          </table:table-cell>
          <table:table-cell/>
          <table:table-cell office:value-type="float" office:value="5723915" calcext:value-type="float">
            <text:p>5723915</text:p>
          </table:table-cell>
          <table:table-cell/>
          <table:table-cell office:value-type="float" office:value="7212853" calcext:value-type="float">
            <text:p>7212853</text:p>
          </table:table-cell>
          <table:table-cell/>
          <table:table-cell office:value-type="float" office:value="4059083" calcext:value-type="float">
            <text:p>4059083</text:p>
          </table:table-cell>
          <table:table-cell/>
          <table:table-cell office:value-type="float" office:value="4797468" calcext:value-type="float">
            <text:p>4797468</text:p>
          </table:table-cell>
          <table:table-cell table:number-columns-repeated="2"/>
          <table:table-cell office:value-type="float" office:value="4492922" calcext:value-type="float">
            <text:p>4492922</text:p>
          </table:table-cell>
          <table:table-cell table:number-columns-repeated="2"/>
          <table:table-cell office:value-type="float" office:value="8188700" calcext:value-type="float">
            <text:p>8188700</text:p>
          </table:table-cell>
          <table:table-cell/>
          <table:table-cell office:value-type="float" office:value="3470354" calcext:value-type="float">
            <text:p>3470354</text:p>
          </table:table-cell>
          <table:table-cell/>
          <table:table-cell office:value-type="float" office:value="2942137" calcext:value-type="float">
            <text:p>2942137</text:p>
          </table:table-cell>
          <table:table-cell/>
          <table:table-cell office:value-type="float" office:value="7990764" calcext:value-type="float">
            <text:p>7990764</text:p>
          </table:table-cell>
          <table:table-cell/>
          <table:table-cell office:value-type="float" office:value="7837374" calcext:value-type="float">
            <text:p>783737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908931" calcext:value-type="float">
            <text:p>1908931</text:p>
          </table:table-cell>
          <table:table-cell/>
          <table:table-cell office:value-type="float" office:value="4139403" calcext:value-type="float">
            <text:p>4139403</text:p>
          </table:table-cell>
          <table:table-cell/>
          <table:table-cell office:value-type="float" office:value="8016398" calcext:value-type="float">
            <text:p>8016398</text:p>
          </table:table-cell>
          <table:table-cell/>
          <table:table-cell office:value-type="float" office:value="6296675" calcext:value-type="float">
            <text:p>6296675</text:p>
          </table:table-cell>
          <table:table-cell/>
          <table:table-cell office:value-type="float" office:value="7505464" calcext:value-type="float">
            <text:p>7505464</text:p>
          </table:table-cell>
          <table:table-cell/>
          <table:table-cell office:value-type="float" office:value="4190822" calcext:value-type="float">
            <text:p>4190822</text:p>
          </table:table-cell>
          <table:table-cell/>
          <table:table-cell office:value-type="float" office:value="8365070" calcext:value-type="float">
            <text:p>8365070</text:p>
          </table:table-cell>
          <table:table-cell table:number-columns-repeated="2"/>
          <table:table-cell office:value-type="float" office:value="4431409" calcext:value-type="float">
            <text:p>4431409</text:p>
          </table:table-cell>
          <table:table-cell table:number-columns-repeated="2"/>
          <table:table-cell office:value-type="float" office:value="7776456" calcext:value-type="float">
            <text:p>7776456</text:p>
          </table:table-cell>
          <table:table-cell/>
          <table:table-cell office:value-type="float" office:value="3665114" calcext:value-type="float">
            <text:p>3665114</text:p>
          </table:table-cell>
          <table:table-cell/>
          <table:table-cell office:value-type="float" office:value="2992782" calcext:value-type="float">
            <text:p>2992782</text:p>
          </table:table-cell>
          <table:table-cell/>
          <table:table-cell office:value-type="float" office:value="5930297" calcext:value-type="float">
            <text:p>5930297</text:p>
          </table:table-cell>
          <table:table-cell/>
          <table:table-cell office:value-type="float" office:value="6773361" calcext:value-type="float">
            <text:p>6773361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730071" calcext:value-type="float">
            <text:p>2730071</text:p>
          </table:table-cell>
          <table:table-cell/>
          <table:table-cell office:value-type="float" office:value="6246359" calcext:value-type="float">
            <text:p>6246359</text:p>
          </table:table-cell>
          <table:table-cell office:value-type="float" office:value="10301958" calcext:value-type="float">
            <text:p>10301958</text:p>
          </table:table-cell>
          <table:table-cell/>
          <table:table-cell office:value-type="float" office:value="8102851" calcext:value-type="float">
            <text:p>8102851</text:p>
          </table:table-cell>
          <table:table-cell/>
          <table:table-cell office:value-type="float" office:value="9500916" calcext:value-type="float">
            <text:p>9500916</text:p>
          </table:table-cell>
          <table:table-cell/>
          <table:table-cell office:value-type="float" office:value="5161338" calcext:value-type="float">
            <text:p>5161338</text:p>
          </table:table-cell>
          <table:table-cell office:value-type="float" office:value="11052767" calcext:value-type="float">
            <text:p>11052767</text:p>
          </table:table-cell>
          <table:table-cell table:number-columns-repeated="2"/>
          <table:table-cell office:value-type="float" office:value="9047586" calcext:value-type="float">
            <text:p>9047586</text:p>
          </table:table-cell>
          <table:table-cell/>
          <table:table-cell office:value-type="float" office:value="11097445" calcext:value-type="float">
            <text:p>11097445</text:p>
          </table:table-cell>
          <table:table-cell/>
          <table:table-cell office:value-type="float" office:value="4831215" calcext:value-type="float">
            <text:p>4831215</text:p>
          </table:table-cell>
          <table:table-cell/>
          <table:table-cell office:value-type="float" office:value="4504350" calcext:value-type="float">
            <text:p>4504350</text:p>
          </table:table-cell>
          <table:table-cell/>
          <table:table-cell office:value-type="float" office:value="6444915" calcext:value-type="float">
            <text:p>6444915</text:p>
          </table:table-cell>
          <table:table-cell/>
          <table:table-cell office:value-type="float" office:value="9393689" calcext:value-type="float">
            <text:p>9393689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3061769" calcext:value-type="float">
            <text:p>3061769</text:p>
          </table:table-cell>
          <table:table-cell/>
          <table:table-cell office:value-type="float" office:value="4484308" calcext:value-type="float">
            <text:p>4484308</text:p>
          </table:table-cell>
          <table:table-cell/>
          <table:table-cell office:value-type="float" office:value="6257165" calcext:value-type="float">
            <text:p>6257165</text:p>
          </table:table-cell>
          <table:table-cell/>
          <table:table-cell office:value-type="float" office:value="7417460" calcext:value-type="float">
            <text:p>7417460</text:p>
          </table:table-cell>
          <table:table-cell/>
          <table:table-cell office:value-type="float" office:value="8745133" calcext:value-type="float">
            <text:p>8745133</text:p>
          </table:table-cell>
          <table:table-cell/>
          <table:table-cell office:value-type="float" office:value="5225160" calcext:value-type="float">
            <text:p>5225160</text:p>
          </table:table-cell>
          <table:table-cell/>
          <table:table-cell office:value-type="float" office:value="6291267" calcext:value-type="float">
            <text:p>6291267</text:p>
          </table:table-cell>
          <table:table-cell table:number-columns-repeated="2"/>
          <table:table-cell office:value-type="float" office:value="8011836" calcext:value-type="float">
            <text:p>8011836</text:p>
          </table:table-cell>
          <table:table-cell/>
          <table:table-cell office:value-type="float" office:value="10264451" calcext:value-type="float">
            <text:p>10264451</text:p>
          </table:table-cell>
          <table:table-cell/>
          <table:table-cell office:value-type="float" office:value="5001943" calcext:value-type="float">
            <text:p>5001943</text:p>
          </table:table-cell>
          <table:table-cell/>
          <table:table-cell office:value-type="float" office:value="4178191" calcext:value-type="float">
            <text:p>4178191</text:p>
          </table:table-cell>
          <table:table-cell/>
          <table:table-cell office:value-type="float" office:value="6196442" calcext:value-type="float">
            <text:p>6196442</text:p>
          </table:table-cell>
          <table:table-cell/>
          <table:table-cell office:value-type="float" office:value="8646617" calcext:value-type="float">
            <text:p>8646617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964039" calcext:value-type="float">
            <text:p>2964039</text:p>
          </table:table-cell>
          <table:table-cell/>
          <table:table-cell office:value-type="float" office:value="4399121" calcext:value-type="float">
            <text:p>4399121</text:p>
          </table:table-cell>
          <table:table-cell/>
          <table:table-cell office:value-type="float" office:value="5944385" calcext:value-type="float">
            <text:p>5944385</text:p>
          </table:table-cell>
          <table:table-cell/>
          <table:table-cell office:value-type="float" office:value="6544112" calcext:value-type="float">
            <text:p>6544112</text:p>
          </table:table-cell>
          <table:table-cell/>
          <table:table-cell office:value-type="float" office:value="7790887" calcext:value-type="float">
            <text:p>7790887</text:p>
          </table:table-cell>
          <table:table-cell/>
          <table:table-cell office:value-type="float" office:value="4984155" calcext:value-type="float">
            <text:p>4984155</text:p>
          </table:table-cell>
          <table:table-cell/>
          <table:table-cell office:value-type="float" office:value="5898227" calcext:value-type="float">
            <text:p>5898227</text:p>
          </table:table-cell>
          <table:table-cell table:number-columns-repeated="2"/>
          <table:table-cell office:value-type="float" office:value="7451289" calcext:value-type="float">
            <text:p>7451289</text:p>
          </table:table-cell>
          <table:table-cell table:number-columns-repeated="2"/>
          <table:table-cell office:value-type="float" office:value="9631624" calcext:value-type="float">
            <text:p>9631624</text:p>
          </table:table-cell>
          <table:table-cell/>
          <table:table-cell office:value-type="float" office:value="5024228" calcext:value-type="float">
            <text:p>5024228</text:p>
          </table:table-cell>
          <table:table-cell/>
          <table:table-cell office:value-type="float" office:value="4124355" calcext:value-type="float">
            <text:p>4124355</text:p>
          </table:table-cell>
          <table:table-cell/>
          <table:table-cell office:value-type="float" office:value="5946185" calcext:value-type="float">
            <text:p>5946185</text:p>
          </table:table-cell>
          <table:table-cell/>
          <table:table-cell office:value-type="float" office:value="8302405" calcext:value-type="float">
            <text:p>8302405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3038400" calcext:value-type="float">
            <text:p>3038400</text:p>
          </table:table-cell>
          <table:table-cell/>
          <table:table-cell office:value-type="float" office:value="4216979" calcext:value-type="float">
            <text:p>4216979</text:p>
          </table:table-cell>
          <table:table-cell/>
          <table:table-cell office:value-type="float" office:value="5952076" calcext:value-type="float">
            <text:p>5952076</text:p>
          </table:table-cell>
          <table:table-cell/>
          <table:table-cell office:value-type="float" office:value="6750381" calcext:value-type="float">
            <text:p>6750381</text:p>
          </table:table-cell>
          <table:table-cell/>
          <table:table-cell office:value-type="float" office:value="8078145" calcext:value-type="float">
            <text:p>8078145</text:p>
          </table:table-cell>
          <table:table-cell/>
          <table:table-cell office:value-type="float" office:value="5107726" calcext:value-type="float">
            <text:p>5107726</text:p>
          </table:table-cell>
          <table:table-cell/>
          <table:table-cell office:value-type="float" office:value="6129377" calcext:value-type="float">
            <text:p>6129377</text:p>
          </table:table-cell>
          <table:table-cell table:number-columns-repeated="2"/>
          <table:table-cell office:value-type="float" office:value="7509355" calcext:value-type="float">
            <text:p>7509355</text:p>
          </table:table-cell>
          <table:table-cell table:number-columns-repeated="2"/>
          <table:table-cell office:value-type="float" office:value="9892996" calcext:value-type="float">
            <text:p>9892996</text:p>
          </table:table-cell>
          <table:table-cell/>
          <table:table-cell office:value-type="float" office:value="4881773" calcext:value-type="float">
            <text:p>4881773</text:p>
          </table:table-cell>
          <table:table-cell/>
          <table:table-cell office:value-type="float" office:value="4110770" calcext:value-type="float">
            <text:p>4110770</text:p>
          </table:table-cell>
          <table:table-cell/>
          <table:table-cell office:value-type="float" office:value="6092121" calcext:value-type="float">
            <text:p>6092121</text:p>
          </table:table-cell>
          <table:table-cell/>
          <table:table-cell office:value-type="float" office:value="8304756" calcext:value-type="float">
            <text:p>8304756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3031618" calcext:value-type="float">
            <text:p>3031618</text:p>
          </table:table-cell>
          <table:table-cell/>
          <table:table-cell office:value-type="float" office:value="4751308" calcext:value-type="float">
            <text:p>4751308</text:p>
          </table:table-cell>
          <table:table-cell/>
          <table:table-cell office:value-type="float" office:value="5790426" calcext:value-type="float">
            <text:p>5790426</text:p>
          </table:table-cell>
          <table:table-cell/>
          <table:table-cell office:value-type="float" office:value="6692223" calcext:value-type="float">
            <text:p>6692223</text:p>
          </table:table-cell>
          <table:table-cell/>
          <table:table-cell office:value-type="float" office:value="8198647" calcext:value-type="float">
            <text:p>8198647</text:p>
          </table:table-cell>
          <table:table-cell/>
          <table:table-cell office:value-type="float" office:value="5042592" calcext:value-type="float">
            <text:p>5042592</text:p>
          </table:table-cell>
          <table:table-cell/>
          <table:table-cell office:value-type="float" office:value="6179291" calcext:value-type="float">
            <text:p>6179291</text:p>
          </table:table-cell>
          <table:table-cell table:number-columns-repeated="2"/>
          <table:table-cell office:value-type="float" office:value="7483188" calcext:value-type="float">
            <text:p>7483188</text:p>
          </table:table-cell>
          <table:table-cell table:number-columns-repeated="2"/>
          <table:table-cell office:value-type="float" office:value="9902485" calcext:value-type="float">
            <text:p>9902485</text:p>
          </table:table-cell>
          <table:table-cell/>
          <table:table-cell office:value-type="float" office:value="4952277" calcext:value-type="float">
            <text:p>4952277</text:p>
          </table:table-cell>
          <table:table-cell/>
          <table:table-cell office:value-type="float" office:value="3948992" calcext:value-type="float">
            <text:p>3948992</text:p>
          </table:table-cell>
          <table:table-cell/>
          <table:table-cell office:value-type="float" office:value="5879178" calcext:value-type="float">
            <text:p>5879178</text:p>
          </table:table-cell>
          <table:table-cell/>
          <table:table-cell office:value-type="float" office:value="8232409" calcext:value-type="float">
            <text:p>8232409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973687" calcext:value-type="float">
            <text:p>2973687</text:p>
          </table:table-cell>
          <table:table-cell/>
          <table:table-cell office:value-type="float" office:value="4270040" calcext:value-type="float">
            <text:p>4270040</text:p>
          </table:table-cell>
          <table:table-cell/>
          <table:table-cell office:value-type="float" office:value="6011154" calcext:value-type="float">
            <text:p>6011154</text:p>
          </table:table-cell>
          <table:table-cell/>
          <table:table-cell office:value-type="float" office:value="6886564" calcext:value-type="float">
            <text:p>6886564</text:p>
          </table:table-cell>
          <table:table-cell/>
          <table:table-cell office:value-type="float" office:value="8311348" calcext:value-type="float">
            <text:p>8311348</text:p>
          </table:table-cell>
          <table:table-cell/>
          <table:table-cell office:value-type="float" office:value="5118950" calcext:value-type="float">
            <text:p>5118950</text:p>
          </table:table-cell>
          <table:table-cell/>
          <table:table-cell office:value-type="float" office:value="6016811" calcext:value-type="float">
            <text:p>6016811</text:p>
          </table:table-cell>
          <table:table-cell table:number-columns-repeated="2"/>
          <table:table-cell office:value-type="float" office:value="7548381" calcext:value-type="float">
            <text:p>7548381</text:p>
          </table:table-cell>
          <table:table-cell/>
          <table:table-cell office:value-type="float" office:value="10092364" calcext:value-type="float">
            <text:p>10092364</text:p>
          </table:table-cell>
          <table:table-cell/>
          <table:table-cell office:value-type="float" office:value="4123025" calcext:value-type="float">
            <text:p>4123025</text:p>
          </table:table-cell>
          <table:table-cell/>
          <table:table-cell office:value-type="float" office:value="3427208" calcext:value-type="float">
            <text:p>3427208</text:p>
          </table:table-cell>
          <table:table-cell/>
          <table:table-cell office:value-type="float" office:value="5984684" calcext:value-type="float">
            <text:p>5984684</text:p>
          </table:table-cell>
          <table:table-cell/>
          <table:table-cell office:value-type="float" office:value="8338451" calcext:value-type="float">
            <text:p>8338451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477159" calcext:value-type="float">
            <text:p>2477159</text:p>
          </table:table-cell>
          <table:table-cell/>
          <table:table-cell office:value-type="float" office:value="3987531" calcext:value-type="float">
            <text:p>3987531</text:p>
          </table:table-cell>
          <table:table-cell/>
          <table:table-cell office:value-type="float" office:value="9500382" calcext:value-type="float">
            <text:p>9500382</text:p>
          </table:table-cell>
          <table:table-cell/>
          <table:table-cell office:value-type="float" office:value="7744517" calcext:value-type="float">
            <text:p>7744517</text:p>
          </table:table-cell>
          <table:table-cell/>
          <table:table-cell office:value-type="float" office:value="8616497" calcext:value-type="float">
            <text:p>8616497</text:p>
          </table:table-cell>
          <table:table-cell/>
          <table:table-cell office:value-type="float" office:value="4276892" calcext:value-type="float">
            <text:p>4276892</text:p>
          </table:table-cell>
          <table:table-cell/>
          <table:table-cell office:value-type="float" office:value="6020205" calcext:value-type="float">
            <text:p>6020205</text:p>
          </table:table-cell>
          <table:table-cell table:number-columns-repeated="2"/>
          <table:table-cell office:value-type="float" office:value="5590844" calcext:value-type="float">
            <text:p>5590844</text:p>
          </table:table-cell>
          <table:table-cell table:number-columns-repeated="2"/>
          <table:table-cell office:value-type="float" office:value="8724454" calcext:value-type="float">
            <text:p>8724454</text:p>
          </table:table-cell>
          <table:table-cell/>
          <table:table-cell office:value-type="float" office:value="3056577" calcext:value-type="float">
            <text:p>3056577</text:p>
          </table:table-cell>
          <table:table-cell/>
          <table:table-cell office:value-type="float" office:value="2589831" calcext:value-type="float">
            <text:p>2589831</text:p>
          </table:table-cell>
          <table:table-cell/>
          <table:table-cell office:value-type="float" office:value="5988171" calcext:value-type="float">
            <text:p>5988171</text:p>
          </table:table-cell>
          <table:table-cell/>
          <table:table-cell office:value-type="float" office:value="8052086" calcext:value-type="float">
            <text:p>8052086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268957" calcext:value-type="float">
            <text:p>2268957</text:p>
          </table:table-cell>
          <table:table-cell/>
          <table:table-cell office:value-type="float" office:value="3324253" calcext:value-type="float">
            <text:p>3324253</text:p>
          </table:table-cell>
          <table:table-cell/>
          <table:table-cell office:value-type="float" office:value="5670745" calcext:value-type="float">
            <text:p>5670745</text:p>
          </table:table-cell>
          <table:table-cell/>
          <table:table-cell office:value-type="float" office:value="5800093" calcext:value-type="float">
            <text:p>5800093</text:p>
          </table:table-cell>
          <table:table-cell/>
          <table:table-cell office:value-type="float" office:value="6670684" calcext:value-type="float">
            <text:p>6670684</text:p>
          </table:table-cell>
          <table:table-cell/>
          <table:table-cell office:value-type="float" office:value="3643036" calcext:value-type="float">
            <text:p>3643036</text:p>
          </table:table-cell>
          <table:table-cell/>
          <table:table-cell office:value-type="float" office:value="5505612" calcext:value-type="float">
            <text:p>5505612</text:p>
          </table:table-cell>
          <table:table-cell table:number-columns-repeated="2"/>
          <table:table-cell office:value-type="float" office:value="4208038" calcext:value-type="float">
            <text:p>4208038</text:p>
          </table:table-cell>
          <table:table-cell table:number-columns-repeated="2"/>
          <table:table-cell office:value-type="float" office:value="7423970" calcext:value-type="float">
            <text:p>7423970</text:p>
          </table:table-cell>
          <table:table-cell/>
          <table:table-cell office:value-type="float" office:value="2974970" calcext:value-type="float">
            <text:p>2974970</text:p>
          </table:table-cell>
          <table:table-cell/>
          <table:table-cell office:value-type="float" office:value="2671000" calcext:value-type="float">
            <text:p>2671000</text:p>
          </table:table-cell>
          <table:table-cell/>
          <table:table-cell office:value-type="float" office:value="5568700" calcext:value-type="float">
            <text:p>5568700</text:p>
          </table:table-cell>
          <table:table-cell/>
          <table:table-cell office:value-type="float" office:value="7258680" calcext:value-type="float">
            <text:p>7258680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231222" calcext:value-type="float">
            <text:p>2231222</text:p>
          </table:table-cell>
          <table:table-cell/>
          <table:table-cell office:value-type="float" office:value="3110781" calcext:value-type="float">
            <text:p>3110781</text:p>
          </table:table-cell>
          <table:table-cell/>
          <table:table-cell office:value-type="float" office:value="5431795" calcext:value-type="float">
            <text:p>5431795</text:p>
          </table:table-cell>
          <table:table-cell/>
          <table:table-cell office:value-type="float" office:value="5480516" calcext:value-type="float">
            <text:p>5480516</text:p>
          </table:table-cell>
          <table:table-cell/>
          <table:table-cell office:value-type="float" office:value="6425875" calcext:value-type="float">
            <text:p>6425875</text:p>
          </table:table-cell>
          <table:table-cell/>
          <table:table-cell office:value-type="float" office:value="3589147" calcext:value-type="float">
            <text:p>3589147</text:p>
          </table:table-cell>
          <table:table-cell/>
          <table:table-cell office:value-type="float" office:value="5245501" calcext:value-type="float">
            <text:p>5245501</text:p>
          </table:table-cell>
          <table:table-cell table:number-columns-repeated="2"/>
          <table:table-cell office:value-type="float" office:value="3667503" calcext:value-type="float">
            <text:p>3667503</text:p>
          </table:table-cell>
          <table:table-cell table:number-columns-repeated="2"/>
          <table:table-cell office:value-type="float" office:value="6667630" calcext:value-type="float">
            <text:p>6667630</text:p>
          </table:table-cell>
          <table:table-cell/>
          <table:table-cell office:value-type="float" office:value="2946726" calcext:value-type="float">
            <text:p>2946726</text:p>
          </table:table-cell>
          <table:table-cell/>
          <table:table-cell office:value-type="float" office:value="2618035" calcext:value-type="float">
            <text:p>2618035</text:p>
          </table:table-cell>
          <table:table-cell/>
          <table:table-cell office:value-type="float" office:value="5192611" calcext:value-type="float">
            <text:p>5192611</text:p>
          </table:table-cell>
          <table:table-cell/>
          <table:table-cell office:value-type="float" office:value="6464296" calcext:value-type="float">
            <text:p>6464296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3031776" calcext:value-type="float">
            <text:p>3031776</text:p>
          </table:table-cell>
          <table:table-cell/>
          <table:table-cell office:value-type="float" office:value="5238508" calcext:value-type="float">
            <text:p>5238508</text:p>
          </table:table-cell>
          <table:table-cell/>
          <table:table-cell office:value-type="float" office:value="7287049" calcext:value-type="float">
            <text:p>7287049</text:p>
          </table:table-cell>
          <table:table-cell/>
          <table:table-cell office:value-type="float" office:value="7045127" calcext:value-type="float">
            <text:p>7045127</text:p>
          </table:table-cell>
          <table:table-cell/>
          <table:table-cell office:value-type="float" office:value="7852619" calcext:value-type="float">
            <text:p>7852619</text:p>
          </table:table-cell>
          <table:table-cell/>
          <table:table-cell office:value-type="float" office:value="4904976" calcext:value-type="float">
            <text:p>4904976</text:p>
          </table:table-cell>
          <table:table-cell/>
          <table:table-cell office:value-type="float" office:value="7025826" calcext:value-type="float">
            <text:p>7025826</text:p>
          </table:table-cell>
          <table:table-cell table:number-columns-repeated="2"/>
          <table:table-cell office:value-type="float" office:value="8546819" calcext:value-type="float">
            <text:p>8546819</text:p>
          </table:table-cell>
          <table:table-cell table:number-columns-repeated="2"/>
          <table:table-cell office:value-type="float" office:value="7691006" calcext:value-type="float">
            <text:p>7691006</text:p>
          </table:table-cell>
          <table:table-cell/>
          <table:table-cell office:value-type="float" office:value="5255365" calcext:value-type="float">
            <text:p>5255365</text:p>
          </table:table-cell>
          <table:table-cell/>
          <table:table-cell office:value-type="float" office:value="4631356" calcext:value-type="float">
            <text:p>4631356</text:p>
          </table:table-cell>
          <table:table-cell/>
          <table:table-cell office:value-type="float" office:value="7271676" calcext:value-type="float">
            <text:p>7271676</text:p>
          </table:table-cell>
          <table:table-cell/>
          <table:table-cell office:value-type="float" office:value="8707144" calcext:value-type="float">
            <text:p>8707144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3036155" calcext:value-type="float">
            <text:p>3036155</text:p>
          </table:table-cell>
          <table:table-cell/>
          <table:table-cell office:value-type="float" office:value="5162524" calcext:value-type="float">
            <text:p>5162524</text:p>
          </table:table-cell>
          <table:table-cell/>
          <table:table-cell office:value-type="float" office:value="6974518" calcext:value-type="float">
            <text:p>6974518</text:p>
          </table:table-cell>
          <table:table-cell/>
          <table:table-cell office:value-type="float" office:value="6923257" calcext:value-type="float">
            <text:p>6923257</text:p>
          </table:table-cell>
          <table:table-cell/>
          <table:table-cell office:value-type="float" office:value="8067888" calcext:value-type="float">
            <text:p>8067888</text:p>
          </table:table-cell>
          <table:table-cell/>
          <table:table-cell office:value-type="float" office:value="5136825" calcext:value-type="float">
            <text:p>5136825</text:p>
          </table:table-cell>
          <table:table-cell/>
          <table:table-cell office:value-type="float" office:value="7007132" calcext:value-type="float">
            <text:p>7007132</text:p>
          </table:table-cell>
          <table:table-cell table:number-columns-repeated="2"/>
          <table:table-cell office:value-type="float" office:value="8763758" calcext:value-type="float">
            <text:p>8763758</text:p>
          </table:table-cell>
          <table:table-cell table:number-columns-repeated="2"/>
          <table:table-cell office:value-type="float" office:value="9280991" calcext:value-type="float">
            <text:p>9280991</text:p>
          </table:table-cell>
          <table:table-cell/>
          <table:table-cell office:value-type="float" office:value="5264468" calcext:value-type="float">
            <text:p>5264468</text:p>
          </table:table-cell>
          <table:table-cell/>
          <table:table-cell office:value-type="float" office:value="4810404" calcext:value-type="float">
            <text:p>4810404</text:p>
          </table:table-cell>
          <table:table-cell/>
          <table:table-cell office:value-type="float" office:value="7141334" calcext:value-type="float">
            <text:p>7141334</text:p>
          </table:table-cell>
          <table:table-cell/>
          <table:table-cell office:value-type="float" office:value="8525976" calcext:value-type="float">
            <text:p>8525976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3053662" calcext:value-type="float">
            <text:p>3053662</text:p>
          </table:table-cell>
          <table:table-cell/>
          <table:table-cell office:value-type="float" office:value="5258312" calcext:value-type="float">
            <text:p>5258312</text:p>
          </table:table-cell>
          <table:table-cell/>
          <table:table-cell office:value-type="float" office:value="6741346" calcext:value-type="float">
            <text:p>6741346</text:p>
          </table:table-cell>
          <table:table-cell/>
          <table:table-cell office:value-type="float" office:value="6681424" calcext:value-type="float">
            <text:p>6681424</text:p>
          </table:table-cell>
          <table:table-cell/>
          <table:table-cell office:value-type="float" office:value="7787422" calcext:value-type="float">
            <text:p>7787422</text:p>
          </table:table-cell>
          <table:table-cell/>
          <table:table-cell office:value-type="float" office:value="5493954" calcext:value-type="float">
            <text:p>5493954</text:p>
          </table:table-cell>
          <table:table-cell/>
          <table:table-cell office:value-type="float" office:value="6785184" calcext:value-type="float">
            <text:p>6785184</text:p>
          </table:table-cell>
          <table:table-cell table:number-columns-repeated="2"/>
          <table:table-cell office:value-type="float" office:value="8286774" calcext:value-type="float">
            <text:p>8286774</text:p>
          </table:table-cell>
          <table:table-cell table:number-columns-repeated="2"/>
          <table:table-cell office:value-type="float" office:value="8746869" calcext:value-type="float">
            <text:p>8746869</text:p>
          </table:table-cell>
          <table:table-cell/>
          <table:table-cell office:value-type="float" office:value="5174112" calcext:value-type="float">
            <text:p>5174112</text:p>
          </table:table-cell>
          <table:table-cell/>
          <table:table-cell office:value-type="float" office:value="4727060" calcext:value-type="float">
            <text:p>4727060</text:p>
          </table:table-cell>
          <table:table-cell/>
          <table:table-cell office:value-type="float" office:value="6790904" calcext:value-type="float">
            <text:p>6790904</text:p>
          </table:table-cell>
          <table:table-cell/>
          <table:table-cell office:value-type="float" office:value="8122257" calcext:value-type="float">
            <text:p>8122257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3055014" calcext:value-type="float">
            <text:p>3055014</text:p>
          </table:table-cell>
          <table:table-cell/>
          <table:table-cell office:value-type="float" office:value="5139497" calcext:value-type="float">
            <text:p>5139497</text:p>
          </table:table-cell>
          <table:table-cell/>
          <table:table-cell office:value-type="float" office:value="6711871" calcext:value-type="float">
            <text:p>6711871</text:p>
          </table:table-cell>
          <table:table-cell/>
          <table:table-cell office:value-type="float" office:value="6990693" calcext:value-type="float">
            <text:p>6990693</text:p>
          </table:table-cell>
          <table:table-cell/>
          <table:table-cell office:value-type="float" office:value="7777493" calcext:value-type="float">
            <text:p>7777493</text:p>
          </table:table-cell>
          <table:table-cell/>
          <table:table-cell office:value-type="float" office:value="5675280" calcext:value-type="float">
            <text:p>5675280</text:p>
          </table:table-cell>
          <table:table-cell/>
          <table:table-cell office:value-type="float" office:value="6993817" calcext:value-type="float">
            <text:p>6993817</text:p>
          </table:table-cell>
          <table:table-cell table:number-columns-repeated="2"/>
          <table:table-cell office:value-type="float" office:value="8168327" calcext:value-type="float">
            <text:p>8168327</text:p>
          </table:table-cell>
          <table:table-cell table:number-columns-repeated="2"/>
          <table:table-cell office:value-type="float" office:value="8279847" calcext:value-type="float">
            <text:p>8279847</text:p>
          </table:table-cell>
          <table:table-cell/>
          <table:table-cell office:value-type="float" office:value="5204888" calcext:value-type="float">
            <text:p>5204888</text:p>
          </table:table-cell>
          <table:table-cell/>
          <table:table-cell office:value-type="float" office:value="4794714" calcext:value-type="float">
            <text:p>4794714</text:p>
          </table:table-cell>
          <table:table-cell/>
          <table:table-cell office:value-type="float" office:value="7052425" calcext:value-type="float">
            <text:p>7052425</text:p>
          </table:table-cell>
          <table:table-cell/>
          <table:table-cell office:value-type="float" office:value="8399360" calcext:value-type="float">
            <text:p>8399360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3071131" calcext:value-type="float">
            <text:p>3071131</text:p>
          </table:table-cell>
          <table:table-cell/>
          <table:table-cell office:value-type="float" office:value="5107784" calcext:value-type="float">
            <text:p>5107784</text:p>
          </table:table-cell>
          <table:table-cell/>
          <table:table-cell office:value-type="float" office:value="8745773" calcext:value-type="float">
            <text:p>8745773</text:p>
          </table:table-cell>
          <table:table-cell/>
          <table:table-cell office:value-type="float" office:value="7003907" calcext:value-type="float">
            <text:p>7003907</text:p>
          </table:table-cell>
          <table:table-cell/>
          <table:table-cell office:value-type="float" office:value="8103251" calcext:value-type="float">
            <text:p>8103251</text:p>
          </table:table-cell>
          <table:table-cell/>
          <table:table-cell office:value-type="float" office:value="5453150" calcext:value-type="float">
            <text:p>5453150</text:p>
          </table:table-cell>
          <table:table-cell/>
          <table:table-cell office:value-type="float" office:value="6918237" calcext:value-type="float">
            <text:p>6918237</text:p>
          </table:table-cell>
          <table:table-cell table:number-columns-repeated="2"/>
          <table:table-cell office:value-type="float" office:value="8138911" calcext:value-type="float">
            <text:p>8138911</text:p>
          </table:table-cell>
          <table:table-cell table:number-columns-repeated="2"/>
          <table:table-cell office:value-type="float" office:value="9100734" calcext:value-type="float">
            <text:p>9100734</text:p>
          </table:table-cell>
          <table:table-cell/>
          <table:table-cell office:value-type="float" office:value="5096485" calcext:value-type="float">
            <text:p>5096485</text:p>
          </table:table-cell>
          <table:table-cell/>
          <table:table-cell office:value-type="float" office:value="4666081" calcext:value-type="float">
            <text:p>4666081</text:p>
          </table:table-cell>
          <table:table-cell/>
          <table:table-cell office:value-type="float" office:value="6848728" calcext:value-type="float">
            <text:p>6848728</text:p>
          </table:table-cell>
          <table:table-cell/>
          <table:table-cell office:value-type="float" office:value="8183556" calcext:value-type="float">
            <text:p>8183556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3023392" calcext:value-type="float">
            <text:p>3023392</text:p>
          </table:table-cell>
          <table:table-cell/>
          <table:table-cell office:value-type="float" office:value="5092896" calcext:value-type="float">
            <text:p>5092896</text:p>
          </table:table-cell>
          <table:table-cell/>
          <table:table-cell office:value-type="float" office:value="6766664" calcext:value-type="float">
            <text:p>6766664</text:p>
          </table:table-cell>
          <table:table-cell/>
          <table:table-cell office:value-type="float" office:value="7117388" calcext:value-type="float">
            <text:p>7117388</text:p>
          </table:table-cell>
          <table:table-cell/>
          <table:table-cell office:value-type="float" office:value="8098551" calcext:value-type="float">
            <text:p>8098551</text:p>
          </table:table-cell>
          <table:table-cell/>
          <table:table-cell office:value-type="float" office:value="5321207" calcext:value-type="float">
            <text:p>5321207</text:p>
          </table:table-cell>
          <table:table-cell/>
          <table:table-cell office:value-type="float" office:value="6973623" calcext:value-type="float">
            <text:p>6973623</text:p>
          </table:table-cell>
          <table:table-cell table:number-columns-repeated="2"/>
          <table:table-cell office:value-type="float" office:value="8126294" calcext:value-type="float">
            <text:p>8126294</text:p>
          </table:table-cell>
          <table:table-cell table:number-columns-repeated="2"/>
          <table:table-cell office:value-type="float" office:value="9069393" calcext:value-type="float">
            <text:p>9069393</text:p>
          </table:table-cell>
          <table:table-cell/>
          <table:table-cell office:value-type="float" office:value="4153285" calcext:value-type="float">
            <text:p>4153285</text:p>
          </table:table-cell>
          <table:table-cell/>
          <table:table-cell office:value-type="float" office:value="3795912" calcext:value-type="float">
            <text:p>3795912</text:p>
          </table:table-cell>
          <table:table-cell/>
          <table:table-cell office:value-type="float" office:value="6931910" calcext:value-type="float">
            <text:p>6931910</text:p>
          </table:table-cell>
          <table:table-cell/>
          <table:table-cell office:value-type="float" office:value="8229865" calcext:value-type="float">
            <text:p>8229865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641588" calcext:value-type="float">
            <text:p>2641588</text:p>
          </table:table-cell>
          <table:table-cell/>
          <table:table-cell office:value-type="float" office:value="3962422" calcext:value-type="float">
            <text:p>3962422</text:p>
          </table:table-cell>
          <table:table-cell/>
          <table:table-cell office:value-type="float" office:value="6797275" calcext:value-type="float">
            <text:p>6797275</text:p>
          </table:table-cell>
          <table:table-cell/>
          <table:table-cell office:value-type="float" office:value="6536028" calcext:value-type="float">
            <text:p>6536028</text:p>
          </table:table-cell>
          <table:table-cell/>
          <table:table-cell office:value-type="float" office:value="7715968" calcext:value-type="float">
            <text:p>7715968</text:p>
          </table:table-cell>
          <table:table-cell/>
          <table:table-cell office:value-type="float" office:value="4286955" calcext:value-type="float">
            <text:p>4286955</text:p>
          </table:table-cell>
          <table:table-cell/>
          <table:table-cell office:value-type="float" office:value="6915996" calcext:value-type="float">
            <text:p>6915996</text:p>
          </table:table-cell>
          <table:table-cell table:number-columns-repeated="2"/>
          <table:table-cell office:value-type="float" office:value="5951937" calcext:value-type="float">
            <text:p>5951937</text:p>
          </table:table-cell>
          <table:table-cell table:number-columns-repeated="2"/>
          <table:table-cell office:value-type="float" office:value="8703611" calcext:value-type="float">
            <text:p>8703611</text:p>
          </table:table-cell>
          <table:table-cell/>
          <table:table-cell office:value-type="float" office:value="2958285" calcext:value-type="float">
            <text:p>2958285</text:p>
          </table:table-cell>
          <table:table-cell/>
          <table:table-cell office:value-type="float" office:value="2808312" calcext:value-type="float">
            <text:p>2808312</text:p>
          </table:table-cell>
          <table:table-cell/>
          <table:table-cell office:value-type="float" office:value="7806844" calcext:value-type="float">
            <text:p>7806844</text:p>
          </table:table-cell>
          <table:table-cell/>
          <table:table-cell office:value-type="float" office:value="8124403" calcext:value-type="float">
            <text:p>8124403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407630" calcext:value-type="float">
            <text:p>2407630</text:p>
          </table:table-cell>
          <table:table-cell/>
          <table:table-cell office:value-type="float" office:value="3708556" calcext:value-type="float">
            <text:p>3708556</text:p>
          </table:table-cell>
          <table:table-cell/>
          <table:table-cell office:value-type="float" office:value="6277768" calcext:value-type="float">
            <text:p>6277768</text:p>
          </table:table-cell>
          <table:table-cell/>
          <table:table-cell office:value-type="float" office:value="6011752" calcext:value-type="float">
            <text:p>6011752</text:p>
          </table:table-cell>
          <table:table-cell/>
          <table:table-cell office:value-type="float" office:value="7035064" calcext:value-type="float">
            <text:p>7035064</text:p>
          </table:table-cell>
          <table:table-cell/>
          <table:table-cell office:value-type="float" office:value="4095710" calcext:value-type="float">
            <text:p>4095710</text:p>
          </table:table-cell>
          <table:table-cell/>
          <table:table-cell office:value-type="float" office:value="6170342" calcext:value-type="float">
            <text:p>6170342</text:p>
          </table:table-cell>
          <table:table-cell table:number-columns-repeated="2"/>
          <table:table-cell office:value-type="float" office:value="3966439" calcext:value-type="float">
            <text:p>3966439</text:p>
          </table:table-cell>
          <table:table-cell table:number-columns-repeated="2"/>
          <table:table-cell office:value-type="float" office:value="7321745" calcext:value-type="float">
            <text:p>7321745</text:p>
          </table:table-cell>
          <table:table-cell/>
          <table:table-cell office:value-type="float" office:value="3129899" calcext:value-type="float">
            <text:p>3129899</text:p>
          </table:table-cell>
          <table:table-cell/>
          <table:table-cell office:value-type="float" office:value="2983723" calcext:value-type="float">
            <text:p>2983723</text:p>
          </table:table-cell>
          <table:table-cell/>
          <table:table-cell office:value-type="float" office:value="6248851" calcext:value-type="float">
            <text:p>6248851</text:p>
          </table:table-cell>
          <table:table-cell/>
          <table:table-cell office:value-type="float" office:value="7272529" calcext:value-type="float">
            <text:p>7272529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457597" calcext:value-type="float">
            <text:p>2457597</text:p>
          </table:table-cell>
          <table:table-cell/>
          <table:table-cell office:value-type="float" office:value="3637792" calcext:value-type="float">
            <text:p>3637792</text:p>
          </table:table-cell>
          <table:table-cell/>
          <table:table-cell office:value-type="float" office:value="5946063" calcext:value-type="float">
            <text:p>5946063</text:p>
          </table:table-cell>
          <table:table-cell/>
          <table:table-cell office:value-type="float" office:value="5518093" calcext:value-type="float">
            <text:p>5518093</text:p>
          </table:table-cell>
          <table:table-cell/>
          <table:table-cell office:value-type="float" office:value="6504736" calcext:value-type="float">
            <text:p>6504736</text:p>
          </table:table-cell>
          <table:table-cell/>
          <table:table-cell office:value-type="float" office:value="3716732" calcext:value-type="float">
            <text:p>3716732</text:p>
          </table:table-cell>
          <table:table-cell/>
          <table:table-cell office:value-type="float" office:value="5837584" calcext:value-type="float">
            <text:p>5837584</text:p>
          </table:table-cell>
          <table:table-cell table:number-columns-repeated="2"/>
          <table:table-cell office:value-type="float" office:value="3781675" calcext:value-type="float">
            <text:p>3781675</text:p>
          </table:table-cell>
          <table:table-cell table:number-columns-repeated="2"/>
          <table:table-cell office:value-type="float" office:value="6805532" calcext:value-type="float">
            <text:p>6805532</text:p>
          </table:table-cell>
          <table:table-cell/>
          <table:table-cell office:value-type="float" office:value="3195398" calcext:value-type="float">
            <text:p>3195398</text:p>
          </table:table-cell>
          <table:table-cell/>
          <table:table-cell office:value-type="float" office:value="2883205" calcext:value-type="float">
            <text:p>2883205</text:p>
          </table:table-cell>
          <table:table-cell/>
          <table:table-cell office:value-type="float" office:value="5856886" calcext:value-type="float">
            <text:p>5856886</text:p>
          </table:table-cell>
          <table:table-cell/>
          <table:table-cell office:value-type="float" office:value="6683719" calcext:value-type="float">
            <text:p>6683719</text:p>
          </table:table-cell>
          <table:table-cell table:number-columns-repeated="39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948638" calcext:value-type="float">
            <text:p>2948638</text:p>
          </table:table-cell>
          <table:table-cell/>
          <table:table-cell office:value-type="float" office:value="5472848" calcext:value-type="float">
            <text:p>5472848</text:p>
          </table:table-cell>
          <table:table-cell/>
          <table:table-cell office:value-type="float" office:value="7579181" calcext:value-type="float">
            <text:p>7579181</text:p>
          </table:table-cell>
          <table:table-cell/>
          <table:table-cell office:value-type="float" office:value="7246902" calcext:value-type="float">
            <text:p>7246902</text:p>
          </table:table-cell>
          <table:table-cell/>
          <table:table-cell office:value-type="float" office:value="7877245" calcext:value-type="float">
            <text:p>7877245</text:p>
          </table:table-cell>
          <table:table-cell/>
          <table:table-cell office:value-type="float" office:value="5138832" calcext:value-type="float">
            <text:p>5138832</text:p>
          </table:table-cell>
          <table:table-cell/>
          <table:table-cell office:value-type="float" office:value="7632808" calcext:value-type="float">
            <text:p>7632808</text:p>
          </table:table-cell>
          <table:table-cell table:number-columns-repeated="2"/>
          <table:table-cell office:value-type="float" office:value="9057522" calcext:value-type="float">
            <text:p>9057522</text:p>
          </table:table-cell>
          <table:table-cell table:number-columns-repeated="2"/>
          <table:table-cell office:value-type="float" office:value="8711048" calcext:value-type="float">
            <text:p>8711048</text:p>
          </table:table-cell>
          <table:table-cell/>
          <table:table-cell office:value-type="float" office:value="5398006" calcext:value-type="float">
            <text:p>5398006</text:p>
          </table:table-cell>
          <table:table-cell/>
          <table:table-cell office:value-type="float" office:value="4913942" calcext:value-type="float">
            <text:p>4913942</text:p>
          </table:table-cell>
          <table:table-cell/>
          <table:table-cell office:value-type="float" office:value="7840823" calcext:value-type="float">
            <text:p>7840823</text:p>
          </table:table-cell>
          <table:table-cell/>
          <table:table-cell office:value-type="float" office:value="8634415" calcext:value-type="float">
            <text:p>8634415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3006683" calcext:value-type="float">
            <text:p>3006683</text:p>
          </table:table-cell>
          <table:table-cell/>
          <table:table-cell office:value-type="float" office:value="5455564" calcext:value-type="float">
            <text:p>5455564</text:p>
          </table:table-cell>
          <table:table-cell/>
          <table:table-cell office:value-type="float" office:value="7550963" calcext:value-type="float">
            <text:p>7550963</text:p>
          </table:table-cell>
          <table:table-cell/>
          <table:table-cell office:value-type="float" office:value="7356648" calcext:value-type="float">
            <text:p>7356648</text:p>
          </table:table-cell>
          <table:table-cell/>
          <table:table-cell office:value-type="float" office:value="8007448" calcext:value-type="float">
            <text:p>8007448</text:p>
          </table:table-cell>
          <table:table-cell/>
          <table:table-cell office:value-type="float" office:value="5144603" calcext:value-type="float">
            <text:p>5144603</text:p>
          </table:table-cell>
          <table:table-cell/>
          <table:table-cell office:value-type="float" office:value="7647334" calcext:value-type="float">
            <text:p>7647334</text:p>
          </table:table-cell>
          <table:table-cell table:number-columns-repeated="2"/>
          <table:table-cell office:value-type="float" office:value="8953770" calcext:value-type="float">
            <text:p>8953770</text:p>
          </table:table-cell>
          <table:table-cell table:number-columns-repeated="2"/>
          <table:table-cell office:value-type="float" office:value="8255003" calcext:value-type="float">
            <text:p>8255003</text:p>
          </table:table-cell>
          <table:table-cell/>
          <table:table-cell office:value-type="float" office:value="5365205" calcext:value-type="float">
            <text:p>5365205</text:p>
          </table:table-cell>
          <table:table-cell/>
          <table:table-cell office:value-type="float" office:value="5031952" calcext:value-type="float">
            <text:p>5031952</text:p>
          </table:table-cell>
          <table:table-cell/>
          <table:table-cell office:value-type="float" office:value="7821573" calcext:value-type="float">
            <text:p>7821573</text:p>
          </table:table-cell>
          <table:table-cell/>
          <table:table-cell office:value-type="float" office:value="8575205" calcext:value-type="float">
            <text:p>8575205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023357" calcext:value-type="float">
            <text:p>2023357</text:p>
          </table:table-cell>
          <table:table-cell/>
          <table:table-cell office:value-type="float" office:value="5490716" calcext:value-type="float">
            <text:p>5490716</text:p>
          </table:table-cell>
          <table:table-cell/>
          <table:table-cell office:value-type="float" office:value="7186040" calcext:value-type="float">
            <text:p>7186040</text:p>
          </table:table-cell>
          <table:table-cell/>
          <table:table-cell office:value-type="float" office:value="6701020" calcext:value-type="float">
            <text:p>6701020</text:p>
          </table:table-cell>
          <table:table-cell/>
          <table:table-cell office:value-type="float" office:value="7986198" calcext:value-type="float">
            <text:p>7986198</text:p>
          </table:table-cell>
          <table:table-cell/>
          <table:table-cell office:value-type="float" office:value="5777246" calcext:value-type="float">
            <text:p>5777246</text:p>
          </table:table-cell>
          <table:table-cell/>
          <table:table-cell office:value-type="float" office:value="7615672" calcext:value-type="float">
            <text:p>7615672</text:p>
          </table:table-cell>
          <table:table-cell table:number-columns-repeated="2"/>
          <table:table-cell office:value-type="float" office:value="8643731" calcext:value-type="float">
            <text:p>8643731</text:p>
          </table:table-cell>
          <table:table-cell table:number-columns-repeated="2"/>
          <table:table-cell office:value-type="float" office:value="8702774" calcext:value-type="float">
            <text:p>8702774</text:p>
          </table:table-cell>
          <table:table-cell/>
          <table:table-cell office:value-type="float" office:value="5339930" calcext:value-type="float">
            <text:p>5339930</text:p>
          </table:table-cell>
          <table:table-cell/>
          <table:table-cell office:value-type="float" office:value="5351177" calcext:value-type="float">
            <text:p>5351177</text:p>
          </table:table-cell>
          <table:table-cell/>
          <table:table-cell office:value-type="float" office:value="7330726" calcext:value-type="float">
            <text:p>7330726</text:p>
          </table:table-cell>
          <table:table-cell/>
          <table:table-cell office:value-type="float" office:value="8166475" calcext:value-type="float">
            <text:p>8166475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3022290" calcext:value-type="float">
            <text:p>3022290</text:p>
          </table:table-cell>
          <table:table-cell/>
          <table:table-cell office:value-type="float" office:value="5442187" calcext:value-type="float">
            <text:p>5442187</text:p>
          </table:table-cell>
          <table:table-cell/>
          <table:table-cell office:value-type="float" office:value="8188926" calcext:value-type="float">
            <text:p>8188926</text:p>
          </table:table-cell>
          <table:table-cell/>
          <table:table-cell office:value-type="float" office:value="6976370" calcext:value-type="float">
            <text:p>6976370</text:p>
          </table:table-cell>
          <table:table-cell/>
          <table:table-cell office:value-type="float" office:value="8534892" calcext:value-type="float">
            <text:p>8534892</text:p>
          </table:table-cell>
          <table:table-cell/>
          <table:table-cell office:value-type="float" office:value="5861667" calcext:value-type="float">
            <text:p>5861667</text:p>
          </table:table-cell>
          <table:table-cell/>
          <table:table-cell office:value-type="float" office:value="7427302" calcext:value-type="float">
            <text:p>7427302</text:p>
          </table:table-cell>
          <table:table-cell table:number-columns-repeated="2"/>
          <table:table-cell office:value-type="float" office:value="8476014" calcext:value-type="float">
            <text:p>8476014</text:p>
          </table:table-cell>
          <table:table-cell table:number-columns-repeated="2"/>
          <table:table-cell office:value-type="float" office:value="8362117" calcext:value-type="float">
            <text:p>8362117</text:p>
          </table:table-cell>
          <table:table-cell/>
          <table:table-cell office:value-type="float" office:value="5278564" calcext:value-type="float">
            <text:p>5278564</text:p>
          </table:table-cell>
          <table:table-cell/>
          <table:table-cell office:value-type="float" office:value="5225620" calcext:value-type="float">
            <text:p>5225620</text:p>
          </table:table-cell>
          <table:table-cell/>
          <table:table-cell office:value-type="float" office:value="7368283" calcext:value-type="float">
            <text:p>7368283</text:p>
          </table:table-cell>
          <table:table-cell/>
          <table:table-cell office:value-type="float" office:value="8333999" calcext:value-type="float">
            <text:p>8333999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338619" calcext:value-type="float">
            <text:p>2338619</text:p>
          </table:table-cell>
          <table:table-cell/>
          <table:table-cell office:value-type="float" office:value="5249888" calcext:value-type="float">
            <text:p>5249888</text:p>
          </table:table-cell>
          <table:table-cell/>
          <table:table-cell office:value-type="float" office:value="7498181" calcext:value-type="float">
            <text:p>7498181</text:p>
          </table:table-cell>
          <table:table-cell/>
          <table:table-cell office:value-type="float" office:value="6847911" calcext:value-type="float">
            <text:p>6847911</text:p>
          </table:table-cell>
          <table:table-cell/>
          <table:table-cell office:value-type="float" office:value="8263821" calcext:value-type="float">
            <text:p>8263821</text:p>
          </table:table-cell>
          <table:table-cell/>
          <table:table-cell office:value-type="float" office:value="5766728" calcext:value-type="float">
            <text:p>5766728</text:p>
          </table:table-cell>
          <table:table-cell/>
          <table:table-cell office:value-type="float" office:value="7452428" calcext:value-type="float">
            <text:p>7452428</text:p>
          </table:table-cell>
          <table:table-cell table:number-columns-repeated="2"/>
          <table:table-cell office:value-type="float" office:value="8562076" calcext:value-type="float">
            <text:p>8562076</text:p>
          </table:table-cell>
          <table:table-cell table:number-columns-repeated="2"/>
          <table:table-cell office:value-type="float" office:value="8922870" calcext:value-type="float">
            <text:p>8922870</text:p>
          </table:table-cell>
          <table:table-cell/>
          <table:table-cell office:value-type="float" office:value="5303916" calcext:value-type="float">
            <text:p>5303916</text:p>
          </table:table-cell>
          <table:table-cell/>
          <table:table-cell office:value-type="float" office:value="5339674" calcext:value-type="float">
            <text:p>5339674</text:p>
          </table:table-cell>
          <table:table-cell/>
          <table:table-cell office:value-type="float" office:value="7448251" calcext:value-type="float">
            <text:p>7448251</text:p>
          </table:table-cell>
          <table:table-cell/>
          <table:table-cell office:value-type="float" office:value="8508227" calcext:value-type="float">
            <text:p>8508227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948340" calcext:value-type="float">
            <text:p>1948340</text:p>
          </table:table-cell>
          <table:table-cell/>
          <table:table-cell office:value-type="float" office:value="5800076" calcext:value-type="float">
            <text:p>5800076</text:p>
          </table:table-cell>
          <table:table-cell/>
          <table:table-cell office:value-type="float" office:value="7974179" calcext:value-type="float">
            <text:p>7974179</text:p>
          </table:table-cell>
          <table:table-cell/>
          <table:table-cell office:value-type="float" office:value="7055654" calcext:value-type="float">
            <text:p>7055654</text:p>
          </table:table-cell>
          <table:table-cell/>
          <table:table-cell office:value-type="float" office:value="8686119" calcext:value-type="float">
            <text:p>8686119</text:p>
          </table:table-cell>
          <table:table-cell/>
          <table:table-cell office:value-type="float" office:value="5848183" calcext:value-type="float">
            <text:p>5848183</text:p>
          </table:table-cell>
          <table:table-cell/>
          <table:table-cell office:value-type="float" office:value="8514865" calcext:value-type="float">
            <text:p>8514865</text:p>
          </table:table-cell>
          <table:table-cell table:number-columns-repeated="2"/>
          <table:table-cell office:value-type="float" office:value="8287397" calcext:value-type="float">
            <text:p>8287397</text:p>
          </table:table-cell>
          <table:table-cell table:number-columns-repeated="2"/>
          <table:table-cell office:value-type="float" office:value="9900305" calcext:value-type="float">
            <text:p>9900305</text:p>
          </table:table-cell>
          <table:table-cell/>
          <table:table-cell office:value-type="float" office:value="3901402" calcext:value-type="float">
            <text:p>3901402</text:p>
          </table:table-cell>
          <table:table-cell/>
          <table:table-cell office:value-type="float" office:value="3784537" calcext:value-type="float">
            <text:p>3784537</text:p>
          </table:table-cell>
          <table:table-cell/>
          <table:table-cell office:value-type="float" office:value="7356826" calcext:value-type="float">
            <text:p>7356826</text:p>
          </table:table-cell>
          <table:table-cell/>
          <table:table-cell office:value-type="float" office:value="8208191" calcext:value-type="float">
            <text:p>8208191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681112" calcext:value-type="float">
            <text:p>2681112</text:p>
          </table:table-cell>
          <table:table-cell/>
          <table:table-cell office:value-type="float" office:value="4297116" calcext:value-type="float">
            <text:p>4297116</text:p>
          </table:table-cell>
          <table:table-cell/>
          <table:table-cell office:value-type="float" office:value="8362387" calcext:value-type="float">
            <text:p>8362387</text:p>
          </table:table-cell>
          <table:table-cell/>
          <table:table-cell office:value-type="float" office:value="7796221" calcext:value-type="float">
            <text:p>7796221</text:p>
          </table:table-cell>
          <table:table-cell/>
          <table:table-cell office:value-type="float" office:value="8251821" calcext:value-type="float">
            <text:p>8251821</text:p>
          </table:table-cell>
          <table:table-cell/>
          <table:table-cell office:value-type="float" office:value="4319704" calcext:value-type="float">
            <text:p>4319704</text:p>
          </table:table-cell>
          <table:table-cell/>
          <table:table-cell office:value-type="float" office:value="8164065" calcext:value-type="float">
            <text:p>8164065</text:p>
          </table:table-cell>
          <table:table-cell table:number-columns-repeated="2"/>
          <table:table-cell office:value-type="float" office:value="6025914" calcext:value-type="float">
            <text:p>6025914</text:p>
          </table:table-cell>
          <table:table-cell table:number-columns-repeated="2"/>
          <table:table-cell office:value-type="float" office:value="8697800" calcext:value-type="float">
            <text:p>8697800</text:p>
          </table:table-cell>
          <table:table-cell/>
          <table:table-cell office:value-type="float" office:value="3167941" calcext:value-type="float">
            <text:p>3167941</text:p>
          </table:table-cell>
          <table:table-cell/>
          <table:table-cell office:value-type="float" office:value="2961794" calcext:value-type="float">
            <text:p>2961794</text:p>
          </table:table-cell>
          <table:table-cell/>
          <table:table-cell office:value-type="float" office:value="8181264" calcext:value-type="float">
            <text:p>8181264</text:p>
          </table:table-cell>
          <table:table-cell/>
          <table:table-cell office:value-type="float" office:value="8215267" calcext:value-type="float">
            <text:p>8215267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485563" calcext:value-type="float">
            <text:p>2485563</text:p>
          </table:table-cell>
          <table:table-cell/>
          <table:table-cell office:value-type="float" office:value="3868171" calcext:value-type="float">
            <text:p>3868171</text:p>
          </table:table-cell>
          <table:table-cell/>
          <table:table-cell office:value-type="float" office:value="6497518" calcext:value-type="float">
            <text:p>6497518</text:p>
          </table:table-cell>
          <table:table-cell/>
          <table:table-cell office:value-type="float" office:value="6178104" calcext:value-type="float">
            <text:p>6178104</text:p>
          </table:table-cell>
          <table:table-cell/>
          <table:table-cell office:value-type="float" office:value="7091462" calcext:value-type="float">
            <text:p>7091462</text:p>
          </table:table-cell>
          <table:table-cell/>
          <table:table-cell office:value-type="float" office:value="3991549" calcext:value-type="float">
            <text:p>3991549</text:p>
          </table:table-cell>
          <table:table-cell/>
          <table:table-cell office:value-type="float" office:value="6512692" calcext:value-type="float">
            <text:p>6512692</text:p>
          </table:table-cell>
          <table:table-cell table:number-columns-repeated="2"/>
          <table:table-cell office:value-type="float" office:value="3979022" calcext:value-type="float">
            <text:p>3979022</text:p>
          </table:table-cell>
          <table:table-cell table:number-columns-repeated="2"/>
          <table:table-cell office:value-type="float" office:value="7259797" calcext:value-type="float">
            <text:p>7259797</text:p>
          </table:table-cell>
          <table:table-cell/>
          <table:table-cell office:value-type="float" office:value="3239574" calcext:value-type="float">
            <text:p>3239574</text:p>
          </table:table-cell>
          <table:table-cell/>
          <table:table-cell office:value-type="float" office:value="3061392" calcext:value-type="float">
            <text:p>3061392</text:p>
          </table:table-cell>
          <table:table-cell/>
          <table:table-cell office:value-type="float" office:value="6630664" calcext:value-type="float">
            <text:p>6630664</text:p>
          </table:table-cell>
          <table:table-cell/>
          <table:table-cell office:value-type="float" office:value="7338138" calcext:value-type="float">
            <text:p>7338138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386723" calcext:value-type="float">
            <text:p>2386723</text:p>
          </table:table-cell>
          <table:table-cell/>
          <table:table-cell office:value-type="float" office:value="3736407" calcext:value-type="float">
            <text:p>3736407</text:p>
          </table:table-cell>
          <table:table-cell/>
          <table:table-cell office:value-type="float" office:value="6229303" calcext:value-type="float">
            <text:p>6229303</text:p>
          </table:table-cell>
          <table:table-cell/>
          <table:table-cell office:value-type="float" office:value="5499428" calcext:value-type="float">
            <text:p>5499428</text:p>
          </table:table-cell>
          <table:table-cell/>
          <table:table-cell office:value-type="float" office:value="6479250" calcext:value-type="float">
            <text:p>6479250</text:p>
          </table:table-cell>
          <table:table-cell/>
          <table:table-cell office:value-type="float" office:value="3933187" calcext:value-type="float">
            <text:p>3933187</text:p>
          </table:table-cell>
          <table:table-cell/>
          <table:table-cell office:value-type="float" office:value="6163778" calcext:value-type="float">
            <text:p>6163778</text:p>
          </table:table-cell>
          <table:table-cell table:number-columns-repeated="2"/>
          <table:table-cell office:value-type="float" office:value="3941778" calcext:value-type="float">
            <text:p>3941778</text:p>
          </table:table-cell>
          <table:table-cell table:number-columns-repeated="2"/>
          <table:table-cell office:value-type="float" office:value="6820782" calcext:value-type="float">
            <text:p>6820782</text:p>
          </table:table-cell>
          <table:table-cell/>
          <table:table-cell office:value-type="float" office:value="3145958" calcext:value-type="float">
            <text:p>3145958</text:p>
          </table:table-cell>
          <table:table-cell/>
          <table:table-cell office:value-type="float" office:value="2970458" calcext:value-type="float">
            <text:p>2970458</text:p>
          </table:table-cell>
          <table:table-cell/>
          <table:table-cell office:value-type="float" office:value="6272042" calcext:value-type="float">
            <text:p>6272042</text:p>
          </table:table-cell>
          <table:table-cell/>
          <table:table-cell office:value-type="float" office:value="6714560" calcext:value-type="float">
            <text:p>6714560</text:p>
          </table:table-cell>
          <table:table-cell table:number-columns-repeated="39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29082" calcext:value-type="float">
            <text:p>629082</text:p>
          </table:table-cell>
          <table:table-cell/>
          <table:table-cell office:value-type="float" office:value="1463153" calcext:value-type="float">
            <text:p>1463153</text:p>
          </table:table-cell>
          <table:table-cell/>
          <table:table-cell office:value-type="float" office:value="8048342" calcext:value-type="float">
            <text:p>8048342</text:p>
          </table:table-cell>
          <table:table-cell/>
          <table:table-cell office:value-type="float" office:value="7836216" calcext:value-type="float">
            <text:p>7836216</text:p>
          </table:table-cell>
          <table:table-cell/>
          <table:table-cell office:value-type="float" office:value="8411889" calcext:value-type="float">
            <text:p>8411889</text:p>
          </table:table-cell>
          <table:table-cell/>
          <table:table-cell office:value-type="float" office:value="1177991" calcext:value-type="float">
            <text:p>1177991</text:p>
          </table:table-cell>
          <table:table-cell/>
          <table:table-cell office:value-type="float" office:value="7802690" calcext:value-type="float">
            <text:p>7802690</text:p>
          </table:table-cell>
          <table:table-cell table:number-columns-repeated="2"/>
          <table:table-cell office:value-type="float" office:value="9223052" calcext:value-type="float">
            <text:p>9223052</text:p>
          </table:table-cell>
          <table:table-cell table:number-columns-repeated="2"/>
          <table:table-cell office:value-type="float" office:value="8706228" calcext:value-type="float">
            <text:p>8706228</text:p>
          </table:table-cell>
          <table:table-cell/>
          <table:table-cell office:value-type="float" office:value="1891379" calcext:value-type="float">
            <text:p>1891379</text:p>
          </table:table-cell>
          <table:table-cell/>
          <table:table-cell office:value-type="float" office:value="1848453" calcext:value-type="float">
            <text:p>1848453</text:p>
          </table:table-cell>
          <table:table-cell/>
          <table:table-cell office:value-type="float" office:value="8187603" calcext:value-type="float">
            <text:p>8187603</text:p>
          </table:table-cell>
          <table:table-cell/>
          <table:table-cell office:value-type="float" office:value="8650097" calcext:value-type="float">
            <text:p>8650097</text:p>
          </table:table-cell>
          <table:table-cell table:number-columns-repeated="3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193795" calcext:value-type="float">
            <text:p>1193795</text:p>
          </table:table-cell>
          <table:table-cell/>
          <table:table-cell office:value-type="float" office:value="1896387" calcext:value-type="float">
            <text:p>1896387</text:p>
          </table:table-cell>
          <table:table-cell/>
          <table:table-cell office:value-type="float" office:value="7967902" calcext:value-type="float">
            <text:p>7967902</text:p>
          </table:table-cell>
          <table:table-cell/>
          <table:table-cell office:value-type="float" office:value="7743469" calcext:value-type="float">
            <text:p>7743469</text:p>
          </table:table-cell>
          <table:table-cell/>
          <table:table-cell office:value-type="float" office:value="8474625" calcext:value-type="float">
            <text:p>8474625</text:p>
          </table:table-cell>
          <table:table-cell/>
          <table:table-cell office:value-type="float" office:value="1250355" calcext:value-type="float">
            <text:p>1250355</text:p>
          </table:table-cell>
          <table:table-cell/>
          <table:table-cell office:value-type="float" office:value="7972856" calcext:value-type="float">
            <text:p>7972856</text:p>
          </table:table-cell>
          <table:table-cell table:number-columns-repeated="2"/>
          <table:table-cell office:value-type="float" office:value="9289010" calcext:value-type="float">
            <text:p>9289010</text:p>
          </table:table-cell>
          <table:table-cell table:number-columns-repeated="2"/>
          <table:table-cell office:value-type="float" office:value="9106611" calcext:value-type="float">
            <text:p>9106611</text:p>
          </table:table-cell>
          <table:table-cell/>
          <table:table-cell office:value-type="float" office:value="1710934" calcext:value-type="float">
            <text:p>1710934</text:p>
          </table:table-cell>
          <table:table-cell/>
          <table:table-cell office:value-type="float" office:value="1895801" calcext:value-type="float">
            <text:p>1895801</text:p>
          </table:table-cell>
          <table:table-cell/>
          <table:table-cell office:value-type="float" office:value="8215780" calcext:value-type="float">
            <text:p>8215780</text:p>
          </table:table-cell>
          <table:table-cell/>
          <table:table-cell office:value-type="float" office:value="8686106" calcext:value-type="float">
            <text:p>8686106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802148" calcext:value-type="float">
            <text:p>1802148</text:p>
          </table:table-cell>
          <table:table-cell table:number-columns-repeated="2"/>
          <table:table-cell office:value-type="float" office:value="931375" calcext:value-type="float">
            <text:p>931375</text:p>
          </table:table-cell>
          <table:table-cell/>
          <table:table-cell office:value-type="float" office:value="7516108" calcext:value-type="float">
            <text:p>7516108</text:p>
          </table:table-cell>
          <table:table-cell/>
          <table:table-cell office:value-type="float" office:value="7513575" calcext:value-type="float">
            <text:p>7513575</text:p>
          </table:table-cell>
          <table:table-cell/>
          <table:table-cell office:value-type="float" office:value="8360932" calcext:value-type="float">
            <text:p>8360932</text:p>
          </table:table-cell>
          <table:table-cell/>
          <table:table-cell office:value-type="float" office:value="1451524" calcext:value-type="float">
            <text:p>1451524</text:p>
          </table:table-cell>
          <table:table-cell/>
          <table:table-cell office:value-type="float" office:value="7608162" calcext:value-type="float">
            <text:p>7608162</text:p>
          </table:table-cell>
          <table:table-cell table:number-columns-repeated="2"/>
          <table:table-cell office:value-type="float" office:value="8885634" calcext:value-type="float">
            <text:p>8885634</text:p>
          </table:table-cell>
          <table:table-cell table:number-columns-repeated="2"/>
          <table:table-cell office:value-type="float" office:value="9035224" calcext:value-type="float">
            <text:p>9035224</text:p>
          </table:table-cell>
          <table:table-cell table:number-columns-repeated="2"/>
          <table:table-cell office:value-type="float" office:value="602684" calcext:value-type="float">
            <text:p>602684</text:p>
          </table:table-cell>
          <table:table-cell table:number-columns-repeated="2"/>
          <table:table-cell office:value-type="float" office:value="884661" calcext:value-type="float">
            <text:p>884661</text:p>
          </table:table-cell>
          <table:table-cell/>
          <table:table-cell office:value-type="float" office:value="7778003" calcext:value-type="float">
            <text:p>7778003</text:p>
          </table:table-cell>
          <table:table-cell/>
          <table:table-cell office:value-type="float" office:value="8284192" calcext:value-type="float">
            <text:p>8284192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030857" calcext:value-type="float">
            <text:p>1030857</text:p>
          </table:table-cell>
          <table:table-cell/>
          <table:table-cell office:value-type="float" office:value="1347573" calcext:value-type="float">
            <text:p>1347573</text:p>
          </table:table-cell>
          <table:table-cell/>
          <table:table-cell office:value-type="float" office:value="8134799" calcext:value-type="float">
            <text:p>8134799</text:p>
          </table:table-cell>
          <table:table-cell/>
          <table:table-cell office:value-type="float" office:value="7618666" calcext:value-type="float">
            <text:p>7618666</text:p>
          </table:table-cell>
          <table:table-cell/>
          <table:table-cell office:value-type="float" office:value="8485323" calcext:value-type="float">
            <text:p>8485323</text:p>
          </table:table-cell>
          <table:table-cell/>
          <table:table-cell office:value-type="float" office:value="1222211" calcext:value-type="float">
            <text:p>1222211</text:p>
          </table:table-cell>
          <table:table-cell/>
          <table:table-cell office:value-type="float" office:value="7948318" calcext:value-type="float">
            <text:p>7948318</text:p>
          </table:table-cell>
          <table:table-cell table:number-columns-repeated="2"/>
          <table:table-cell office:value-type="float" office:value="8733708" calcext:value-type="float">
            <text:p>8733708</text:p>
          </table:table-cell>
          <table:table-cell table:number-columns-repeated="2"/>
          <table:table-cell office:value-type="float" office:value="8812895" calcext:value-type="float">
            <text:p>8812895</text:p>
          </table:table-cell>
          <table:table-cell/>
          <table:table-cell office:value-type="float" office:value="1448023" calcext:value-type="float">
            <text:p>1448023</text:p>
          </table:table-cell>
          <table:table-cell/>
          <table:table-cell office:value-type="float" office:value="1871639" calcext:value-type="float">
            <text:p>1871639</text:p>
          </table:table-cell>
          <table:table-cell/>
          <table:table-cell office:value-type="float" office:value="8126671" calcext:value-type="float">
            <text:p>8126671</text:p>
          </table:table-cell>
          <table:table-cell/>
          <table:table-cell office:value-type="float" office:value="8937153" calcext:value-type="float">
            <text:p>8937153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612992" calcext:value-type="float">
            <text:p>1612992</text:p>
          </table:table-cell>
          <table:table-cell/>
          <table:table-cell office:value-type="float" office:value="1186261" calcext:value-type="float">
            <text:p>1186261</text:p>
          </table:table-cell>
          <table:table-cell/>
          <table:table-cell office:value-type="float" office:value="7771719" calcext:value-type="float">
            <text:p>7771719</text:p>
          </table:table-cell>
          <table:table-cell/>
          <table:table-cell office:value-type="float" office:value="7457479" calcext:value-type="float">
            <text:p>7457479</text:p>
          </table:table-cell>
          <table:table-cell/>
          <table:table-cell office:value-type="float" office:value="8585223" calcext:value-type="float">
            <text:p>8585223</text:p>
          </table:table-cell>
          <table:table-cell/>
          <table:table-cell office:value-type="float" office:value="1556829" calcext:value-type="float">
            <text:p>1556829</text:p>
          </table:table-cell>
          <table:table-cell/>
          <table:table-cell office:value-type="float" office:value="7837961" calcext:value-type="float">
            <text:p>7837961</text:p>
          </table:table-cell>
          <table:table-cell table:number-columns-repeated="2"/>
          <table:table-cell office:value-type="float" office:value="8738094" calcext:value-type="float">
            <text:p>8738094</text:p>
          </table:table-cell>
          <table:table-cell table:number-columns-repeated="2"/>
          <table:table-cell office:value-type="float" office:value="9038906" calcext:value-type="float">
            <text:p>9038906</text:p>
          </table:table-cell>
          <table:table-cell/>
          <table:table-cell office:value-type="float" office:value="1765517" calcext:value-type="float">
            <text:p>1765517</text:p>
          </table:table-cell>
          <table:table-cell/>
          <table:table-cell office:value-type="float" office:value="1789230" calcext:value-type="float">
            <text:p>1789230</text:p>
          </table:table-cell>
          <table:table-cell/>
          <table:table-cell office:value-type="float" office:value="8005589" calcext:value-type="float">
            <text:p>8005589</text:p>
          </table:table-cell>
          <table:table-cell/>
          <table:table-cell office:value-type="float" office:value="8336688" calcext:value-type="float">
            <text:p>8336688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769388" calcext:value-type="float">
            <text:p>1769388</text:p>
          </table:table-cell>
          <table:table-cell/>
          <table:table-cell office:value-type="float" office:value="1268502" calcext:value-type="float">
            <text:p>1268502</text:p>
          </table:table-cell>
          <table:table-cell/>
          <table:table-cell office:value-type="float" office:value="7697977" calcext:value-type="float">
            <text:p>7697977</text:p>
          </table:table-cell>
          <table:table-cell/>
          <table:table-cell office:value-type="float" office:value="7084793" calcext:value-type="float">
            <text:p>7084793</text:p>
          </table:table-cell>
          <table:table-cell/>
          <table:table-cell office:value-type="float" office:value="8522339" calcext:value-type="float">
            <text:p>8522339</text:p>
          </table:table-cell>
          <table:table-cell/>
          <table:table-cell office:value-type="float" office:value="1402266" calcext:value-type="float">
            <text:p>1402266</text:p>
          </table:table-cell>
          <table:table-cell/>
          <table:table-cell office:value-type="float" office:value="8120361" calcext:value-type="float">
            <text:p>8120361</text:p>
          </table:table-cell>
          <table:table-cell table:number-columns-repeated="2"/>
          <table:table-cell office:value-type="float" office:value="8779671" calcext:value-type="float">
            <text:p>8779671</text:p>
          </table:table-cell>
          <table:table-cell table:number-columns-repeated="2"/>
          <table:table-cell office:value-type="float" office:value="8884804" calcext:value-type="float">
            <text:p>8884804</text:p>
          </table:table-cell>
          <table:table-cell/>
          <table:table-cell office:value-type="float" office:value="1416408" calcext:value-type="float">
            <text:p>1416408</text:p>
          </table:table-cell>
          <table:table-cell/>
          <table:table-cell office:value-type="float" office:value="1851222" calcext:value-type="float">
            <text:p>1851222</text:p>
          </table:table-cell>
          <table:table-cell/>
          <table:table-cell office:value-type="float" office:value="7934981" calcext:value-type="float">
            <text:p>7934981</text:p>
          </table:table-cell>
          <table:table-cell/>
          <table:table-cell office:value-type="float" office:value="8309666" calcext:value-type="float">
            <text:p>8309666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733366" calcext:value-type="float">
            <text:p>1733366</text:p>
          </table:table-cell>
          <table:table-cell table:number-columns-repeated="2"/>
          <table:table-cell office:value-type="float" office:value="886090" calcext:value-type="float">
            <text:p>886090</text:p>
          </table:table-cell>
          <table:table-cell/>
          <table:table-cell office:value-type="float" office:value="7863779" calcext:value-type="float">
            <text:p>7863779</text:p>
          </table:table-cell>
          <table:table-cell/>
          <table:table-cell office:value-type="float" office:value="6415182" calcext:value-type="float">
            <text:p>6415182</text:p>
          </table:table-cell>
          <table:table-cell/>
          <table:table-cell office:value-type="float" office:value="8225753" calcext:value-type="float">
            <text:p>8225753</text:p>
          </table:table-cell>
          <table:table-cell/>
          <table:table-cell office:value-type="float" office:value="1233605" calcext:value-type="float">
            <text:p>1233605</text:p>
          </table:table-cell>
          <table:table-cell/>
          <table:table-cell office:value-type="float" office:value="7898624" calcext:value-type="float">
            <text:p>7898624</text:p>
          </table:table-cell>
          <table:table-cell table:number-columns-repeated="2"/>
          <table:table-cell office:value-type="float" office:value="5233570" calcext:value-type="float">
            <text:p>5233570</text:p>
          </table:table-cell>
          <table:table-cell table:number-columns-repeated="2"/>
          <table:table-cell office:value-type="float" office:value="8012437" calcext:value-type="float">
            <text:p>8012437</text:p>
          </table:table-cell>
          <table:table-cell table:number-columns-repeated="2"/>
          <table:table-cell office:value-type="float" office:value="991467" calcext:value-type="float">
            <text:p>991467</text:p>
          </table:table-cell>
          <table:table-cell/>
          <table:table-cell office:value-type="float" office:value="1582087" calcext:value-type="float">
            <text:p>1582087</text:p>
          </table:table-cell>
          <table:table-cell/>
          <table:table-cell office:value-type="float" office:value="8386529" calcext:value-type="float">
            <text:p>8386529</text:p>
          </table:table-cell>
          <table:table-cell/>
          <table:table-cell office:value-type="float" office:value="8416517" calcext:value-type="float">
            <text:p>8416517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94012" calcext:value-type="float">
            <text:p>1494012</text:p>
          </table:table-cell>
          <table:table-cell table:number-columns-repeated="2"/>
          <table:table-cell office:value-type="float" office:value="872056" calcext:value-type="float">
            <text:p>872056</text:p>
          </table:table-cell>
          <table:table-cell/>
          <table:table-cell office:value-type="float" office:value="6807884" calcext:value-type="float">
            <text:p>6807884</text:p>
          </table:table-cell>
          <table:table-cell/>
          <table:table-cell office:value-type="float" office:value="6123957" calcext:value-type="float">
            <text:p>6123957</text:p>
          </table:table-cell>
          <table:table-cell/>
          <table:table-cell office:value-type="float" office:value="7142985" calcext:value-type="float">
            <text:p>7142985</text:p>
          </table:table-cell>
          <table:table-cell/>
          <table:table-cell office:value-type="float" office:value="1791122" calcext:value-type="float">
            <text:p>1791122</text:p>
          </table:table-cell>
          <table:table-cell/>
          <table:table-cell office:value-type="float" office:value="6870917" calcext:value-type="float">
            <text:p>6870917</text:p>
          </table:table-cell>
          <table:table-cell table:number-columns-repeated="2"/>
          <table:table-cell office:value-type="float" office:value="4353990" calcext:value-type="float">
            <text:p>4353990</text:p>
          </table:table-cell>
          <table:table-cell table:number-columns-repeated="2"/>
          <table:table-cell office:value-type="float" office:value="7898149" calcext:value-type="float">
            <text:p>7898149</text:p>
          </table:table-cell>
          <table:table-cell table:number-columns-repeated="2"/>
          <table:table-cell office:value-type="float" office:value="839387" calcext:value-type="float">
            <text:p>839387</text:p>
          </table:table-cell>
          <table:table-cell/>
          <table:table-cell office:value-type="float" office:value="1036952" calcext:value-type="float">
            <text:p>1036952</text:p>
          </table:table-cell>
          <table:table-cell/>
          <table:table-cell office:value-type="float" office:value="7065172" calcext:value-type="float">
            <text:p>7065172</text:p>
          </table:table-cell>
          <table:table-cell/>
          <table:table-cell office:value-type="float" office:value="7361308" calcext:value-type="float">
            <text:p>7361308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515437" calcext:value-type="float">
            <text:p>515437</text:p>
          </table:table-cell>
          <table:table-cell table:number-columns-repeated="2"/>
          <table:table-cell office:value-type="float" office:value="882105" calcext:value-type="float">
            <text:p>882105</text:p>
          </table:table-cell>
          <table:table-cell/>
          <table:table-cell office:value-type="float" office:value="6236595" calcext:value-type="float">
            <text:p>6236595</text:p>
          </table:table-cell>
          <table:table-cell/>
          <table:table-cell office:value-type="float" office:value="5801692" calcext:value-type="float">
            <text:p>5801692</text:p>
          </table:table-cell>
          <table:table-cell/>
          <table:table-cell office:value-type="float" office:value="6698047" calcext:value-type="float">
            <text:p>6698047</text:p>
          </table:table-cell>
          <table:table-cell/>
          <table:table-cell office:value-type="float" office:value="1176621" calcext:value-type="float">
            <text:p>1176621</text:p>
          </table:table-cell>
          <table:table-cell/>
          <table:table-cell office:value-type="float" office:value="6391592" calcext:value-type="float">
            <text:p>6391592</text:p>
          </table:table-cell>
          <table:table-cell table:number-columns-repeated="2"/>
          <table:table-cell office:value-type="float" office:value="3874083" calcext:value-type="float">
            <text:p>3874083</text:p>
          </table:table-cell>
          <table:table-cell table:number-columns-repeated="2"/>
          <table:table-cell office:value-type="float" office:value="6753700" calcext:value-type="float">
            <text:p>6753700</text:p>
          </table:table-cell>
          <table:table-cell/>
          <table:table-cell office:value-type="float" office:value="1192896" calcext:value-type="float">
            <text:p>1192896</text:p>
          </table:table-cell>
          <table:table-cell table:number-columns-repeated="2"/>
          <table:table-cell office:value-type="float" office:value="584658" calcext:value-type="float">
            <text:p>584658</text:p>
          </table:table-cell>
          <table:table-cell/>
          <table:table-cell office:value-type="float" office:value="6717354" calcext:value-type="float">
            <text:p>6717354</text:p>
          </table:table-cell>
          <table:table-cell/>
          <table:table-cell office:value-type="float" office:value="6689415" calcext:value-type="float">
            <text:p>6689415</text:p>
          </table:table-cell>
          <table:table-cell table:number-columns-repeated="3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1452528" calcext:value-type="float">
            <text:p>1452528</text:p>
          </table:table-cell>
          <table:table-cell office:value-type="float" office:value="460591" calcext:value-type="float">
            <text:p>460591</text:p>
          </table:table-cell>
          <table:table-cell office:value-type="float" office:value="500060" calcext:value-type="float">
            <text:p>500060</text:p>
          </table:table-cell>
          <table:table-cell office:value-type="float" office:value="503814" calcext:value-type="float">
            <text:p>503814</text:p>
          </table:table-cell>
          <table:table-cell office:value-type="float" office:value="515423" calcext:value-type="float">
            <text:p>515423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501839" calcext:value-type="float">
            <text:p>501839</text:p>
          </table:table-cell>
          <table:table-cell office:value-type="float" office:value="531131" calcext:value-type="float">
            <text:p>531131</text:p>
          </table:table-cell>
          <table:table-cell office:value-type="float" office:value="561694" calcext:value-type="float">
            <text:p>561694</text:p>
          </table:table-cell>
          <table:table-cell office:value-type="float" office:value="579270" calcext:value-type="float">
            <text:p>579270</text:p>
          </table:table-cell>
          <table:table-cell office:value-type="float" office:value="584313" calcext:value-type="float">
            <text:p>584313</text:p>
          </table:table-cell>
          <table:table-cell office:value-type="float" office:value="618653" calcext:value-type="float">
            <text:p>618653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534251" calcext:value-type="float">
            <text:p>534251</text:p>
          </table:table-cell>
          <table:table-cell office:value-type="float" office:value="574253" calcext:value-type="float">
            <text:p>574253</text:p>
          </table:table-cell>
          <table:table-cell office:value-type="float" office:value="661657" calcext:value-type="float">
            <text:p>661657</text:p>
          </table:table-cell>
          <table:table-cell office:value-type="float" office:value="651619" calcext:value-type="float">
            <text:p>651619</text:p>
          </table:table-cell>
          <table:table-cell office:value-type="float" office:value="633922" calcext:value-type="float">
            <text:p>633922</text:p>
          </table:table-cell>
          <table:table-cell office:value-type="float" office:value="599585" calcext:value-type="float">
            <text:p>599585</text:p>
          </table:table-cell>
          <table:table-cell office:value-type="float" office:value="638445" calcext:value-type="float">
            <text:p>638445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547017" calcext:value-type="float">
            <text:p>547017</text:p>
          </table:table-cell>
          <table:table-cell office:value-type="float" office:value="587096" calcext:value-type="float">
            <text:p>587096</text:p>
          </table:table-cell>
          <table:table-cell office:value-type="float" office:value="610982" calcext:value-type="float">
            <text:p>610982</text:p>
          </table:table-cell>
          <table:table-cell office:value-type="float" office:value="651383" calcext:value-type="float">
            <text:p>651383</text:p>
          </table:table-cell>
          <table:table-cell office:value-type="float" office:value="680918" calcext:value-type="float">
            <text:p>680918</text:p>
          </table:table-cell>
          <table:table-cell office:value-type="float" office:value="658776" calcext:value-type="float">
            <text:p>658776</text:p>
          </table:table-cell>
          <table:table-cell office:value-type="float" office:value="657163" calcext:value-type="float">
            <text:p>657163</text:p>
          </table:table-cell>
          <table:table-cell office:value-type="float" office:value="680055" calcext:value-type="float">
            <text:p>680055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551711" calcext:value-type="float">
            <text:p>551711</text:p>
          </table:table-cell>
          <table:table-cell office:value-type="float" office:value="604430" calcext:value-type="float">
            <text:p>604430</text:p>
          </table:table-cell>
          <table:table-cell office:value-type="float" office:value="641154" calcext:value-type="float">
            <text:p>641154</text:p>
          </table:table-cell>
          <table:table-cell office:value-type="float" office:value="664053" calcext:value-type="float">
            <text:p>664053</text:p>
          </table:table-cell>
          <table:table-cell office:value-type="float" office:value="591609" calcext:value-type="float">
            <text:p>591609</text:p>
          </table:table-cell>
          <table:table-cell office:value-type="float" office:value="664464" calcext:value-type="float">
            <text:p>664464</text:p>
          </table:table-cell>
          <table:table-cell office:value-type="float" office:value="619871" calcext:value-type="float">
            <text:p>619871</text:p>
          </table:table-cell>
          <table:table-cell office:value-type="float" office:value="657647" calcext:value-type="float">
            <text:p>657647</text:p>
          </table:table-cell>
          <table:table-cell office:value-type="float" office:value="700440" calcext:value-type="float">
            <text:p>700440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497223" calcext:value-type="float">
            <text:p>497223</text:p>
          </table:table-cell>
          <table:table-cell office:value-type="float" office:value="639236" calcext:value-type="float">
            <text:p>639236</text:p>
          </table:table-cell>
          <table:table-cell office:value-type="float" office:value="651601" calcext:value-type="float">
            <text:p>651601</text:p>
          </table:table-cell>
          <table:table-cell office:value-type="float" office:value="672991" calcext:value-type="float">
            <text:p>672991</text:p>
          </table:table-cell>
          <table:table-cell office:value-type="float" office:value="683759" calcext:value-type="float">
            <text:p>683759</text:p>
          </table:table-cell>
          <table:table-cell office:value-type="float" office:value="602176" calcext:value-type="float">
            <text:p>602176</text:p>
          </table:table-cell>
          <table:table-cell office:value-type="float" office:value="686052" calcext:value-type="float">
            <text:p>686052</text:p>
          </table:table-cell>
          <table:table-cell office:value-type="float" office:value="610609" calcext:value-type="float">
            <text:p>610609</text:p>
          </table:table-cell>
          <table:table-cell office:value-type="float" office:value="700658" calcext:value-type="float">
            <text:p>700658</text:p>
          </table:table-cell>
          <table:table-cell office:value-type="float" office:value="723131" calcext:value-type="float">
            <text:p>723131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828152" calcext:value-type="float">
            <text:p>828152</text:p>
          </table:table-cell>
          <table:table-cell office:value-type="float" office:value="845224" calcext:value-type="float">
            <text:p>845224</text:p>
          </table:table-cell>
          <table:table-cell office:value-type="float" office:value="586828" calcext:value-type="float">
            <text:p>586828</text:p>
          </table:table-cell>
          <table:table-cell office:value-type="float" office:value="667547" calcext:value-type="float">
            <text:p>667547</text:p>
          </table:table-cell>
          <table:table-cell office:value-type="float" office:value="618719" calcext:value-type="float">
            <text:p>618719</text:p>
          </table:table-cell>
          <table:table-cell office:value-type="float" office:value="675792" calcext:value-type="float">
            <text:p>675792</text:p>
          </table:table-cell>
          <table:table-cell office:value-type="float" office:value="632291" calcext:value-type="float">
            <text:p>632291</text:p>
          </table:table-cell>
          <table:table-cell office:value-type="float" office:value="2381526" calcext:value-type="float">
            <text:p>2381526</text:p>
          </table:table-cell>
          <table:table-cell office:value-type="float" office:value="865231" calcext:value-type="float">
            <text:p>865231</text:p>
          </table:table-cell>
          <table:table-cell office:value-type="float" office:value="871684" calcext:value-type="float">
            <text:p>871684</text:p>
          </table:table-cell>
          <table:table-cell office:value-type="float" office:value="905977" calcext:value-type="float">
            <text:p>905977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512642" calcext:value-type="float">
            <text:p>512642</text:p>
          </table:table-cell>
          <table:table-cell office:value-type="float" office:value="1071939" calcext:value-type="float">
            <text:p>1071939</text:p>
          </table:table-cell>
          <table:table-cell office:value-type="float" office:value="1219217" calcext:value-type="float">
            <text:p>1219217</text:p>
          </table:table-cell>
          <table:table-cell office:value-type="float" office:value="957234" calcext:value-type="float">
            <text:p>957234</text:p>
          </table:table-cell>
          <table:table-cell office:value-type="float" office:value="652385" calcext:value-type="float">
            <text:p>652385</text:p>
          </table:table-cell>
          <table:table-cell office:value-type="float" office:value="705657" calcext:value-type="float">
            <text:p>705657</text:p>
          </table:table-cell>
          <table:table-cell office:value-type="float" office:value="752400" calcext:value-type="float">
            <text:p>752400</text:p>
          </table:table-cell>
          <table:table-cell office:value-type="float" office:value="768488" calcext:value-type="float">
            <text:p>768488</text:p>
          </table:table-cell>
          <table:table-cell office:value-type="float" office:value="692529" calcext:value-type="float">
            <text:p>692529</text:p>
          </table:table-cell>
          <table:table-cell office:value-type="float" office:value="1396067" calcext:value-type="float">
            <text:p>1396067</text:p>
          </table:table-cell>
          <table:table-cell office:value-type="float" office:value="1248818" calcext:value-type="float">
            <text:p>1248818</text:p>
          </table:table-cell>
          <table:table-cell office:value-type="float" office:value="1094754" calcext:value-type="float">
            <text:p>1094754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785017" calcext:value-type="float">
            <text:p>785017</text:p>
          </table:table-cell>
          <table:table-cell office:value-type="float" office:value="1738377" calcext:value-type="float">
            <text:p>1738377</text:p>
          </table:table-cell>
          <table:table-cell office:value-type="float" office:value="1447981" calcext:value-type="float">
            <text:p>1447981</text:p>
          </table:table-cell>
          <table:table-cell office:value-type="float" office:value="1715250" calcext:value-type="float">
            <text:p>1715250</text:p>
          </table:table-cell>
          <table:table-cell office:value-type="float" office:value="942527" calcext:value-type="float">
            <text:p>942527</text:p>
          </table:table-cell>
          <table:table-cell office:value-type="float" office:value="1597985" calcext:value-type="float">
            <text:p>1597985</text:p>
          </table:table-cell>
          <table:table-cell office:value-type="float" office:value="643062" calcext:value-type="float">
            <text:p>643062</text:p>
          </table:table-cell>
          <table:table-cell office:value-type="float" office:value="1634978" calcext:value-type="float">
            <text:p>1634978</text:p>
          </table:table-cell>
          <table:table-cell office:value-type="float" office:value="1174997" calcext:value-type="float">
            <text:p>1174997</text:p>
          </table:table-cell>
          <table:table-cell office:value-type="float" office:value="1494200" calcext:value-type="float">
            <text:p>1494200</text:p>
          </table:table-cell>
          <table:table-cell office:value-type="float" office:value="1607405" calcext:value-type="float">
            <text:p>1607405</text:p>
          </table:table-cell>
          <table:table-cell office:value-type="float" office:value="1017014" calcext:value-type="float">
            <text:p>1017014</text:p>
          </table:table-cell>
          <table:table-cell office:value-type="float" office:value="2170901" calcext:value-type="float">
            <text:p>217090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2959" calcext:value-type="float">
            <text:p>1172959</text:p>
          </table:table-cell>
          <table:table-cell office:value-type="float" office:value="1878150" calcext:value-type="float">
            <text:p>1878150</text:p>
          </table:table-cell>
          <table:table-cell office:value-type="float" office:value="1928675" calcext:value-type="float">
            <text:p>1928675</text:p>
          </table:table-cell>
          <table:table-cell office:value-type="float" office:value="2069869" calcext:value-type="float">
            <text:p>2069869</text:p>
          </table:table-cell>
          <table:table-cell office:value-type="float" office:value="2026351" calcext:value-type="float">
            <text:p>2026351</text:p>
          </table:table-cell>
          <table:table-cell office:value-type="float" office:value="2004891" calcext:value-type="float">
            <text:p>2004891</text:p>
          </table:table-cell>
          <table:table-cell office:value-type="float" office:value="1977914" calcext:value-type="float">
            <text:p>1977914</text:p>
          </table:table-cell>
          <table:table-cell office:value-type="float" office:value="1429231" calcext:value-type="float">
            <text:p>1429231</text:p>
          </table:table-cell>
          <table:table-cell office:value-type="float" office:value="1931629" calcext:value-type="float">
            <text:p>193162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3996" calcext:value-type="float">
            <text:p>2243996</text:p>
          </table:table-cell>
          <table:table-cell office:value-type="float" office:value="2295415" calcext:value-type="float">
            <text:p>2295415</text:p>
          </table:table-cell>
          <table:table-cell office:value-type="float" office:value="2349809" calcext:value-type="float">
            <text:p>2349809</text:p>
          </table:table-cell>
          <table:table-cell office:value-type="float" office:value="2509525" calcext:value-type="float">
            <text:p>2509525</text:p>
          </table:table-cell>
          <table:table-cell office:value-type="float" office:value="2376833" calcext:value-type="float">
            <text:p>2376833</text:p>
          </table:table-cell>
          <table:table-cell office:value-type="float" office:value="2284048" calcext:value-type="float">
            <text:p>2284048</text:p>
          </table:table-cell>
          <table:table-cell office:value-type="float" office:value="1927023" calcext:value-type="float">
            <text:p>1927023</text:p>
          </table:table-cell>
          <table:table-cell office:value-type="float" office:value="2006249" calcext:value-type="float">
            <text:p>2006249</text:p>
          </table:table-cell>
          <table:table-cell office:value-type="float" office:value="1996950" calcext:value-type="float">
            <text:p>199695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0390" calcext:value-type="float">
            <text:p>2350390</text:p>
          </table:table-cell>
          <table:table-cell office:value-type="float" office:value="2574585" calcext:value-type="float">
            <text:p>2574585</text:p>
          </table:table-cell>
          <table:table-cell office:value-type="float" office:value="2567023" calcext:value-type="float">
            <text:p>2567023</text:p>
          </table:table-cell>
          <table:table-cell office:value-type="float" office:value="2582846" calcext:value-type="float">
            <text:p>2582846</text:p>
          </table:table-cell>
          <table:table-cell office:value-type="float" office:value="2581621" calcext:value-type="float">
            <text:p>2581621</text:p>
          </table:table-cell>
          <table:table-cell office:value-type="float" office:value="2523044" calcext:value-type="float">
            <text:p>2523044</text:p>
          </table:table-cell>
          <table:table-cell office:value-type="float" office:value="1608344" calcext:value-type="float">
            <text:p>1608344</text:p>
          </table:table-cell>
          <table:table-cell office:value-type="float" office:value="2219972" calcext:value-type="float">
            <text:p>2219972</text:p>
          </table:table-cell>
          <table:table-cell office:value-type="float" office:value="2241807" calcext:value-type="float">
            <text:p>224180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5497" calcext:value-type="float">
            <text:p>2765497</text:p>
          </table:table-cell>
          <table:table-cell office:value-type="float" office:value="2877980" calcext:value-type="float">
            <text:p>2877980</text:p>
          </table:table-cell>
          <table:table-cell office:value-type="float" office:value="2885684" calcext:value-type="float">
            <text:p>2885684</text:p>
          </table:table-cell>
          <table:table-cell office:value-type="float" office:value="2865805" calcext:value-type="float">
            <text:p>2865805</text:p>
          </table:table-cell>
          <table:table-cell office:value-type="float" office:value="2911003" calcext:value-type="float">
            <text:p>2911003</text:p>
          </table:table-cell>
          <table:table-cell office:value-type="float" office:value="2793994" calcext:value-type="float">
            <text:p>2793994</text:p>
          </table:table-cell>
          <table:table-cell office:value-type="float" office:value="2389885" calcext:value-type="float">
            <text:p>2389885</text:p>
          </table:table-cell>
          <table:table-cell office:value-type="float" office:value="1990369" calcext:value-type="float">
            <text:p>1990369</text:p>
          </table:table-cell>
          <table:table-cell office:value-type="float" office:value="1908931" calcext:value-type="float">
            <text:p>190893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0071" calcext:value-type="float">
            <text:p>2730071</text:p>
          </table:table-cell>
          <table:table-cell office:value-type="float" office:value="3061769" calcext:value-type="float">
            <text:p>3061769</text:p>
          </table:table-cell>
          <table:table-cell office:value-type="float" office:value="2964039" calcext:value-type="float">
            <text:p>2964039</text:p>
          </table:table-cell>
          <table:table-cell office:value-type="float" office:value="3038400" calcext:value-type="float">
            <text:p>3038400</text:p>
          </table:table-cell>
          <table:table-cell office:value-type="float" office:value="3031618" calcext:value-type="float">
            <text:p>3031618</text:p>
          </table:table-cell>
          <table:table-cell office:value-type="float" office:value="2973687" calcext:value-type="float">
            <text:p>2973687</text:p>
          </table:table-cell>
          <table:table-cell office:value-type="float" office:value="2477159" calcext:value-type="float">
            <text:p>2477159</text:p>
          </table:table-cell>
          <table:table-cell office:value-type="float" office:value="2268957" calcext:value-type="float">
            <text:p>2268957</text:p>
          </table:table-cell>
          <table:table-cell office:value-type="float" office:value="2231222" calcext:value-type="float">
            <text:p>223122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31776" calcext:value-type="float">
            <text:p>3031776</text:p>
          </table:table-cell>
          <table:table-cell office:value-type="float" office:value="3036155" calcext:value-type="float">
            <text:p>3036155</text:p>
          </table:table-cell>
          <table:table-cell office:value-type="float" office:value="3053662" calcext:value-type="float">
            <text:p>3053662</text:p>
          </table:table-cell>
          <table:table-cell office:value-type="float" office:value="3055014" calcext:value-type="float">
            <text:p>3055014</text:p>
          </table:table-cell>
          <table:table-cell office:value-type="float" office:value="3071131" calcext:value-type="float">
            <text:p>3071131</text:p>
          </table:table-cell>
          <table:table-cell office:value-type="float" office:value="3023392" calcext:value-type="float">
            <text:p>3023392</text:p>
          </table:table-cell>
          <table:table-cell office:value-type="float" office:value="2641588" calcext:value-type="float">
            <text:p>2641588</text:p>
          </table:table-cell>
          <table:table-cell office:value-type="float" office:value="2407630" calcext:value-type="float">
            <text:p>2407630</text:p>
          </table:table-cell>
          <table:table-cell office:value-type="float" office:value="2457597" calcext:value-type="float">
            <text:p>245759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48638" calcext:value-type="float">
            <text:p>2948638</text:p>
          </table:table-cell>
          <table:table-cell office:value-type="float" office:value="3006683" calcext:value-type="float">
            <text:p>3006683</text:p>
          </table:table-cell>
          <table:table-cell office:value-type="float" office:value="2023357" calcext:value-type="float">
            <text:p>2023357</text:p>
          </table:table-cell>
          <table:table-cell office:value-type="float" office:value="3022290" calcext:value-type="float">
            <text:p>3022290</text:p>
          </table:table-cell>
          <table:table-cell office:value-type="float" office:value="2338619" calcext:value-type="float">
            <text:p>2338619</text:p>
          </table:table-cell>
          <table:table-cell office:value-type="float" office:value="1948340" calcext:value-type="float">
            <text:p>1948340</text:p>
          </table:table-cell>
          <table:table-cell office:value-type="float" office:value="2681112" calcext:value-type="float">
            <text:p>2681112</text:p>
          </table:table-cell>
          <table:table-cell office:value-type="float" office:value="2485563" calcext:value-type="float">
            <text:p>2485563</text:p>
          </table:table-cell>
          <table:table-cell office:value-type="float" office:value="2386723" calcext:value-type="float">
            <text:p>238672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9082" calcext:value-type="float">
            <text:p>629082</text:p>
          </table:table-cell>
          <table:table-cell office:value-type="float" office:value="1193795" calcext:value-type="float">
            <text:p>1193795</text:p>
          </table:table-cell>
          <table:table-cell office:value-type="float" office:value="1802148" calcext:value-type="float">
            <text:p>1802148</text:p>
          </table:table-cell>
          <table:table-cell office:value-type="float" office:value="1030857" calcext:value-type="float">
            <text:p>1030857</text:p>
          </table:table-cell>
          <table:table-cell office:value-type="float" office:value="1612992" calcext:value-type="float">
            <text:p>1612992</text:p>
          </table:table-cell>
          <table:table-cell office:value-type="float" office:value="1769388" calcext:value-type="float">
            <text:p>1769388</text:p>
          </table:table-cell>
          <table:table-cell office:value-type="float" office:value="1733366" calcext:value-type="float">
            <text:p>1733366</text:p>
          </table:table-cell>
          <table:table-cell office:value-type="float" office:value="1494012" calcext:value-type="float">
            <text:p>1494012</text:p>
          </table:table-cell>
          <table:table-cell office:value-type="float" office:value="515437" calcext:value-type="float">
            <text:p>51543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 table:number-columns-repeated="77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541098" calcext:value-type="float">
            <text:p>3541098</text:p>
          </table:table-cell>
          <table:table-cell/>
          <table:table-cell office:value-type="float" office:value="969761" calcext:value-type="float">
            <text:p>969761</text:p>
          </table:table-cell>
          <table:table-cell/>
          <table:table-cell office:value-type="float" office:value="926260" calcext:value-type="float">
            <text:p>926260</text:p>
          </table:table-cell>
          <table:table-cell/>
          <table:table-cell office:value-type="float" office:value="969761" calcext:value-type="float">
            <text:p>969761</text:p>
          </table:table-cell>
          <table:table-cell/>
          <table:table-cell office:value-type="float" office:value="987600" calcext:value-type="float">
            <text:p>98760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857887" calcext:value-type="float">
            <text:p>857887</text:p>
          </table:table-cell>
          <table:table-cell/>
          <table:table-cell office:value-type="float" office:value="1007629" calcext:value-type="float">
            <text:p>1007629</text:p>
          </table:table-cell>
          <table:table-cell/>
          <table:table-cell office:value-type="float" office:value="1093856" calcext:value-type="float">
            <text:p>1093856</text:p>
          </table:table-cell>
          <table:table-cell/>
          <table:table-cell office:value-type="float" office:value="1155043" calcext:value-type="float">
            <text:p>1155043</text:p>
          </table:table-cell>
          <table:table-cell/>
          <table:table-cell office:value-type="float" office:value="1172704" calcext:value-type="float">
            <text:p>1172704</text:p>
          </table:table-cell>
          <table:table-cell/>
          <table:table-cell office:value-type="float" office:value="1175271" calcext:value-type="float">
            <text:p>117527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21029" calcext:value-type="float">
            <text:p>921029</text:p>
          </table:table-cell>
          <table:table-cell/>
          <table:table-cell office:value-type="float" office:value="1089202" calcext:value-type="float">
            <text:p>1089202</text:p>
          </table:table-cell>
          <table:table-cell/>
          <table:table-cell office:value-type="float" office:value="1206714" calcext:value-type="float">
            <text:p>1206714</text:p>
          </table:table-cell>
          <table:table-cell/>
          <table:table-cell office:value-type="float" office:value="1237306" calcext:value-type="float">
            <text:p>1237306</text:p>
          </table:table-cell>
          <table:table-cell/>
          <table:table-cell office:value-type="float" office:value="1266495" calcext:value-type="float">
            <text:p>1266495</text:p>
          </table:table-cell>
          <table:table-cell/>
          <table:table-cell office:value-type="float" office:value="1267990" calcext:value-type="float">
            <text:p>1267990</text:p>
          </table:table-cell>
          <table:table-cell/>
          <table:table-cell office:value-type="float" office:value="1262029" calcext:value-type="float">
            <text:p>126202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41546" calcext:value-type="float">
            <text:p>941546</text:p>
          </table:table-cell>
          <table:table-cell/>
          <table:table-cell office:value-type="float" office:value="1118011" calcext:value-type="float">
            <text:p>1118011</text:p>
          </table:table-cell>
          <table:table-cell/>
          <table:table-cell office:value-type="float" office:value="1158418" calcext:value-type="float">
            <text:p>1158418</text:p>
          </table:table-cell>
          <table:table-cell/>
          <table:table-cell office:value-type="float" office:value="1299295" calcext:value-type="float">
            <text:p>1299295</text:p>
          </table:table-cell>
          <table:table-cell/>
          <table:table-cell office:value-type="float" office:value="1344020" calcext:value-type="float">
            <text:p>1344020</text:p>
          </table:table-cell>
          <table:table-cell/>
          <table:table-cell office:value-type="float" office:value="1333173" calcext:value-type="float">
            <text:p>1333173</text:p>
          </table:table-cell>
          <table:table-cell/>
          <table:table-cell office:value-type="float" office:value="1305615" calcext:value-type="float">
            <text:p>1305615</text:p>
          </table:table-cell>
          <table:table-cell/>
          <table:table-cell office:value-type="float" office:value="1302447" calcext:value-type="float">
            <text:p>130244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966941" calcext:value-type="float">
            <text:p>966941</text:p>
          </table:table-cell>
          <table:table-cell/>
          <table:table-cell office:value-type="float" office:value="1144163" calcext:value-type="float">
            <text:p>1144163</text:p>
          </table:table-cell>
          <table:table-cell/>
          <table:table-cell office:value-type="float" office:value="1253344" calcext:value-type="float">
            <text:p>1253344</text:p>
          </table:table-cell>
          <table:table-cell/>
          <table:table-cell office:value-type="float" office:value="1304348" calcext:value-type="float">
            <text:p>1304348</text:p>
          </table:table-cell>
          <table:table-cell/>
          <table:table-cell office:value-type="float" office:value="1383774" calcext:value-type="float">
            <text:p>1383774</text:p>
          </table:table-cell>
          <table:table-cell/>
          <table:table-cell office:value-type="float" office:value="1381993" calcext:value-type="float">
            <text:p>1381993</text:p>
          </table:table-cell>
          <table:table-cell/>
          <table:table-cell office:value-type="float" office:value="1175799" calcext:value-type="float">
            <text:p>1175799</text:p>
          </table:table-cell>
          <table:table-cell/>
          <table:table-cell office:value-type="float" office:value="1129123" calcext:value-type="float">
            <text:p>1129123</text:p>
          </table:table-cell>
          <table:table-cell/>
          <table:table-cell office:value-type="float" office:value="1312720" calcext:value-type="float">
            <text:p>131272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019842" calcext:value-type="float">
            <text:p>1019842</text:p>
          </table:table-cell>
          <table:table-cell/>
          <table:table-cell office:value-type="float" office:value="1104132" calcext:value-type="float">
            <text:p>1104132</text:p>
          </table:table-cell>
          <table:table-cell/>
          <table:table-cell office:value-type="float" office:value="1307885" calcext:value-type="float">
            <text:p>1307885</text:p>
          </table:table-cell>
          <table:table-cell/>
          <table:table-cell office:value-type="float" office:value="1377297" calcext:value-type="float">
            <text:p>1377297</text:p>
          </table:table-cell>
          <table:table-cell/>
          <table:table-cell office:value-type="float" office:value="1430271" calcext:value-type="float">
            <text:p>1430271</text:p>
          </table:table-cell>
          <table:table-cell/>
          <table:table-cell office:value-type="float" office:value="1406616" calcext:value-type="float">
            <text:p>1406616</text:p>
          </table:table-cell>
          <table:table-cell/>
          <table:table-cell office:value-type="float" office:value="1402711" calcext:value-type="float">
            <text:p>1402711</text:p>
          </table:table-cell>
          <table:table-cell/>
          <table:table-cell office:value-type="float" office:value="1374432" calcext:value-type="float">
            <text:p>1374432</text:p>
          </table:table-cell>
          <table:table-cell/>
          <table:table-cell office:value-type="float" office:value="1382840" calcext:value-type="float">
            <text:p>1382840</text:p>
          </table:table-cell>
          <table:table-cell/>
          <table:table-cell office:value-type="float" office:value="5750369" calcext:value-type="float">
            <text:p>575036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46088" calcext:value-type="float">
            <text:p>1346088</text:p>
          </table:table-cell>
          <table:table-cell/>
          <table:table-cell office:value-type="float" office:value="1619549" calcext:value-type="float">
            <text:p>1619549</text:p>
          </table:table-cell>
          <table:table-cell/>
          <table:table-cell office:value-type="float" office:value="1147021" calcext:value-type="float">
            <text:p>1147021</text:p>
          </table:table-cell>
          <table:table-cell/>
          <table:table-cell office:value-type="float" office:value="1214742" calcext:value-type="float">
            <text:p>1214742</text:p>
          </table:table-cell>
          <table:table-cell/>
          <table:table-cell office:value-type="float" office:value="1256039" calcext:value-type="float">
            <text:p>1256039</text:p>
          </table:table-cell>
          <table:table-cell/>
          <table:table-cell office:value-type="float" office:value="1259446" calcext:value-type="float">
            <text:p>1259446</text:p>
          </table:table-cell>
          <table:table-cell/>
          <table:table-cell office:value-type="float" office:value="2842558" calcext:value-type="float">
            <text:p>2842558</text:p>
          </table:table-cell>
          <table:table-cell/>
          <table:table-cell office:value-type="float" office:value="4307020" calcext:value-type="float">
            <text:p>4307020</text:p>
          </table:table-cell>
          <table:table-cell/>
          <table:table-cell office:value-type="float" office:value="1781625" calcext:value-type="float">
            <text:p>1781625</text:p>
          </table:table-cell>
          <table:table-cell/>
          <table:table-cell office:value-type="float" office:value="1794840" calcext:value-type="float">
            <text:p>1794840</text:p>
          </table:table-cell>
          <table:table-cell/>
          <table:table-cell office:value-type="float" office:value="1782364" calcext:value-type="float">
            <text:p>178236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20757" calcext:value-type="float">
            <text:p>920757</text:p>
          </table:table-cell>
          <table:table-cell/>
          <table:table-cell office:value-type="float" office:value="1117905" calcext:value-type="float">
            <text:p>1117905</text:p>
          </table:table-cell>
          <table:table-cell/>
          <table:table-cell office:value-type="float" office:value="5490700" calcext:value-type="float">
            <text:p>5490700</text:p>
          </table:table-cell>
          <table:table-cell/>
          <table:table-cell office:value-type="float" office:value="2717085" calcext:value-type="float">
            <text:p>2717085</text:p>
          </table:table-cell>
          <table:table-cell/>
          <table:table-cell office:value-type="float" office:value="1402048" calcext:value-type="float">
            <text:p>1402048</text:p>
          </table:table-cell>
          <table:table-cell/>
          <table:table-cell office:value-type="float" office:value="1359231" calcext:value-type="float">
            <text:p>1359231</text:p>
          </table:table-cell>
          <table:table-cell/>
          <table:table-cell office:value-type="float" office:value="3452266" calcext:value-type="float">
            <text:p>3452266</text:p>
          </table:table-cell>
          <table:table-cell/>
          <table:table-cell office:value-type="float" office:value="1334420" calcext:value-type="float">
            <text:p>1334420</text:p>
          </table:table-cell>
          <table:table-cell/>
          <table:table-cell office:value-type="float" office:value="1528947" calcext:value-type="float">
            <text:p>1528947</text:p>
          </table:table-cell>
          <table:table-cell/>
          <table:table-cell office:value-type="float" office:value="1351372" calcext:value-type="float">
            <text:p>1351372</text:p>
          </table:table-cell>
          <table:table-cell/>
          <table:table-cell office:value-type="float" office:value="1253190" calcext:value-type="float">
            <text:p>1253190</text:p>
          </table:table-cell>
          <table:table-cell/>
          <table:table-cell office:value-type="float" office:value="1498736" calcext:value-type="float">
            <text:p>149873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009114" calcext:value-type="float">
            <text:p>1009114</text:p>
          </table:table-cell>
          <table:table-cell/>
          <table:table-cell office:value-type="float" office:value="1132810" calcext:value-type="float">
            <text:p>1132810</text:p>
          </table:table-cell>
          <table:table-cell/>
          <table:table-cell office:value-type="float" office:value="1276416" calcext:value-type="float">
            <text:p>1276416</text:p>
          </table:table-cell>
          <table:table-cell/>
          <table:table-cell office:value-type="float" office:value="1368047" calcext:value-type="float">
            <text:p>1368047</text:p>
          </table:table-cell>
          <table:table-cell/>
          <table:table-cell office:value-type="float" office:value="4082715" calcext:value-type="float">
            <text:p>4082715</text:p>
          </table:table-cell>
          <table:table-cell/>
          <table:table-cell office:value-type="float" office:value="1400700" calcext:value-type="float">
            <text:p>1400700</text:p>
          </table:table-cell>
          <table:table-cell/>
          <table:table-cell office:value-type="float" office:value="1384027" calcext:value-type="float">
            <text:p>1384027</text:p>
          </table:table-cell>
          <table:table-cell/>
          <table:table-cell office:value-type="float" office:value="1557847" calcext:value-type="float">
            <text:p>1557847</text:p>
          </table:table-cell>
          <table:table-cell/>
          <table:table-cell office:value-type="float" office:value="1680601" calcext:value-type="float">
            <text:p>1680601</text:p>
          </table:table-cell>
          <table:table-cell/>
          <table:table-cell office:value-type="float" office:value="5077241" calcext:value-type="float">
            <text:p>5077241</text:p>
          </table:table-cell>
          <table:table-cell/>
          <table:table-cell office:value-type="float" office:value="1250404" calcext:value-type="float">
            <text:p>1250404</text:p>
          </table:table-cell>
          <table:table-cell/>
          <table:table-cell office:value-type="float" office:value="1314807" calcext:value-type="float">
            <text:p>1314807</text:p>
          </table:table-cell>
          <table:table-cell/>
          <table:table-cell office:value-type="float" office:value="1195478" calcext:value-type="float">
            <text:p>11954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8366" calcext:value-type="float">
            <text:p>1778366</text:p>
          </table:table-cell>
          <table:table-cell/>
          <table:table-cell office:value-type="float" office:value="1396342" calcext:value-type="float">
            <text:p>1396342</text:p>
          </table:table-cell>
          <table:table-cell/>
          <table:table-cell office:value-type="float" office:value="3658326" calcext:value-type="float">
            <text:p>3658326</text:p>
          </table:table-cell>
          <table:table-cell/>
          <table:table-cell office:value-type="float" office:value="4676415" calcext:value-type="float">
            <text:p>4676415</text:p>
          </table:table-cell>
          <table:table-cell/>
          <table:table-cell office:value-type="float" office:value="1385364" calcext:value-type="float">
            <text:p>1385364</text:p>
          </table:table-cell>
          <table:table-cell/>
          <table:table-cell office:value-type="float" office:value="3700882" calcext:value-type="float">
            <text:p>3700882</text:p>
          </table:table-cell>
          <table:table-cell/>
          <table:table-cell office:value-type="float" office:value="4355701" calcext:value-type="float">
            <text:p>4355701</text:p>
          </table:table-cell>
          <table:table-cell/>
          <table:table-cell office:value-type="float" office:value="1306332" calcext:value-type="float">
            <text:p>1306332</text:p>
          </table:table-cell>
          <table:table-cell/>
          <table:table-cell office:value-type="float" office:value="1436762" calcext:value-type="float">
            <text:p>14367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31735" calcext:value-type="float">
            <text:p>1931735</text:p>
          </table:table-cell>
          <table:table-cell/>
          <table:table-cell office:value-type="float" office:value="1744970" calcext:value-type="float">
            <text:p>1744970</text:p>
          </table:table-cell>
          <table:table-cell/>
          <table:table-cell office:value-type="float" office:value="3569481" calcext:value-type="float">
            <text:p>3569481</text:p>
          </table:table-cell>
          <table:table-cell/>
          <table:table-cell office:value-type="float" office:value="4062526" calcext:value-type="float">
            <text:p>4062526</text:p>
          </table:table-cell>
          <table:table-cell/>
          <table:table-cell office:value-type="float" office:value="1804645" calcext:value-type="float">
            <text:p>1804645</text:p>
          </table:table-cell>
          <table:table-cell/>
          <table:table-cell office:value-type="float" office:value="1905225" calcext:value-type="float">
            <text:p>1905225</text:p>
          </table:table-cell>
          <table:table-cell/>
          <table:table-cell office:value-type="float" office:value="2085001" calcext:value-type="float">
            <text:p>2085001</text:p>
          </table:table-cell>
          <table:table-cell/>
          <table:table-cell office:value-type="float" office:value="2079056" calcext:value-type="float">
            <text:p>2079056</text:p>
          </table:table-cell>
          <table:table-cell/>
          <table:table-cell office:value-type="float" office:value="1653323" calcext:value-type="float">
            <text:p>16533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7505" calcext:value-type="float">
            <text:p>2557505</text:p>
          </table:table-cell>
          <table:table-cell/>
          <table:table-cell office:value-type="float" office:value="2341071" calcext:value-type="float">
            <text:p>2341071</text:p>
          </table:table-cell>
          <table:table-cell/>
          <table:table-cell office:value-type="float" office:value="2535483" calcext:value-type="float">
            <text:p>2535483</text:p>
          </table:table-cell>
          <table:table-cell/>
          <table:table-cell office:value-type="float" office:value="2435966" calcext:value-type="float">
            <text:p>2435966</text:p>
          </table:table-cell>
          <table:table-cell/>
          <table:table-cell office:value-type="float" office:value="2428970" calcext:value-type="float">
            <text:p>2428970</text:p>
          </table:table-cell>
          <table:table-cell/>
          <table:table-cell office:value-type="float" office:value="2365703" calcext:value-type="float">
            <text:p>2365703</text:p>
          </table:table-cell>
          <table:table-cell/>
          <table:table-cell office:value-type="float" office:value="2394711" calcext:value-type="float">
            <text:p>2394711</text:p>
          </table:table-cell>
          <table:table-cell/>
          <table:table-cell office:value-type="float" office:value="2245314" calcext:value-type="float">
            <text:p>2245314</text:p>
          </table:table-cell>
          <table:table-cell/>
          <table:table-cell office:value-type="float" office:value="2245149" calcext:value-type="float">
            <text:p>22451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83824" calcext:value-type="float">
            <text:p>3483824</text:p>
          </table:table-cell>
          <table:table-cell/>
          <table:table-cell office:value-type="float" office:value="3421083" calcext:value-type="float">
            <text:p>3421083</text:p>
          </table:table-cell>
          <table:table-cell/>
          <table:table-cell office:value-type="float" office:value="3365829" calcext:value-type="float">
            <text:p>3365829</text:p>
          </table:table-cell>
          <table:table-cell/>
          <table:table-cell office:value-type="float" office:value="3358150" calcext:value-type="float">
            <text:p>3358150</text:p>
          </table:table-cell>
          <table:table-cell/>
          <table:table-cell office:value-type="float" office:value="3368510" calcext:value-type="float">
            <text:p>3368510</text:p>
          </table:table-cell>
          <table:table-cell/>
          <table:table-cell office:value-type="float" office:value="3257099" calcext:value-type="float">
            <text:p>3257099</text:p>
          </table:table-cell>
          <table:table-cell/>
          <table:table-cell office:value-type="float" office:value="3051979" calcext:value-type="float">
            <text:p>3051979</text:p>
          </table:table-cell>
          <table:table-cell/>
          <table:table-cell office:value-type="float" office:value="3576405" calcext:value-type="float">
            <text:p>3576405</text:p>
          </table:table-cell>
          <table:table-cell/>
          <table:table-cell office:value-type="float" office:value="4139403" calcext:value-type="float">
            <text:p>41394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46359" calcext:value-type="float">
            <text:p>6246359</text:p>
          </table:table-cell>
          <table:table-cell/>
          <table:table-cell office:value-type="float" office:value="4484308" calcext:value-type="float">
            <text:p>4484308</text:p>
          </table:table-cell>
          <table:table-cell/>
          <table:table-cell office:value-type="float" office:value="4399121" calcext:value-type="float">
            <text:p>4399121</text:p>
          </table:table-cell>
          <table:table-cell/>
          <table:table-cell office:value-type="float" office:value="4216979" calcext:value-type="float">
            <text:p>4216979</text:p>
          </table:table-cell>
          <table:table-cell/>
          <table:table-cell office:value-type="float" office:value="4751308" calcext:value-type="float">
            <text:p>4751308</text:p>
          </table:table-cell>
          <table:table-cell/>
          <table:table-cell office:value-type="float" office:value="4270040" calcext:value-type="float">
            <text:p>4270040</text:p>
          </table:table-cell>
          <table:table-cell/>
          <table:table-cell office:value-type="float" office:value="3987531" calcext:value-type="float">
            <text:p>3987531</text:p>
          </table:table-cell>
          <table:table-cell/>
          <table:table-cell office:value-type="float" office:value="3324253" calcext:value-type="float">
            <text:p>3324253</text:p>
          </table:table-cell>
          <table:table-cell/>
          <table:table-cell office:value-type="float" office:value="3110781" calcext:value-type="float">
            <text:p>31107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38508" calcext:value-type="float">
            <text:p>5238508</text:p>
          </table:table-cell>
          <table:table-cell/>
          <table:table-cell office:value-type="float" office:value="5162524" calcext:value-type="float">
            <text:p>5162524</text:p>
          </table:table-cell>
          <table:table-cell/>
          <table:table-cell office:value-type="float" office:value="5258312" calcext:value-type="float">
            <text:p>5258312</text:p>
          </table:table-cell>
          <table:table-cell/>
          <table:table-cell office:value-type="float" office:value="5139497" calcext:value-type="float">
            <text:p>5139497</text:p>
          </table:table-cell>
          <table:table-cell/>
          <table:table-cell office:value-type="float" office:value="5107784" calcext:value-type="float">
            <text:p>5107784</text:p>
          </table:table-cell>
          <table:table-cell/>
          <table:table-cell office:value-type="float" office:value="5092896" calcext:value-type="float">
            <text:p>5092896</text:p>
          </table:table-cell>
          <table:table-cell/>
          <table:table-cell office:value-type="float" office:value="3962422" calcext:value-type="float">
            <text:p>3962422</text:p>
          </table:table-cell>
          <table:table-cell/>
          <table:table-cell office:value-type="float" office:value="3708556" calcext:value-type="float">
            <text:p>3708556</text:p>
          </table:table-cell>
          <table:table-cell/>
          <table:table-cell office:value-type="float" office:value="3637792" calcext:value-type="float">
            <text:p>36377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72848" calcext:value-type="float">
            <text:p>5472848</text:p>
          </table:table-cell>
          <table:table-cell/>
          <table:table-cell office:value-type="float" office:value="5455564" calcext:value-type="float">
            <text:p>5455564</text:p>
          </table:table-cell>
          <table:table-cell/>
          <table:table-cell office:value-type="float" office:value="5490716" calcext:value-type="float">
            <text:p>5490716</text:p>
          </table:table-cell>
          <table:table-cell/>
          <table:table-cell office:value-type="float" office:value="5442187" calcext:value-type="float">
            <text:p>5442187</text:p>
          </table:table-cell>
          <table:table-cell/>
          <table:table-cell office:value-type="float" office:value="5249888" calcext:value-type="float">
            <text:p>5249888</text:p>
          </table:table-cell>
          <table:table-cell/>
          <table:table-cell office:value-type="float" office:value="5800076" calcext:value-type="float">
            <text:p>5800076</text:p>
          </table:table-cell>
          <table:table-cell/>
          <table:table-cell office:value-type="float" office:value="4297116" calcext:value-type="float">
            <text:p>4297116</text:p>
          </table:table-cell>
          <table:table-cell/>
          <table:table-cell office:value-type="float" office:value="3868171" calcext:value-type="float">
            <text:p>3868171</text:p>
          </table:table-cell>
          <table:table-cell/>
          <table:table-cell office:value-type="float" office:value="3736407" calcext:value-type="float">
            <text:p>37364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63153" calcext:value-type="float">
            <text:p>1463153</text:p>
          </table:table-cell>
          <table:table-cell/>
          <table:table-cell office:value-type="float" office:value="1896387" calcext:value-type="float">
            <text:p>1896387</text:p>
          </table:table-cell>
          <table:table-cell/>
          <table:table-cell office:value-type="float" office:value="931375" calcext:value-type="float">
            <text:p>931375</text:p>
          </table:table-cell>
          <table:table-cell/>
          <table:table-cell office:value-type="float" office:value="1347573" calcext:value-type="float">
            <text:p>1347573</text:p>
          </table:table-cell>
          <table:table-cell/>
          <table:table-cell office:value-type="float" office:value="1186261" calcext:value-type="float">
            <text:p>1186261</text:p>
          </table:table-cell>
          <table:table-cell/>
          <table:table-cell office:value-type="float" office:value="1268502" calcext:value-type="float">
            <text:p>1268502</text:p>
          </table:table-cell>
          <table:table-cell/>
          <table:table-cell office:value-type="float" office:value="886090" calcext:value-type="float">
            <text:p>886090</text:p>
          </table:table-cell>
          <table:table-cell/>
          <table:table-cell office:value-type="float" office:value="872056" calcext:value-type="float">
            <text:p>872056</text:p>
          </table:table-cell>
          <table:table-cell/>
          <table:table-cell office:value-type="float" office:value="882105" calcext:value-type="float">
            <text:p>88210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7100397" calcext:value-type="float">
            <text:p>7100397</text:p>
          </table:table-cell>
          <table:table-cell office:value-type="float" office:value="2662899" calcext:value-type="float">
            <text:p>2662899</text:p>
          </table:table-cell>
          <table:table-cell office:value-type="float" office:value="3363612" calcext:value-type="float">
            <text:p>3363612</text:p>
          </table:table-cell>
          <table:table-cell office:value-type="float" office:value="3791156" calcext:value-type="float">
            <text:p>3791156</text:p>
          </table:table-cell>
          <table:table-cell office:value-type="float" office:value="3203069" calcext:value-type="float">
            <text:p>3203069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1939522" calcext:value-type="float">
            <text:p>1939522</text:p>
          </table:table-cell>
          <table:table-cell office:value-type="float" office:value="2784517" calcext:value-type="float">
            <text:p>2784517</text:p>
          </table:table-cell>
          <table:table-cell office:value-type="float" office:value="3359523" calcext:value-type="float">
            <text:p>3359523</text:p>
          </table:table-cell>
          <table:table-cell office:value-type="float" office:value="3982553" calcext:value-type="float">
            <text:p>3982553</text:p>
          </table:table-cell>
          <table:table-cell office:value-type="float" office:value="3657016" calcext:value-type="float">
            <text:p>3657016</text:p>
          </table:table-cell>
          <table:table-cell office:value-type="float" office:value="3277486" calcext:value-type="float">
            <text:p>3277486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1967260" calcext:value-type="float">
            <text:p>1967260</text:p>
          </table:table-cell>
          <table:table-cell office:value-type="float" office:value="2783115" calcext:value-type="float">
            <text:p>2783115</text:p>
          </table:table-cell>
          <table:table-cell office:value-type="float" office:value="3499745" calcext:value-type="float">
            <text:p>3499745</text:p>
          </table:table-cell>
          <table:table-cell table:number-columns-repeated="2" office:value-type="float" office:value="3935921" calcext:value-type="float">
            <text:p>3935921</text:p>
          </table:table-cell>
          <table:table-cell office:value-type="float" office:value="3705040" calcext:value-type="float">
            <text:p>3705040</text:p>
          </table:table-cell>
          <table:table-cell office:value-type="float" office:value="3009318" calcext:value-type="float">
            <text:p>3009318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1924603" calcext:value-type="float">
            <text:p>1924603</text:p>
          </table:table-cell>
          <table:table-cell office:value-type="float" office:value="2739816" calcext:value-type="float">
            <text:p>2739816</text:p>
          </table:table-cell>
          <table:table-cell office:value-type="float" office:value="3504346" calcext:value-type="float">
            <text:p>3504346</text:p>
          </table:table-cell>
          <table:table-cell office:value-type="float" office:value="4030519" calcext:value-type="float">
            <text:p>4030519</text:p>
          </table:table-cell>
          <table:table-cell office:value-type="float" office:value="4163357" calcext:value-type="float">
            <text:p>4163357</text:p>
          </table:table-cell>
          <table:table-cell office:value-type="float" office:value="3877684" calcext:value-type="float">
            <text:p>3877684</text:p>
          </table:table-cell>
          <table:table-cell office:value-type="float" office:value="3437042" calcext:value-type="float">
            <text:p>3437042</text:p>
          </table:table-cell>
          <table:table-cell office:value-type="float" office:value="3029721" calcext:value-type="float">
            <text:p>3029721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954207" calcext:value-type="float">
            <text:p>1954207</text:p>
          </table:table-cell>
          <table:table-cell office:value-type="float" office:value="2789291" calcext:value-type="float">
            <text:p>2789291</text:p>
          </table:table-cell>
          <table:table-cell office:value-type="float" office:value="3532609" calcext:value-type="float">
            <text:p>3532609</text:p>
          </table:table-cell>
          <table:table-cell office:value-type="float" office:value="2822283" calcext:value-type="float">
            <text:p>2822283</text:p>
          </table:table-cell>
          <table:table-cell office:value-type="float" office:value="4249053" calcext:value-type="float">
            <text:p>4249053</text:p>
          </table:table-cell>
          <table:table-cell office:value-type="float" office:value="2875184" calcext:value-type="float">
            <text:p>2875184</text:p>
          </table:table-cell>
          <table:table-cell office:value-type="float" office:value="3170172" calcext:value-type="float">
            <text:p>3170172</text:p>
          </table:table-cell>
          <table:table-cell office:value-type="float" office:value="2952261" calcext:value-type="float">
            <text:p>2952261</text:p>
          </table:table-cell>
          <table:table-cell office:value-type="float" office:value="3189002" calcext:value-type="float">
            <text:p>3189002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1602657" calcext:value-type="float">
            <text:p>1602657</text:p>
          </table:table-cell>
          <table:table-cell office:value-type="float" office:value="2453001" calcext:value-type="float">
            <text:p>2453001</text:p>
          </table:table-cell>
          <table:table-cell office:value-type="float" office:value="3696494" calcext:value-type="float">
            <text:p>3696494</text:p>
          </table:table-cell>
          <table:table-cell office:value-type="float" office:value="4229816" calcext:value-type="float">
            <text:p>4229816</text:p>
          </table:table-cell>
          <table:table-cell office:value-type="float" office:value="4441984" calcext:value-type="float">
            <text:p>4441984</text:p>
          </table:table-cell>
          <table:table-cell office:value-type="float" office:value="4231899" calcext:value-type="float">
            <text:p>4231899</text:p>
          </table:table-cell>
          <table:table-cell office:value-type="float" office:value="3999400" calcext:value-type="float">
            <text:p>3999400</text:p>
          </table:table-cell>
          <table:table-cell office:value-type="float" office:value="3644736" calcext:value-type="float">
            <text:p>3644736</text:p>
          </table:table-cell>
          <table:table-cell office:value-type="float" office:value="3351769" calcext:value-type="float">
            <text:p>3351769</text:p>
          </table:table-cell>
          <table:table-cell office:value-type="float" office:value="11564174" calcext:value-type="float">
            <text:p>11564174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2602298" calcext:value-type="float">
            <text:p>2602298</text:p>
          </table:table-cell>
          <table:table-cell office:value-type="float" office:value="2153457" calcext:value-type="float">
            <text:p>2153457</text:p>
          </table:table-cell>
          <table:table-cell office:value-type="float" office:value="3172758" calcext:value-type="float">
            <text:p>3172758</text:p>
          </table:table-cell>
          <table:table-cell office:value-type="float" office:value="3634562" calcext:value-type="float">
            <text:p>3634562</text:p>
          </table:table-cell>
          <table:table-cell office:value-type="float" office:value="3771811" calcext:value-type="float">
            <text:p>3771811</text:p>
          </table:table-cell>
          <table:table-cell office:value-type="float" office:value="3552638" calcext:value-type="float">
            <text:p>3552638</text:p>
          </table:table-cell>
          <table:table-cell office:value-type="float" office:value="7816828" calcext:value-type="float">
            <text:p>7816828</text:p>
          </table:table-cell>
          <table:table-cell office:value-type="float" office:value="7770863" calcext:value-type="float">
            <text:p>7770863</text:p>
          </table:table-cell>
          <table:table-cell office:value-type="float" office:value="4602401" calcext:value-type="float">
            <text:p>4602401</text:p>
          </table:table-cell>
          <table:table-cell office:value-type="float" office:value="4270618" calcext:value-type="float">
            <text:p>4270618</text:p>
          </table:table-cell>
          <table:table-cell office:value-type="float" office:value="3491981" calcext:value-type="float">
            <text:p>3491981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2479450" calcext:value-type="float">
            <text:p>2479450</text:p>
          </table:table-cell>
          <table:table-cell office:value-type="float" office:value="1932080" calcext:value-type="float">
            <text:p>1932080</text:p>
          </table:table-cell>
          <table:table-cell office:value-type="float" office:value="10061989" calcext:value-type="float">
            <text:p>10061989</text:p>
          </table:table-cell>
          <table:table-cell office:value-type="float" office:value="6595205" calcext:value-type="float">
            <text:p>6595205</text:p>
          </table:table-cell>
          <table:table-cell office:value-type="float" office:value="3459566" calcext:value-type="float">
            <text:p>3459566</text:p>
          </table:table-cell>
          <table:table-cell office:value-type="float" office:value="3246751" calcext:value-type="float">
            <text:p>3246751</text:p>
          </table:table-cell>
          <table:table-cell office:value-type="float" office:value="3135068" calcext:value-type="float">
            <text:p>3135068</text:p>
          </table:table-cell>
          <table:table-cell office:value-type="float" office:value="2519078" calcext:value-type="float">
            <text:p>2519078</text:p>
          </table:table-cell>
          <table:table-cell office:value-type="float" office:value="2987594" calcext:value-type="float">
            <text:p>2987594</text:p>
          </table:table-cell>
          <table:table-cell office:value-type="float" office:value="2732644" calcext:value-type="float">
            <text:p>2732644</text:p>
          </table:table-cell>
          <table:table-cell office:value-type="float" office:value="2316781" calcext:value-type="float">
            <text:p>2316781</text:p>
          </table:table-cell>
          <table:table-cell office:value-type="float" office:value="2598128" calcext:value-type="float">
            <text:p>2598128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1436569" calcext:value-type="float">
            <text:p>1436569</text:p>
          </table:table-cell>
          <table:table-cell office:value-type="float" office:value="2048770" calcext:value-type="float">
            <text:p>2048770</text:p>
          </table:table-cell>
          <table:table-cell office:value-type="float" office:value="2294335" calcext:value-type="float">
            <text:p>2294335</text:p>
          </table:table-cell>
          <table:table-cell office:value-type="float" office:value="2868354" calcext:value-type="float">
            <text:p>2868354</text:p>
          </table:table-cell>
          <table:table-cell office:value-type="float" office:value="2916933" calcext:value-type="float">
            <text:p>2916933</text:p>
          </table:table-cell>
          <table:table-cell office:value-type="float" office:value="2938763" calcext:value-type="float">
            <text:p>2938763</text:p>
          </table:table-cell>
          <table:table-cell office:value-type="float" office:value="5943148" calcext:value-type="float">
            <text:p>5943148</text:p>
          </table:table-cell>
          <table:table-cell office:value-type="float" office:value="6590654" calcext:value-type="float">
            <text:p>6590654</text:p>
          </table:table-cell>
          <table:table-cell office:value-type="float" office:value="2740687" calcext:value-type="float">
            <text:p>2740687</text:p>
          </table:table-cell>
          <table:table-cell office:value-type="float" office:value="10119487" calcext:value-type="float">
            <text:p>10119487</text:p>
          </table:table-cell>
          <table:table-cell office:value-type="float" office:value="2427923" calcext:value-type="float">
            <text:p>2427923</text:p>
          </table:table-cell>
          <table:table-cell office:value-type="float" office:value="2916314" calcext:value-type="float">
            <text:p>2916314</text:p>
          </table:table-cell>
          <table:table-cell office:value-type="float" office:value="1839445" calcext:value-type="float">
            <text:p>183944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9084" calcext:value-type="float">
            <text:p>2889084</text:p>
          </table:table-cell>
          <table:table-cell office:value-type="float" office:value="2687882" calcext:value-type="float">
            <text:p>2687882</text:p>
          </table:table-cell>
          <table:table-cell office:value-type="float" office:value="7352112" calcext:value-type="float">
            <text:p>7352112</text:p>
          </table:table-cell>
          <table:table-cell office:value-type="float" office:value="7243233" calcext:value-type="float">
            <text:p>7243233</text:p>
          </table:table-cell>
          <table:table-cell office:value-type="float" office:value="5704800" calcext:value-type="float">
            <text:p>5704800</text:p>
          </table:table-cell>
          <table:table-cell office:value-type="float" office:value="7367087" calcext:value-type="float">
            <text:p>7367087</text:p>
          </table:table-cell>
          <table:table-cell office:value-type="float" office:value="2533259" calcext:value-type="float">
            <text:p>2533259</text:p>
          </table:table-cell>
          <table:table-cell office:value-type="float" office:value="6594388" calcext:value-type="float">
            <text:p>6594388</text:p>
          </table:table-cell>
          <table:table-cell office:value-type="float" office:value="4003954" calcext:value-type="float">
            <text:p>400395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8311" calcext:value-type="float">
            <text:p>3008311</text:p>
          </table:table-cell>
          <table:table-cell office:value-type="float" office:value="8259104" calcext:value-type="float">
            <text:p>8259104</text:p>
          </table:table-cell>
          <table:table-cell office:value-type="float" office:value="4869249" calcext:value-type="float">
            <text:p>4869249</text:p>
          </table:table-cell>
          <table:table-cell office:value-type="float" office:value="5136099" calcext:value-type="float">
            <text:p>5136099</text:p>
          </table:table-cell>
          <table:table-cell office:value-type="float" office:value="2616095" calcext:value-type="float">
            <text:p>2616095</text:p>
          </table:table-cell>
          <table:table-cell office:value-type="float" office:value="2864093" calcext:value-type="float">
            <text:p>2864093</text:p>
          </table:table-cell>
          <table:table-cell office:value-type="float" office:value="3375352" calcext:value-type="float">
            <text:p>3375352</text:p>
          </table:table-cell>
          <table:table-cell office:value-type="float" office:value="2789822" calcext:value-type="float">
            <text:p>2789822</text:p>
          </table:table-cell>
          <table:table-cell office:value-type="float" office:value="3314425" calcext:value-type="float">
            <text:p>331442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3343" calcext:value-type="float">
            <text:p>3413343</text:p>
          </table:table-cell>
          <table:table-cell office:value-type="float" office:value="3245066" calcext:value-type="float">
            <text:p>3245066</text:p>
          </table:table-cell>
          <table:table-cell office:value-type="float" office:value="4370953" calcext:value-type="float">
            <text:p>4370953</text:p>
          </table:table-cell>
          <table:table-cell office:value-type="float" office:value="3360205" calcext:value-type="float">
            <text:p>3360205</text:p>
          </table:table-cell>
          <table:table-cell office:value-type="float" office:value="3490140" calcext:value-type="float">
            <text:p>3490140</text:p>
          </table:table-cell>
          <table:table-cell office:value-type="float" office:value="3549587" calcext:value-type="float">
            <text:p>3549587</text:p>
          </table:table-cell>
          <table:table-cell office:value-type="float" office:value="7863112" calcext:value-type="float">
            <text:p>7863112</text:p>
          </table:table-cell>
          <table:table-cell office:value-type="float" office:value="3455545" calcext:value-type="float">
            <text:p>3455545</text:p>
          </table:table-cell>
          <table:table-cell office:value-type="float" office:value="3714144" calcext:value-type="float">
            <text:p>371414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48040" calcext:value-type="float">
            <text:p>4648040</text:p>
          </table:table-cell>
          <table:table-cell office:value-type="float" office:value="4914593" calcext:value-type="float">
            <text:p>4914593</text:p>
          </table:table-cell>
          <table:table-cell office:value-type="float" office:value="4591269" calcext:value-type="float">
            <text:p>4591269</text:p>
          </table:table-cell>
          <table:table-cell office:value-type="float" office:value="4593282" calcext:value-type="float">
            <text:p>4593282</text:p>
          </table:table-cell>
          <table:table-cell office:value-type="float" office:value="4667237" calcext:value-type="float">
            <text:p>4667237</text:p>
          </table:table-cell>
          <table:table-cell office:value-type="float" office:value="4642015" calcext:value-type="float">
            <text:p>4642015</text:p>
          </table:table-cell>
          <table:table-cell office:value-type="float" office:value="4684657" calcext:value-type="float">
            <text:p>4684657</text:p>
          </table:table-cell>
          <table:table-cell office:value-type="float" office:value="7955610" calcext:value-type="float">
            <text:p>7955610</text:p>
          </table:table-cell>
          <table:table-cell office:value-type="float" office:value="8016398" calcext:value-type="float">
            <text:p>801639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01958" calcext:value-type="float">
            <text:p>10301958</text:p>
          </table:table-cell>
          <table:table-cell office:value-type="float" office:value="6257165" calcext:value-type="float">
            <text:p>6257165</text:p>
          </table:table-cell>
          <table:table-cell office:value-type="float" office:value="5944385" calcext:value-type="float">
            <text:p>5944385</text:p>
          </table:table-cell>
          <table:table-cell office:value-type="float" office:value="5952076" calcext:value-type="float">
            <text:p>5952076</text:p>
          </table:table-cell>
          <table:table-cell office:value-type="float" office:value="5790426" calcext:value-type="float">
            <text:p>5790426</text:p>
          </table:table-cell>
          <table:table-cell office:value-type="float" office:value="6011154" calcext:value-type="float">
            <text:p>6011154</text:p>
          </table:table-cell>
          <table:table-cell office:value-type="float" office:value="9500382" calcext:value-type="float">
            <text:p>9500382</text:p>
          </table:table-cell>
          <table:table-cell office:value-type="float" office:value="5670745" calcext:value-type="float">
            <text:p>5670745</text:p>
          </table:table-cell>
          <table:table-cell office:value-type="float" office:value="5431795" calcext:value-type="float">
            <text:p>543179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87049" calcext:value-type="float">
            <text:p>7287049</text:p>
          </table:table-cell>
          <table:table-cell office:value-type="float" office:value="6974518" calcext:value-type="float">
            <text:p>6974518</text:p>
          </table:table-cell>
          <table:table-cell office:value-type="float" office:value="6741346" calcext:value-type="float">
            <text:p>6741346</text:p>
          </table:table-cell>
          <table:table-cell office:value-type="float" office:value="6711871" calcext:value-type="float">
            <text:p>6711871</text:p>
          </table:table-cell>
          <table:table-cell office:value-type="float" office:value="8745773" calcext:value-type="float">
            <text:p>8745773</text:p>
          </table:table-cell>
          <table:table-cell office:value-type="float" office:value="6766664" calcext:value-type="float">
            <text:p>6766664</text:p>
          </table:table-cell>
          <table:table-cell office:value-type="float" office:value="6797275" calcext:value-type="float">
            <text:p>6797275</text:p>
          </table:table-cell>
          <table:table-cell office:value-type="float" office:value="6277768" calcext:value-type="float">
            <text:p>6277768</text:p>
          </table:table-cell>
          <table:table-cell office:value-type="float" office:value="5946063" calcext:value-type="float">
            <text:p>594606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79181" calcext:value-type="float">
            <text:p>7579181</text:p>
          </table:table-cell>
          <table:table-cell office:value-type="float" office:value="7550963" calcext:value-type="float">
            <text:p>7550963</text:p>
          </table:table-cell>
          <table:table-cell office:value-type="float" office:value="7186040" calcext:value-type="float">
            <text:p>7186040</text:p>
          </table:table-cell>
          <table:table-cell office:value-type="float" office:value="8188926" calcext:value-type="float">
            <text:p>8188926</text:p>
          </table:table-cell>
          <table:table-cell office:value-type="float" office:value="7498181" calcext:value-type="float">
            <text:p>7498181</text:p>
          </table:table-cell>
          <table:table-cell office:value-type="float" office:value="7974179" calcext:value-type="float">
            <text:p>7974179</text:p>
          </table:table-cell>
          <table:table-cell office:value-type="float" office:value="8362387" calcext:value-type="float">
            <text:p>8362387</text:p>
          </table:table-cell>
          <table:table-cell office:value-type="float" office:value="6497518" calcext:value-type="float">
            <text:p>6497518</text:p>
          </table:table-cell>
          <table:table-cell office:value-type="float" office:value="6229303" calcext:value-type="float">
            <text:p>622930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48342" calcext:value-type="float">
            <text:p>8048342</text:p>
          </table:table-cell>
          <table:table-cell office:value-type="float" office:value="7967902" calcext:value-type="float">
            <text:p>7967902</text:p>
          </table:table-cell>
          <table:table-cell office:value-type="float" office:value="7516108" calcext:value-type="float">
            <text:p>7516108</text:p>
          </table:table-cell>
          <table:table-cell office:value-type="float" office:value="8134799" calcext:value-type="float">
            <text:p>8134799</text:p>
          </table:table-cell>
          <table:table-cell office:value-type="float" office:value="7771719" calcext:value-type="float">
            <text:p>7771719</text:p>
          </table:table-cell>
          <table:table-cell office:value-type="float" office:value="7697977" calcext:value-type="float">
            <text:p>7697977</text:p>
          </table:table-cell>
          <table:table-cell office:value-type="float" office:value="7863779" calcext:value-type="float">
            <text:p>7863779</text:p>
          </table:table-cell>
          <table:table-cell office:value-type="float" office:value="6807884" calcext:value-type="float">
            <text:p>6807884</text:p>
          </table:table-cell>
          <table:table-cell office:value-type="float" office:value="6236595" calcext:value-type="float">
            <text:p>623659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 table:number-columns-repeated="77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562436" calcext:value-type="float">
            <text:p>1562436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4897948" calcext:value-type="float">
            <text:p>489794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642783" calcext:value-type="float">
            <text:p>1642783</text:p>
          </table:table-cell>
          <table:table-cell/>
          <table:table-cell office:value-type="float" office:value="2248149" calcext:value-type="float">
            <text:p>2248149</text:p>
          </table:table-cell>
          <table:table-cell/>
          <table:table-cell office:value-type="float" office:value="2673584" calcext:value-type="float">
            <text:p>2673584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3759450" calcext:value-type="float">
            <text:p>3759450</text:p>
          </table:table-cell>
          <table:table-cell/>
          <table:table-cell office:value-type="float" office:value="4596273" calcext:value-type="float">
            <text:p>459627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683493" calcext:value-type="float">
            <text:p>1683493</text:p>
          </table:table-cell>
          <table:table-cell/>
          <table:table-cell office:value-type="float" office:value="2305128" calcext:value-type="float">
            <text:p>2305128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3009318" calcext:value-type="float">
            <text:p>3009318</text:p>
          </table:table-cell>
          <table:table-cell/>
          <table:table-cell office:value-type="float" office:value="3511189" calcext:value-type="float">
            <text:p>3511189</text:p>
          </table:table-cell>
          <table:table-cell/>
          <table:table-cell office:value-type="float" office:value="3823789" calcext:value-type="float">
            <text:p>3823789</text:p>
          </table:table-cell>
          <table:table-cell/>
          <table:table-cell office:value-type="float" office:value="3810220" calcext:value-type="float">
            <text:p>381022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528669" calcext:value-type="float">
            <text:p>1528669</text:p>
          </table:table-cell>
          <table:table-cell/>
          <table:table-cell office:value-type="float" office:value="1803387" calcext:value-type="float">
            <text:p>1803387</text:p>
          </table:table-cell>
          <table:table-cell/>
          <table:table-cell office:value-type="float" office:value="2708713" calcext:value-type="float">
            <text:p>2708713</text:p>
          </table:table-cell>
          <table:table-cell/>
          <table:table-cell office:value-type="float" office:value="3086326" calcext:value-type="float">
            <text:p>3086326</text:p>
          </table:table-cell>
          <table:table-cell/>
          <table:table-cell office:value-type="float" office:value="3388236" calcext:value-type="float">
            <text:p>3388236</text:p>
          </table:table-cell>
          <table:table-cell/>
          <table:table-cell office:value-type="float" office:value="3409755" calcext:value-type="float">
            <text:p>3409755</text:p>
          </table:table-cell>
          <table:table-cell/>
          <table:table-cell office:value-type="float" office:value="3481620" calcext:value-type="float">
            <text:p>3481620</text:p>
          </table:table-cell>
          <table:table-cell/>
          <table:table-cell office:value-type="float" office:value="4091959" calcext:value-type="float">
            <text:p>409195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675884" calcext:value-type="float">
            <text:p>1675884</text:p>
          </table:table-cell>
          <table:table-cell/>
          <table:table-cell office:value-type="float" office:value="2286009" calcext:value-type="float">
            <text:p>2286009</text:p>
          </table:table-cell>
          <table:table-cell/>
          <table:table-cell office:value-type="float" office:value="2767722" calcext:value-type="float">
            <text:p>2767722</text:p>
          </table:table-cell>
          <table:table-cell/>
          <table:table-cell office:value-type="float" office:value="1907343" calcext:value-type="float">
            <text:p>1907343</text:p>
          </table:table-cell>
          <table:table-cell/>
          <table:table-cell office:value-type="float" office:value="2892612" calcext:value-type="float">
            <text:p>2892612</text:p>
          </table:table-cell>
          <table:table-cell/>
          <table:table-cell office:value-type="float" office:value="2884840" calcext:value-type="float">
            <text:p>2884840</text:p>
          </table:table-cell>
          <table:table-cell/>
          <table:table-cell office:value-type="float" office:value="2245375" calcext:value-type="float">
            <text:p>2245375</text:p>
          </table:table-cell>
          <table:table-cell/>
          <table:table-cell office:value-type="float" office:value="3020783" calcext:value-type="float">
            <text:p>3020783</text:p>
          </table:table-cell>
          <table:table-cell/>
          <table:table-cell office:value-type="float" office:value="2837198" calcext:value-type="float">
            <text:p>283719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652925" calcext:value-type="float">
            <text:p>1652925</text:p>
          </table:table-cell>
          <table:table-cell/>
          <table:table-cell office:value-type="float" office:value="2113246" calcext:value-type="float">
            <text:p>2113246</text:p>
          </table:table-cell>
          <table:table-cell/>
          <table:table-cell office:value-type="float" office:value="2756890" calcext:value-type="float">
            <text:p>2756890</text:p>
          </table:table-cell>
          <table:table-cell/>
          <table:table-cell office:value-type="float" office:value="3084572" calcext:value-type="float">
            <text:p>3084572</text:p>
          </table:table-cell>
          <table:table-cell/>
          <table:table-cell office:value-type="float" office:value="3251539" calcext:value-type="float">
            <text:p>3251539</text:p>
          </table:table-cell>
          <table:table-cell/>
          <table:table-cell office:value-type="float" office:value="3324528" calcext:value-type="float">
            <text:p>3324528</text:p>
          </table:table-cell>
          <table:table-cell/>
          <table:table-cell office:value-type="float" office:value="3314266" calcext:value-type="float">
            <text:p>3314266</text:p>
          </table:table-cell>
          <table:table-cell/>
          <table:table-cell office:value-type="float" office:value="2821176" calcext:value-type="float">
            <text:p>2821176</text:p>
          </table:table-cell>
          <table:table-cell/>
          <table:table-cell office:value-type="float" office:value="3513544" calcext:value-type="float">
            <text:p>3513544</text:p>
          </table:table-cell>
          <table:table-cell/>
          <table:table-cell office:value-type="float" office:value="17828628" calcext:value-type="float">
            <text:p>1782862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203167" calcext:value-type="float">
            <text:p>2203167</text:p>
          </table:table-cell>
          <table:table-cell/>
          <table:table-cell office:value-type="float" office:value="1608781" calcext:value-type="float">
            <text:p>1608781</text:p>
          </table:table-cell>
          <table:table-cell/>
          <table:table-cell office:value-type="float" office:value="2480917" calcext:value-type="float">
            <text:p>2480917</text:p>
          </table:table-cell>
          <table:table-cell/>
          <table:table-cell office:value-type="float" office:value="2769246" calcext:value-type="float">
            <text:p>2769246</text:p>
          </table:table-cell>
          <table:table-cell/>
          <table:table-cell office:value-type="float" office:value="2894765" calcext:value-type="float">
            <text:p>2894765</text:p>
          </table:table-cell>
          <table:table-cell/>
          <table:table-cell office:value-type="float" office:value="2816923" calcext:value-type="float">
            <text:p>2816923</text:p>
          </table:table-cell>
          <table:table-cell/>
          <table:table-cell office:value-type="float" office:value="7715028" calcext:value-type="float">
            <text:p>7715028</text:p>
          </table:table-cell>
          <table:table-cell/>
          <table:table-cell office:value-type="float" office:value="6758923" calcext:value-type="float">
            <text:p>6758923</text:p>
          </table:table-cell>
          <table:table-cell/>
          <table:table-cell office:value-type="float" office:value="3072878" calcext:value-type="float">
            <text:p>3072878</text:p>
          </table:table-cell>
          <table:table-cell/>
          <table:table-cell office:value-type="float" office:value="4452120" calcext:value-type="float">
            <text:p>4452120</text:p>
          </table:table-cell>
          <table:table-cell/>
          <table:table-cell office:value-type="float" office:value="4639689" calcext:value-type="float">
            <text:p>463968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094619" calcext:value-type="float">
            <text:p>2094619</text:p>
          </table:table-cell>
          <table:table-cell/>
          <table:table-cell office:value-type="float" office:value="1664651" calcext:value-type="float">
            <text:p>1664651</text:p>
          </table:table-cell>
          <table:table-cell/>
          <table:table-cell office:value-type="float" office:value="7961372" calcext:value-type="float">
            <text:p>7961372</text:p>
          </table:table-cell>
          <table:table-cell/>
          <table:table-cell office:value-type="float" office:value="4961834" calcext:value-type="float">
            <text:p>4961834</text:p>
          </table:table-cell>
          <table:table-cell/>
          <table:table-cell office:value-type="float" office:value="2635797" calcext:value-type="float">
            <text:p>2635797</text:p>
          </table:table-cell>
          <table:table-cell/>
          <table:table-cell office:value-type="float" office:value="2571296" calcext:value-type="float">
            <text:p>2571296</text:p>
          </table:table-cell>
          <table:table-cell/>
          <table:table-cell office:value-type="float" office:value="2510611" calcext:value-type="float">
            <text:p>2510611</text:p>
          </table:table-cell>
          <table:table-cell/>
          <table:table-cell office:value-type="float" office:value="2256233" calcext:value-type="float">
            <text:p>2256233</text:p>
          </table:table-cell>
          <table:table-cell/>
          <table:table-cell office:value-type="float" office:value="2546522" calcext:value-type="float">
            <text:p>2546522</text:p>
          </table:table-cell>
          <table:table-cell/>
          <table:table-cell office:value-type="float" office:value="2575150" calcext:value-type="float">
            <text:p>2575150</text:p>
          </table:table-cell>
          <table:table-cell/>
          <table:table-cell office:value-type="float" office:value="2373105" calcext:value-type="float">
            <text:p>2373105</text:p>
          </table:table-cell>
          <table:table-cell/>
          <table:table-cell office:value-type="float" office:value="4922735" calcext:value-type="float">
            <text:p>492273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59618" calcext:value-type="float">
            <text:p>1259618</text:p>
          </table:table-cell>
          <table:table-cell/>
          <table:table-cell office:value-type="float" office:value="1889309" calcext:value-type="float">
            <text:p>1889309</text:p>
          </table:table-cell>
          <table:table-cell/>
          <table:table-cell office:value-type="float" office:value="2205105" calcext:value-type="float">
            <text:p>2205105</text:p>
          </table:table-cell>
          <table:table-cell/>
          <table:table-cell office:value-type="float" office:value="2316454" calcext:value-type="float">
            <text:p>2316454</text:p>
          </table:table-cell>
          <table:table-cell/>
          <table:table-cell office:value-type="float" office:value="2412580" calcext:value-type="float">
            <text:p>2412580</text:p>
          </table:table-cell>
          <table:table-cell/>
          <table:table-cell office:value-type="float" office:value="2366551" calcext:value-type="float">
            <text:p>2366551</text:p>
          </table:table-cell>
          <table:table-cell/>
          <table:table-cell office:value-type="float" office:value="4821808" calcext:value-type="float">
            <text:p>4821808</text:p>
          </table:table-cell>
          <table:table-cell/>
          <table:table-cell office:value-type="float" office:value="5423021" calcext:value-type="float">
            <text:p>5423021</text:p>
          </table:table-cell>
          <table:table-cell/>
          <table:table-cell office:value-type="float" office:value="3913898" calcext:value-type="float">
            <text:p>3913898</text:p>
          </table:table-cell>
          <table:table-cell/>
          <table:table-cell office:value-type="float" office:value="8875268" calcext:value-type="float">
            <text:p>8875268</text:p>
          </table:table-cell>
          <table:table-cell/>
          <table:table-cell office:value-type="float" office:value="2412241" calcext:value-type="float">
            <text:p>2412241</text:p>
          </table:table-cell>
          <table:table-cell/>
          <table:table-cell office:value-type="float" office:value="4952824" calcext:value-type="float">
            <text:p>4952824</text:p>
          </table:table-cell>
          <table:table-cell/>
          <table:table-cell office:value-type="float" office:value="5281723" calcext:value-type="float">
            <text:p>52817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73317" calcext:value-type="float">
            <text:p>3173317</text:p>
          </table:table-cell>
          <table:table-cell/>
          <table:table-cell office:value-type="float" office:value="3130313" calcext:value-type="float">
            <text:p>3130313</text:p>
          </table:table-cell>
          <table:table-cell/>
          <table:table-cell office:value-type="float" office:value="5988154" calcext:value-type="float">
            <text:p>5988154</text:p>
          </table:table-cell>
          <table:table-cell/>
          <table:table-cell office:value-type="float" office:value="5949015" calcext:value-type="float">
            <text:p>5949015</text:p>
          </table:table-cell>
          <table:table-cell/>
          <table:table-cell office:value-type="float" office:value="4679919" calcext:value-type="float">
            <text:p>4679919</text:p>
          </table:table-cell>
          <table:table-cell/>
          <table:table-cell office:value-type="float" office:value="6237923" calcext:value-type="float">
            <text:p>6237923</text:p>
          </table:table-cell>
          <table:table-cell/>
          <table:table-cell office:value-type="float" office:value="3357754" calcext:value-type="float">
            <text:p>3357754</text:p>
          </table:table-cell>
          <table:table-cell/>
          <table:table-cell office:value-type="float" office:value="6119057" calcext:value-type="float">
            <text:p>6119057</text:p>
          </table:table-cell>
          <table:table-cell/>
          <table:table-cell office:value-type="float" office:value="6046906" calcext:value-type="float">
            <text:p>60469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12183" calcext:value-type="float">
            <text:p>5312183</text:p>
          </table:table-cell>
          <table:table-cell/>
          <table:table-cell office:value-type="float" office:value="6586614" calcext:value-type="float">
            <text:p>6586614</text:p>
          </table:table-cell>
          <table:table-cell/>
          <table:table-cell office:value-type="float" office:value="4052464" calcext:value-type="float">
            <text:p>4052464</text:p>
          </table:table-cell>
          <table:table-cell/>
          <table:table-cell office:value-type="float" office:value="4228122" calcext:value-type="float">
            <text:p>4228122</text:p>
          </table:table-cell>
          <table:table-cell/>
          <table:table-cell office:value-type="float" office:value="4822012" calcext:value-type="float">
            <text:p>4822012</text:p>
          </table:table-cell>
          <table:table-cell/>
          <table:table-cell office:value-type="float" office:value="3894017" calcext:value-type="float">
            <text:p>3894017</text:p>
          </table:table-cell>
          <table:table-cell/>
          <table:table-cell office:value-type="float" office:value="6260627" calcext:value-type="float">
            <text:p>6260627</text:p>
          </table:table-cell>
          <table:table-cell/>
          <table:table-cell office:value-type="float" office:value="5679435" calcext:value-type="float">
            <text:p>5679435</text:p>
          </table:table-cell>
          <table:table-cell/>
          <table:table-cell office:value-type="float" office:value="5730227" calcext:value-type="float">
            <text:p>57302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21106" calcext:value-type="float">
            <text:p>6621106</text:p>
          </table:table-cell>
          <table:table-cell/>
          <table:table-cell office:value-type="float" office:value="6555887" calcext:value-type="float">
            <text:p>6555887</text:p>
          </table:table-cell>
          <table:table-cell/>
          <table:table-cell office:value-type="float" office:value="6583917" calcext:value-type="float">
            <text:p>6583917</text:p>
          </table:table-cell>
          <table:table-cell/>
          <table:table-cell office:value-type="float" office:value="6641904" calcext:value-type="float">
            <text:p>6641904</text:p>
          </table:table-cell>
          <table:table-cell/>
          <table:table-cell office:value-type="float" office:value="6550029" calcext:value-type="float">
            <text:p>6550029</text:p>
          </table:table-cell>
          <table:table-cell/>
          <table:table-cell office:value-type="float" office:value="6561834" calcext:value-type="float">
            <text:p>6561834</text:p>
          </table:table-cell>
          <table:table-cell/>
          <table:table-cell office:value-type="float" office:value="7753981" calcext:value-type="float">
            <text:p>7753981</text:p>
          </table:table-cell>
          <table:table-cell/>
          <table:table-cell office:value-type="float" office:value="5846985" calcext:value-type="float">
            <text:p>5846985</text:p>
          </table:table-cell>
          <table:table-cell/>
          <table:table-cell office:value-type="float" office:value="5509524" calcext:value-type="float">
            <text:p>55095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79709" calcext:value-type="float">
            <text:p>6779709</text:p>
          </table:table-cell>
          <table:table-cell/>
          <table:table-cell office:value-type="float" office:value="5702127" calcext:value-type="float">
            <text:p>5702127</text:p>
          </table:table-cell>
          <table:table-cell/>
          <table:table-cell office:value-type="float" office:value="6564765" calcext:value-type="float">
            <text:p>6564765</text:p>
          </table:table-cell>
          <table:table-cell/>
          <table:table-cell office:value-type="float" office:value="6496306" calcext:value-type="float">
            <text:p>6496306</text:p>
          </table:table-cell>
          <table:table-cell/>
          <table:table-cell office:value-type="float" office:value="6738904" calcext:value-type="float">
            <text:p>6738904</text:p>
          </table:table-cell>
          <table:table-cell/>
          <table:table-cell office:value-type="float" office:value="6555411" calcext:value-type="float">
            <text:p>6555411</text:p>
          </table:table-cell>
          <table:table-cell/>
          <table:table-cell office:value-type="float" office:value="6903973" calcext:value-type="float">
            <text:p>6903973</text:p>
          </table:table-cell>
          <table:table-cell/>
          <table:table-cell office:value-type="float" office:value="5723915" calcext:value-type="float">
            <text:p>5723915</text:p>
          </table:table-cell>
          <table:table-cell/>
          <table:table-cell office:value-type="float" office:value="6296675" calcext:value-type="float">
            <text:p>62966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02851" calcext:value-type="float">
            <text:p>8102851</text:p>
          </table:table-cell>
          <table:table-cell/>
          <table:table-cell office:value-type="float" office:value="7417460" calcext:value-type="float">
            <text:p>7417460</text:p>
          </table:table-cell>
          <table:table-cell/>
          <table:table-cell office:value-type="float" office:value="6544112" calcext:value-type="float">
            <text:p>6544112</text:p>
          </table:table-cell>
          <table:table-cell/>
          <table:table-cell office:value-type="float" office:value="6750381" calcext:value-type="float">
            <text:p>6750381</text:p>
          </table:table-cell>
          <table:table-cell/>
          <table:table-cell office:value-type="float" office:value="6692223" calcext:value-type="float">
            <text:p>6692223</text:p>
          </table:table-cell>
          <table:table-cell/>
          <table:table-cell office:value-type="float" office:value="6886564" calcext:value-type="float">
            <text:p>6886564</text:p>
          </table:table-cell>
          <table:table-cell/>
          <table:table-cell office:value-type="float" office:value="7744517" calcext:value-type="float">
            <text:p>7744517</text:p>
          </table:table-cell>
          <table:table-cell/>
          <table:table-cell office:value-type="float" office:value="5800093" calcext:value-type="float">
            <text:p>5800093</text:p>
          </table:table-cell>
          <table:table-cell/>
          <table:table-cell office:value-type="float" office:value="5480516" calcext:value-type="float">
            <text:p>548051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45127" calcext:value-type="float">
            <text:p>7045127</text:p>
          </table:table-cell>
          <table:table-cell/>
          <table:table-cell office:value-type="float" office:value="6923257" calcext:value-type="float">
            <text:p>6923257</text:p>
          </table:table-cell>
          <table:table-cell/>
          <table:table-cell office:value-type="float" office:value="6681424" calcext:value-type="float">
            <text:p>6681424</text:p>
          </table:table-cell>
          <table:table-cell/>
          <table:table-cell office:value-type="float" office:value="6990693" calcext:value-type="float">
            <text:p>6990693</text:p>
          </table:table-cell>
          <table:table-cell/>
          <table:table-cell office:value-type="float" office:value="7003907" calcext:value-type="float">
            <text:p>7003907</text:p>
          </table:table-cell>
          <table:table-cell/>
          <table:table-cell office:value-type="float" office:value="7117388" calcext:value-type="float">
            <text:p>7117388</text:p>
          </table:table-cell>
          <table:table-cell/>
          <table:table-cell office:value-type="float" office:value="6536028" calcext:value-type="float">
            <text:p>6536028</text:p>
          </table:table-cell>
          <table:table-cell/>
          <table:table-cell office:value-type="float" office:value="6011752" calcext:value-type="float">
            <text:p>6011752</text:p>
          </table:table-cell>
          <table:table-cell/>
          <table:table-cell office:value-type="float" office:value="5518093" calcext:value-type="float">
            <text:p>55180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246902" calcext:value-type="float">
            <text:p>7246902</text:p>
          </table:table-cell>
          <table:table-cell/>
          <table:table-cell office:value-type="float" office:value="7356648" calcext:value-type="float">
            <text:p>7356648</text:p>
          </table:table-cell>
          <table:table-cell/>
          <table:table-cell office:value-type="float" office:value="6701020" calcext:value-type="float">
            <text:p>6701020</text:p>
          </table:table-cell>
          <table:table-cell/>
          <table:table-cell office:value-type="float" office:value="6976370" calcext:value-type="float">
            <text:p>6976370</text:p>
          </table:table-cell>
          <table:table-cell/>
          <table:table-cell office:value-type="float" office:value="6847911" calcext:value-type="float">
            <text:p>6847911</text:p>
          </table:table-cell>
          <table:table-cell/>
          <table:table-cell office:value-type="float" office:value="7055654" calcext:value-type="float">
            <text:p>7055654</text:p>
          </table:table-cell>
          <table:table-cell/>
          <table:table-cell office:value-type="float" office:value="7796221" calcext:value-type="float">
            <text:p>7796221</text:p>
          </table:table-cell>
          <table:table-cell/>
          <table:table-cell office:value-type="float" office:value="6178104" calcext:value-type="float">
            <text:p>6178104</text:p>
          </table:table-cell>
          <table:table-cell/>
          <table:table-cell office:value-type="float" office:value="5499428" calcext:value-type="float">
            <text:p>54994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36216" calcext:value-type="float">
            <text:p>7836216</text:p>
          </table:table-cell>
          <table:table-cell/>
          <table:table-cell office:value-type="float" office:value="7743469" calcext:value-type="float">
            <text:p>7743469</text:p>
          </table:table-cell>
          <table:table-cell/>
          <table:table-cell office:value-type="float" office:value="7513575" calcext:value-type="float">
            <text:p>7513575</text:p>
          </table:table-cell>
          <table:table-cell/>
          <table:table-cell office:value-type="float" office:value="7618666" calcext:value-type="float">
            <text:p>7618666</text:p>
          </table:table-cell>
          <table:table-cell/>
          <table:table-cell office:value-type="float" office:value="7457479" calcext:value-type="float">
            <text:p>7457479</text:p>
          </table:table-cell>
          <table:table-cell/>
          <table:table-cell office:value-type="float" office:value="7084793" calcext:value-type="float">
            <text:p>7084793</text:p>
          </table:table-cell>
          <table:table-cell/>
          <table:table-cell office:value-type="float" office:value="6415182" calcext:value-type="float">
            <text:p>6415182</text:p>
          </table:table-cell>
          <table:table-cell/>
          <table:table-cell office:value-type="float" office:value="6123957" calcext:value-type="float">
            <text:p>6123957</text:p>
          </table:table-cell>
          <table:table-cell/>
          <table:table-cell office:value-type="float" office:value="5801692" calcext:value-type="float">
            <text:p>580169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210227" calcext:value-type="float">
            <text:p>1210227</text:p>
          </table:table-cell>
          <table:table-cell/>
          <table:table-cell office:value-type="float" office:value="2067979" calcext:value-type="float">
            <text:p>2067979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3406295" calcext:value-type="float">
            <text:p>3406295</text:p>
          </table:table-cell>
          <table:table-cell/>
          <table:table-cell office:value-type="float" office:value="4018152" calcext:value-type="float">
            <text:p>401815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336145" calcext:value-type="float">
            <text:p>1336145</text:p>
          </table:table-cell>
          <table:table-cell/>
          <table:table-cell office:value-type="float" office:value="2098744" calcext:value-type="float">
            <text:p>2098744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3536566" calcext:value-type="float">
            <text:p>3536566</text:p>
          </table:table-cell>
          <table:table-cell/>
          <table:table-cell office:value-type="float" office:value="3759450" calcext:value-type="float">
            <text:p>3759450</text:p>
          </table:table-cell>
          <table:table-cell/>
          <table:table-cell office:value-type="float" office:value="4407601" calcext:value-type="float">
            <text:p>440760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339154" calcext:value-type="float">
            <text:p>1339154</text:p>
          </table:table-cell>
          <table:table-cell/>
          <table:table-cell office:value-type="float" office:value="2131261" calcext:value-type="float">
            <text:p>2131261</text:p>
          </table:table-cell>
          <table:table-cell/>
          <table:table-cell office:value-type="float" office:value="2903529" calcext:value-type="float">
            <text:p>2903529</text:p>
          </table:table-cell>
          <table:table-cell/>
          <table:table-cell office:value-type="float" office:value="3654598" calcext:value-type="float">
            <text:p>3654598</text:p>
          </table:table-cell>
          <table:table-cell/>
          <table:table-cell office:value-type="float" office:value="4054829" calcext:value-type="float">
            <text:p>4054829</text:p>
          </table:table-cell>
          <table:table-cell/>
          <table:table-cell office:value-type="float" office:value="4264168" calcext:value-type="float">
            <text:p>4264168</text:p>
          </table:table-cell>
          <table:table-cell/>
          <table:table-cell office:value-type="float" office:value="3499745" calcext:value-type="float">
            <text:p>349974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326585" calcext:value-type="float">
            <text:p>1326585</text:p>
          </table:table-cell>
          <table:table-cell/>
          <table:table-cell office:value-type="float" office:value="2032051" calcext:value-type="float">
            <text:p>2032051</text:p>
          </table:table-cell>
          <table:table-cell/>
          <table:table-cell office:value-type="float" office:value="2786024" calcext:value-type="float">
            <text:p>2786024</text:p>
          </table:table-cell>
          <table:table-cell/>
          <table:table-cell office:value-type="float" office:value="3580298" calcext:value-type="float">
            <text:p>3580298</text:p>
          </table:table-cell>
          <table:table-cell/>
          <table:table-cell office:value-type="float" office:value="4131319" calcext:value-type="float">
            <text:p>4131319</text:p>
          </table:table-cell>
          <table:table-cell/>
          <table:table-cell office:value-type="float" office:value="4131319" calcext:value-type="float">
            <text:p>4131319</text:p>
          </table:table-cell>
          <table:table-cell/>
          <table:table-cell office:value-type="float" office:value="3993047" calcext:value-type="float">
            <text:p>3993047</text:p>
          </table:table-cell>
          <table:table-cell/>
          <table:table-cell office:value-type="float" office:value="4099771" calcext:value-type="float">
            <text:p>409977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15938" calcext:value-type="float">
            <text:p>1315938</text:p>
          </table:table-cell>
          <table:table-cell/>
          <table:table-cell office:value-type="float" office:value="2086145" calcext:value-type="float">
            <text:p>2086145</text:p>
          </table:table-cell>
          <table:table-cell/>
          <table:table-cell office:value-type="float" office:value="2679655" calcext:value-type="float">
            <text:p>2679655</text:p>
          </table:table-cell>
          <table:table-cell/>
          <table:table-cell office:value-type="float" office:value="2934110" calcext:value-type="float">
            <text:p>2934110</text:p>
          </table:table-cell>
          <table:table-cell/>
          <table:table-cell office:value-type="float" office:value="3556008" calcext:value-type="float">
            <text:p>3556008</text:p>
          </table:table-cell>
          <table:table-cell/>
          <table:table-cell office:value-type="float" office:value="3544270" calcext:value-type="float">
            <text:p>3544270</text:p>
          </table:table-cell>
          <table:table-cell/>
          <table:table-cell office:value-type="float" office:value="2966535" calcext:value-type="float">
            <text:p>2966535</text:p>
          </table:table-cell>
          <table:table-cell/>
          <table:table-cell office:value-type="float" office:value="3469823" calcext:value-type="float">
            <text:p>3469823</text:p>
          </table:table-cell>
          <table:table-cell/>
          <table:table-cell office:value-type="float" office:value="3738636" calcext:value-type="float">
            <text:p>373863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335955" calcext:value-type="float">
            <text:p>1335955</text:p>
          </table:table-cell>
          <table:table-cell/>
          <table:table-cell office:value-type="float" office:value="1862193" calcext:value-type="float">
            <text:p>1862193</text:p>
          </table:table-cell>
          <table:table-cell/>
          <table:table-cell office:value-type="float" office:value="2956128" calcext:value-type="float">
            <text:p>2956128</text:p>
          </table:table-cell>
          <table:table-cell/>
          <table:table-cell office:value-type="float" office:value="3749743" calcext:value-type="float">
            <text:p>3749743</text:p>
          </table:table-cell>
          <table:table-cell/>
          <table:table-cell office:value-type="float" office:value="4221501" calcext:value-type="float">
            <text:p>4221501</text:p>
          </table:table-cell>
          <table:table-cell/>
          <table:table-cell office:value-type="float" office:value="4196751" calcext:value-type="float">
            <text:p>4196751</text:p>
          </table:table-cell>
          <table:table-cell/>
          <table:table-cell office:value-type="float" office:value="4031308" calcext:value-type="float">
            <text:p>4031308</text:p>
          </table:table-cell>
          <table:table-cell/>
          <table:table-cell office:value-type="float" office:value="3318107" calcext:value-type="float">
            <text:p>3318107</text:p>
          </table:table-cell>
          <table:table-cell/>
          <table:table-cell office:value-type="float" office:value="4096676" calcext:value-type="float">
            <text:p>4096676</text:p>
          </table:table-cell>
          <table:table-cell/>
          <table:table-cell office:value-type="float" office:value="17791701" calcext:value-type="float">
            <text:p>1779170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781625" calcext:value-type="float">
            <text:p>1781625</text:p>
          </table:table-cell>
          <table:table-cell/>
          <table:table-cell office:value-type="float" office:value="1847535" calcext:value-type="float">
            <text:p>1847535</text:p>
          </table:table-cell>
          <table:table-cell/>
          <table:table-cell office:value-type="float" office:value="2576153" calcext:value-type="float">
            <text:p>2576153</text:p>
          </table:table-cell>
          <table:table-cell/>
          <table:table-cell office:value-type="float" office:value="3242827" calcext:value-type="float">
            <text:p>3242827</text:p>
          </table:table-cell>
          <table:table-cell/>
          <table:table-cell office:value-type="float" office:value="3531460" calcext:value-type="float">
            <text:p>3531460</text:p>
          </table:table-cell>
          <table:table-cell/>
          <table:table-cell office:value-type="float" office:value="3609363" calcext:value-type="float">
            <text:p>3609363</text:p>
          </table:table-cell>
          <table:table-cell/>
          <table:table-cell office:value-type="float" office:value="9751284" calcext:value-type="float">
            <text:p>9751284</text:p>
          </table:table-cell>
          <table:table-cell/>
          <table:table-cell office:value-type="float" office:value="8847367" calcext:value-type="float">
            <text:p>8847367</text:p>
          </table:table-cell>
          <table:table-cell/>
          <table:table-cell office:value-type="float" office:value="5075585" calcext:value-type="float">
            <text:p>5075585</text:p>
          </table:table-cell>
          <table:table-cell/>
          <table:table-cell office:value-type="float" office:value="5165626" calcext:value-type="float">
            <text:p>5165626</text:p>
          </table:table-cell>
          <table:table-cell/>
          <table:table-cell office:value-type="float" office:value="4571782" calcext:value-type="float">
            <text:p>457178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777828" calcext:value-type="float">
            <text:p>1777828</text:p>
          </table:table-cell>
          <table:table-cell/>
          <table:table-cell office:value-type="float" office:value="1657664" calcext:value-type="float">
            <text:p>1657664</text:p>
          </table:table-cell>
          <table:table-cell/>
          <table:table-cell office:value-type="float" office:value="7772279" calcext:value-type="float">
            <text:p>7772279</text:p>
          </table:table-cell>
          <table:table-cell/>
          <table:table-cell office:value-type="float" office:value="5821902" calcext:value-type="float">
            <text:p>5821902</text:p>
          </table:table-cell>
          <table:table-cell/>
          <table:table-cell office:value-type="float" office:value="3203763" calcext:value-type="float">
            <text:p>3203763</text:p>
          </table:table-cell>
          <table:table-cell/>
          <table:table-cell office:value-type="float" office:value="3186234" calcext:value-type="float">
            <text:p>3186234</text:p>
          </table:table-cell>
          <table:table-cell/>
          <table:table-cell office:value-type="float" office:value="3164228" calcext:value-type="float">
            <text:p>3164228</text:p>
          </table:table-cell>
          <table:table-cell/>
          <table:table-cell office:value-type="float" office:value="3207351" calcext:value-type="float">
            <text:p>3207351</text:p>
          </table:table-cell>
          <table:table-cell/>
          <table:table-cell office:value-type="float" office:value="3105598" calcext:value-type="float">
            <text:p>3105598</text:p>
          </table:table-cell>
          <table:table-cell/>
          <table:table-cell office:value-type="float" office:value="3072825" calcext:value-type="float">
            <text:p>3072825</text:p>
          </table:table-cell>
          <table:table-cell/>
          <table:table-cell office:value-type="float" office:value="2691966" calcext:value-type="float">
            <text:p>2691966</text:p>
          </table:table-cell>
          <table:table-cell/>
          <table:table-cell office:value-type="float" office:value="5657967" calcext:value-type="float">
            <text:p>565796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607367" calcext:value-type="float">
            <text:p>1607367</text:p>
          </table:table-cell>
          <table:table-cell/>
          <table:table-cell office:value-type="float" office:value="2722015" calcext:value-type="float">
            <text:p>2722015</text:p>
          </table:table-cell>
          <table:table-cell/>
          <table:table-cell office:value-type="float" office:value="3367643" calcext:value-type="float">
            <text:p>3367643</text:p>
          </table:table-cell>
          <table:table-cell/>
          <table:table-cell office:value-type="float" office:value="3593775" calcext:value-type="float">
            <text:p>3593775</text:p>
          </table:table-cell>
          <table:table-cell/>
          <table:table-cell office:value-type="float" office:value="4285644" calcext:value-type="float">
            <text:p>4285644</text:p>
          </table:table-cell>
          <table:table-cell/>
          <table:table-cell office:value-type="float" office:value="3234039" calcext:value-type="float">
            <text:p>3234039</text:p>
          </table:table-cell>
          <table:table-cell/>
          <table:table-cell office:value-type="float" office:value="5923170" calcext:value-type="float">
            <text:p>5923170</text:p>
          </table:table-cell>
          <table:table-cell/>
          <table:table-cell office:value-type="float" office:value="7259759" calcext:value-type="float">
            <text:p>7259759</text:p>
          </table:table-cell>
          <table:table-cell/>
          <table:table-cell office:value-type="float" office:value="6017042" calcext:value-type="float">
            <text:p>6017042</text:p>
          </table:table-cell>
          <table:table-cell/>
          <table:table-cell office:value-type="float" office:value="10482232" calcext:value-type="float">
            <text:p>10482232</text:p>
          </table:table-cell>
          <table:table-cell/>
          <table:table-cell office:value-type="float" office:value="4305784" calcext:value-type="float">
            <text:p>4305784</text:p>
          </table:table-cell>
          <table:table-cell/>
          <table:table-cell office:value-type="float" office:value="6021260" calcext:value-type="float">
            <text:p>6021260</text:p>
          </table:table-cell>
          <table:table-cell/>
          <table:table-cell office:value-type="float" office:value="6008099" calcext:value-type="float">
            <text:p>60080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00441" calcext:value-type="float">
            <text:p>6000441</text:p>
          </table:table-cell>
          <table:table-cell/>
          <table:table-cell office:value-type="float" office:value="6076044" calcext:value-type="float">
            <text:p>6076044</text:p>
          </table:table-cell>
          <table:table-cell/>
          <table:table-cell office:value-type="float" office:value="7263905" calcext:value-type="float">
            <text:p>7263905</text:p>
          </table:table-cell>
          <table:table-cell/>
          <table:table-cell office:value-type="float" office:value="7241707" calcext:value-type="float">
            <text:p>7241707</text:p>
          </table:table-cell>
          <table:table-cell/>
          <table:table-cell office:value-type="float" office:value="5772852" calcext:value-type="float">
            <text:p>5772852</text:p>
          </table:table-cell>
          <table:table-cell/>
          <table:table-cell office:value-type="float" office:value="7577902" calcext:value-type="float">
            <text:p>7577902</text:p>
          </table:table-cell>
          <table:table-cell/>
          <table:table-cell office:value-type="float" office:value="6209458" calcext:value-type="float">
            <text:p>6209458</text:p>
          </table:table-cell>
          <table:table-cell/>
          <table:table-cell office:value-type="float" office:value="7071066" calcext:value-type="float">
            <text:p>7071066</text:p>
          </table:table-cell>
          <table:table-cell/>
          <table:table-cell office:value-type="float" office:value="6571999" calcext:value-type="float">
            <text:p>65719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67567" calcext:value-type="float">
            <text:p>8167567</text:p>
          </table:table-cell>
          <table:table-cell/>
          <table:table-cell office:value-type="float" office:value="8124837" calcext:value-type="float">
            <text:p>8124837</text:p>
          </table:table-cell>
          <table:table-cell/>
          <table:table-cell office:value-type="float" office:value="7117352" calcext:value-type="float">
            <text:p>7117352</text:p>
          </table:table-cell>
          <table:table-cell/>
          <table:table-cell office:value-type="float" office:value="7130461" calcext:value-type="float">
            <text:p>7130461</text:p>
          </table:table-cell>
          <table:table-cell/>
          <table:table-cell office:value-type="float" office:value="8240534" calcext:value-type="float">
            <text:p>8240534</text:p>
          </table:table-cell>
          <table:table-cell/>
          <table:table-cell office:value-type="float" office:value="7951617" calcext:value-type="float">
            <text:p>7951617</text:p>
          </table:table-cell>
          <table:table-cell/>
          <table:table-cell office:value-type="float" office:value="8138066" calcext:value-type="float">
            <text:p>8138066</text:p>
          </table:table-cell>
          <table:table-cell/>
          <table:table-cell office:value-type="float" office:value="7015984" calcext:value-type="float">
            <text:p>7015984</text:p>
          </table:table-cell>
          <table:table-cell/>
          <table:table-cell office:value-type="float" office:value="6521760" calcext:value-type="float">
            <text:p>65217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51160" calcext:value-type="float">
            <text:p>8051160</text:p>
          </table:table-cell>
          <table:table-cell/>
          <table:table-cell office:value-type="float" office:value="8108874" calcext:value-type="float">
            <text:p>8108874</text:p>
          </table:table-cell>
          <table:table-cell/>
          <table:table-cell office:value-type="float" office:value="8175560" calcext:value-type="float">
            <text:p>8175560</text:p>
          </table:table-cell>
          <table:table-cell/>
          <table:table-cell office:value-type="float" office:value="8235202" calcext:value-type="float">
            <text:p>8235202</text:p>
          </table:table-cell>
          <table:table-cell/>
          <table:table-cell office:value-type="float" office:value="7986364" calcext:value-type="float">
            <text:p>7986364</text:p>
          </table:table-cell>
          <table:table-cell/>
          <table:table-cell office:value-type="float" office:value="8065925" calcext:value-type="float">
            <text:p>8065925</text:p>
          </table:table-cell>
          <table:table-cell/>
          <table:table-cell office:value-type="float" office:value="9409469" calcext:value-type="float">
            <text:p>9409469</text:p>
          </table:table-cell>
          <table:table-cell/>
          <table:table-cell office:value-type="float" office:value="6943833" calcext:value-type="float">
            <text:p>6943833</text:p>
          </table:table-cell>
          <table:table-cell/>
          <table:table-cell office:value-type="float" office:value="6404364" calcext:value-type="float">
            <text:p>64043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52676" calcext:value-type="float">
            <text:p>7952676</text:p>
          </table:table-cell>
          <table:table-cell/>
          <table:table-cell office:value-type="float" office:value="8214824" calcext:value-type="float">
            <text:p>8214824</text:p>
          </table:table-cell>
          <table:table-cell/>
          <table:table-cell office:value-type="float" office:value="7950261" calcext:value-type="float">
            <text:p>7950261</text:p>
          </table:table-cell>
          <table:table-cell/>
          <table:table-cell office:value-type="float" office:value="8005134" calcext:value-type="float">
            <text:p>8005134</text:p>
          </table:table-cell>
          <table:table-cell/>
          <table:table-cell office:value-type="float" office:value="8386189" calcext:value-type="float">
            <text:p>8386189</text:p>
          </table:table-cell>
          <table:table-cell/>
          <table:table-cell office:value-type="float" office:value="7947847" calcext:value-type="float">
            <text:p>7947847</text:p>
          </table:table-cell>
          <table:table-cell/>
          <table:table-cell office:value-type="float" office:value="8045434" calcext:value-type="float">
            <text:p>8045434</text:p>
          </table:table-cell>
          <table:table-cell/>
          <table:table-cell office:value-type="float" office:value="7212853" calcext:value-type="float">
            <text:p>7212853</text:p>
          </table:table-cell>
          <table:table-cell/>
          <table:table-cell office:value-type="float" office:value="7505464" calcext:value-type="float">
            <text:p>75054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500916" calcext:value-type="float">
            <text:p>9500916</text:p>
          </table:table-cell>
          <table:table-cell/>
          <table:table-cell office:value-type="float" office:value="8745133" calcext:value-type="float">
            <text:p>8745133</text:p>
          </table:table-cell>
          <table:table-cell/>
          <table:table-cell office:value-type="float" office:value="7790887" calcext:value-type="float">
            <text:p>7790887</text:p>
          </table:table-cell>
          <table:table-cell/>
          <table:table-cell office:value-type="float" office:value="8078145" calcext:value-type="float">
            <text:p>8078145</text:p>
          </table:table-cell>
          <table:table-cell/>
          <table:table-cell office:value-type="float" office:value="8198647" calcext:value-type="float">
            <text:p>8198647</text:p>
          </table:table-cell>
          <table:table-cell/>
          <table:table-cell office:value-type="float" office:value="8311348" calcext:value-type="float">
            <text:p>8311348</text:p>
          </table:table-cell>
          <table:table-cell/>
          <table:table-cell office:value-type="float" office:value="8616497" calcext:value-type="float">
            <text:p>8616497</text:p>
          </table:table-cell>
          <table:table-cell/>
          <table:table-cell office:value-type="float" office:value="6670684" calcext:value-type="float">
            <text:p>6670684</text:p>
          </table:table-cell>
          <table:table-cell/>
          <table:table-cell office:value-type="float" office:value="6425875" calcext:value-type="float">
            <text:p>64258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52619" calcext:value-type="float">
            <text:p>7852619</text:p>
          </table:table-cell>
          <table:table-cell/>
          <table:table-cell office:value-type="float" office:value="8067888" calcext:value-type="float">
            <text:p>8067888</text:p>
          </table:table-cell>
          <table:table-cell/>
          <table:table-cell office:value-type="float" office:value="7787422" calcext:value-type="float">
            <text:p>7787422</text:p>
          </table:table-cell>
          <table:table-cell/>
          <table:table-cell office:value-type="float" office:value="7777493" calcext:value-type="float">
            <text:p>7777493</text:p>
          </table:table-cell>
          <table:table-cell/>
          <table:table-cell office:value-type="float" office:value="8103251" calcext:value-type="float">
            <text:p>8103251</text:p>
          </table:table-cell>
          <table:table-cell/>
          <table:table-cell office:value-type="float" office:value="8098551" calcext:value-type="float">
            <text:p>8098551</text:p>
          </table:table-cell>
          <table:table-cell/>
          <table:table-cell office:value-type="float" office:value="7715968" calcext:value-type="float">
            <text:p>7715968</text:p>
          </table:table-cell>
          <table:table-cell/>
          <table:table-cell office:value-type="float" office:value="7035064" calcext:value-type="float">
            <text:p>7035064</text:p>
          </table:table-cell>
          <table:table-cell/>
          <table:table-cell office:value-type="float" office:value="6504736" calcext:value-type="float">
            <text:p>650473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77245" calcext:value-type="float">
            <text:p>7877245</text:p>
          </table:table-cell>
          <table:table-cell/>
          <table:table-cell office:value-type="float" office:value="8007448" calcext:value-type="float">
            <text:p>8007448</text:p>
          </table:table-cell>
          <table:table-cell/>
          <table:table-cell office:value-type="float" office:value="7986198" calcext:value-type="float">
            <text:p>7986198</text:p>
          </table:table-cell>
          <table:table-cell/>
          <table:table-cell office:value-type="float" office:value="8534892" calcext:value-type="float">
            <text:p>8534892</text:p>
          </table:table-cell>
          <table:table-cell/>
          <table:table-cell office:value-type="float" office:value="8263821" calcext:value-type="float">
            <text:p>8263821</text:p>
          </table:table-cell>
          <table:table-cell/>
          <table:table-cell office:value-type="float" office:value="8686119" calcext:value-type="float">
            <text:p>8686119</text:p>
          </table:table-cell>
          <table:table-cell/>
          <table:table-cell office:value-type="float" office:value="8251821" calcext:value-type="float">
            <text:p>8251821</text:p>
          </table:table-cell>
          <table:table-cell/>
          <table:table-cell office:value-type="float" office:value="7091462" calcext:value-type="float">
            <text:p>7091462</text:p>
          </table:table-cell>
          <table:table-cell/>
          <table:table-cell office:value-type="float" office:value="6479250" calcext:value-type="float">
            <text:p>64792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11889" calcext:value-type="float">
            <text:p>8411889</text:p>
          </table:table-cell>
          <table:table-cell/>
          <table:table-cell office:value-type="float" office:value="8474625" calcext:value-type="float">
            <text:p>8474625</text:p>
          </table:table-cell>
          <table:table-cell/>
          <table:table-cell office:value-type="float" office:value="8360932" calcext:value-type="float">
            <text:p>8360932</text:p>
          </table:table-cell>
          <table:table-cell/>
          <table:table-cell office:value-type="float" office:value="8485323" calcext:value-type="float">
            <text:p>8485323</text:p>
          </table:table-cell>
          <table:table-cell/>
          <table:table-cell office:value-type="float" office:value="8585223" calcext:value-type="float">
            <text:p>8585223</text:p>
          </table:table-cell>
          <table:table-cell/>
          <table:table-cell office:value-type="float" office:value="8522339" calcext:value-type="float">
            <text:p>8522339</text:p>
          </table:table-cell>
          <table:table-cell/>
          <table:table-cell office:value-type="float" office:value="8225753" calcext:value-type="float">
            <text:p>8225753</text:p>
          </table:table-cell>
          <table:table-cell/>
          <table:table-cell office:value-type="float" office:value="7142985" calcext:value-type="float">
            <text:p>7142985</text:p>
          </table:table-cell>
          <table:table-cell/>
          <table:table-cell office:value-type="float" office:value="6698047" calcext:value-type="float">
            <text:p>669804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12397" calcext:value-type="float">
            <text:p>712397</text:p>
          </table:table-cell>
          <table:table-cell/>
          <table:table-cell office:value-type="float" office:value="901377" calcext:value-type="float">
            <text:p>901377</text:p>
          </table:table-cell>
          <table:table-cell/>
          <table:table-cell office:value-type="float" office:value="1013707" calcext:value-type="float">
            <text:p>1013707</text:p>
          </table:table-cell>
          <table:table-cell/>
          <table:table-cell office:value-type="float" office:value="1105556" calcext:value-type="float">
            <text:p>1105556</text:p>
          </table:table-cell>
          <table:table-cell/>
          <table:table-cell office:value-type="float" office:value="1143223" calcext:value-type="float">
            <text:p>114322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53179" calcext:value-type="float">
            <text:p>753179</text:p>
          </table:table-cell>
          <table:table-cell/>
          <table:table-cell office:value-type="float" office:value="962469" calcext:value-type="float">
            <text:p>962469</text:p>
          </table:table-cell>
          <table:table-cell/>
          <table:table-cell office:value-type="float" office:value="1111981" calcext:value-type="float">
            <text:p>1111981</text:p>
          </table:table-cell>
          <table:table-cell/>
          <table:table-cell office:value-type="float" office:value="1206978" calcext:value-type="float">
            <text:p>1206978</text:p>
          </table:table-cell>
          <table:table-cell/>
          <table:table-cell office:value-type="float" office:value="1243315" calcext:value-type="float">
            <text:p>1243315</text:p>
          </table:table-cell>
          <table:table-cell/>
          <table:table-cell office:value-type="float" office:value="1278855" calcext:value-type="float">
            <text:p>127885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66517" calcext:value-type="float">
            <text:p>766517</text:p>
          </table:table-cell>
          <table:table-cell/>
          <table:table-cell office:value-type="float" office:value="992545" calcext:value-type="float">
            <text:p>992545</text:p>
          </table:table-cell>
          <table:table-cell/>
          <table:table-cell office:value-type="float" office:value="1153561" calcext:value-type="float">
            <text:p>1153561</text:p>
          </table:table-cell>
          <table:table-cell/>
          <table:table-cell office:value-type="float" office:value="1235882" calcext:value-type="float">
            <text:p>1235882</text:p>
          </table:table-cell>
          <table:table-cell/>
          <table:table-cell office:value-type="float" office:value="1163562" calcext:value-type="float">
            <text:p>1163562</text:p>
          </table:table-cell>
          <table:table-cell/>
          <table:table-cell office:value-type="float" office:value="1312954" calcext:value-type="float">
            <text:p>1312954</text:p>
          </table:table-cell>
          <table:table-cell/>
          <table:table-cell office:value-type="float" office:value="1579483" calcext:value-type="float">
            <text:p>157948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62924" calcext:value-type="float">
            <text:p>762924</text:p>
          </table:table-cell>
          <table:table-cell/>
          <table:table-cell office:value-type="float" office:value="1182661" calcext:value-type="float">
            <text:p>1182661</text:p>
          </table:table-cell>
          <table:table-cell/>
          <table:table-cell office:value-type="float" office:value="1135150" calcext:value-type="float">
            <text:p>1135150</text:p>
          </table:table-cell>
          <table:table-cell/>
          <table:table-cell office:value-type="float" office:value="1249404" calcext:value-type="float">
            <text:p>1249404</text:p>
          </table:table-cell>
          <table:table-cell/>
          <table:table-cell office:value-type="float" office:value="1309596" calcext:value-type="float">
            <text:p>1309596</text:p>
          </table:table-cell>
          <table:table-cell/>
          <table:table-cell office:value-type="float" office:value="1333173" calcext:value-type="float">
            <text:p>1333173</text:p>
          </table:table-cell>
          <table:table-cell/>
          <table:table-cell office:value-type="float" office:value="1329871" calcext:value-type="float">
            <text:p>1329871</text:p>
          </table:table-cell>
          <table:table-cell/>
          <table:table-cell office:value-type="float" office:value="1316016" calcext:value-type="float">
            <text:p>131601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50762" calcext:value-type="float">
            <text:p>750762</text:p>
          </table:table-cell>
          <table:table-cell/>
          <table:table-cell office:value-type="float" office:value="989212" calcext:value-type="float">
            <text:p>989212</text:p>
          </table:table-cell>
          <table:table-cell/>
          <table:table-cell office:value-type="float" office:value="1150600" calcext:value-type="float">
            <text:p>1150600</text:p>
          </table:table-cell>
          <table:table-cell/>
          <table:table-cell office:value-type="float" office:value="1428415" calcext:value-type="float">
            <text:p>1428415</text:p>
          </table:table-cell>
          <table:table-cell/>
          <table:table-cell office:value-type="float" office:value="1199106" calcext:value-type="float">
            <text:p>1199106</text:p>
          </table:table-cell>
          <table:table-cell/>
          <table:table-cell office:value-type="float" office:value="1706515" calcext:value-type="float">
            <text:p>1706515</text:p>
          </table:table-cell>
          <table:table-cell/>
          <table:table-cell office:value-type="float" office:value="979958" calcext:value-type="float">
            <text:p>979958</text:p>
          </table:table-cell>
          <table:table-cell/>
          <table:table-cell office:value-type="float" office:value="1170033" calcext:value-type="float">
            <text:p>1170033</text:p>
          </table:table-cell>
          <table:table-cell/>
          <table:table-cell office:value-type="float" office:value="1512415" calcext:value-type="float">
            <text:p>151241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82031" calcext:value-type="float">
            <text:p>882031</text:p>
          </table:table-cell>
          <table:table-cell/>
          <table:table-cell office:value-type="float" office:value="887774" calcext:value-type="float">
            <text:p>887774</text:p>
          </table:table-cell>
          <table:table-cell/>
          <table:table-cell office:value-type="float" office:value="1180454" calcext:value-type="float">
            <text:p>1180454</text:p>
          </table:table-cell>
          <table:table-cell/>
          <table:table-cell office:value-type="float" office:value="1297807" calcext:value-type="float">
            <text:p>1297807</text:p>
          </table:table-cell>
          <table:table-cell/>
          <table:table-cell office:value-type="float" office:value="1368084" calcext:value-type="float">
            <text:p>1368084</text:p>
          </table:table-cell>
          <table:table-cell/>
          <table:table-cell office:value-type="float" office:value="1394287" calcext:value-type="float">
            <text:p>1394287</text:p>
          </table:table-cell>
          <table:table-cell/>
          <table:table-cell office:value-type="float" office:value="1370922" calcext:value-type="float">
            <text:p>1370922</text:p>
          </table:table-cell>
          <table:table-cell/>
          <table:table-cell office:value-type="float" office:value="1195569" calcext:value-type="float">
            <text:p>1195569</text:p>
          </table:table-cell>
          <table:table-cell/>
          <table:table-cell office:value-type="float" office:value="1387530" calcext:value-type="float">
            <text:p>1387530</text:p>
          </table:table-cell>
          <table:table-cell/>
          <table:table-cell office:value-type="float" office:value="5319484" calcext:value-type="float">
            <text:p>531948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072548" calcext:value-type="float">
            <text:p>1072548</text:p>
          </table:table-cell>
          <table:table-cell/>
          <table:table-cell office:value-type="float" office:value="1063057" calcext:value-type="float">
            <text:p>1063057</text:p>
          </table:table-cell>
          <table:table-cell/>
          <table:table-cell office:value-type="float" office:value="1043303" calcext:value-type="float">
            <text:p>1043303</text:p>
          </table:table-cell>
          <table:table-cell/>
          <table:table-cell office:value-type="float" office:value="1153413" calcext:value-type="float">
            <text:p>1153413</text:p>
          </table:table-cell>
          <table:table-cell/>
          <table:table-cell office:value-type="float" office:value="1223392" calcext:value-type="float">
            <text:p>1223392</text:p>
          </table:table-cell>
          <table:table-cell/>
          <table:table-cell office:value-type="float" office:value="1226712" calcext:value-type="float">
            <text:p>1226712</text:p>
          </table:table-cell>
          <table:table-cell/>
          <table:table-cell office:value-type="float" office:value="5133213" calcext:value-type="float">
            <text:p>5133213</text:p>
          </table:table-cell>
          <table:table-cell/>
          <table:table-cell office:value-type="float" office:value="5089116" calcext:value-type="float">
            <text:p>5089116</text:p>
          </table:table-cell>
          <table:table-cell/>
          <table:table-cell office:value-type="float" office:value="2142180" calcext:value-type="float">
            <text:p>2142180</text:p>
          </table:table-cell>
          <table:table-cell/>
          <table:table-cell office:value-type="float" office:value="1834318" calcext:value-type="float">
            <text:p>1834318</text:p>
          </table:table-cell>
          <table:table-cell/>
          <table:table-cell office:value-type="float" office:value="1861951" calcext:value-type="float">
            <text:p>186195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568092" calcext:value-type="float">
            <text:p>1568092</text:p>
          </table:table-cell>
          <table:table-cell/>
          <table:table-cell office:value-type="float" office:value="1059772" calcext:value-type="float">
            <text:p>1059772</text:p>
          </table:table-cell>
          <table:table-cell/>
          <table:table-cell office:value-type="float" office:value="3685162" calcext:value-type="float">
            <text:p>3685162</text:p>
          </table:table-cell>
          <table:table-cell/>
          <table:table-cell office:value-type="float" office:value="2564005" calcext:value-type="float">
            <text:p>2564005</text:p>
          </table:table-cell>
          <table:table-cell/>
          <table:table-cell office:value-type="float" office:value="1298465" calcext:value-type="float">
            <text:p>1298465</text:p>
          </table:table-cell>
          <table:table-cell/>
          <table:table-cell office:value-type="float" office:value="1686631" calcext:value-type="float">
            <text:p>1686631</text:p>
          </table:table-cell>
          <table:table-cell/>
          <table:table-cell office:value-type="float" office:value="1313053" calcext:value-type="float">
            <text:p>1313053</text:p>
          </table:table-cell>
          <table:table-cell/>
          <table:table-cell office:value-type="float" office:value="1423423" calcext:value-type="float">
            <text:p>1423423</text:p>
          </table:table-cell>
          <table:table-cell/>
          <table:table-cell office:value-type="float" office:value="1724989" calcext:value-type="float">
            <text:p>1724989</text:p>
          </table:table-cell>
          <table:table-cell/>
          <table:table-cell office:value-type="float" office:value="1372149" calcext:value-type="float">
            <text:p>1372149</text:p>
          </table:table-cell>
          <table:table-cell/>
          <table:table-cell office:value-type="float" office:value="1696039" calcext:value-type="float">
            <text:p>1696039</text:p>
          </table:table-cell>
          <table:table-cell/>
          <table:table-cell office:value-type="float" office:value="3039661" calcext:value-type="float">
            <text:p>303966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32235" calcext:value-type="float">
            <text:p>1832235</text:p>
          </table:table-cell>
          <table:table-cell/>
          <table:table-cell office:value-type="float" office:value="2252742" calcext:value-type="float">
            <text:p>2252742</text:p>
          </table:table-cell>
          <table:table-cell/>
          <table:table-cell office:value-type="float" office:value="2614816" calcext:value-type="float">
            <text:p>2614816</text:p>
          </table:table-cell>
          <table:table-cell/>
          <table:table-cell office:value-type="float" office:value="2470075" calcext:value-type="float">
            <text:p>2470075</text:p>
          </table:table-cell>
          <table:table-cell/>
          <table:table-cell office:value-type="float" office:value="2657591" calcext:value-type="float">
            <text:p>2657591</text:p>
          </table:table-cell>
          <table:table-cell/>
          <table:table-cell office:value-type="float" office:value="2441379" calcext:value-type="float">
            <text:p>2441379</text:p>
          </table:table-cell>
          <table:table-cell/>
          <table:table-cell office:value-type="float" office:value="3433432" calcext:value-type="float">
            <text:p>3433432</text:p>
          </table:table-cell>
          <table:table-cell/>
          <table:table-cell office:value-type="float" office:value="3555472" calcext:value-type="float">
            <text:p>3555472</text:p>
          </table:table-cell>
          <table:table-cell/>
          <table:table-cell office:value-type="float" office:value="3358098" calcext:value-type="float">
            <text:p>3358098</text:p>
          </table:table-cell>
          <table:table-cell/>
          <table:table-cell office:value-type="float" office:value="5129541" calcext:value-type="float">
            <text:p>5129541</text:p>
          </table:table-cell>
          <table:table-cell/>
          <table:table-cell office:value-type="float" office:value="2812245" calcext:value-type="float">
            <text:p>2812245</text:p>
          </table:table-cell>
          <table:table-cell/>
          <table:table-cell office:value-type="float" office:value="3590583" calcext:value-type="float">
            <text:p>3590583</text:p>
          </table:table-cell>
          <table:table-cell/>
          <table:table-cell office:value-type="float" office:value="3480911" calcext:value-type="float">
            <text:p>34809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41484" calcext:value-type="float">
            <text:p>3741484</text:p>
          </table:table-cell>
          <table:table-cell/>
          <table:table-cell office:value-type="float" office:value="3813743" calcext:value-type="float">
            <text:p>3813743</text:p>
          </table:table-cell>
          <table:table-cell/>
          <table:table-cell office:value-type="float" office:value="3596860" calcext:value-type="float">
            <text:p>3596860</text:p>
          </table:table-cell>
          <table:table-cell/>
          <table:table-cell office:value-type="float" office:value="3581955" calcext:value-type="float">
            <text:p>3581955</text:p>
          </table:table-cell>
          <table:table-cell/>
          <table:table-cell office:value-type="float" office:value="3249854" calcext:value-type="float">
            <text:p>3249854</text:p>
          </table:table-cell>
          <table:table-cell/>
          <table:table-cell office:value-type="float" office:value="3759599" calcext:value-type="float">
            <text:p>3759599</text:p>
          </table:table-cell>
          <table:table-cell/>
          <table:table-cell office:value-type="float" office:value="3620739" calcext:value-type="float">
            <text:p>3620739</text:p>
          </table:table-cell>
          <table:table-cell/>
          <table:table-cell office:value-type="float" office:value="3844682" calcext:value-type="float">
            <text:p>3844682</text:p>
          </table:table-cell>
          <table:table-cell/>
          <table:table-cell office:value-type="float" office:value="3437279" calcext:value-type="float">
            <text:p>343727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80919" calcext:value-type="float">
            <text:p>4180919</text:p>
          </table:table-cell>
          <table:table-cell/>
          <table:table-cell office:value-type="float" office:value="4757252" calcext:value-type="float">
            <text:p>4757252</text:p>
          </table:table-cell>
          <table:table-cell/>
          <table:table-cell office:value-type="float" office:value="4585134" calcext:value-type="float">
            <text:p>4585134</text:p>
          </table:table-cell>
          <table:table-cell/>
          <table:table-cell office:value-type="float" office:value="4624942" calcext:value-type="float">
            <text:p>4624942</text:p>
          </table:table-cell>
          <table:table-cell/>
          <table:table-cell office:value-type="float" office:value="4276138" calcext:value-type="float">
            <text:p>4276138</text:p>
          </table:table-cell>
          <table:table-cell/>
          <table:table-cell office:value-type="float" office:value="4247264" calcext:value-type="float">
            <text:p>4247264</text:p>
          </table:table-cell>
          <table:table-cell/>
          <table:table-cell office:value-type="float" office:value="3834963" calcext:value-type="float">
            <text:p>3834963</text:p>
          </table:table-cell>
          <table:table-cell/>
          <table:table-cell office:value-type="float" office:value="3547095" calcext:value-type="float">
            <text:p>3547095</text:p>
          </table:table-cell>
          <table:table-cell/>
          <table:table-cell office:value-type="float" office:value="3546912" calcext:value-type="float">
            <text:p>35469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65885" calcext:value-type="float">
            <text:p>4365885</text:p>
          </table:table-cell>
          <table:table-cell/>
          <table:table-cell office:value-type="float" office:value="4545246" calcext:value-type="float">
            <text:p>4545246</text:p>
          </table:table-cell>
          <table:table-cell/>
          <table:table-cell office:value-type="float" office:value="4647140" calcext:value-type="float">
            <text:p>4647140</text:p>
          </table:table-cell>
          <table:table-cell/>
          <table:table-cell office:value-type="float" office:value="4585165" calcext:value-type="float">
            <text:p>4585165</text:p>
          </table:table-cell>
          <table:table-cell/>
          <table:table-cell office:value-type="float" office:value="4521583" calcext:value-type="float">
            <text:p>4521583</text:p>
          </table:table-cell>
          <table:table-cell/>
          <table:table-cell office:value-type="float" office:value="4504651" calcext:value-type="float">
            <text:p>4504651</text:p>
          </table:table-cell>
          <table:table-cell/>
          <table:table-cell office:value-type="float" office:value="4321680" calcext:value-type="float">
            <text:p>4321680</text:p>
          </table:table-cell>
          <table:table-cell/>
          <table:table-cell office:value-type="float" office:value="3691945" calcext:value-type="float">
            <text:p>3691945</text:p>
          </table:table-cell>
          <table:table-cell/>
          <table:table-cell office:value-type="float" office:value="3448089" calcext:value-type="float">
            <text:p>34480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44961" calcext:value-type="float">
            <text:p>4544961</text:p>
          </table:table-cell>
          <table:table-cell/>
          <table:table-cell office:value-type="float" office:value="4716771" calcext:value-type="float">
            <text:p>4716771</text:p>
          </table:table-cell>
          <table:table-cell/>
          <table:table-cell office:value-type="float" office:value="4747689" calcext:value-type="float">
            <text:p>4747689</text:p>
          </table:table-cell>
          <table:table-cell/>
          <table:table-cell office:value-type="float" office:value="4766583" calcext:value-type="float">
            <text:p>4766583</text:p>
          </table:table-cell>
          <table:table-cell/>
          <table:table-cell office:value-type="float" office:value="4928914" calcext:value-type="float">
            <text:p>4928914</text:p>
          </table:table-cell>
          <table:table-cell/>
          <table:table-cell office:value-type="float" office:value="4639724" calcext:value-type="float">
            <text:p>4639724</text:p>
          </table:table-cell>
          <table:table-cell/>
          <table:table-cell office:value-type="float" office:value="4139933" calcext:value-type="float">
            <text:p>4139933</text:p>
          </table:table-cell>
          <table:table-cell/>
          <table:table-cell office:value-type="float" office:value="4059083" calcext:value-type="float">
            <text:p>4059083</text:p>
          </table:table-cell>
          <table:table-cell/>
          <table:table-cell office:value-type="float" office:value="4190822" calcext:value-type="float">
            <text:p>41908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61338" calcext:value-type="float">
            <text:p>5161338</text:p>
          </table:table-cell>
          <table:table-cell/>
          <table:table-cell office:value-type="float" office:value="5225160" calcext:value-type="float">
            <text:p>5225160</text:p>
          </table:table-cell>
          <table:table-cell/>
          <table:table-cell office:value-type="float" office:value="4984155" calcext:value-type="float">
            <text:p>4984155</text:p>
          </table:table-cell>
          <table:table-cell/>
          <table:table-cell office:value-type="float" office:value="5107726" calcext:value-type="float">
            <text:p>5107726</text:p>
          </table:table-cell>
          <table:table-cell/>
          <table:table-cell office:value-type="float" office:value="5042592" calcext:value-type="float">
            <text:p>5042592</text:p>
          </table:table-cell>
          <table:table-cell/>
          <table:table-cell office:value-type="float" office:value="5118950" calcext:value-type="float">
            <text:p>5118950</text:p>
          </table:table-cell>
          <table:table-cell/>
          <table:table-cell office:value-type="float" office:value="4276892" calcext:value-type="float">
            <text:p>4276892</text:p>
          </table:table-cell>
          <table:table-cell/>
          <table:table-cell office:value-type="float" office:value="3643036" calcext:value-type="float">
            <text:p>3643036</text:p>
          </table:table-cell>
          <table:table-cell/>
          <table:table-cell office:value-type="float" office:value="3589147" calcext:value-type="float">
            <text:p>35891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04976" calcext:value-type="float">
            <text:p>4904976</text:p>
          </table:table-cell>
          <table:table-cell/>
          <table:table-cell office:value-type="float" office:value="5136825" calcext:value-type="float">
            <text:p>5136825</text:p>
          </table:table-cell>
          <table:table-cell/>
          <table:table-cell office:value-type="float" office:value="5493954" calcext:value-type="float">
            <text:p>5493954</text:p>
          </table:table-cell>
          <table:table-cell/>
          <table:table-cell office:value-type="float" office:value="5675280" calcext:value-type="float">
            <text:p>5675280</text:p>
          </table:table-cell>
          <table:table-cell/>
          <table:table-cell office:value-type="float" office:value="5453150" calcext:value-type="float">
            <text:p>5453150</text:p>
          </table:table-cell>
          <table:table-cell/>
          <table:table-cell office:value-type="float" office:value="5321207" calcext:value-type="float">
            <text:p>5321207</text:p>
          </table:table-cell>
          <table:table-cell/>
          <table:table-cell office:value-type="float" office:value="4286955" calcext:value-type="float">
            <text:p>4286955</text:p>
          </table:table-cell>
          <table:table-cell/>
          <table:table-cell office:value-type="float" office:value="4095710" calcext:value-type="float">
            <text:p>4095710</text:p>
          </table:table-cell>
          <table:table-cell/>
          <table:table-cell office:value-type="float" office:value="3716732" calcext:value-type="float">
            <text:p>37167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38832" calcext:value-type="float">
            <text:p>5138832</text:p>
          </table:table-cell>
          <table:table-cell/>
          <table:table-cell office:value-type="float" office:value="5144603" calcext:value-type="float">
            <text:p>5144603</text:p>
          </table:table-cell>
          <table:table-cell/>
          <table:table-cell office:value-type="float" office:value="5777246" calcext:value-type="float">
            <text:p>5777246</text:p>
          </table:table-cell>
          <table:table-cell/>
          <table:table-cell office:value-type="float" office:value="5861667" calcext:value-type="float">
            <text:p>5861667</text:p>
          </table:table-cell>
          <table:table-cell/>
          <table:table-cell office:value-type="float" office:value="5766728" calcext:value-type="float">
            <text:p>5766728</text:p>
          </table:table-cell>
          <table:table-cell/>
          <table:table-cell office:value-type="float" office:value="5848183" calcext:value-type="float">
            <text:p>5848183</text:p>
          </table:table-cell>
          <table:table-cell/>
          <table:table-cell office:value-type="float" office:value="4319704" calcext:value-type="float">
            <text:p>4319704</text:p>
          </table:table-cell>
          <table:table-cell/>
          <table:table-cell office:value-type="float" office:value="3991549" calcext:value-type="float">
            <text:p>3991549</text:p>
          </table:table-cell>
          <table:table-cell/>
          <table:table-cell office:value-type="float" office:value="3933187" calcext:value-type="float">
            <text:p>393318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77991" calcext:value-type="float">
            <text:p>1177991</text:p>
          </table:table-cell>
          <table:table-cell/>
          <table:table-cell office:value-type="float" office:value="1250355" calcext:value-type="float">
            <text:p>1250355</text:p>
          </table:table-cell>
          <table:table-cell/>
          <table:table-cell office:value-type="float" office:value="1451524" calcext:value-type="float">
            <text:p>1451524</text:p>
          </table:table-cell>
          <table:table-cell/>
          <table:table-cell office:value-type="float" office:value="1222211" calcext:value-type="float">
            <text:p>1222211</text:p>
          </table:table-cell>
          <table:table-cell/>
          <table:table-cell office:value-type="float" office:value="1556829" calcext:value-type="float">
            <text:p>1556829</text:p>
          </table:table-cell>
          <table:table-cell/>
          <table:table-cell office:value-type="float" office:value="1402266" calcext:value-type="float">
            <text:p>1402266</text:p>
          </table:table-cell>
          <table:table-cell/>
          <table:table-cell office:value-type="float" office:value="1233605" calcext:value-type="float">
            <text:p>1233605</text:p>
          </table:table-cell>
          <table:table-cell/>
          <table:table-cell office:value-type="float" office:value="1791122" calcext:value-type="float">
            <text:p>1791122</text:p>
          </table:table-cell>
          <table:table-cell/>
          <table:table-cell office:value-type="float" office:value="1176621" calcext:value-type="float">
            <text:p>117662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998622" calcext:value-type="float">
            <text:p>998622</text:p>
          </table:table-cell>
          <table:table-cell/>
          <table:table-cell office:value-type="float" office:value="1392258" calcext:value-type="float">
            <text:p>1392258</text:p>
          </table:table-cell>
          <table:table-cell/>
          <table:table-cell office:value-type="float" office:value="1879725" calcext:value-type="float">
            <text:p>1879725</text:p>
          </table:table-cell>
          <table:table-cell/>
          <table:table-cell office:value-type="float" office:value="2067979" calcext:value-type="float">
            <text:p>2067979</text:p>
          </table:table-cell>
          <table:table-cell/>
          <table:table-cell office:value-type="float" office:value="1991276" calcext:value-type="float">
            <text:p>199127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196221" calcext:value-type="float">
            <text:p>1196221</text:p>
          </table:table-cell>
          <table:table-cell/>
          <table:table-cell office:value-type="float" office:value="1684006" calcext:value-type="float">
            <text:p>1684006</text:p>
          </table:table-cell>
          <table:table-cell/>
          <table:table-cell office:value-type="float" office:value="2248149" calcext:value-type="float">
            <text:p>2248149</text:p>
          </table:table-cell>
          <table:table-cell/>
          <table:table-cell office:value-type="float" office:value="2511022" calcext:value-type="float">
            <text:p>2511022</text:p>
          </table:table-cell>
          <table:table-cell/>
          <table:table-cell office:value-type="float" office:value="2660335" calcext:value-type="float">
            <text:p>2660335</text:p>
          </table:table-cell>
          <table:table-cell/>
          <table:table-cell office:value-type="float" office:value="2727923" calcext:value-type="float">
            <text:p>272792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248819" calcext:value-type="float">
            <text:p>1248819</text:p>
          </table:table-cell>
          <table:table-cell/>
          <table:table-cell office:value-type="float" office:value="1894373" calcext:value-type="float">
            <text:p>1894373</text:p>
          </table:table-cell>
          <table:table-cell/>
          <table:table-cell office:value-type="float" office:value="2486631" calcext:value-type="float">
            <text:p>2486631</text:p>
          </table:table-cell>
          <table:table-cell/>
          <table:table-cell office:value-type="float" office:value="2903529" calcext:value-type="float">
            <text:p>2903529</text:p>
          </table:table-cell>
          <table:table-cell/>
          <table:table-cell office:value-type="float" office:value="3197509" calcext:value-type="float">
            <text:p>3197509</text:p>
          </table:table-cell>
          <table:table-cell/>
          <table:table-cell office:value-type="float" office:value="3285566" calcext:value-type="float">
            <text:p>3285566</text:p>
          </table:table-cell>
          <table:table-cell/>
          <table:table-cell office:value-type="float" office:value="2880164" calcext:value-type="float">
            <text:p>288016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289930" calcext:value-type="float">
            <text:p>1289930</text:p>
          </table:table-cell>
          <table:table-cell/>
          <table:table-cell office:value-type="float" office:value="1999881" calcext:value-type="float">
            <text:p>1999881</text:p>
          </table:table-cell>
          <table:table-cell/>
          <table:table-cell office:value-type="float" office:value="2655129" calcext:value-type="float">
            <text:p>2655129</text:p>
          </table:table-cell>
          <table:table-cell/>
          <table:table-cell office:value-type="float" office:value="3284589" calcext:value-type="float">
            <text:p>3284589</text:p>
          </table:table-cell>
          <table:table-cell/>
          <table:table-cell office:value-type="float" office:value="3628697" calcext:value-type="float">
            <text:p>3628697</text:p>
          </table:table-cell>
          <table:table-cell/>
          <table:table-cell office:value-type="float" office:value="3196584" calcext:value-type="float">
            <text:p>3196584</text:p>
          </table:table-cell>
          <table:table-cell/>
          <table:table-cell office:value-type="float" office:value="3580298" calcext:value-type="float">
            <text:p>3580298</text:p>
          </table:table-cell>
          <table:table-cell/>
          <table:table-cell office:value-type="float" office:value="3604335" calcext:value-type="float">
            <text:p>360433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23236" calcext:value-type="float">
            <text:p>1323236</text:p>
          </table:table-cell>
          <table:table-cell/>
          <table:table-cell office:value-type="float" office:value="2077065" calcext:value-type="float">
            <text:p>2077065</text:p>
          </table:table-cell>
          <table:table-cell/>
          <table:table-cell office:value-type="float" office:value="2803859" calcext:value-type="float">
            <text:p>2803859</text:p>
          </table:table-cell>
          <table:table-cell/>
          <table:table-cell office:value-type="float" office:value="2182617" calcext:value-type="float">
            <text:p>2182617</text:p>
          </table:table-cell>
          <table:table-cell/>
          <table:table-cell office:value-type="float" office:value="3259181" calcext:value-type="float">
            <text:p>3259181</text:p>
          </table:table-cell>
          <table:table-cell/>
          <table:table-cell office:value-type="float" office:value="3529706" calcext:value-type="float">
            <text:p>3529706</text:p>
          </table:table-cell>
          <table:table-cell/>
          <table:table-cell office:value-type="float" office:value="2467229" calcext:value-type="float">
            <text:p>2467229</text:p>
          </table:table-cell>
          <table:table-cell/>
          <table:table-cell office:value-type="float" office:value="3301774" calcext:value-type="float">
            <text:p>3301774</text:p>
          </table:table-cell>
          <table:table-cell/>
          <table:table-cell office:value-type="float" office:value="2201637" calcext:value-type="float">
            <text:p>220163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181103" calcext:value-type="float">
            <text:p>1181103</text:p>
          </table:table-cell>
          <table:table-cell/>
          <table:table-cell office:value-type="float" office:value="1971160" calcext:value-type="float">
            <text:p>1971160</text:p>
          </table:table-cell>
          <table:table-cell/>
          <table:table-cell office:value-type="float" office:value="2879817" calcext:value-type="float">
            <text:p>2879817</text:p>
          </table:table-cell>
          <table:table-cell/>
          <table:table-cell office:value-type="float" office:value="3715681" calcext:value-type="float">
            <text:p>3715681</text:p>
          </table:table-cell>
          <table:table-cell/>
          <table:table-cell office:value-type="float" office:value="4194701" calcext:value-type="float">
            <text:p>4194701</text:p>
          </table:table-cell>
          <table:table-cell/>
          <table:table-cell office:value-type="float" office:value="4170264" calcext:value-type="float">
            <text:p>4170264</text:p>
          </table:table-cell>
          <table:table-cell/>
          <table:table-cell office:value-type="float" office:value="4130162" calcext:value-type="float">
            <text:p>4130162</text:p>
          </table:table-cell>
          <table:table-cell/>
          <table:table-cell office:value-type="float" office:value="3938881" calcext:value-type="float">
            <text:p>3938881</text:p>
          </table:table-cell>
          <table:table-cell/>
          <table:table-cell office:value-type="float" office:value="3946119" calcext:value-type="float">
            <text:p>3946119</text:p>
          </table:table-cell>
          <table:table-cell/>
          <table:table-cell office:value-type="float" office:value="15510737" calcext:value-type="float">
            <text:p>1551073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823609" calcext:value-type="float">
            <text:p>1823609</text:p>
          </table:table-cell>
          <table:table-cell/>
          <table:table-cell office:value-type="float" office:value="1931015" calcext:value-type="float">
            <text:p>1931015</text:p>
          </table:table-cell>
          <table:table-cell/>
          <table:table-cell office:value-type="float" office:value="1914873" calcext:value-type="float">
            <text:p>1914873</text:p>
          </table:table-cell>
          <table:table-cell/>
          <table:table-cell office:value-type="float" office:value="3295072" calcext:value-type="float">
            <text:p>3295072</text:p>
          </table:table-cell>
          <table:table-cell/>
          <table:table-cell office:value-type="float" office:value="3660115" calcext:value-type="float">
            <text:p>3660115</text:p>
          </table:table-cell>
          <table:table-cell/>
          <table:table-cell office:value-type="float" office:value="3580776" calcext:value-type="float">
            <text:p>3580776</text:p>
          </table:table-cell>
          <table:table-cell/>
          <table:table-cell office:value-type="float" office:value="8770583" calcext:value-type="float">
            <text:p>8770583</text:p>
          </table:table-cell>
          <table:table-cell/>
          <table:table-cell office:value-type="float" office:value="7050159" calcext:value-type="float">
            <text:p>7050159</text:p>
          </table:table-cell>
          <table:table-cell/>
          <table:table-cell office:value-type="float" office:value="5271829" calcext:value-type="float">
            <text:p>5271829</text:p>
          </table:table-cell>
          <table:table-cell/>
          <table:table-cell office:value-type="float" office:value="5137819" calcext:value-type="float">
            <text:p>5137819</text:p>
          </table:table-cell>
          <table:table-cell/>
          <table:table-cell office:value-type="float" office:value="4389555" calcext:value-type="float">
            <text:p>438955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483062" calcext:value-type="float">
            <text:p>3483062</text:p>
          </table:table-cell>
          <table:table-cell/>
          <table:table-cell office:value-type="float" office:value="3103074" calcext:value-type="float">
            <text:p>3103074</text:p>
          </table:table-cell>
          <table:table-cell/>
          <table:table-cell office:value-type="float" office:value="2448878" calcext:value-type="float">
            <text:p>2448878</text:p>
          </table:table-cell>
          <table:table-cell/>
          <table:table-cell office:value-type="float" office:value="6081578" calcext:value-type="float">
            <text:p>6081578</text:p>
          </table:table-cell>
          <table:table-cell/>
          <table:table-cell office:value-type="float" office:value="3346356" calcext:value-type="float">
            <text:p>3346356</text:p>
          </table:table-cell>
          <table:table-cell/>
          <table:table-cell office:value-type="float" office:value="3327237" calcext:value-type="float">
            <text:p>3327237</text:p>
          </table:table-cell>
          <table:table-cell/>
          <table:table-cell office:value-type="float" office:value="3282106" calcext:value-type="float">
            <text:p>3282106</text:p>
          </table:table-cell>
          <table:table-cell/>
          <table:table-cell office:value-type="float" office:value="3255981" calcext:value-type="float">
            <text:p>3255981</text:p>
          </table:table-cell>
          <table:table-cell/>
          <table:table-cell office:value-type="float" office:value="3220277" calcext:value-type="float">
            <text:p>3220277</text:p>
          </table:table-cell>
          <table:table-cell/>
          <table:table-cell office:value-type="float" office:value="4952536" calcext:value-type="float">
            <text:p>4952536</text:p>
          </table:table-cell>
          <table:table-cell/>
          <table:table-cell office:value-type="float" office:value="5801260" calcext:value-type="float">
            <text:p>5801260</text:p>
          </table:table-cell>
          <table:table-cell/>
          <table:table-cell office:value-type="float" office:value="2243856" calcext:value-type="float">
            <text:p>224385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648470" calcext:value-type="float">
            <text:p>1648470</text:p>
          </table:table-cell>
          <table:table-cell/>
          <table:table-cell office:value-type="float" office:value="5770960" calcext:value-type="float">
            <text:p>5770960</text:p>
          </table:table-cell>
          <table:table-cell/>
          <table:table-cell office:value-type="float" office:value="2132502" calcext:value-type="float">
            <text:p>2132502</text:p>
          </table:table-cell>
          <table:table-cell/>
          <table:table-cell office:value-type="float" office:value="2389012" calcext:value-type="float">
            <text:p>2389012</text:p>
          </table:table-cell>
          <table:table-cell/>
          <table:table-cell office:value-type="float" office:value="4122886" calcext:value-type="float">
            <text:p>4122886</text:p>
          </table:table-cell>
          <table:table-cell/>
          <table:table-cell office:value-type="float" office:value="2783539" calcext:value-type="float">
            <text:p>2783539</text:p>
          </table:table-cell>
          <table:table-cell/>
          <table:table-cell office:value-type="float" office:value="2591544" calcext:value-type="float">
            <text:p>2591544</text:p>
          </table:table-cell>
          <table:table-cell/>
          <table:table-cell office:value-type="float" office:value="2890068" calcext:value-type="float">
            <text:p>2890068</text:p>
          </table:table-cell>
          <table:table-cell/>
          <table:table-cell office:value-type="float" office:value="2903377" calcext:value-type="float">
            <text:p>2903377</text:p>
          </table:table-cell>
          <table:table-cell/>
          <table:table-cell office:value-type="float" office:value="6298872" calcext:value-type="float">
            <text:p>6298872</text:p>
          </table:table-cell>
          <table:table-cell/>
          <table:table-cell office:value-type="float" office:value="4122639" calcext:value-type="float">
            <text:p>4122639</text:p>
          </table:table-cell>
          <table:table-cell/>
          <table:table-cell office:value-type="float" office:value="2270231" calcext:value-type="float">
            <text:p>2270231</text:p>
          </table:table-cell>
          <table:table-cell/>
          <table:table-cell office:value-type="float" office:value="2380983" calcext:value-type="float">
            <text:p>23809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16556" calcext:value-type="float">
            <text:p>2816556</text:p>
          </table:table-cell>
          <table:table-cell/>
          <table:table-cell office:value-type="float" office:value="2823383" calcext:value-type="float">
            <text:p>2823383</text:p>
          </table:table-cell>
          <table:table-cell/>
          <table:table-cell office:value-type="float" office:value="10126053" calcext:value-type="float">
            <text:p>10126053</text:p>
          </table:table-cell>
          <table:table-cell/>
          <table:table-cell office:value-type="float" office:value="8745269" calcext:value-type="float">
            <text:p>8745269</text:p>
          </table:table-cell>
          <table:table-cell/>
          <table:table-cell office:value-type="float" office:value="11233439" calcext:value-type="float">
            <text:p>11233439</text:p>
          </table:table-cell>
          <table:table-cell/>
          <table:table-cell office:value-type="float" office:value="2528970" calcext:value-type="float">
            <text:p>2528970</text:p>
          </table:table-cell>
          <table:table-cell/>
          <table:table-cell office:value-type="float" office:value="2653681" calcext:value-type="float">
            <text:p>2653681</text:p>
          </table:table-cell>
          <table:table-cell/>
          <table:table-cell office:value-type="float" office:value="8337816" calcext:value-type="float">
            <text:p>8337816</text:p>
          </table:table-cell>
          <table:table-cell/>
          <table:table-cell office:value-type="float" office:value="6023584" calcext:value-type="float">
            <text:p>60235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99624" calcext:value-type="float">
            <text:p>2699624</text:p>
          </table:table-cell>
          <table:table-cell/>
          <table:table-cell office:value-type="float" office:value="8853661" calcext:value-type="float">
            <text:p>8853661</text:p>
          </table:table-cell>
          <table:table-cell/>
          <table:table-cell office:value-type="float" office:value="9252716" calcext:value-type="float">
            <text:p>9252716</text:p>
          </table:table-cell>
          <table:table-cell/>
          <table:table-cell office:value-type="float" office:value="2631447" calcext:value-type="float">
            <text:p>2631447</text:p>
          </table:table-cell>
          <table:table-cell/>
          <table:table-cell office:value-type="float" office:value="2915678" calcext:value-type="float">
            <text:p>2915678</text:p>
          </table:table-cell>
          <table:table-cell/>
          <table:table-cell office:value-type="float" office:value="2977001" calcext:value-type="float">
            <text:p>2977001</text:p>
          </table:table-cell>
          <table:table-cell/>
          <table:table-cell office:value-type="float" office:value="2728403" calcext:value-type="float">
            <text:p>2728403</text:p>
          </table:table-cell>
          <table:table-cell/>
          <table:table-cell office:value-type="float" office:value="2823465" calcext:value-type="float">
            <text:p>2823465</text:p>
          </table:table-cell>
          <table:table-cell/>
          <table:table-cell office:value-type="float" office:value="2549135" calcext:value-type="float">
            <text:p>25491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59767" calcext:value-type="float">
            <text:p>3259767</text:p>
          </table:table-cell>
          <table:table-cell/>
          <table:table-cell office:value-type="float" office:value="3827348" calcext:value-type="float">
            <text:p>3827348</text:p>
          </table:table-cell>
          <table:table-cell/>
          <table:table-cell office:value-type="float" office:value="3230839" calcext:value-type="float">
            <text:p>3230839</text:p>
          </table:table-cell>
          <table:table-cell/>
          <table:table-cell office:value-type="float" office:value="3895612" calcext:value-type="float">
            <text:p>3895612</text:p>
          </table:table-cell>
          <table:table-cell/>
          <table:table-cell office:value-type="float" office:value="3525910" calcext:value-type="float">
            <text:p>3525910</text:p>
          </table:table-cell>
          <table:table-cell/>
          <table:table-cell office:value-type="float" office:value="3480683" calcext:value-type="float">
            <text:p>3480683</text:p>
          </table:table-cell>
          <table:table-cell/>
          <table:table-cell office:value-type="float" office:value="3655101" calcext:value-type="float">
            <text:p>3655101</text:p>
          </table:table-cell>
          <table:table-cell/>
          <table:table-cell office:value-type="float" office:value="3208701" calcext:value-type="float">
            <text:p>3208701</text:p>
          </table:table-cell>
          <table:table-cell/>
          <table:table-cell office:value-type="float" office:value="3121204" calcext:value-type="float">
            <text:p>31212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70052" calcext:value-type="float">
            <text:p>4670052</text:p>
          </table:table-cell>
          <table:table-cell/>
          <table:table-cell office:value-type="float" office:value="4698349" calcext:value-type="float">
            <text:p>4698349</text:p>
          </table:table-cell>
          <table:table-cell/>
          <table:table-cell office:value-type="float" office:value="4540231" calcext:value-type="float">
            <text:p>4540231</text:p>
          </table:table-cell>
          <table:table-cell/>
          <table:table-cell office:value-type="float" office:value="4825915" calcext:value-type="float">
            <text:p>4825915</text:p>
          </table:table-cell>
          <table:table-cell/>
          <table:table-cell office:value-type="float" office:value="4779554" calcext:value-type="float">
            <text:p>4779554</text:p>
          </table:table-cell>
          <table:table-cell/>
          <table:table-cell office:value-type="float" office:value="4804260" calcext:value-type="float">
            <text:p>4804260</text:p>
          </table:table-cell>
          <table:table-cell/>
          <table:table-cell office:value-type="float" office:value="9674557" calcext:value-type="float">
            <text:p>9674557</text:p>
          </table:table-cell>
          <table:table-cell/>
          <table:table-cell office:value-type="float" office:value="4797468" calcext:value-type="float">
            <text:p>4797468</text:p>
          </table:table-cell>
          <table:table-cell/>
          <table:table-cell office:value-type="float" office:value="8365070" calcext:value-type="float">
            <text:p>83650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52767" calcext:value-type="float">
            <text:p>11052767</text:p>
          </table:table-cell>
          <table:table-cell/>
          <table:table-cell office:value-type="float" office:value="6291267" calcext:value-type="float">
            <text:p>6291267</text:p>
          </table:table-cell>
          <table:table-cell/>
          <table:table-cell office:value-type="float" office:value="5898227" calcext:value-type="float">
            <text:p>5898227</text:p>
          </table:table-cell>
          <table:table-cell/>
          <table:table-cell office:value-type="float" office:value="6129377" calcext:value-type="float">
            <text:p>6129377</text:p>
          </table:table-cell>
          <table:table-cell/>
          <table:table-cell office:value-type="float" office:value="6179291" calcext:value-type="float">
            <text:p>6179291</text:p>
          </table:table-cell>
          <table:table-cell/>
          <table:table-cell office:value-type="float" office:value="6016811" calcext:value-type="float">
            <text:p>6016811</text:p>
          </table:table-cell>
          <table:table-cell/>
          <table:table-cell office:value-type="float" office:value="6020205" calcext:value-type="float">
            <text:p>6020205</text:p>
          </table:table-cell>
          <table:table-cell/>
          <table:table-cell office:value-type="float" office:value="5505612" calcext:value-type="float">
            <text:p>5505612</text:p>
          </table:table-cell>
          <table:table-cell/>
          <table:table-cell office:value-type="float" office:value="5245501" calcext:value-type="float">
            <text:p>524550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25826" calcext:value-type="float">
            <text:p>7025826</text:p>
          </table:table-cell>
          <table:table-cell/>
          <table:table-cell office:value-type="float" office:value="7007132" calcext:value-type="float">
            <text:p>7007132</text:p>
          </table:table-cell>
          <table:table-cell/>
          <table:table-cell office:value-type="float" office:value="6785184" calcext:value-type="float">
            <text:p>6785184</text:p>
          </table:table-cell>
          <table:table-cell/>
          <table:table-cell office:value-type="float" office:value="6993817" calcext:value-type="float">
            <text:p>6993817</text:p>
          </table:table-cell>
          <table:table-cell/>
          <table:table-cell office:value-type="float" office:value="6918237" calcext:value-type="float">
            <text:p>6918237</text:p>
          </table:table-cell>
          <table:table-cell/>
          <table:table-cell office:value-type="float" office:value="6973623" calcext:value-type="float">
            <text:p>6973623</text:p>
          </table:table-cell>
          <table:table-cell/>
          <table:table-cell office:value-type="float" office:value="6915996" calcext:value-type="float">
            <text:p>6915996</text:p>
          </table:table-cell>
          <table:table-cell/>
          <table:table-cell office:value-type="float" office:value="6170342" calcext:value-type="float">
            <text:p>6170342</text:p>
          </table:table-cell>
          <table:table-cell/>
          <table:table-cell office:value-type="float" office:value="5837584" calcext:value-type="float">
            <text:p>58375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32808" calcext:value-type="float">
            <text:p>7632808</text:p>
          </table:table-cell>
          <table:table-cell/>
          <table:table-cell office:value-type="float" office:value="7647334" calcext:value-type="float">
            <text:p>7647334</text:p>
          </table:table-cell>
          <table:table-cell/>
          <table:table-cell office:value-type="float" office:value="7615672" calcext:value-type="float">
            <text:p>7615672</text:p>
          </table:table-cell>
          <table:table-cell/>
          <table:table-cell office:value-type="float" office:value="7427302" calcext:value-type="float">
            <text:p>7427302</text:p>
          </table:table-cell>
          <table:table-cell/>
          <table:table-cell office:value-type="float" office:value="7452428" calcext:value-type="float">
            <text:p>7452428</text:p>
          </table:table-cell>
          <table:table-cell/>
          <table:table-cell office:value-type="float" office:value="8514865" calcext:value-type="float">
            <text:p>8514865</text:p>
          </table:table-cell>
          <table:table-cell/>
          <table:table-cell office:value-type="float" office:value="8164065" calcext:value-type="float">
            <text:p>8164065</text:p>
          </table:table-cell>
          <table:table-cell/>
          <table:table-cell office:value-type="float" office:value="6512692" calcext:value-type="float">
            <text:p>6512692</text:p>
          </table:table-cell>
          <table:table-cell/>
          <table:table-cell office:value-type="float" office:value="6163778" calcext:value-type="float">
            <text:p>61637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02690" calcext:value-type="float">
            <text:p>7802690</text:p>
          </table:table-cell>
          <table:table-cell/>
          <table:table-cell office:value-type="float" office:value="7972856" calcext:value-type="float">
            <text:p>7972856</text:p>
          </table:table-cell>
          <table:table-cell/>
          <table:table-cell office:value-type="float" office:value="7608162" calcext:value-type="float">
            <text:p>7608162</text:p>
          </table:table-cell>
          <table:table-cell/>
          <table:table-cell office:value-type="float" office:value="7948318" calcext:value-type="float">
            <text:p>7948318</text:p>
          </table:table-cell>
          <table:table-cell/>
          <table:table-cell office:value-type="float" office:value="7837961" calcext:value-type="float">
            <text:p>7837961</text:p>
          </table:table-cell>
          <table:table-cell/>
          <table:table-cell office:value-type="float" office:value="8120361" calcext:value-type="float">
            <text:p>8120361</text:p>
          </table:table-cell>
          <table:table-cell/>
          <table:table-cell office:value-type="float" office:value="7898624" calcext:value-type="float">
            <text:p>7898624</text:p>
          </table:table-cell>
          <table:table-cell/>
          <table:table-cell office:value-type="float" office:value="6870917" calcext:value-type="float">
            <text:p>6870917</text:p>
          </table:table-cell>
          <table:table-cell/>
          <table:table-cell office:value-type="float" office:value="6391592" calcext:value-type="float">
            <text:p>639159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901377" calcext:value-type="float">
            <text:p>901377</text:p>
          </table:table-cell>
          <table:table-cell/>
          <table:table-cell office:value-type="float" office:value="1210227" calcext:value-type="float">
            <text:p>1210227</text:p>
          </table:table-cell>
          <table:table-cell/>
          <table:table-cell office:value-type="float" office:value="1452528" calcext:value-type="float">
            <text:p>1452528</text:p>
          </table:table-cell>
          <table:table-cell/>
          <table:table-cell office:value-type="float" office:value="1255511" calcext:value-type="float">
            <text:p>1255511</text:p>
          </table:table-cell>
          <table:table-cell/>
          <table:table-cell office:value-type="float" office:value="1279447" calcext:value-type="float">
            <text:p>127944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85435" calcext:value-type="float">
            <text:p>985435</text:p>
          </table:table-cell>
          <table:table-cell/>
          <table:table-cell office:value-type="float" office:value="1319723" calcext:value-type="float">
            <text:p>1319723</text:p>
          </table:table-cell>
          <table:table-cell/>
          <table:table-cell office:value-type="float" office:value="1521718" calcext:value-type="float">
            <text:p>1521718</text:p>
          </table:table-cell>
          <table:table-cell/>
          <table:table-cell office:value-type="float" office:value="1543594" calcext:value-type="float">
            <text:p>1543594</text:p>
          </table:table-cell>
          <table:table-cell/>
          <table:table-cell office:value-type="float" office:value="1487977" calcext:value-type="float">
            <text:p>1487977</text:p>
          </table:table-cell>
          <table:table-cell/>
          <table:table-cell office:value-type="float" office:value="1278855" calcext:value-type="float">
            <text:p>127885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012194" calcext:value-type="float">
            <text:p>1012194</text:p>
          </table:table-cell>
          <table:table-cell/>
          <table:table-cell office:value-type="float" office:value="1384034" calcext:value-type="float">
            <text:p>1384034</text:p>
          </table:table-cell>
          <table:table-cell/>
          <table:table-cell office:value-type="float" office:value="1382252" calcext:value-type="float">
            <text:p>1382252</text:p>
          </table:table-cell>
          <table:table-cell/>
          <table:table-cell office:value-type="float" office:value="1752173" calcext:value-type="float">
            <text:p>1752173</text:p>
          </table:table-cell>
          <table:table-cell/>
          <table:table-cell office:value-type="float" office:value="1707589" calcext:value-type="float">
            <text:p>1707589</text:p>
          </table:table-cell>
          <table:table-cell/>
          <table:table-cell office:value-type="float" office:value="1543163" calcext:value-type="float">
            <text:p>1543163</text:p>
          </table:table-cell>
          <table:table-cell/>
          <table:table-cell office:value-type="float" office:value="1354356" calcext:value-type="float">
            <text:p>135435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69603" calcext:value-type="float">
            <text:p>969603</text:p>
          </table:table-cell>
          <table:table-cell/>
          <table:table-cell office:value-type="float" office:value="1433753" calcext:value-type="float">
            <text:p>1433753</text:p>
          </table:table-cell>
          <table:table-cell/>
          <table:table-cell office:value-type="float" office:value="1672748" calcext:value-type="float">
            <text:p>1672748</text:p>
          </table:table-cell>
          <table:table-cell/>
          <table:table-cell office:value-type="float" office:value="1861217" calcext:value-type="float">
            <text:p>1861217</text:p>
          </table:table-cell>
          <table:table-cell/>
          <table:table-cell office:value-type="float" office:value="1902438" calcext:value-type="float">
            <text:p>1902438</text:p>
          </table:table-cell>
          <table:table-cell/>
          <table:table-cell office:value-type="float" office:value="1803387" calcext:value-type="float">
            <text:p>1803387</text:p>
          </table:table-cell>
          <table:table-cell/>
          <table:table-cell office:value-type="float" office:value="1566585" calcext:value-type="float">
            <text:p>1566585</text:p>
          </table:table-cell>
          <table:table-cell/>
          <table:table-cell office:value-type="float" office:value="1323315" calcext:value-type="float">
            <text:p>132331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035479" calcext:value-type="float">
            <text:p>1035479</text:p>
          </table:table-cell>
          <table:table-cell/>
          <table:table-cell office:value-type="float" office:value="1404591" calcext:value-type="float">
            <text:p>1404591</text:p>
          </table:table-cell>
          <table:table-cell/>
          <table:table-cell office:value-type="float" office:value="1741104" calcext:value-type="float">
            <text:p>1741104</text:p>
          </table:table-cell>
          <table:table-cell/>
          <table:table-cell office:value-type="float" office:value="1723636" calcext:value-type="float">
            <text:p>1723636</text:p>
          </table:table-cell>
          <table:table-cell/>
          <table:table-cell office:value-type="float" office:value="1796451" calcext:value-type="float">
            <text:p>1796451</text:p>
          </table:table-cell>
          <table:table-cell/>
          <table:table-cell office:value-type="float" office:value="1793451" calcext:value-type="float">
            <text:p>1793451</text:p>
          </table:table-cell>
          <table:table-cell/>
          <table:table-cell office:value-type="float" office:value="1645703" calcext:value-type="float">
            <text:p>1645703</text:p>
          </table:table-cell>
          <table:table-cell/>
          <table:table-cell office:value-type="float" office:value="1374474" calcext:value-type="float">
            <text:p>1374474</text:p>
          </table:table-cell>
          <table:table-cell/>
          <table:table-cell office:value-type="float" office:value="1414304" calcext:value-type="float">
            <text:p>141430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918826" calcext:value-type="float">
            <text:p>918826</text:p>
          </table:table-cell>
          <table:table-cell/>
          <table:table-cell office:value-type="float" office:value="1274318" calcext:value-type="float">
            <text:p>1274318</text:p>
          </table:table-cell>
          <table:table-cell/>
          <table:table-cell office:value-type="float" office:value="1738217" calcext:value-type="float">
            <text:p>1738217</text:p>
          </table:table-cell>
          <table:table-cell/>
          <table:table-cell office:value-type="float" office:value="1998214" calcext:value-type="float">
            <text:p>1998214</text:p>
          </table:table-cell>
          <table:table-cell/>
          <table:table-cell office:value-type="float" office:value="1826943" calcext:value-type="float">
            <text:p>1826943</text:p>
          </table:table-cell>
          <table:table-cell/>
          <table:table-cell office:value-type="float" office:value="2064488" calcext:value-type="float">
            <text:p>2064488</text:p>
          </table:table-cell>
          <table:table-cell/>
          <table:table-cell office:value-type="float" office:value="1921339" calcext:value-type="float">
            <text:p>1921339</text:p>
          </table:table-cell>
          <table:table-cell/>
          <table:table-cell office:value-type="float" office:value="1770096" calcext:value-type="float">
            <text:p>1770096</text:p>
          </table:table-cell>
          <table:table-cell/>
          <table:table-cell office:value-type="float" office:value="1616531" calcext:value-type="float">
            <text:p>1616531</text:p>
          </table:table-cell>
          <table:table-cell/>
          <table:table-cell office:value-type="float" office:value="4796687" calcext:value-type="float">
            <text:p>479668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73092" calcext:value-type="float">
            <text:p>1373092</text:p>
          </table:table-cell>
          <table:table-cell/>
          <table:table-cell office:value-type="float" office:value="1293683" calcext:value-type="float">
            <text:p>1293683</text:p>
          </table:table-cell>
          <table:table-cell/>
          <table:table-cell office:value-type="float" office:value="1598156" calcext:value-type="float">
            <text:p>1598156</text:p>
          </table:table-cell>
          <table:table-cell/>
          <table:table-cell office:value-type="float" office:value="1760989" calcext:value-type="float">
            <text:p>1760989</text:p>
          </table:table-cell>
          <table:table-cell/>
          <table:table-cell office:value-type="float" office:value="1866807" calcext:value-type="float">
            <text:p>1866807</text:p>
          </table:table-cell>
          <table:table-cell/>
          <table:table-cell office:value-type="float" office:value="1839227" calcext:value-type="float">
            <text:p>1839227</text:p>
          </table:table-cell>
          <table:table-cell/>
          <table:table-cell office:value-type="float" office:value="6542703" calcext:value-type="float">
            <text:p>6542703</text:p>
          </table:table-cell>
          <table:table-cell/>
          <table:table-cell office:value-type="float" office:value="5113352" calcext:value-type="float">
            <text:p>5113352</text:p>
          </table:table-cell>
          <table:table-cell/>
          <table:table-cell office:value-type="float" office:value="2254337" calcext:value-type="float">
            <text:p>2254337</text:p>
          </table:table-cell>
          <table:table-cell/>
          <table:table-cell office:value-type="float" office:value="2098226" calcext:value-type="float">
            <text:p>2098226</text:p>
          </table:table-cell>
          <table:table-cell/>
          <table:table-cell office:value-type="float" office:value="1808253" calcext:value-type="float">
            <text:p>180825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762746" calcext:value-type="float">
            <text:p>2762746</text:p>
          </table:table-cell>
          <table:table-cell/>
          <table:table-cell office:value-type="float" office:value="2596557" calcext:value-type="float">
            <text:p>2596557</text:p>
          </table:table-cell>
          <table:table-cell/>
          <table:table-cell office:value-type="float" office:value="1584507" calcext:value-type="float">
            <text:p>1584507</text:p>
          </table:table-cell>
          <table:table-cell/>
          <table:table-cell office:value-type="float" office:value="3596068" calcext:value-type="float">
            <text:p>3596068</text:p>
          </table:table-cell>
          <table:table-cell/>
          <table:table-cell office:value-type="float" office:value="2119034" calcext:value-type="float">
            <text:p>2119034</text:p>
          </table:table-cell>
          <table:table-cell/>
          <table:table-cell office:value-type="float" office:value="2329346" calcext:value-type="float">
            <text:p>2329346</text:p>
          </table:table-cell>
          <table:table-cell/>
          <table:table-cell office:value-type="float" office:value="1694701" calcext:value-type="float">
            <text:p>1694701</text:p>
          </table:table-cell>
          <table:table-cell/>
          <table:table-cell office:value-type="float" office:value="1715601" calcext:value-type="float">
            <text:p>1715601</text:p>
          </table:table-cell>
          <table:table-cell/>
          <table:table-cell office:value-type="float" office:value="1679705" calcext:value-type="float">
            <text:p>1679705</text:p>
          </table:table-cell>
          <table:table-cell/>
          <table:table-cell office:value-type="float" office:value="2558468" calcext:value-type="float">
            <text:p>2558468</text:p>
          </table:table-cell>
          <table:table-cell/>
          <table:table-cell office:value-type="float" office:value="2978787" calcext:value-type="float">
            <text:p>2978787</text:p>
          </table:table-cell>
          <table:table-cell/>
          <table:table-cell office:value-type="float" office:value="2451849" calcext:value-type="float">
            <text:p>245184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821019" calcext:value-type="float">
            <text:p>2821019</text:p>
          </table:table-cell>
          <table:table-cell/>
          <table:table-cell office:value-type="float" office:value="4575257" calcext:value-type="float">
            <text:p>4575257</text:p>
          </table:table-cell>
          <table:table-cell/>
          <table:table-cell office:value-type="float" office:value="3375417" calcext:value-type="float">
            <text:p>3375417</text:p>
          </table:table-cell>
          <table:table-cell/>
          <table:table-cell office:value-type="float" office:value="1879080" calcext:value-type="float">
            <text:p>1879080</text:p>
          </table:table-cell>
          <table:table-cell/>
          <table:table-cell office:value-type="float" office:value="3123782" calcext:value-type="float">
            <text:p>3123782</text:p>
          </table:table-cell>
          <table:table-cell/>
          <table:table-cell office:value-type="float" office:value="3122504" calcext:value-type="float">
            <text:p>3122504</text:p>
          </table:table-cell>
          <table:table-cell/>
          <table:table-cell office:value-type="float" office:value="1795282" calcext:value-type="float">
            <text:p>1795282</text:p>
          </table:table-cell>
          <table:table-cell/>
          <table:table-cell office:value-type="float" office:value="2883519" calcext:value-type="float">
            <text:p>2883519</text:p>
          </table:table-cell>
          <table:table-cell/>
          <table:table-cell office:value-type="float" office:value="2980442" calcext:value-type="float">
            <text:p>2980442</text:p>
          </table:table-cell>
          <table:table-cell/>
          <table:table-cell office:value-type="float" office:value="3356622" calcext:value-type="float">
            <text:p>3356622</text:p>
          </table:table-cell>
          <table:table-cell/>
          <table:table-cell office:value-type="float" office:value="2738503" calcext:value-type="float">
            <text:p>2738503</text:p>
          </table:table-cell>
          <table:table-cell/>
          <table:table-cell office:value-type="float" office:value="2854888" calcext:value-type="float">
            <text:p>2854888</text:p>
          </table:table-cell>
          <table:table-cell/>
          <table:table-cell office:value-type="float" office:value="2979408" calcext:value-type="float">
            <text:p>29794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69688" calcext:value-type="float">
            <text:p>4369688</text:p>
          </table:table-cell>
          <table:table-cell/>
          <table:table-cell office:value-type="float" office:value="4354045" calcext:value-type="float">
            <text:p>4354045</text:p>
          </table:table-cell>
          <table:table-cell/>
          <table:table-cell office:value-type="float" office:value="6808355" calcext:value-type="float">
            <text:p>6808355</text:p>
          </table:table-cell>
          <table:table-cell/>
          <table:table-cell office:value-type="float" office:value="5701724" calcext:value-type="float">
            <text:p>5701724</text:p>
          </table:table-cell>
          <table:table-cell/>
          <table:table-cell office:value-type="float" office:value="7086379" calcext:value-type="float">
            <text:p>7086379</text:p>
          </table:table-cell>
          <table:table-cell/>
          <table:table-cell office:value-type="float" office:value="3293544" calcext:value-type="float">
            <text:p>3293544</text:p>
          </table:table-cell>
          <table:table-cell/>
          <table:table-cell office:value-type="float" office:value="4200995" calcext:value-type="float">
            <text:p>4200995</text:p>
          </table:table-cell>
          <table:table-cell/>
          <table:table-cell office:value-type="float" office:value="4547374" calcext:value-type="float">
            <text:p>4547374</text:p>
          </table:table-cell>
          <table:table-cell/>
          <table:table-cell office:value-type="float" office:value="3207233" calcext:value-type="float">
            <text:p>32072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63387" calcext:value-type="float">
            <text:p>5763387</text:p>
          </table:table-cell>
          <table:table-cell/>
          <table:table-cell office:value-type="float" office:value="6131724" calcext:value-type="float">
            <text:p>6131724</text:p>
          </table:table-cell>
          <table:table-cell/>
          <table:table-cell office:value-type="float" office:value="6315576" calcext:value-type="float">
            <text:p>6315576</text:p>
          </table:table-cell>
          <table:table-cell/>
          <table:table-cell office:value-type="float" office:value="5545492" calcext:value-type="float">
            <text:p>5545492</text:p>
          </table:table-cell>
          <table:table-cell/>
          <table:table-cell office:value-type="float" office:value="5778775" calcext:value-type="float">
            <text:p>5778775</text:p>
          </table:table-cell>
          <table:table-cell/>
          <table:table-cell office:value-type="float" office:value="5742198" calcext:value-type="float">
            <text:p>5742198</text:p>
          </table:table-cell>
          <table:table-cell/>
          <table:table-cell office:value-type="float" office:value="4772201" calcext:value-type="float">
            <text:p>4772201</text:p>
          </table:table-cell>
          <table:table-cell/>
          <table:table-cell office:value-type="float" office:value="4030538" calcext:value-type="float">
            <text:p>4030538</text:p>
          </table:table-cell>
          <table:table-cell/>
          <table:table-cell office:value-type="float" office:value="3723381" calcext:value-type="float">
            <text:p>37233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68899" calcext:value-type="float">
            <text:p>6368899</text:p>
          </table:table-cell>
          <table:table-cell/>
          <table:table-cell office:value-type="float" office:value="6568655" calcext:value-type="float">
            <text:p>6568655</text:p>
          </table:table-cell>
          <table:table-cell/>
          <table:table-cell office:value-type="float" office:value="6114525" calcext:value-type="float">
            <text:p>6114525</text:p>
          </table:table-cell>
          <table:table-cell/>
          <table:table-cell office:value-type="float" office:value="6148100" calcext:value-type="float">
            <text:p>6148100</text:p>
          </table:table-cell>
          <table:table-cell/>
          <table:table-cell office:value-type="float" office:value="6059196" calcext:value-type="float">
            <text:p>6059196</text:p>
          </table:table-cell>
          <table:table-cell/>
          <table:table-cell office:value-type="float" office:value="6052725" calcext:value-type="float">
            <text:p>6052725</text:p>
          </table:table-cell>
          <table:table-cell/>
          <table:table-cell office:value-type="float" office:value="5111021" calcext:value-type="float">
            <text:p>5111021</text:p>
          </table:table-cell>
          <table:table-cell/>
          <table:table-cell office:value-type="float" office:value="3897821" calcext:value-type="float">
            <text:p>3897821</text:p>
          </table:table-cell>
          <table:table-cell/>
          <table:table-cell office:value-type="float" office:value="3673738" calcext:value-type="float">
            <text:p>36737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969529" calcext:value-type="float">
            <text:p>6969529</text:p>
          </table:table-cell>
          <table:table-cell/>
          <table:table-cell office:value-type="float" office:value="6913784" calcext:value-type="float">
            <text:p>6913784</text:p>
          </table:table-cell>
          <table:table-cell/>
          <table:table-cell office:value-type="float" office:value="6630521" calcext:value-type="float">
            <text:p>6630521</text:p>
          </table:table-cell>
          <table:table-cell/>
          <table:table-cell office:value-type="float" office:value="6597143" calcext:value-type="float">
            <text:p>6597143</text:p>
          </table:table-cell>
          <table:table-cell/>
          <table:table-cell office:value-type="float" office:value="6621976" calcext:value-type="float">
            <text:p>6621976</text:p>
          </table:table-cell>
          <table:table-cell/>
          <table:table-cell office:value-type="float" office:value="6580757" calcext:value-type="float">
            <text:p>6580757</text:p>
          </table:table-cell>
          <table:table-cell/>
          <table:table-cell office:value-type="float" office:value="5340836" calcext:value-type="float">
            <text:p>5340836</text:p>
          </table:table-cell>
          <table:table-cell/>
          <table:table-cell office:value-type="float" office:value="4492922" calcext:value-type="float">
            <text:p>4492922</text:p>
          </table:table-cell>
          <table:table-cell/>
          <table:table-cell office:value-type="float" office:value="4431409" calcext:value-type="float">
            <text:p>44314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47586" calcext:value-type="float">
            <text:p>9047586</text:p>
          </table:table-cell>
          <table:table-cell/>
          <table:table-cell office:value-type="float" office:value="8011836" calcext:value-type="float">
            <text:p>8011836</text:p>
          </table:table-cell>
          <table:table-cell/>
          <table:table-cell office:value-type="float" office:value="7451289" calcext:value-type="float">
            <text:p>7451289</text:p>
          </table:table-cell>
          <table:table-cell/>
          <table:table-cell office:value-type="float" office:value="7509355" calcext:value-type="float">
            <text:p>7509355</text:p>
          </table:table-cell>
          <table:table-cell/>
          <table:table-cell office:value-type="float" office:value="7483188" calcext:value-type="float">
            <text:p>7483188</text:p>
          </table:table-cell>
          <table:table-cell/>
          <table:table-cell office:value-type="float" office:value="7548381" calcext:value-type="float">
            <text:p>7548381</text:p>
          </table:table-cell>
          <table:table-cell/>
          <table:table-cell office:value-type="float" office:value="5590844" calcext:value-type="float">
            <text:p>5590844</text:p>
          </table:table-cell>
          <table:table-cell/>
          <table:table-cell office:value-type="float" office:value="4208038" calcext:value-type="float">
            <text:p>4208038</text:p>
          </table:table-cell>
          <table:table-cell/>
          <table:table-cell office:value-type="float" office:value="3667503" calcext:value-type="float">
            <text:p>36675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46819" calcext:value-type="float">
            <text:p>8546819</text:p>
          </table:table-cell>
          <table:table-cell/>
          <table:table-cell office:value-type="float" office:value="8763758" calcext:value-type="float">
            <text:p>8763758</text:p>
          </table:table-cell>
          <table:table-cell/>
          <table:table-cell office:value-type="float" office:value="8286774" calcext:value-type="float">
            <text:p>8286774</text:p>
          </table:table-cell>
          <table:table-cell/>
          <table:table-cell office:value-type="float" office:value="8168327" calcext:value-type="float">
            <text:p>8168327</text:p>
          </table:table-cell>
          <table:table-cell/>
          <table:table-cell office:value-type="float" office:value="8138911" calcext:value-type="float">
            <text:p>8138911</text:p>
          </table:table-cell>
          <table:table-cell/>
          <table:table-cell office:value-type="float" office:value="8126294" calcext:value-type="float">
            <text:p>8126294</text:p>
          </table:table-cell>
          <table:table-cell/>
          <table:table-cell office:value-type="float" office:value="5951937" calcext:value-type="float">
            <text:p>5951937</text:p>
          </table:table-cell>
          <table:table-cell/>
          <table:table-cell office:value-type="float" office:value="3966439" calcext:value-type="float">
            <text:p>3966439</text:p>
          </table:table-cell>
          <table:table-cell/>
          <table:table-cell office:value-type="float" office:value="3781675" calcext:value-type="float">
            <text:p>37816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57522" calcext:value-type="float">
            <text:p>9057522</text:p>
          </table:table-cell>
          <table:table-cell/>
          <table:table-cell office:value-type="float" office:value="8953770" calcext:value-type="float">
            <text:p>8953770</text:p>
          </table:table-cell>
          <table:table-cell/>
          <table:table-cell office:value-type="float" office:value="8643731" calcext:value-type="float">
            <text:p>8643731</text:p>
          </table:table-cell>
          <table:table-cell/>
          <table:table-cell office:value-type="float" office:value="8476014" calcext:value-type="float">
            <text:p>8476014</text:p>
          </table:table-cell>
          <table:table-cell/>
          <table:table-cell office:value-type="float" office:value="8562076" calcext:value-type="float">
            <text:p>8562076</text:p>
          </table:table-cell>
          <table:table-cell/>
          <table:table-cell office:value-type="float" office:value="8287397" calcext:value-type="float">
            <text:p>8287397</text:p>
          </table:table-cell>
          <table:table-cell/>
          <table:table-cell office:value-type="float" office:value="6025914" calcext:value-type="float">
            <text:p>6025914</text:p>
          </table:table-cell>
          <table:table-cell/>
          <table:table-cell office:value-type="float" office:value="3979022" calcext:value-type="float">
            <text:p>3979022</text:p>
          </table:table-cell>
          <table:table-cell/>
          <table:table-cell office:value-type="float" office:value="3941778" calcext:value-type="float">
            <text:p>39417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23052" calcext:value-type="float">
            <text:p>9223052</text:p>
          </table:table-cell>
          <table:table-cell/>
          <table:table-cell office:value-type="float" office:value="9289010" calcext:value-type="float">
            <text:p>9289010</text:p>
          </table:table-cell>
          <table:table-cell/>
          <table:table-cell office:value-type="float" office:value="8885634" calcext:value-type="float">
            <text:p>8885634</text:p>
          </table:table-cell>
          <table:table-cell/>
          <table:table-cell office:value-type="float" office:value="8733708" calcext:value-type="float">
            <text:p>8733708</text:p>
          </table:table-cell>
          <table:table-cell/>
          <table:table-cell office:value-type="float" office:value="8738094" calcext:value-type="float">
            <text:p>8738094</text:p>
          </table:table-cell>
          <table:table-cell/>
          <table:table-cell office:value-type="float" office:value="8779671" calcext:value-type="float">
            <text:p>8779671</text:p>
          </table:table-cell>
          <table:table-cell/>
          <table:table-cell office:value-type="float" office:value="5233570" calcext:value-type="float">
            <text:p>5233570</text:p>
          </table:table-cell>
          <table:table-cell/>
          <table:table-cell office:value-type="float" office:value="4353990" calcext:value-type="float">
            <text:p>4353990</text:p>
          </table:table-cell>
          <table:table-cell/>
          <table:table-cell office:value-type="float" office:value="3874083" calcext:value-type="float">
            <text:p>387408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255511" calcext:value-type="float">
            <text:p>1255511</text:p>
          </table:table-cell>
          <table:table-cell/>
          <table:table-cell office:value-type="float" office:value="2358717" calcext:value-type="float">
            <text:p>2358717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3203069" calcext:value-type="float">
            <text:p>320306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217930" calcext:value-type="float">
            <text:p>1217930</text:p>
          </table:table-cell>
          <table:table-cell/>
          <table:table-cell office:value-type="float" office:value="2175277" calcext:value-type="float">
            <text:p>2175277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3380677" calcext:value-type="float">
            <text:p>3380677</text:p>
          </table:table-cell>
          <table:table-cell/>
          <table:table-cell office:value-type="float" office:value="3560017" calcext:value-type="float">
            <text:p>3560017</text:p>
          </table:table-cell>
          <table:table-cell/>
          <table:table-cell office:value-type="float" office:value="3468030" calcext:value-type="float">
            <text:p>346803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286217" calcext:value-type="float">
            <text:p>1286217</text:p>
          </table:table-cell>
          <table:table-cell/>
          <table:table-cell office:value-type="float" office:value="1662639" calcext:value-type="float">
            <text:p>1662639</text:p>
          </table:table-cell>
          <table:table-cell/>
          <table:table-cell office:value-type="float" office:value="3159869" calcext:value-type="float">
            <text:p>3159869</text:p>
          </table:table-cell>
          <table:table-cell/>
          <table:table-cell office:value-type="float" office:value="3770085" calcext:value-type="float">
            <text:p>3770085</text:p>
          </table:table-cell>
          <table:table-cell/>
          <table:table-cell office:value-type="float" office:value="4132864" calcext:value-type="float">
            <text:p>4132864</text:p>
          </table:table-cell>
          <table:table-cell/>
          <table:table-cell office:value-type="float" office:value="4054829" calcext:value-type="float">
            <text:p>4054829</text:p>
          </table:table-cell>
          <table:table-cell/>
          <table:table-cell office:value-type="float" office:value="3557725" calcext:value-type="float">
            <text:p>355772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049187" calcext:value-type="float">
            <text:p>1049187</text:p>
          </table:table-cell>
          <table:table-cell/>
          <table:table-cell office:value-type="float" office:value="1662389" calcext:value-type="float">
            <text:p>1662389</text:p>
          </table:table-cell>
          <table:table-cell/>
          <table:table-cell office:value-type="float" office:value="2796910" calcext:value-type="float">
            <text:p>2796910</text:p>
          </table:table-cell>
          <table:table-cell/>
          <table:table-cell office:value-type="float" office:value="4000485" calcext:value-type="float">
            <text:p>4000485</text:p>
          </table:table-cell>
          <table:table-cell/>
          <table:table-cell office:value-type="float" office:value="4650188" calcext:value-type="float">
            <text:p>4650188</text:p>
          </table:table-cell>
          <table:table-cell/>
          <table:table-cell office:value-type="float" office:value="4571003" calcext:value-type="float">
            <text:p>4571003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3822466" calcext:value-type="float">
            <text:p>382246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15938" calcext:value-type="float">
            <text:p>1315938</text:p>
          </table:table-cell>
          <table:table-cell/>
          <table:table-cell office:value-type="float" office:value="2094282" calcext:value-type="float">
            <text:p>2094282</text:p>
          </table:table-cell>
          <table:table-cell/>
          <table:table-cell office:value-type="float" office:value="2869422" calcext:value-type="float">
            <text:p>2869422</text:p>
          </table:table-cell>
          <table:table-cell/>
          <table:table-cell office:value-type="float" office:value="2861774" calcext:value-type="float">
            <text:p>2861774</text:p>
          </table:table-cell>
          <table:table-cell/>
          <table:table-cell office:value-type="float" office:value="4966395" calcext:value-type="float">
            <text:p>4966395</text:p>
          </table:table-cell>
          <table:table-cell/>
          <table:table-cell office:value-type="float" office:value="4064103" calcext:value-type="float">
            <text:p>4064103</text:p>
          </table:table-cell>
          <table:table-cell/>
          <table:table-cell office:value-type="float" office:value="3643490" calcext:value-type="float">
            <text:p>3643490</text:p>
          </table:table-cell>
          <table:table-cell/>
          <table:table-cell office:value-type="float" office:value="3414650" calcext:value-type="float">
            <text:p>3414650</text:p>
          </table:table-cell>
          <table:table-cell/>
          <table:table-cell office:value-type="float" office:value="2245375" calcext:value-type="float">
            <text:p>224537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238134" calcext:value-type="float">
            <text:p>1238134</text:p>
          </table:table-cell>
          <table:table-cell/>
          <table:table-cell office:value-type="float" office:value="1910655" calcext:value-type="float">
            <text:p>1910655</text:p>
          </table:table-cell>
          <table:table-cell/>
          <table:table-cell office:value-type="float" office:value="2980747" calcext:value-type="float">
            <text:p>2980747</text:p>
          </table:table-cell>
          <table:table-cell/>
          <table:table-cell office:value-type="float" office:value="3319389" calcext:value-type="float">
            <text:p>3319389</text:p>
          </table:table-cell>
          <table:table-cell/>
          <table:table-cell office:value-type="float" office:value="3717289" calcext:value-type="float">
            <text:p>3717289</text:p>
          </table:table-cell>
          <table:table-cell/>
          <table:table-cell office:value-type="float" office:value="5238385" calcext:value-type="float">
            <text:p>5238385</text:p>
          </table:table-cell>
          <table:table-cell/>
          <table:table-cell office:value-type="float" office:value="4310472" calcext:value-type="float">
            <text:p>4310472</text:p>
          </table:table-cell>
          <table:table-cell/>
          <table:table-cell office:value-type="float" office:value="3955204" calcext:value-type="float">
            <text:p>3955204</text:p>
          </table:table-cell>
          <table:table-cell/>
          <table:table-cell office:value-type="float" office:value="3915540" calcext:value-type="float">
            <text:p>3915540</text:p>
          </table:table-cell>
          <table:table-cell/>
          <table:table-cell office:value-type="float" office:value="14109484" calcext:value-type="float">
            <text:p>1410948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794840" calcext:value-type="float">
            <text:p>1794840</text:p>
          </table:table-cell>
          <table:table-cell/>
          <table:table-cell office:value-type="float" office:value="1897111" calcext:value-type="float">
            <text:p>1897111</text:p>
          </table:table-cell>
          <table:table-cell/>
          <table:table-cell office:value-type="float" office:value="1960768" calcext:value-type="float">
            <text:p>1960768</text:p>
          </table:table-cell>
          <table:table-cell/>
          <table:table-cell office:value-type="float" office:value="3230631" calcext:value-type="float">
            <text:p>3230631</text:p>
          </table:table-cell>
          <table:table-cell/>
          <table:table-cell office:value-type="float" office:value="3700320" calcext:value-type="float">
            <text:p>3700320</text:p>
          </table:table-cell>
          <table:table-cell/>
          <table:table-cell office:value-type="float" office:value="2974454" calcext:value-type="float">
            <text:p>2974454</text:p>
          </table:table-cell>
          <table:table-cell/>
          <table:table-cell office:value-type="float" office:value="13381985" calcext:value-type="float">
            <text:p>13381985</text:p>
          </table:table-cell>
          <table:table-cell/>
          <table:table-cell office:value-type="float" office:value="8806550" calcext:value-type="float">
            <text:p>8806550</text:p>
          </table:table-cell>
          <table:table-cell/>
          <table:table-cell office:value-type="float" office:value="5461198" calcext:value-type="float">
            <text:p>5461198</text:p>
          </table:table-cell>
          <table:table-cell/>
          <table:table-cell office:value-type="float" office:value="5490871" calcext:value-type="float">
            <text:p>5490871</text:p>
          </table:table-cell>
          <table:table-cell/>
          <table:table-cell office:value-type="float" office:value="4257917" calcext:value-type="float">
            <text:p>425791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375284" calcext:value-type="float">
            <text:p>3375284</text:p>
          </table:table-cell>
          <table:table-cell/>
          <table:table-cell office:value-type="float" office:value="3586684" calcext:value-type="float">
            <text:p>3586684</text:p>
          </table:table-cell>
          <table:table-cell/>
          <table:table-cell office:value-type="float" office:value="2361525" calcext:value-type="float">
            <text:p>2361525</text:p>
          </table:table-cell>
          <table:table-cell/>
          <table:table-cell office:value-type="float" office:value="5978928" calcext:value-type="float">
            <text:p>5978928</text:p>
          </table:table-cell>
          <table:table-cell/>
          <table:table-cell office:value-type="float" office:value="5085204" calcext:value-type="float">
            <text:p>5085204</text:p>
          </table:table-cell>
          <table:table-cell/>
          <table:table-cell office:value-type="float" office:value="5214865" calcext:value-type="float">
            <text:p>5214865</text:p>
          </table:table-cell>
          <table:table-cell/>
          <table:table-cell office:value-type="float" office:value="4154339" calcext:value-type="float">
            <text:p>4154339</text:p>
          </table:table-cell>
          <table:table-cell/>
          <table:table-cell office:value-type="float" office:value="3754421" calcext:value-type="float">
            <text:p>3754421</text:p>
          </table:table-cell>
          <table:table-cell/>
          <table:table-cell office:value-type="float" office:value="3782110" calcext:value-type="float">
            <text:p>3782110</text:p>
          </table:table-cell>
          <table:table-cell/>
          <table:table-cell office:value-type="float" office:value="6121668" calcext:value-type="float">
            <text:p>6121668</text:p>
          </table:table-cell>
          <table:table-cell/>
          <table:table-cell office:value-type="float" office:value="2795109" calcext:value-type="float">
            <text:p>2795109</text:p>
          </table:table-cell>
          <table:table-cell/>
          <table:table-cell office:value-type="float" office:value="2255492" calcext:value-type="float">
            <text:p>225549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563954" calcext:value-type="float">
            <text:p>3563954</text:p>
          </table:table-cell>
          <table:table-cell/>
          <table:table-cell office:value-type="float" office:value="6083627" calcext:value-type="float">
            <text:p>6083627</text:p>
          </table:table-cell>
          <table:table-cell/>
          <table:table-cell office:value-type="float" office:value="5509102" calcext:value-type="float">
            <text:p>5509102</text:p>
          </table:table-cell>
          <table:table-cell/>
          <table:table-cell office:value-type="float" office:value="4217262" calcext:value-type="float">
            <text:p>4217262</text:p>
          </table:table-cell>
          <table:table-cell/>
          <table:table-cell office:value-type="float" office:value="6764523" calcext:value-type="float">
            <text:p>6764523</text:p>
          </table:table-cell>
          <table:table-cell/>
          <table:table-cell office:value-type="float" office:value="6328456" calcext:value-type="float">
            <text:p>6328456</text:p>
          </table:table-cell>
          <table:table-cell/>
          <table:table-cell office:value-type="float" office:value="2784441" calcext:value-type="float">
            <text:p>2784441</text:p>
          </table:table-cell>
          <table:table-cell/>
          <table:table-cell office:value-type="float" office:value="6092797" calcext:value-type="float">
            <text:p>6092797</text:p>
          </table:table-cell>
          <table:table-cell/>
          <table:table-cell office:value-type="float" office:value="9526105" calcext:value-type="float">
            <text:p>9526105</text:p>
          </table:table-cell>
          <table:table-cell/>
          <table:table-cell office:value-type="float" office:value="7667183" calcext:value-type="float">
            <text:p>7667183</text:p>
          </table:table-cell>
          <table:table-cell/>
          <table:table-cell office:value-type="float" office:value="8249829" calcext:value-type="float">
            <text:p>8249829</text:p>
          </table:table-cell>
          <table:table-cell/>
          <table:table-cell office:value-type="float" office:value="2632848" calcext:value-type="float">
            <text:p>2632848</text:p>
          </table:table-cell>
          <table:table-cell/>
          <table:table-cell office:value-type="float" office:value="3649893" calcext:value-type="float">
            <text:p>36498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30386" calcext:value-type="float">
            <text:p>8430386</text:p>
          </table:table-cell>
          <table:table-cell/>
          <table:table-cell office:value-type="float" office:value="8698774" calcext:value-type="float">
            <text:p>8698774</text:p>
          </table:table-cell>
          <table:table-cell/>
          <table:table-cell office:value-type="float" office:value="10129038" calcext:value-type="float">
            <text:p>10129038</text:p>
          </table:table-cell>
          <table:table-cell/>
          <table:table-cell office:value-type="float" office:value="8766466" calcext:value-type="float">
            <text:p>8766466</text:p>
          </table:table-cell>
          <table:table-cell/>
          <table:table-cell office:value-type="float" office:value="10947991" calcext:value-type="float">
            <text:p>10947991</text:p>
          </table:table-cell>
          <table:table-cell/>
          <table:table-cell office:value-type="float" office:value="10608290" calcext:value-type="float">
            <text:p>10608290</text:p>
          </table:table-cell>
          <table:table-cell/>
          <table:table-cell office:value-type="float" office:value="9319281" calcext:value-type="float">
            <text:p>9319281</text:p>
          </table:table-cell>
          <table:table-cell/>
          <table:table-cell office:value-type="float" office:value="8414901" calcext:value-type="float">
            <text:p>8414901</text:p>
          </table:table-cell>
          <table:table-cell/>
          <table:table-cell office:value-type="float" office:value="6907241" calcext:value-type="float">
            <text:p>69072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66699" calcext:value-type="float">
            <text:p>8366699</text:p>
          </table:table-cell>
          <table:table-cell/>
          <table:table-cell office:value-type="float" office:value="8857655" calcext:value-type="float">
            <text:p>8857655</text:p>
          </table:table-cell>
          <table:table-cell/>
          <table:table-cell office:value-type="float" office:value="9405314" calcext:value-type="float">
            <text:p>9405314</text:p>
          </table:table-cell>
          <table:table-cell/>
          <table:table-cell office:value-type="float" office:value="9605135" calcext:value-type="float">
            <text:p>9605135</text:p>
          </table:table-cell>
          <table:table-cell/>
          <table:table-cell office:value-type="float" office:value="4518505" calcext:value-type="float">
            <text:p>4518505</text:p>
          </table:table-cell>
          <table:table-cell/>
          <table:table-cell office:value-type="float" office:value="9353149" calcext:value-type="float">
            <text:p>9353149</text:p>
          </table:table-cell>
          <table:table-cell/>
          <table:table-cell office:value-type="float" office:value="10851954" calcext:value-type="float">
            <text:p>10851954</text:p>
          </table:table-cell>
          <table:table-cell/>
          <table:table-cell office:value-type="float" office:value="4522222" calcext:value-type="float">
            <text:p>4522222</text:p>
          </table:table-cell>
          <table:table-cell/>
          <table:table-cell office:value-type="float" office:value="4080195" calcext:value-type="float">
            <text:p>40801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742122" calcext:value-type="float">
            <text:p>9742122</text:p>
          </table:table-cell>
          <table:table-cell/>
          <table:table-cell office:value-type="float" office:value="10103427" calcext:value-type="float">
            <text:p>10103427</text:p>
          </table:table-cell>
          <table:table-cell/>
          <table:table-cell office:value-type="float" office:value="9751799" calcext:value-type="float">
            <text:p>9751799</text:p>
          </table:table-cell>
          <table:table-cell/>
          <table:table-cell office:value-type="float" office:value="10099529" calcext:value-type="float">
            <text:p>10099529</text:p>
          </table:table-cell>
          <table:table-cell/>
          <table:table-cell office:value-type="float" office:value="10089520" calcext:value-type="float">
            <text:p>10089520</text:p>
          </table:table-cell>
          <table:table-cell/>
          <table:table-cell office:value-type="float" office:value="10077867" calcext:value-type="float">
            <text:p>10077867</text:p>
          </table:table-cell>
          <table:table-cell/>
          <table:table-cell office:value-type="float" office:value="9250662" calcext:value-type="float">
            <text:p>9250662</text:p>
          </table:table-cell>
          <table:table-cell/>
          <table:table-cell office:value-type="float" office:value="7406033" calcext:value-type="float">
            <text:p>7406033</text:p>
          </table:table-cell>
          <table:table-cell/>
          <table:table-cell office:value-type="float" office:value="6892728" calcext:value-type="float">
            <text:p>68927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37937" calcext:value-type="float">
            <text:p>9937937</text:p>
          </table:table-cell>
          <table:table-cell/>
          <table:table-cell office:value-type="float" office:value="10266808" calcext:value-type="float">
            <text:p>10266808</text:p>
          </table:table-cell>
          <table:table-cell/>
          <table:table-cell office:value-type="float" office:value="9879981" calcext:value-type="float">
            <text:p>9879981</text:p>
          </table:table-cell>
          <table:table-cell/>
          <table:table-cell office:value-type="float" office:value="7012960" calcext:value-type="float">
            <text:p>7012960</text:p>
          </table:table-cell>
          <table:table-cell/>
          <table:table-cell office:value-type="float" office:value="10333192" calcext:value-type="float">
            <text:p>10333192</text:p>
          </table:table-cell>
          <table:table-cell/>
          <table:table-cell office:value-type="float" office:value="9904189" calcext:value-type="float">
            <text:p>9904189</text:p>
          </table:table-cell>
          <table:table-cell/>
          <table:table-cell office:value-type="float" office:value="9514160" calcext:value-type="float">
            <text:p>9514160</text:p>
          </table:table-cell>
          <table:table-cell/>
          <table:table-cell office:value-type="float" office:value="8188700" calcext:value-type="float">
            <text:p>8188700</text:p>
          </table:table-cell>
          <table:table-cell/>
          <table:table-cell office:value-type="float" office:value="7776456" calcext:value-type="float">
            <text:p>77764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97445" calcext:value-type="float">
            <text:p>11097445</text:p>
          </table:table-cell>
          <table:table-cell/>
          <table:table-cell office:value-type="float" office:value="10264451" calcext:value-type="float">
            <text:p>10264451</text:p>
          </table:table-cell>
          <table:table-cell/>
          <table:table-cell office:value-type="float" office:value="9631624" calcext:value-type="float">
            <text:p>9631624</text:p>
          </table:table-cell>
          <table:table-cell/>
          <table:table-cell office:value-type="float" office:value="9892996" calcext:value-type="float">
            <text:p>9892996</text:p>
          </table:table-cell>
          <table:table-cell/>
          <table:table-cell office:value-type="float" office:value="9902485" calcext:value-type="float">
            <text:p>9902485</text:p>
          </table:table-cell>
          <table:table-cell/>
          <table:table-cell office:value-type="float" office:value="10092364" calcext:value-type="float">
            <text:p>10092364</text:p>
          </table:table-cell>
          <table:table-cell/>
          <table:table-cell office:value-type="float" office:value="8724454" calcext:value-type="float">
            <text:p>8724454</text:p>
          </table:table-cell>
          <table:table-cell/>
          <table:table-cell office:value-type="float" office:value="7423970" calcext:value-type="float">
            <text:p>7423970</text:p>
          </table:table-cell>
          <table:table-cell/>
          <table:table-cell office:value-type="float" office:value="6667630" calcext:value-type="float">
            <text:p>66676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91006" calcext:value-type="float">
            <text:p>7691006</text:p>
          </table:table-cell>
          <table:table-cell/>
          <table:table-cell office:value-type="float" office:value="9280991" calcext:value-type="float">
            <text:p>9280991</text:p>
          </table:table-cell>
          <table:table-cell/>
          <table:table-cell office:value-type="float" office:value="8746869" calcext:value-type="float">
            <text:p>8746869</text:p>
          </table:table-cell>
          <table:table-cell/>
          <table:table-cell office:value-type="float" office:value="8279847" calcext:value-type="float">
            <text:p>8279847</text:p>
          </table:table-cell>
          <table:table-cell/>
          <table:table-cell office:value-type="float" office:value="9100734" calcext:value-type="float">
            <text:p>9100734</text:p>
          </table:table-cell>
          <table:table-cell/>
          <table:table-cell office:value-type="float" office:value="9069393" calcext:value-type="float">
            <text:p>9069393</text:p>
          </table:table-cell>
          <table:table-cell/>
          <table:table-cell office:value-type="float" office:value="8703611" calcext:value-type="float">
            <text:p>8703611</text:p>
          </table:table-cell>
          <table:table-cell/>
          <table:table-cell office:value-type="float" office:value="7321745" calcext:value-type="float">
            <text:p>7321745</text:p>
          </table:table-cell>
          <table:table-cell/>
          <table:table-cell office:value-type="float" office:value="6805532" calcext:value-type="float">
            <text:p>68055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11048" calcext:value-type="float">
            <text:p>8711048</text:p>
          </table:table-cell>
          <table:table-cell/>
          <table:table-cell office:value-type="float" office:value="8255003" calcext:value-type="float">
            <text:p>8255003</text:p>
          </table:table-cell>
          <table:table-cell/>
          <table:table-cell office:value-type="float" office:value="8702774" calcext:value-type="float">
            <text:p>8702774</text:p>
          </table:table-cell>
          <table:table-cell/>
          <table:table-cell office:value-type="float" office:value="8362117" calcext:value-type="float">
            <text:p>8362117</text:p>
          </table:table-cell>
          <table:table-cell/>
          <table:table-cell office:value-type="float" office:value="8922870" calcext:value-type="float">
            <text:p>8922870</text:p>
          </table:table-cell>
          <table:table-cell/>
          <table:table-cell office:value-type="float" office:value="9900305" calcext:value-type="float">
            <text:p>9900305</text:p>
          </table:table-cell>
          <table:table-cell/>
          <table:table-cell office:value-type="float" office:value="8697800" calcext:value-type="float">
            <text:p>8697800</text:p>
          </table:table-cell>
          <table:table-cell/>
          <table:table-cell office:value-type="float" office:value="7259797" calcext:value-type="float">
            <text:p>7259797</text:p>
          </table:table-cell>
          <table:table-cell/>
          <table:table-cell office:value-type="float" office:value="6820782" calcext:value-type="float">
            <text:p>68207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06228" calcext:value-type="float">
            <text:p>8706228</text:p>
          </table:table-cell>
          <table:table-cell/>
          <table:table-cell office:value-type="float" office:value="9106611" calcext:value-type="float">
            <text:p>9106611</text:p>
          </table:table-cell>
          <table:table-cell/>
          <table:table-cell office:value-type="float" office:value="9035224" calcext:value-type="float">
            <text:p>9035224</text:p>
          </table:table-cell>
          <table:table-cell/>
          <table:table-cell office:value-type="float" office:value="8812895" calcext:value-type="float">
            <text:p>8812895</text:p>
          </table:table-cell>
          <table:table-cell/>
          <table:table-cell office:value-type="float" office:value="9038906" calcext:value-type="float">
            <text:p>9038906</text:p>
          </table:table-cell>
          <table:table-cell/>
          <table:table-cell office:value-type="float" office:value="8884804" calcext:value-type="float">
            <text:p>8884804</text:p>
          </table:table-cell>
          <table:table-cell/>
          <table:table-cell office:value-type="float" office:value="8012437" calcext:value-type="float">
            <text:p>8012437</text:p>
          </table:table-cell>
          <table:table-cell/>
          <table:table-cell office:value-type="float" office:value="7898149" calcext:value-type="float">
            <text:p>7898149</text:p>
          </table:table-cell>
          <table:table-cell/>
          <table:table-cell office:value-type="float" office:value="6753700" calcext:value-type="float">
            <text:p>675370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18885" calcext:value-type="float">
            <text:p>818885</text:p>
          </table:table-cell>
          <table:table-cell/>
          <table:table-cell office:value-type="float" office:value="1143223" calcext:value-type="float">
            <text:p>1143223</text:p>
          </table:table-cell>
          <table:table-cell/>
          <table:table-cell office:value-type="float" office:value="1163036" calcext:value-type="float">
            <text:p>1163036</text:p>
          </table:table-cell>
          <table:table-cell/>
          <table:table-cell office:value-type="float" office:value="1183548" calcext:value-type="float">
            <text:p>1183548</text:p>
          </table:table-cell>
          <table:table-cell/>
          <table:table-cell office:value-type="float" office:value="1143223" calcext:value-type="float">
            <text:p>114322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876086" calcext:value-type="float">
            <text:p>876086</text:p>
          </table:table-cell>
          <table:table-cell/>
          <table:table-cell office:value-type="float" office:value="1085013" calcext:value-type="float">
            <text:p>1085013</text:p>
          </table:table-cell>
          <table:table-cell/>
          <table:table-cell office:value-type="float" office:value="1294270" calcext:value-type="float">
            <text:p>1294270</text:p>
          </table:table-cell>
          <table:table-cell/>
          <table:table-cell office:value-type="float" office:value="1406136" calcext:value-type="float">
            <text:p>1406136</text:p>
          </table:table-cell>
          <table:table-cell/>
          <table:table-cell office:value-type="float" office:value="1269781" calcext:value-type="float">
            <text:p>1269781</text:p>
          </table:table-cell>
          <table:table-cell/>
          <table:table-cell office:value-type="float" office:value="1269781" calcext:value-type="float">
            <text:p>126978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14752" calcext:value-type="float">
            <text:p>914752</text:p>
          </table:table-cell>
          <table:table-cell/>
          <table:table-cell office:value-type="float" office:value="1237306" calcext:value-type="float">
            <text:p>1237306</text:p>
          </table:table-cell>
          <table:table-cell/>
          <table:table-cell office:value-type="float" office:value="1219045" calcext:value-type="float">
            <text:p>1219045</text:p>
          </table:table-cell>
          <table:table-cell/>
          <table:table-cell office:value-type="float" office:value="1339154" calcext:value-type="float">
            <text:p>1339154</text:p>
          </table:table-cell>
          <table:table-cell/>
          <table:table-cell office:value-type="float" office:value="1495866" calcext:value-type="float">
            <text:p>1495866</text:p>
          </table:table-cell>
          <table:table-cell/>
          <table:table-cell office:value-type="float" office:value="1325925" calcext:value-type="float">
            <text:p>1325925</text:p>
          </table:table-cell>
          <table:table-cell/>
          <table:table-cell office:value-type="float" office:value="1306564" calcext:value-type="float">
            <text:p>130656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47521" calcext:value-type="float">
            <text:p>747521</text:p>
          </table:table-cell>
          <table:table-cell/>
          <table:table-cell office:value-type="float" office:value="1270846" calcext:value-type="float">
            <text:p>1270846</text:p>
          </table:table-cell>
          <table:table-cell/>
          <table:table-cell office:value-type="float" office:value="1160923" calcext:value-type="float">
            <text:p>1160923</text:p>
          </table:table-cell>
          <table:table-cell/>
          <table:table-cell office:value-type="float" office:value="1270846" calcext:value-type="float">
            <text:p>1270846</text:p>
          </table:table-cell>
          <table:table-cell/>
          <table:table-cell office:value-type="float" office:value="1355045" calcext:value-type="float">
            <text:p>1355045</text:p>
          </table:table-cell>
          <table:table-cell/>
          <table:table-cell office:value-type="float" office:value="1537424" calcext:value-type="float">
            <text:p>1537424</text:p>
          </table:table-cell>
          <table:table-cell/>
          <table:table-cell office:value-type="float" office:value="1350783" calcext:value-type="float">
            <text:p>1350783</text:p>
          </table:table-cell>
          <table:table-cell/>
          <table:table-cell office:value-type="float" office:value="1312798" calcext:value-type="float">
            <text:p>131279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98377" calcext:value-type="float">
            <text:p>898377</text:p>
          </table:table-cell>
          <table:table-cell/>
          <table:table-cell office:value-type="float" office:value="1045817" calcext:value-type="float">
            <text:p>1045817</text:p>
          </table:table-cell>
          <table:table-cell/>
          <table:table-cell office:value-type="float" office:value="1172909" calcext:value-type="float">
            <text:p>1172909</text:p>
          </table:table-cell>
          <table:table-cell/>
          <table:table-cell office:value-type="float" office:value="1367037" calcext:value-type="float">
            <text:p>1367037</text:p>
          </table:table-cell>
          <table:table-cell/>
          <table:table-cell office:value-type="float" office:value="1322828" calcext:value-type="float">
            <text:p>1322828</text:p>
          </table:table-cell>
          <table:table-cell/>
          <table:table-cell office:value-type="float" office:value="1287921" calcext:value-type="float">
            <text:p>1287921</text:p>
          </table:table-cell>
          <table:table-cell/>
          <table:table-cell office:value-type="float" office:value="1448162" calcext:value-type="float">
            <text:p>1448162</text:p>
          </table:table-cell>
          <table:table-cell/>
          <table:table-cell office:value-type="float" office:value="1186518" calcext:value-type="float">
            <text:p>1186518</text:p>
          </table:table-cell>
          <table:table-cell/>
          <table:table-cell office:value-type="float" office:value="1424624" calcext:value-type="float">
            <text:p>142462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93964" calcext:value-type="float">
            <text:p>893964</text:p>
          </table:table-cell>
          <table:table-cell/>
          <table:table-cell office:value-type="float" office:value="1083109" calcext:value-type="float">
            <text:p>1083109</text:p>
          </table:table-cell>
          <table:table-cell/>
          <table:table-cell office:value-type="float" office:value="1189938" calcext:value-type="float">
            <text:p>1189938</text:p>
          </table:table-cell>
          <table:table-cell/>
          <table:table-cell office:value-type="float" office:value="1095821" calcext:value-type="float">
            <text:p>1095821</text:p>
          </table:table-cell>
          <table:table-cell/>
          <table:table-cell office:value-type="float" office:value="1208351" calcext:value-type="float">
            <text:p>1208351</text:p>
          </table:table-cell>
          <table:table-cell/>
          <table:table-cell office:value-type="float" office:value="1312080" calcext:value-type="float">
            <text:p>1312080</text:p>
          </table:table-cell>
          <table:table-cell/>
          <table:table-cell office:value-type="float" office:value="1493692" calcext:value-type="float">
            <text:p>1493692</text:p>
          </table:table-cell>
          <table:table-cell/>
          <table:table-cell office:value-type="float" office:value="1546675" calcext:value-type="float">
            <text:p>1546675</text:p>
          </table:table-cell>
          <table:table-cell/>
          <table:table-cell office:value-type="float" office:value="1368956" calcext:value-type="float">
            <text:p>1368956</text:p>
          </table:table-cell>
          <table:table-cell/>
          <table:table-cell office:value-type="float" office:value="3855782" calcext:value-type="float">
            <text:p>385578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27062" calcext:value-type="float">
            <text:p>1227062</text:p>
          </table:table-cell>
          <table:table-cell/>
          <table:table-cell office:value-type="float" office:value="958601" calcext:value-type="float">
            <text:p>958601</text:p>
          </table:table-cell>
          <table:table-cell/>
          <table:table-cell office:value-type="float" office:value="1146715" calcext:value-type="float">
            <text:p>1146715</text:p>
          </table:table-cell>
          <table:table-cell/>
          <table:table-cell office:value-type="float" office:value="1106180" calcext:value-type="float">
            <text:p>1106180</text:p>
          </table:table-cell>
          <table:table-cell/>
          <table:table-cell office:value-type="float" office:value="1146103" calcext:value-type="float">
            <text:p>1146103</text:p>
          </table:table-cell>
          <table:table-cell/>
          <table:table-cell office:value-type="float" office:value="1189345" calcext:value-type="float">
            <text:p>1189345</text:p>
          </table:table-cell>
          <table:table-cell/>
          <table:table-cell office:value-type="float" office:value="3972402" calcext:value-type="float">
            <text:p>3972402</text:p>
          </table:table-cell>
          <table:table-cell/>
          <table:table-cell office:value-type="float" office:value="2656212" calcext:value-type="float">
            <text:p>2656212</text:p>
          </table:table-cell>
          <table:table-cell/>
          <table:table-cell office:value-type="float" office:value="1961663" calcext:value-type="float">
            <text:p>1961663</text:p>
          </table:table-cell>
          <table:table-cell/>
          <table:table-cell office:value-type="float" office:value="1737129" calcext:value-type="float">
            <text:p>1737129</text:p>
          </table:table-cell>
          <table:table-cell/>
          <table:table-cell office:value-type="float" office:value="1804455" calcext:value-type="float">
            <text:p>180445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859307" calcext:value-type="float">
            <text:p>2859307</text:p>
          </table:table-cell>
          <table:table-cell/>
          <table:table-cell office:value-type="float" office:value="2279433" calcext:value-type="float">
            <text:p>2279433</text:p>
          </table:table-cell>
          <table:table-cell/>
          <table:table-cell office:value-type="float" office:value="1135903" calcext:value-type="float">
            <text:p>1135903</text:p>
          </table:table-cell>
          <table:table-cell/>
          <table:table-cell office:value-type="float" office:value="2479450" calcext:value-type="float">
            <text:p>2479450</text:p>
          </table:table-cell>
          <table:table-cell/>
          <table:table-cell office:value-type="float" office:value="1899817" calcext:value-type="float">
            <text:p>1899817</text:p>
          </table:table-cell>
          <table:table-cell/>
          <table:table-cell office:value-type="float" office:value="2549546" calcext:value-type="float">
            <text:p>2549546</text:p>
          </table:table-cell>
          <table:table-cell/>
          <table:table-cell office:value-type="float" office:value="1921599" calcext:value-type="float">
            <text:p>1921599</text:p>
          </table:table-cell>
          <table:table-cell/>
          <table:table-cell office:value-type="float" office:value="1220126" calcext:value-type="float">
            <text:p>1220126</text:p>
          </table:table-cell>
          <table:table-cell/>
          <table:table-cell office:value-type="float" office:value="1285254" calcext:value-type="float">
            <text:p>1285254</text:p>
          </table:table-cell>
          <table:table-cell/>
          <table:table-cell office:value-type="float" office:value="2154647" calcext:value-type="float">
            <text:p>2154647</text:p>
          </table:table-cell>
          <table:table-cell/>
          <table:table-cell office:value-type="float" office:value="1221774" calcext:value-type="float">
            <text:p>1221774</text:p>
          </table:table-cell>
          <table:table-cell/>
          <table:table-cell office:value-type="float" office:value="1893223" calcext:value-type="float">
            <text:p>189322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337548" calcext:value-type="float">
            <text:p>3337548</text:p>
          </table:table-cell>
          <table:table-cell/>
          <table:table-cell office:value-type="float" office:value="1459607" calcext:value-type="float">
            <text:p>1459607</text:p>
          </table:table-cell>
          <table:table-cell/>
          <table:table-cell office:value-type="float" office:value="3714404" calcext:value-type="float">
            <text:p>3714404</text:p>
          </table:table-cell>
          <table:table-cell/>
          <table:table-cell office:value-type="float" office:value="2871470" calcext:value-type="float">
            <text:p>2871470</text:p>
          </table:table-cell>
          <table:table-cell/>
          <table:table-cell office:value-type="float" office:value="3602441" calcext:value-type="float">
            <text:p>3602441</text:p>
          </table:table-cell>
          <table:table-cell/>
          <table:table-cell office:value-type="float" office:value="3482322" calcext:value-type="float">
            <text:p>3482322</text:p>
          </table:table-cell>
          <table:table-cell/>
          <table:table-cell office:value-type="float" office:value="1648628" calcext:value-type="float">
            <text:p>1648628</text:p>
          </table:table-cell>
          <table:table-cell/>
          <table:table-cell office:value-type="float" office:value="3546298" calcext:value-type="float">
            <text:p>3546298</text:p>
          </table:table-cell>
          <table:table-cell/>
          <table:table-cell office:value-type="float" office:value="3410428" calcext:value-type="float">
            <text:p>3410428</text:p>
          </table:table-cell>
          <table:table-cell/>
          <table:table-cell office:value-type="float" office:value="2450433" calcext:value-type="float">
            <text:p>2450433</text:p>
          </table:table-cell>
          <table:table-cell/>
          <table:table-cell office:value-type="float" office:value="3298618" calcext:value-type="float">
            <text:p>3298618</text:p>
          </table:table-cell>
          <table:table-cell/>
          <table:table-cell office:value-type="float" office:value="2309602" calcext:value-type="float">
            <text:p>2309602</text:p>
          </table:table-cell>
          <table:table-cell/>
          <table:table-cell office:value-type="float" office:value="2880980" calcext:value-type="float">
            <text:p>28809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74712" calcext:value-type="float">
            <text:p>2074712</text:p>
          </table:table-cell>
          <table:table-cell/>
          <table:table-cell office:value-type="float" office:value="4340158" calcext:value-type="float">
            <text:p>4340158</text:p>
          </table:table-cell>
          <table:table-cell/>
          <table:table-cell office:value-type="float" office:value="4408937" calcext:value-type="float">
            <text:p>4408937</text:p>
          </table:table-cell>
          <table:table-cell/>
          <table:table-cell office:value-type="float" office:value="3854061" calcext:value-type="float">
            <text:p>3854061</text:p>
          </table:table-cell>
          <table:table-cell/>
          <table:table-cell office:value-type="float" office:value="4733919" calcext:value-type="float">
            <text:p>4733919</text:p>
          </table:table-cell>
          <table:table-cell/>
          <table:table-cell office:value-type="float" office:value="3680565" calcext:value-type="float">
            <text:p>3680565</text:p>
          </table:table-cell>
          <table:table-cell/>
          <table:table-cell office:value-type="float" office:value="3333808" calcext:value-type="float">
            <text:p>3333808</text:p>
          </table:table-cell>
          <table:table-cell/>
          <table:table-cell office:value-type="float" office:value="4380691" calcext:value-type="float">
            <text:p>4380691</text:p>
          </table:table-cell>
          <table:table-cell/>
          <table:table-cell office:value-type="float" office:value="3430844" calcext:value-type="float">
            <text:p>34308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53024" calcext:value-type="float">
            <text:p>3853024</text:p>
          </table:table-cell>
          <table:table-cell/>
          <table:table-cell office:value-type="float" office:value="4575517" calcext:value-type="float">
            <text:p>4575517</text:p>
          </table:table-cell>
          <table:table-cell/>
          <table:table-cell office:value-type="float" office:value="4631800" calcext:value-type="float">
            <text:p>4631800</text:p>
          </table:table-cell>
          <table:table-cell/>
          <table:table-cell office:value-type="float" office:value="4320090" calcext:value-type="float">
            <text:p>4320090</text:p>
          </table:table-cell>
          <table:table-cell/>
          <table:table-cell office:value-type="float" office:value="3903029" calcext:value-type="float">
            <text:p>3903029</text:p>
          </table:table-cell>
          <table:table-cell/>
          <table:table-cell office:value-type="float" office:value="3877373" calcext:value-type="float">
            <text:p>3877373</text:p>
          </table:table-cell>
          <table:table-cell/>
          <table:table-cell office:value-type="float" office:value="3365475" calcext:value-type="float">
            <text:p>3365475</text:p>
          </table:table-cell>
          <table:table-cell/>
          <table:table-cell office:value-type="float" office:value="3020510" calcext:value-type="float">
            <text:p>3020510</text:p>
          </table:table-cell>
          <table:table-cell/>
          <table:table-cell office:value-type="float" office:value="3716434" calcext:value-type="float">
            <text:p>37164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70547" calcext:value-type="float">
            <text:p>4470547</text:p>
          </table:table-cell>
          <table:table-cell/>
          <table:table-cell office:value-type="float" office:value="4528436" calcext:value-type="float">
            <text:p>4528436</text:p>
          </table:table-cell>
          <table:table-cell/>
          <table:table-cell office:value-type="float" office:value="4524113" calcext:value-type="float">
            <text:p>4524113</text:p>
          </table:table-cell>
          <table:table-cell/>
          <table:table-cell office:value-type="float" office:value="4541341" calcext:value-type="float">
            <text:p>4541341</text:p>
          </table:table-cell>
          <table:table-cell/>
          <table:table-cell office:value-type="float" office:value="4413057" calcext:value-type="float">
            <text:p>4413057</text:p>
          </table:table-cell>
          <table:table-cell/>
          <table:table-cell office:value-type="float" office:value="3767391" calcext:value-type="float">
            <text:p>3767391</text:p>
          </table:table-cell>
          <table:table-cell/>
          <table:table-cell office:value-type="float" office:value="3147670" calcext:value-type="float">
            <text:p>3147670</text:p>
          </table:table-cell>
          <table:table-cell/>
          <table:table-cell office:value-type="float" office:value="3158521" calcext:value-type="float">
            <text:p>3158521</text:p>
          </table:table-cell>
          <table:table-cell/>
          <table:table-cell office:value-type="float" office:value="3257507" calcext:value-type="float">
            <text:p>32575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68129" calcext:value-type="float">
            <text:p>4668129</text:p>
          </table:table-cell>
          <table:table-cell/>
          <table:table-cell office:value-type="float" office:value="4700278" calcext:value-type="float">
            <text:p>4700278</text:p>
          </table:table-cell>
          <table:table-cell/>
          <table:table-cell office:value-type="float" office:value="4620266" calcext:value-type="float">
            <text:p>4620266</text:p>
          </table:table-cell>
          <table:table-cell/>
          <table:table-cell office:value-type="float" office:value="4419901" calcext:value-type="float">
            <text:p>4419901</text:p>
          </table:table-cell>
          <table:table-cell/>
          <table:table-cell office:value-type="float" office:value="4636769" calcext:value-type="float">
            <text:p>4636769</text:p>
          </table:table-cell>
          <table:table-cell/>
          <table:table-cell office:value-type="float" office:value="4093310" calcext:value-type="float">
            <text:p>4093310</text:p>
          </table:table-cell>
          <table:table-cell/>
          <table:table-cell office:value-type="float" office:value="2890554" calcext:value-type="float">
            <text:p>2890554</text:p>
          </table:table-cell>
          <table:table-cell/>
          <table:table-cell office:value-type="float" office:value="3470354" calcext:value-type="float">
            <text:p>3470354</text:p>
          </table:table-cell>
          <table:table-cell/>
          <table:table-cell office:value-type="float" office:value="3665114" calcext:value-type="float">
            <text:p>36651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31215" calcext:value-type="float">
            <text:p>4831215</text:p>
          </table:table-cell>
          <table:table-cell/>
          <table:table-cell office:value-type="float" office:value="5001943" calcext:value-type="float">
            <text:p>5001943</text:p>
          </table:table-cell>
          <table:table-cell/>
          <table:table-cell office:value-type="float" office:value="5024228" calcext:value-type="float">
            <text:p>5024228</text:p>
          </table:table-cell>
          <table:table-cell/>
          <table:table-cell office:value-type="float" office:value="4881773" calcext:value-type="float">
            <text:p>4881773</text:p>
          </table:table-cell>
          <table:table-cell/>
          <table:table-cell office:value-type="float" office:value="4952277" calcext:value-type="float">
            <text:p>4952277</text:p>
          </table:table-cell>
          <table:table-cell/>
          <table:table-cell office:value-type="float" office:value="4123025" calcext:value-type="float">
            <text:p>4123025</text:p>
          </table:table-cell>
          <table:table-cell/>
          <table:table-cell office:value-type="float" office:value="3056577" calcext:value-type="float">
            <text:p>3056577</text:p>
          </table:table-cell>
          <table:table-cell/>
          <table:table-cell office:value-type="float" office:value="2974970" calcext:value-type="float">
            <text:p>2974970</text:p>
          </table:table-cell>
          <table:table-cell/>
          <table:table-cell office:value-type="float" office:value="2946726" calcext:value-type="float">
            <text:p>29467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55365" calcext:value-type="float">
            <text:p>5255365</text:p>
          </table:table-cell>
          <table:table-cell/>
          <table:table-cell office:value-type="float" office:value="5264468" calcext:value-type="float">
            <text:p>5264468</text:p>
          </table:table-cell>
          <table:table-cell/>
          <table:table-cell office:value-type="float" office:value="5174112" calcext:value-type="float">
            <text:p>5174112</text:p>
          </table:table-cell>
          <table:table-cell/>
          <table:table-cell office:value-type="float" office:value="5204888" calcext:value-type="float">
            <text:p>5204888</text:p>
          </table:table-cell>
          <table:table-cell/>
          <table:table-cell office:value-type="float" office:value="5096485" calcext:value-type="float">
            <text:p>5096485</text:p>
          </table:table-cell>
          <table:table-cell/>
          <table:table-cell office:value-type="float" office:value="4153285" calcext:value-type="float">
            <text:p>4153285</text:p>
          </table:table-cell>
          <table:table-cell/>
          <table:table-cell office:value-type="float" office:value="2958285" calcext:value-type="float">
            <text:p>2958285</text:p>
          </table:table-cell>
          <table:table-cell/>
          <table:table-cell office:value-type="float" office:value="3129899" calcext:value-type="float">
            <text:p>3129899</text:p>
          </table:table-cell>
          <table:table-cell/>
          <table:table-cell office:value-type="float" office:value="3195398" calcext:value-type="float">
            <text:p>319539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8006" calcext:value-type="float">
            <text:p>5398006</text:p>
          </table:table-cell>
          <table:table-cell/>
          <table:table-cell office:value-type="float" office:value="5365205" calcext:value-type="float">
            <text:p>5365205</text:p>
          </table:table-cell>
          <table:table-cell/>
          <table:table-cell office:value-type="float" office:value="5339930" calcext:value-type="float">
            <text:p>5339930</text:p>
          </table:table-cell>
          <table:table-cell/>
          <table:table-cell office:value-type="float" office:value="5278564" calcext:value-type="float">
            <text:p>5278564</text:p>
          </table:table-cell>
          <table:table-cell/>
          <table:table-cell office:value-type="float" office:value="5303916" calcext:value-type="float">
            <text:p>5303916</text:p>
          </table:table-cell>
          <table:table-cell/>
          <table:table-cell office:value-type="float" office:value="3901402" calcext:value-type="float">
            <text:p>3901402</text:p>
          </table:table-cell>
          <table:table-cell/>
          <table:table-cell office:value-type="float" office:value="3167941" calcext:value-type="float">
            <text:p>3167941</text:p>
          </table:table-cell>
          <table:table-cell/>
          <table:table-cell office:value-type="float" office:value="3239574" calcext:value-type="float">
            <text:p>3239574</text:p>
          </table:table-cell>
          <table:table-cell/>
          <table:table-cell office:value-type="float" office:value="3145958" calcext:value-type="float">
            <text:p>31459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1379" calcext:value-type="float">
            <text:p>1891379</text:p>
          </table:table-cell>
          <table:table-cell/>
          <table:table-cell office:value-type="float" office:value="1710934" calcext:value-type="float">
            <text:p>1710934</text:p>
          </table:table-cell>
          <table:table-cell/>
          <table:table-cell office:value-type="float" office:value="602684" calcext:value-type="float">
            <text:p>602684</text:p>
          </table:table-cell>
          <table:table-cell/>
          <table:table-cell office:value-type="float" office:value="1448023" calcext:value-type="float">
            <text:p>1448023</text:p>
          </table:table-cell>
          <table:table-cell/>
          <table:table-cell office:value-type="float" office:value="1765517" calcext:value-type="float">
            <text:p>1765517</text:p>
          </table:table-cell>
          <table:table-cell/>
          <table:table-cell office:value-type="float" office:value="1416408" calcext:value-type="float">
            <text:p>1416408</text:p>
          </table:table-cell>
          <table:table-cell/>
          <table:table-cell office:value-type="float" office:value="991467" calcext:value-type="float">
            <text:p>991467</text:p>
          </table:table-cell>
          <table:table-cell/>
          <table:table-cell office:value-type="float" office:value="839387" calcext:value-type="float">
            <text:p>839387</text:p>
          </table:table-cell>
          <table:table-cell/>
          <table:table-cell office:value-type="float" office:value="1192896" calcext:value-type="float">
            <text:p>119289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09014" calcext:value-type="float">
            <text:p>809014</text:p>
          </table:table-cell>
          <table:table-cell/>
          <table:table-cell office:value-type="float" office:value="1070292" calcext:value-type="float">
            <text:p>1070292</text:p>
          </table:table-cell>
          <table:table-cell/>
          <table:table-cell office:value-type="float" office:value="983980" calcext:value-type="float">
            <text:p>983980</text:p>
          </table:table-cell>
          <table:table-cell/>
          <table:table-cell office:value-type="float" office:value="1599680" calcext:value-type="float">
            <text:p>1599680</text:p>
          </table:table-cell>
          <table:table-cell/>
          <table:table-cell office:value-type="float" office:value="1101022" calcext:value-type="float">
            <text:p>110102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819893" calcext:value-type="float">
            <text:p>819893</text:p>
          </table:table-cell>
          <table:table-cell/>
          <table:table-cell office:value-type="float" office:value="1085013" calcext:value-type="float">
            <text:p>1085013</text:p>
          </table:table-cell>
          <table:table-cell/>
          <table:table-cell office:value-type="float" office:value="1278855" calcext:value-type="float">
            <text:p>1278855</text:p>
          </table:table-cell>
          <table:table-cell/>
          <table:table-cell office:value-type="float" office:value="1266785" calcext:value-type="float">
            <text:p>1266785</text:p>
          </table:table-cell>
          <table:table-cell/>
          <table:table-cell office:value-type="float" office:value="1705404" calcext:value-type="float">
            <text:p>1705404</text:p>
          </table:table-cell>
          <table:table-cell/>
          <table:table-cell office:value-type="float" office:value="1155043" calcext:value-type="float">
            <text:p>115504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14752" calcext:value-type="float">
            <text:p>914752</text:p>
          </table:table-cell>
          <table:table-cell/>
          <table:table-cell office:value-type="float" office:value="913973" calcext:value-type="float">
            <text:p>913973</text:p>
          </table:table-cell>
          <table:table-cell/>
          <table:table-cell office:value-type="float" office:value="1241598" calcext:value-type="float">
            <text:p>1241598</text:p>
          </table:table-cell>
          <table:table-cell/>
          <table:table-cell office:value-type="float" office:value="1376935" calcext:value-type="float">
            <text:p>1376935</text:p>
          </table:table-cell>
          <table:table-cell/>
          <table:table-cell office:value-type="float" office:value="1437779" calcext:value-type="float">
            <text:p>1437779</text:p>
          </table:table-cell>
          <table:table-cell/>
          <table:table-cell office:value-type="float" office:value="1967260" calcext:value-type="float">
            <text:p>1967260</text:p>
          </table:table-cell>
          <table:table-cell/>
          <table:table-cell office:value-type="float" office:value="1230218" calcext:value-type="float">
            <text:p>123021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04658" calcext:value-type="float">
            <text:p>904658</text:p>
          </table:table-cell>
          <table:table-cell/>
          <table:table-cell office:value-type="float" office:value="977103" calcext:value-type="float">
            <text:p>977103</text:p>
          </table:table-cell>
          <table:table-cell/>
          <table:table-cell office:value-type="float" office:value="1155924" calcext:value-type="float">
            <text:p>1155924</text:p>
          </table:table-cell>
          <table:table-cell/>
          <table:table-cell office:value-type="float" office:value="1252318" calcext:value-type="float">
            <text:p>1252318</text:p>
          </table:table-cell>
          <table:table-cell/>
          <table:table-cell office:value-type="float" office:value="1368865" calcext:value-type="float">
            <text:p>1368865</text:p>
          </table:table-cell>
          <table:table-cell/>
          <table:table-cell office:value-type="float" office:value="1520013" calcext:value-type="float">
            <text:p>1520013</text:p>
          </table:table-cell>
          <table:table-cell/>
          <table:table-cell office:value-type="float" office:value="2065273" calcext:value-type="float">
            <text:p>2065273</text:p>
          </table:table-cell>
          <table:table-cell/>
          <table:table-cell office:value-type="float" office:value="1296159" calcext:value-type="float">
            <text:p>129615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98189" calcext:value-type="float">
            <text:p>898189</text:p>
          </table:table-cell>
          <table:table-cell/>
          <table:table-cell office:value-type="float" office:value="1080004" calcext:value-type="float">
            <text:p>1080004</text:p>
          </table:table-cell>
          <table:table-cell/>
          <table:table-cell office:value-type="float" office:value="1148139" calcext:value-type="float">
            <text:p>1148139</text:p>
          </table:table-cell>
          <table:table-cell/>
          <table:table-cell office:value-type="float" office:value="1102459" calcext:value-type="float">
            <text:p>1102459</text:p>
          </table:table-cell>
          <table:table-cell/>
          <table:table-cell office:value-type="float" office:value="1289855" calcext:value-type="float">
            <text:p>1289855</text:p>
          </table:table-cell>
          <table:table-cell/>
          <table:table-cell office:value-type="float" office:value="1196101" calcext:value-type="float">
            <text:p>1196101</text:p>
          </table:table-cell>
          <table:table-cell/>
          <table:table-cell office:value-type="float" office:value="1287921" calcext:value-type="float">
            <text:p>1287921</text:p>
          </table:table-cell>
          <table:table-cell/>
          <table:table-cell office:value-type="float" office:value="2138070" calcext:value-type="float">
            <text:p>2138070</text:p>
          </table:table-cell>
          <table:table-cell/>
          <table:table-cell office:value-type="float" office:value="1201790" calcext:value-type="float">
            <text:p>120179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906129" calcext:value-type="float">
            <text:p>906129</text:p>
          </table:table-cell>
          <table:table-cell/>
          <table:table-cell office:value-type="float" office:value="1098765" calcext:value-type="float">
            <text:p>1098765</text:p>
          </table:table-cell>
          <table:table-cell/>
          <table:table-cell office:value-type="float" office:value="1192085" calcext:value-type="float">
            <text:p>1192085</text:p>
          </table:table-cell>
          <table:table-cell/>
          <table:table-cell office:value-type="float" office:value="1261036" calcext:value-type="float">
            <text:p>1261036</text:p>
          </table:table-cell>
          <table:table-cell/>
          <table:table-cell office:value-type="float" office:value="1195569" calcext:value-type="float">
            <text:p>1195569</text:p>
          </table:table-cell>
          <table:table-cell/>
          <table:table-cell office:value-type="float" office:value="1350872" calcext:value-type="float">
            <text:p>1350872</text:p>
          </table:table-cell>
          <table:table-cell/>
          <table:table-cell office:value-type="float" office:value="1261777" calcext:value-type="float">
            <text:p>1261777</text:p>
          </table:table-cell>
          <table:table-cell/>
          <table:table-cell office:value-type="float" office:value="1570427" calcext:value-type="float">
            <text:p>1570427</text:p>
          </table:table-cell>
          <table:table-cell/>
          <table:table-cell office:value-type="float" office:value="2202092" calcext:value-type="float">
            <text:p>2202092</text:p>
          </table:table-cell>
          <table:table-cell/>
          <table:table-cell office:value-type="float" office:value="3357009" calcext:value-type="float">
            <text:p>335700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38563" calcext:value-type="float">
            <text:p>1238563</text:p>
          </table:table-cell>
          <table:table-cell/>
          <table:table-cell office:value-type="float" office:value="970844" calcext:value-type="float">
            <text:p>970844</text:p>
          </table:table-cell>
          <table:table-cell/>
          <table:table-cell office:value-type="float" office:value="1143205" calcext:value-type="float">
            <text:p>1143205</text:p>
          </table:table-cell>
          <table:table-cell/>
          <table:table-cell office:value-type="float" office:value="1126784" calcext:value-type="float">
            <text:p>1126784</text:p>
          </table:table-cell>
          <table:table-cell/>
          <table:table-cell office:value-type="float" office:value="1167602" calcext:value-type="float">
            <text:p>1167602</text:p>
          </table:table-cell>
          <table:table-cell/>
          <table:table-cell office:value-type="float" office:value="1177687" calcext:value-type="float">
            <text:p>1177687</text:p>
          </table:table-cell>
          <table:table-cell/>
          <table:table-cell office:value-type="float" office:value="4638436" calcext:value-type="float">
            <text:p>4638436</text:p>
          </table:table-cell>
          <table:table-cell/>
          <table:table-cell office:value-type="float" office:value="1938423" calcext:value-type="float">
            <text:p>1938423</text:p>
          </table:table-cell>
          <table:table-cell/>
          <table:table-cell office:value-type="float" office:value="2078175" calcext:value-type="float">
            <text:p>2078175</text:p>
          </table:table-cell>
          <table:table-cell/>
          <table:table-cell office:value-type="float" office:value="2517268" calcext:value-type="float">
            <text:p>2517268</text:p>
          </table:table-cell>
          <table:table-cell/>
          <table:table-cell office:value-type="float" office:value="1241247" calcext:value-type="float">
            <text:p>124124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847764" calcext:value-type="float">
            <text:p>847764</text:p>
          </table:table-cell>
          <table:table-cell/>
          <table:table-cell office:value-type="float" office:value="1020945" calcext:value-type="float">
            <text:p>1020945</text:p>
          </table:table-cell>
          <table:table-cell/>
          <table:table-cell office:value-type="float" office:value="1158070" calcext:value-type="float">
            <text:p>1158070</text:p>
          </table:table-cell>
          <table:table-cell/>
          <table:table-cell office:value-type="float" office:value="2449751" calcext:value-type="float">
            <text:p>2449751</text:p>
          </table:table-cell>
          <table:table-cell/>
          <table:table-cell office:value-type="float" office:value="1306712" calcext:value-type="float">
            <text:p>1306712</text:p>
          </table:table-cell>
          <table:table-cell/>
          <table:table-cell office:value-type="float" office:value="1213104" calcext:value-type="float">
            <text:p>1213104</text:p>
          </table:table-cell>
          <table:table-cell/>
          <table:table-cell office:value-type="float" office:value="2575150" calcext:value-type="float">
            <text:p>2575150</text:p>
          </table:table-cell>
          <table:table-cell/>
          <table:table-cell office:value-type="float" office:value="1968722" calcext:value-type="float">
            <text:p>1968722</text:p>
          </table:table-cell>
          <table:table-cell/>
          <table:table-cell office:value-type="float" office:value="2803547" calcext:value-type="float">
            <text:p>2803547</text:p>
          </table:table-cell>
          <table:table-cell/>
          <table:table-cell office:value-type="float" office:value="2141753" calcext:value-type="float">
            <text:p>2141753</text:p>
          </table:table-cell>
          <table:table-cell/>
          <table:table-cell office:value-type="float" office:value="3678455" calcext:value-type="float">
            <text:p>3678455</text:p>
          </table:table-cell>
          <table:table-cell/>
          <table:table-cell office:value-type="float" office:value="2496746" calcext:value-type="float">
            <text:p>249674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035246" calcext:value-type="float">
            <text:p>1035246</text:p>
          </table:table-cell>
          <table:table-cell/>
          <table:table-cell office:value-type="float" office:value="1229201" calcext:value-type="float">
            <text:p>1229201</text:p>
          </table:table-cell>
          <table:table-cell/>
          <table:table-cell office:value-type="float" office:value="1286621" calcext:value-type="float">
            <text:p>1286621</text:p>
          </table:table-cell>
          <table:table-cell/>
          <table:table-cell office:value-type="float" office:value="3623144" calcext:value-type="float">
            <text:p>3623144</text:p>
          </table:table-cell>
          <table:table-cell/>
          <table:table-cell office:value-type="float" office:value="1284024" calcext:value-type="float">
            <text:p>1284024</text:p>
          </table:table-cell>
          <table:table-cell/>
          <table:table-cell office:value-type="float" office:value="1414976" calcext:value-type="float">
            <text:p>1414976</text:p>
          </table:table-cell>
          <table:table-cell/>
          <table:table-cell office:value-type="float" office:value="1433782" calcext:value-type="float">
            <text:p>1433782</text:p>
          </table:table-cell>
          <table:table-cell/>
          <table:table-cell office:value-type="float" office:value="4442742" calcext:value-type="float">
            <text:p>4442742</text:p>
          </table:table-cell>
          <table:table-cell/>
          <table:table-cell office:value-type="float" office:value="1436059" calcext:value-type="float">
            <text:p>1436059</text:p>
          </table:table-cell>
          <table:table-cell/>
          <table:table-cell office:value-type="float" office:value="2517952" calcext:value-type="float">
            <text:p>2517952</text:p>
          </table:table-cell>
          <table:table-cell/>
          <table:table-cell office:value-type="float" office:value="4313892" calcext:value-type="float">
            <text:p>4313892</text:p>
          </table:table-cell>
          <table:table-cell/>
          <table:table-cell office:value-type="float" office:value="1749664" calcext:value-type="float">
            <text:p>1749664</text:p>
          </table:table-cell>
          <table:table-cell/>
          <table:table-cell office:value-type="float" office:value="1384250" calcext:value-type="float">
            <text:p>13842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5380" calcext:value-type="float">
            <text:p>1775380</text:p>
          </table:table-cell>
          <table:table-cell/>
          <table:table-cell office:value-type="float" office:value="1596868" calcext:value-type="float">
            <text:p>1596868</text:p>
          </table:table-cell>
          <table:table-cell/>
          <table:table-cell office:value-type="float" office:value="2693201" calcext:value-type="float">
            <text:p>2693201</text:p>
          </table:table-cell>
          <table:table-cell/>
          <table:table-cell office:value-type="float" office:value="4383205" calcext:value-type="float">
            <text:p>4383205</text:p>
          </table:table-cell>
          <table:table-cell/>
          <table:table-cell office:value-type="float" office:value="4776530" calcext:value-type="float">
            <text:p>4776530</text:p>
          </table:table-cell>
          <table:table-cell/>
          <table:table-cell office:value-type="float" office:value="1396768" calcext:value-type="float">
            <text:p>1396768</text:p>
          </table:table-cell>
          <table:table-cell/>
          <table:table-cell office:value-type="float" office:value="1520211" calcext:value-type="float">
            <text:p>1520211</text:p>
          </table:table-cell>
          <table:table-cell/>
          <table:table-cell office:value-type="float" office:value="4414318" calcext:value-type="float">
            <text:p>4414318</text:p>
          </table:table-cell>
          <table:table-cell/>
          <table:table-cell office:value-type="float" office:value="2104576" calcext:value-type="float">
            <text:p>21045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93895" calcext:value-type="float">
            <text:p>2993895</text:p>
          </table:table-cell>
          <table:table-cell/>
          <table:table-cell office:value-type="float" office:value="4022634" calcext:value-type="float">
            <text:p>4022634</text:p>
          </table:table-cell>
          <table:table-cell/>
          <table:table-cell office:value-type="float" office:value="1781395" calcext:value-type="float">
            <text:p>1781395</text:p>
          </table:table-cell>
          <table:table-cell/>
          <table:table-cell office:value-type="float" office:value="1957237" calcext:value-type="float">
            <text:p>1957237</text:p>
          </table:table-cell>
          <table:table-cell/>
          <table:table-cell office:value-type="float" office:value="2014749" calcext:value-type="float">
            <text:p>2014749</text:p>
          </table:table-cell>
          <table:table-cell/>
          <table:table-cell office:value-type="float" office:value="1551590" calcext:value-type="float">
            <text:p>1551590</text:p>
          </table:table-cell>
          <table:table-cell/>
          <table:table-cell office:value-type="float" office:value="3303391" calcext:value-type="float">
            <text:p>3303391</text:p>
          </table:table-cell>
          <table:table-cell/>
          <table:table-cell office:value-type="float" office:value="3903971" calcext:value-type="float">
            <text:p>3903971</text:p>
          </table:table-cell>
          <table:table-cell/>
          <table:table-cell office:value-type="float" office:value="1897780" calcext:value-type="float">
            <text:p>18977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78395" calcext:value-type="float">
            <text:p>2278395</text:p>
          </table:table-cell>
          <table:table-cell/>
          <table:table-cell office:value-type="float" office:value="2305985" calcext:value-type="float">
            <text:p>2305985</text:p>
          </table:table-cell>
          <table:table-cell/>
          <table:table-cell office:value-type="float" office:value="2304603" calcext:value-type="float">
            <text:p>2304603</text:p>
          </table:table-cell>
          <table:table-cell/>
          <table:table-cell office:value-type="float" office:value="2275905" calcext:value-type="float">
            <text:p>2275905</text:p>
          </table:table-cell>
          <table:table-cell/>
          <table:table-cell office:value-type="float" office:value="2328094" calcext:value-type="float">
            <text:p>2328094</text:p>
          </table:table-cell>
          <table:table-cell/>
          <table:table-cell office:value-type="float" office:value="2405830" calcext:value-type="float">
            <text:p>2405830</text:p>
          </table:table-cell>
          <table:table-cell/>
          <table:table-cell office:value-type="float" office:value="1976416" calcext:value-type="float">
            <text:p>1976416</text:p>
          </table:table-cell>
          <table:table-cell/>
          <table:table-cell office:value-type="float" office:value="2005845" calcext:value-type="float">
            <text:p>2005845</text:p>
          </table:table-cell>
          <table:table-cell/>
          <table:table-cell office:value-type="float" office:value="2143658" calcext:value-type="float">
            <text:p>21436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49831" calcext:value-type="float">
            <text:p>3249831</text:p>
          </table:table-cell>
          <table:table-cell/>
          <table:table-cell office:value-type="float" office:value="3223723" calcext:value-type="float">
            <text:p>3223723</text:p>
          </table:table-cell>
          <table:table-cell/>
          <table:table-cell office:value-type="float" office:value="3210114" calcext:value-type="float">
            <text:p>3210114</text:p>
          </table:table-cell>
          <table:table-cell/>
          <table:table-cell office:value-type="float" office:value="3205836" calcext:value-type="float">
            <text:p>3205836</text:p>
          </table:table-cell>
          <table:table-cell/>
          <table:table-cell office:value-type="float" office:value="3088595" calcext:value-type="float">
            <text:p>3088595</text:p>
          </table:table-cell>
          <table:table-cell/>
          <table:table-cell office:value-type="float" office:value="2912453" calcext:value-type="float">
            <text:p>2912453</text:p>
          </table:table-cell>
          <table:table-cell/>
          <table:table-cell office:value-type="float" office:value="2598938" calcext:value-type="float">
            <text:p>2598938</text:p>
          </table:table-cell>
          <table:table-cell/>
          <table:table-cell office:value-type="float" office:value="2942137" calcext:value-type="float">
            <text:p>2942137</text:p>
          </table:table-cell>
          <table:table-cell/>
          <table:table-cell office:value-type="float" office:value="2992782" calcext:value-type="float">
            <text:p>29927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04350" calcext:value-type="float">
            <text:p>4504350</text:p>
          </table:table-cell>
          <table:table-cell/>
          <table:table-cell office:value-type="float" office:value="4178191" calcext:value-type="float">
            <text:p>4178191</text:p>
          </table:table-cell>
          <table:table-cell/>
          <table:table-cell office:value-type="float" office:value="4124355" calcext:value-type="float">
            <text:p>4124355</text:p>
          </table:table-cell>
          <table:table-cell/>
          <table:table-cell office:value-type="float" office:value="4110770" calcext:value-type="float">
            <text:p>4110770</text:p>
          </table:table-cell>
          <table:table-cell/>
          <table:table-cell office:value-type="float" office:value="3948992" calcext:value-type="float">
            <text:p>3948992</text:p>
          </table:table-cell>
          <table:table-cell/>
          <table:table-cell office:value-type="float" office:value="3427208" calcext:value-type="float">
            <text:p>3427208</text:p>
          </table:table-cell>
          <table:table-cell/>
          <table:table-cell office:value-type="float" office:value="2589831" calcext:value-type="float">
            <text:p>2589831</text:p>
          </table:table-cell>
          <table:table-cell/>
          <table:table-cell office:value-type="float" office:value="2671000" calcext:value-type="float">
            <text:p>2671000</text:p>
          </table:table-cell>
          <table:table-cell/>
          <table:table-cell office:value-type="float" office:value="2618035" calcext:value-type="float">
            <text:p>26180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31356" calcext:value-type="float">
            <text:p>4631356</text:p>
          </table:table-cell>
          <table:table-cell/>
          <table:table-cell office:value-type="float" office:value="4810404" calcext:value-type="float">
            <text:p>4810404</text:p>
          </table:table-cell>
          <table:table-cell/>
          <table:table-cell office:value-type="float" office:value="4727060" calcext:value-type="float">
            <text:p>4727060</text:p>
          </table:table-cell>
          <table:table-cell/>
          <table:table-cell office:value-type="float" office:value="4794714" calcext:value-type="float">
            <text:p>4794714</text:p>
          </table:table-cell>
          <table:table-cell/>
          <table:table-cell office:value-type="float" office:value="4666081" calcext:value-type="float">
            <text:p>4666081</text:p>
          </table:table-cell>
          <table:table-cell/>
          <table:table-cell office:value-type="float" office:value="3795912" calcext:value-type="float">
            <text:p>3795912</text:p>
          </table:table-cell>
          <table:table-cell/>
          <table:table-cell office:value-type="float" office:value="2808312" calcext:value-type="float">
            <text:p>2808312</text:p>
          </table:table-cell>
          <table:table-cell/>
          <table:table-cell office:value-type="float" office:value="2983723" calcext:value-type="float">
            <text:p>2983723</text:p>
          </table:table-cell>
          <table:table-cell/>
          <table:table-cell office:value-type="float" office:value="2883205" calcext:value-type="float">
            <text:p>28832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13942" calcext:value-type="float">
            <text:p>4913942</text:p>
          </table:table-cell>
          <table:table-cell/>
          <table:table-cell office:value-type="float" office:value="5031952" calcext:value-type="float">
            <text:p>5031952</text:p>
          </table:table-cell>
          <table:table-cell/>
          <table:table-cell office:value-type="float" office:value="5351177" calcext:value-type="float">
            <text:p>5351177</text:p>
          </table:table-cell>
          <table:table-cell/>
          <table:table-cell office:value-type="float" office:value="5225620" calcext:value-type="float">
            <text:p>5225620</text:p>
          </table:table-cell>
          <table:table-cell/>
          <table:table-cell office:value-type="float" office:value="5339674" calcext:value-type="float">
            <text:p>5339674</text:p>
          </table:table-cell>
          <table:table-cell/>
          <table:table-cell office:value-type="float" office:value="3784537" calcext:value-type="float">
            <text:p>3784537</text:p>
          </table:table-cell>
          <table:table-cell/>
          <table:table-cell office:value-type="float" office:value="2961794" calcext:value-type="float">
            <text:p>2961794</text:p>
          </table:table-cell>
          <table:table-cell/>
          <table:table-cell office:value-type="float" office:value="3061392" calcext:value-type="float">
            <text:p>3061392</text:p>
          </table:table-cell>
          <table:table-cell/>
          <table:table-cell office:value-type="float" office:value="2970458" calcext:value-type="float">
            <text:p>29704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48453" calcext:value-type="float">
            <text:p>1848453</text:p>
          </table:table-cell>
          <table:table-cell/>
          <table:table-cell office:value-type="float" office:value="1895801" calcext:value-type="float">
            <text:p>1895801</text:p>
          </table:table-cell>
          <table:table-cell/>
          <table:table-cell office:value-type="float" office:value="884661" calcext:value-type="float">
            <text:p>884661</text:p>
          </table:table-cell>
          <table:table-cell/>
          <table:table-cell office:value-type="float" office:value="1871639" calcext:value-type="float">
            <text:p>1871639</text:p>
          </table:table-cell>
          <table:table-cell/>
          <table:table-cell office:value-type="float" office:value="1789230" calcext:value-type="float">
            <text:p>1789230</text:p>
          </table:table-cell>
          <table:table-cell/>
          <table:table-cell office:value-type="float" office:value="1851222" calcext:value-type="float">
            <text:p>1851222</text:p>
          </table:table-cell>
          <table:table-cell/>
          <table:table-cell office:value-type="float" office:value="1582087" calcext:value-type="float">
            <text:p>1582087</text:p>
          </table:table-cell>
          <table:table-cell/>
          <table:table-cell office:value-type="float" office:value="1036952" calcext:value-type="float">
            <text:p>1036952</text:p>
          </table:table-cell>
          <table:table-cell/>
          <table:table-cell office:value-type="float" office:value="584658" calcext:value-type="float">
            <text:p>58465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562436" calcext:value-type="float">
            <text:p>1562436</text:p>
          </table:table-cell>
          <table:table-cell/>
          <table:table-cell office:value-type="float" office:value="2222043" calcext:value-type="float">
            <text:p>2222043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2772930" calcext:value-type="float">
            <text:p>2772930</text:p>
          </table:table-cell>
          <table:table-cell/>
          <table:table-cell office:value-type="float" office:value="3057153" calcext:value-type="float">
            <text:p>305715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749872" calcext:value-type="float">
            <text:p>1749872</text:p>
          </table:table-cell>
          <table:table-cell/>
          <table:table-cell office:value-type="float" office:value="2409592" calcext:value-type="float">
            <text:p>2409592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2276751" calcext:value-type="float">
            <text:p>2276751</text:p>
          </table:table-cell>
          <table:table-cell/>
          <table:table-cell office:value-type="float" office:value="3536566" calcext:value-type="float">
            <text:p>353656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68008" calcext:value-type="float">
            <text:p>1868008</text:p>
          </table:table-cell>
          <table:table-cell/>
          <table:table-cell office:value-type="float" office:value="2049885" calcext:value-type="float">
            <text:p>2049885</text:p>
          </table:table-cell>
          <table:table-cell/>
          <table:table-cell office:value-type="float" office:value="3275543" calcext:value-type="float">
            <text:p>3275543</text:p>
          </table:table-cell>
          <table:table-cell/>
          <table:table-cell office:value-type="float" office:value="3605511" calcext:value-type="float">
            <text:p>3605511</text:p>
          </table:table-cell>
          <table:table-cell/>
          <table:table-cell office:value-type="float" office:value="3879045" calcext:value-type="float">
            <text:p>3879045</text:p>
          </table:table-cell>
          <table:table-cell/>
          <table:table-cell office:value-type="float" office:value="3823789" calcext:value-type="float">
            <text:p>3823789</text:p>
          </table:table-cell>
          <table:table-cell/>
          <table:table-cell office:value-type="float" office:value="3717869" calcext:value-type="float">
            <text:p>371786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889050" calcext:value-type="float">
            <text:p>1889050</text:p>
          </table:table-cell>
          <table:table-cell/>
          <table:table-cell office:value-type="float" office:value="1835760" calcext:value-type="float">
            <text:p>1835760</text:p>
          </table:table-cell>
          <table:table-cell/>
          <table:table-cell office:value-type="float" office:value="3393590" calcext:value-type="float">
            <text:p>3393590</text:p>
          </table:table-cell>
          <table:table-cell/>
          <table:table-cell office:value-type="float" office:value="3905895" calcext:value-type="float">
            <text:p>3905895</text:p>
          </table:table-cell>
          <table:table-cell/>
          <table:table-cell office:value-type="float" office:value="4195896" calcext:value-type="float">
            <text:p>4195896</text:p>
          </table:table-cell>
          <table:table-cell/>
          <table:table-cell office:value-type="float" office:value="4061007" calcext:value-type="float">
            <text:p>4061007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3884698" calcext:value-type="float">
            <text:p>388469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947119" calcext:value-type="float">
            <text:p>1947119</text:p>
          </table:table-cell>
          <table:table-cell/>
          <table:table-cell office:value-type="float" office:value="2820430" calcext:value-type="float">
            <text:p>2820430</text:p>
          </table:table-cell>
          <table:table-cell/>
          <table:table-cell office:value-type="float" office:value="3532609" calcext:value-type="float">
            <text:p>3532609</text:p>
          </table:table-cell>
          <table:table-cell/>
          <table:table-cell office:value-type="float" office:value="3567824" calcext:value-type="float">
            <text:p>3567824</text:p>
          </table:table-cell>
          <table:table-cell/>
          <table:table-cell office:value-type="float" office:value="4339202" calcext:value-type="float">
            <text:p>4339202</text:p>
          </table:table-cell>
          <table:table-cell/>
          <table:table-cell office:value-type="float" office:value="2467229" calcext:value-type="float">
            <text:p>2467229</text:p>
          </table:table-cell>
          <table:table-cell/>
          <table:table-cell office:value-type="float" office:value="2370545" calcext:value-type="float">
            <text:p>2370545</text:p>
          </table:table-cell>
          <table:table-cell/>
          <table:table-cell office:value-type="float" office:value="3984917" calcext:value-type="float">
            <text:p>3984917</text:p>
          </table:table-cell>
          <table:table-cell/>
          <table:table-cell office:value-type="float" office:value="3631168" calcext:value-type="float">
            <text:p>363116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015562" calcext:value-type="float">
            <text:p>2015562</text:p>
          </table:table-cell>
          <table:table-cell/>
          <table:table-cell office:value-type="float" office:value="3024831" calcext:value-type="float">
            <text:p>3024831</text:p>
          </table:table-cell>
          <table:table-cell/>
          <table:table-cell office:value-type="float" office:value="3717289" calcext:value-type="float">
            <text:p>3717289</text:p>
          </table:table-cell>
          <table:table-cell/>
          <table:table-cell office:value-type="float" office:value="4349761" calcext:value-type="float">
            <text:p>4349761</text:p>
          </table:table-cell>
          <table:table-cell/>
          <table:table-cell office:value-type="float" office:value="4591569" calcext:value-type="float">
            <text:p>4591569</text:p>
          </table:table-cell>
          <table:table-cell/>
          <table:table-cell office:value-type="float" office:value="4421406" calcext:value-type="float">
            <text:p>4421406</text:p>
          </table:table-cell>
          <table:table-cell/>
          <table:table-cell office:value-type="float" office:value="3744839" calcext:value-type="float">
            <text:p>3744839</text:p>
          </table:table-cell>
          <table:table-cell/>
          <table:table-cell office:value-type="float" office:value="3598924" calcext:value-type="float">
            <text:p>3598924</text:p>
          </table:table-cell>
          <table:table-cell/>
          <table:table-cell office:value-type="float" office:value="3991965" calcext:value-type="float">
            <text:p>3991965</text:p>
          </table:table-cell>
          <table:table-cell/>
          <table:table-cell office:value-type="float" office:value="9179186" calcext:value-type="float">
            <text:p>917918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698349" calcext:value-type="float">
            <text:p>2698349</text:p>
          </table:table-cell>
          <table:table-cell/>
          <table:table-cell office:value-type="float" office:value="2605850" calcext:value-type="float">
            <text:p>2605850</text:p>
          </table:table-cell>
          <table:table-cell/>
          <table:table-cell office:value-type="float" office:value="2284312" calcext:value-type="float">
            <text:p>2284312</text:p>
          </table:table-cell>
          <table:table-cell/>
          <table:table-cell office:value-type="float" office:value="3693161" calcext:value-type="float">
            <text:p>3693161</text:p>
          </table:table-cell>
          <table:table-cell/>
          <table:table-cell office:value-type="float" office:value="3980686" calcext:value-type="float">
            <text:p>3980686</text:p>
          </table:table-cell>
          <table:table-cell/>
          <table:table-cell office:value-type="float" office:value="3599532" calcext:value-type="float">
            <text:p>3599532</text:p>
          </table:table-cell>
          <table:table-cell/>
          <table:table-cell office:value-type="float" office:value="8883968" calcext:value-type="float">
            <text:p>8883968</text:p>
          </table:table-cell>
          <table:table-cell/>
          <table:table-cell office:value-type="float" office:value="5292944" calcext:value-type="float">
            <text:p>5292944</text:p>
          </table:table-cell>
          <table:table-cell/>
          <table:table-cell office:value-type="float" office:value="5030994" calcext:value-type="float">
            <text:p>5030994</text:p>
          </table:table-cell>
          <table:table-cell/>
          <table:table-cell office:value-type="float" office:value="3349029" calcext:value-type="float">
            <text:p>3349029</text:p>
          </table:table-cell>
          <table:table-cell/>
          <table:table-cell office:value-type="float" office:value="2854365" calcext:value-type="float">
            <text:p>285436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522962" calcext:value-type="float">
            <text:p>2522962</text:p>
          </table:table-cell>
          <table:table-cell/>
          <table:table-cell office:value-type="float" office:value="2396109" calcext:value-type="float">
            <text:p>2396109</text:p>
          </table:table-cell>
          <table:table-cell/>
          <table:table-cell office:value-type="float" office:value="4488649" calcext:value-type="float">
            <text:p>4488649</text:p>
          </table:table-cell>
          <table:table-cell/>
          <table:table-cell office:value-type="float" office:value="6748045" calcext:value-type="float">
            <text:p>6748045</text:p>
          </table:table-cell>
          <table:table-cell/>
          <table:table-cell office:value-type="float" office:value="3576976" calcext:value-type="float">
            <text:p>3576976</text:p>
          </table:table-cell>
          <table:table-cell/>
          <table:table-cell office:value-type="float" office:value="3376611" calcext:value-type="float">
            <text:p>3376611</text:p>
          </table:table-cell>
          <table:table-cell/>
          <table:table-cell office:value-type="float" office:value="3137358" calcext:value-type="float">
            <text:p>3137358</text:p>
          </table:table-cell>
          <table:table-cell/>
          <table:table-cell office:value-type="float" office:value="3139938" calcext:value-type="float">
            <text:p>3139938</text:p>
          </table:table-cell>
          <table:table-cell/>
          <table:table-cell office:value-type="float" office:value="6643663" calcext:value-type="float">
            <text:p>6643663</text:p>
          </table:table-cell>
          <table:table-cell/>
          <table:table-cell office:value-type="float" office:value="3873350" calcext:value-type="float">
            <text:p>3873350</text:p>
          </table:table-cell>
          <table:table-cell/>
          <table:table-cell office:value-type="float" office:value="2412088" calcext:value-type="float">
            <text:p>2412088</text:p>
          </table:table-cell>
          <table:table-cell/>
          <table:table-cell office:value-type="float" office:value="2260389" calcext:value-type="float">
            <text:p>226038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860470" calcext:value-type="float">
            <text:p>3860470</text:p>
          </table:table-cell>
          <table:table-cell/>
          <table:table-cell office:value-type="float" office:value="2114002" calcext:value-type="float">
            <text:p>2114002</text:p>
          </table:table-cell>
          <table:table-cell/>
          <table:table-cell office:value-type="float" office:value="2319346" calcext:value-type="float">
            <text:p>2319346</text:p>
          </table:table-cell>
          <table:table-cell/>
          <table:table-cell office:value-type="float" office:value="2967699" calcext:value-type="float">
            <text:p>2967699</text:p>
          </table:table-cell>
          <table:table-cell/>
          <table:table-cell office:value-type="float" office:value="6090637" calcext:value-type="float">
            <text:p>6090637</text:p>
          </table:table-cell>
          <table:table-cell/>
          <table:table-cell office:value-type="float" office:value="3011264" calcext:value-type="float">
            <text:p>3011264</text:p>
          </table:table-cell>
          <table:table-cell/>
          <table:table-cell office:value-type="float" office:value="2895181" calcext:value-type="float">
            <text:p>2895181</text:p>
          </table:table-cell>
          <table:table-cell/>
          <table:table-cell office:value-type="float" office:value="2871950" calcext:value-type="float">
            <text:p>2871950</text:p>
          </table:table-cell>
          <table:table-cell/>
          <table:table-cell office:value-type="float" office:value="2834633" calcext:value-type="float">
            <text:p>2834633</text:p>
          </table:table-cell>
          <table:table-cell/>
          <table:table-cell office:value-type="float" office:value="5468768" calcext:value-type="float">
            <text:p>5468768</text:p>
          </table:table-cell>
          <table:table-cell/>
          <table:table-cell office:value-type="float" office:value="2514451" calcext:value-type="float">
            <text:p>2514451</text:p>
          </table:table-cell>
          <table:table-cell/>
          <table:table-cell office:value-type="float" office:value="5962227" calcext:value-type="float">
            <text:p>5962227</text:p>
          </table:table-cell>
          <table:table-cell/>
          <table:table-cell office:value-type="float" office:value="5887647" calcext:value-type="float">
            <text:p>58876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83794" calcext:value-type="float">
            <text:p>2983794</text:p>
          </table:table-cell>
          <table:table-cell/>
          <table:table-cell office:value-type="float" office:value="2897000" calcext:value-type="float">
            <text:p>2897000</text:p>
          </table:table-cell>
          <table:table-cell/>
          <table:table-cell office:value-type="float" office:value="5821265" calcext:value-type="float">
            <text:p>5821265</text:p>
          </table:table-cell>
          <table:table-cell/>
          <table:table-cell office:value-type="float" office:value="9084587" calcext:value-type="float">
            <text:p>9084587</text:p>
          </table:table-cell>
          <table:table-cell/>
          <table:table-cell office:value-type="float" office:value="8887208" calcext:value-type="float">
            <text:p>8887208</text:p>
          </table:table-cell>
          <table:table-cell/>
          <table:table-cell office:value-type="float" office:value="4162066" calcext:value-type="float">
            <text:p>4162066</text:p>
          </table:table-cell>
          <table:table-cell/>
          <table:table-cell office:value-type="float" office:value="2587680" calcext:value-type="float">
            <text:p>2587680</text:p>
          </table:table-cell>
          <table:table-cell/>
          <table:table-cell office:value-type="float" office:value="2314612" calcext:value-type="float">
            <text:p>2314612</text:p>
          </table:table-cell>
          <table:table-cell/>
          <table:table-cell office:value-type="float" office:value="3557479" calcext:value-type="float">
            <text:p>355747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97715" calcext:value-type="float">
            <text:p>2997715</text:p>
          </table:table-cell>
          <table:table-cell/>
          <table:table-cell office:value-type="float" office:value="2838158" calcext:value-type="float">
            <text:p>2838158</text:p>
          </table:table-cell>
          <table:table-cell/>
          <table:table-cell office:value-type="float" office:value="8452890" calcext:value-type="float">
            <text:p>8452890</text:p>
          </table:table-cell>
          <table:table-cell/>
          <table:table-cell office:value-type="float" office:value="2881325" calcext:value-type="float">
            <text:p>2881325</text:p>
          </table:table-cell>
          <table:table-cell/>
          <table:table-cell office:value-type="float" office:value="2767910" calcext:value-type="float">
            <text:p>2767910</text:p>
          </table:table-cell>
          <table:table-cell/>
          <table:table-cell office:value-type="float" office:value="5816560" calcext:value-type="float">
            <text:p>5816560</text:p>
          </table:table-cell>
          <table:table-cell/>
          <table:table-cell office:value-type="float" office:value="7418545" calcext:value-type="float">
            <text:p>7418545</text:p>
          </table:table-cell>
          <table:table-cell/>
          <table:table-cell office:value-type="float" office:value="2364565" calcext:value-type="float">
            <text:p>2364565</text:p>
          </table:table-cell>
          <table:table-cell/>
          <table:table-cell office:value-type="float" office:value="2751646" calcext:value-type="float">
            <text:p>27516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53721" calcext:value-type="float">
            <text:p>3453721</text:p>
          </table:table-cell>
          <table:table-cell/>
          <table:table-cell office:value-type="float" office:value="3619271" calcext:value-type="float">
            <text:p>3619271</text:p>
          </table:table-cell>
          <table:table-cell/>
          <table:table-cell office:value-type="float" office:value="3339426" calcext:value-type="float">
            <text:p>3339426</text:p>
          </table:table-cell>
          <table:table-cell/>
          <table:table-cell office:value-type="float" office:value="3225834" calcext:value-type="float">
            <text:p>3225834</text:p>
          </table:table-cell>
          <table:table-cell/>
          <table:table-cell office:value-type="float" office:value="3765791" calcext:value-type="float">
            <text:p>3765791</text:p>
          </table:table-cell>
          <table:table-cell/>
          <table:table-cell office:value-type="float" office:value="3299224" calcext:value-type="float">
            <text:p>3299224</text:p>
          </table:table-cell>
          <table:table-cell/>
          <table:table-cell office:value-type="float" office:value="3876958" calcext:value-type="float">
            <text:p>3876958</text:p>
          </table:table-cell>
          <table:table-cell/>
          <table:table-cell office:value-type="float" office:value="3198285" calcext:value-type="float">
            <text:p>3198285</text:p>
          </table:table-cell>
          <table:table-cell/>
          <table:table-cell office:value-type="float" office:value="3099139" calcext:value-type="float">
            <text:p>30991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07028" calcext:value-type="float">
            <text:p>5107028</text:p>
          </table:table-cell>
          <table:table-cell/>
          <table:table-cell office:value-type="float" office:value="4940608" calcext:value-type="float">
            <text:p>4940608</text:p>
          </table:table-cell>
          <table:table-cell/>
          <table:table-cell office:value-type="float" office:value="4473600" calcext:value-type="float">
            <text:p>4473600</text:p>
          </table:table-cell>
          <table:table-cell/>
          <table:table-cell office:value-type="float" office:value="4557829" calcext:value-type="float">
            <text:p>4557829</text:p>
          </table:table-cell>
          <table:table-cell/>
          <table:table-cell office:value-type="float" office:value="4673049" calcext:value-type="float">
            <text:p>4673049</text:p>
          </table:table-cell>
          <table:table-cell/>
          <table:table-cell office:value-type="float" office:value="4672473" calcext:value-type="float">
            <text:p>4672473</text:p>
          </table:table-cell>
          <table:table-cell/>
          <table:table-cell office:value-type="float" office:value="7330282" calcext:value-type="float">
            <text:p>7330282</text:p>
          </table:table-cell>
          <table:table-cell/>
          <table:table-cell office:value-type="float" office:value="7990764" calcext:value-type="float">
            <text:p>7990764</text:p>
          </table:table-cell>
          <table:table-cell/>
          <table:table-cell office:value-type="float" office:value="5930297" calcext:value-type="float">
            <text:p>59302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44915" calcext:value-type="float">
            <text:p>6444915</text:p>
          </table:table-cell>
          <table:table-cell/>
          <table:table-cell office:value-type="float" office:value="6196442" calcext:value-type="float">
            <text:p>6196442</text:p>
          </table:table-cell>
          <table:table-cell/>
          <table:table-cell office:value-type="float" office:value="5946185" calcext:value-type="float">
            <text:p>5946185</text:p>
          </table:table-cell>
          <table:table-cell/>
          <table:table-cell office:value-type="float" office:value="6092121" calcext:value-type="float">
            <text:p>6092121</text:p>
          </table:table-cell>
          <table:table-cell/>
          <table:table-cell office:value-type="float" office:value="5879178" calcext:value-type="float">
            <text:p>5879178</text:p>
          </table:table-cell>
          <table:table-cell/>
          <table:table-cell office:value-type="float" office:value="5984684" calcext:value-type="float">
            <text:p>5984684</text:p>
          </table:table-cell>
          <table:table-cell/>
          <table:table-cell office:value-type="float" office:value="5988171" calcext:value-type="float">
            <text:p>5988171</text:p>
          </table:table-cell>
          <table:table-cell/>
          <table:table-cell office:value-type="float" office:value="5568700" calcext:value-type="float">
            <text:p>5568700</text:p>
          </table:table-cell>
          <table:table-cell/>
          <table:table-cell office:value-type="float" office:value="5192611" calcext:value-type="float">
            <text:p>51926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271676" calcext:value-type="float">
            <text:p>7271676</text:p>
          </table:table-cell>
          <table:table-cell/>
          <table:table-cell office:value-type="float" office:value="7141334" calcext:value-type="float">
            <text:p>7141334</text:p>
          </table:table-cell>
          <table:table-cell/>
          <table:table-cell office:value-type="float" office:value="6790904" calcext:value-type="float">
            <text:p>6790904</text:p>
          </table:table-cell>
          <table:table-cell/>
          <table:table-cell office:value-type="float" office:value="7052425" calcext:value-type="float">
            <text:p>7052425</text:p>
          </table:table-cell>
          <table:table-cell/>
          <table:table-cell office:value-type="float" office:value="6848728" calcext:value-type="float">
            <text:p>6848728</text:p>
          </table:table-cell>
          <table:table-cell/>
          <table:table-cell office:value-type="float" office:value="6931910" calcext:value-type="float">
            <text:p>6931910</text:p>
          </table:table-cell>
          <table:table-cell/>
          <table:table-cell office:value-type="float" office:value="7806844" calcext:value-type="float">
            <text:p>7806844</text:p>
          </table:table-cell>
          <table:table-cell/>
          <table:table-cell office:value-type="float" office:value="6248851" calcext:value-type="float">
            <text:p>6248851</text:p>
          </table:table-cell>
          <table:table-cell/>
          <table:table-cell office:value-type="float" office:value="5856886" calcext:value-type="float">
            <text:p>58568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40823" calcext:value-type="float">
            <text:p>7840823</text:p>
          </table:table-cell>
          <table:table-cell/>
          <table:table-cell office:value-type="float" office:value="7821573" calcext:value-type="float">
            <text:p>7821573</text:p>
          </table:table-cell>
          <table:table-cell/>
          <table:table-cell office:value-type="float" office:value="7330726" calcext:value-type="float">
            <text:p>7330726</text:p>
          </table:table-cell>
          <table:table-cell/>
          <table:table-cell office:value-type="float" office:value="7368283" calcext:value-type="float">
            <text:p>7368283</text:p>
          </table:table-cell>
          <table:table-cell/>
          <table:table-cell office:value-type="float" office:value="7448251" calcext:value-type="float">
            <text:p>7448251</text:p>
          </table:table-cell>
          <table:table-cell/>
          <table:table-cell office:value-type="float" office:value="7356826" calcext:value-type="float">
            <text:p>7356826</text:p>
          </table:table-cell>
          <table:table-cell/>
          <table:table-cell office:value-type="float" office:value="8181264" calcext:value-type="float">
            <text:p>8181264</text:p>
          </table:table-cell>
          <table:table-cell/>
          <table:table-cell office:value-type="float" office:value="6630664" calcext:value-type="float">
            <text:p>6630664</text:p>
          </table:table-cell>
          <table:table-cell/>
          <table:table-cell office:value-type="float" office:value="6272042" calcext:value-type="float">
            <text:p>62720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87603" calcext:value-type="float">
            <text:p>8187603</text:p>
          </table:table-cell>
          <table:table-cell/>
          <table:table-cell office:value-type="float" office:value="8215780" calcext:value-type="float">
            <text:p>8215780</text:p>
          </table:table-cell>
          <table:table-cell/>
          <table:table-cell office:value-type="float" office:value="7778003" calcext:value-type="float">
            <text:p>7778003</text:p>
          </table:table-cell>
          <table:table-cell/>
          <table:table-cell office:value-type="float" office:value="8126671" calcext:value-type="float">
            <text:p>8126671</text:p>
          </table:table-cell>
          <table:table-cell/>
          <table:table-cell office:value-type="float" office:value="8005589" calcext:value-type="float">
            <text:p>8005589</text:p>
          </table:table-cell>
          <table:table-cell/>
          <table:table-cell office:value-type="float" office:value="7934981" calcext:value-type="float">
            <text:p>7934981</text:p>
          </table:table-cell>
          <table:table-cell/>
          <table:table-cell office:value-type="float" office:value="8386529" calcext:value-type="float">
            <text:p>8386529</text:p>
          </table:table-cell>
          <table:table-cell/>
          <table:table-cell office:value-type="float" office:value="7065172" calcext:value-type="float">
            <text:p>7065172</text:p>
          </table:table-cell>
          <table:table-cell/>
          <table:table-cell office:value-type="float" office:value="6717354" calcext:value-type="float">
            <text:p>671735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679761" calcext:value-type="float">
            <text:p>1679761</text:p>
          </table:table-cell>
          <table:table-cell/>
          <table:table-cell office:value-type="float" office:value="2278628" calcext:value-type="float">
            <text:p>2278628</text:p>
          </table:table-cell>
          <table:table-cell/>
          <table:table-cell office:value-type="float" office:value="1780008" calcext:value-type="float">
            <text:p>1780008</text:p>
          </table:table-cell>
          <table:table-cell/>
          <table:table-cell office:value-type="float" office:value="3022727" calcext:value-type="float">
            <text:p>3022727</text:p>
          </table:table-cell>
          <table:table-cell/>
          <table:table-cell office:value-type="float" office:value="5389653" calcext:value-type="float">
            <text:p>538965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58934" calcext:value-type="float">
            <text:p>1858934</text:p>
          </table:table-cell>
          <table:table-cell/>
          <table:table-cell office:value-type="float" office:value="2621367" calcext:value-type="float">
            <text:p>2621367</text:p>
          </table:table-cell>
          <table:table-cell/>
          <table:table-cell office:value-type="float" office:value="3199360" calcext:value-type="float">
            <text:p>3199360</text:p>
          </table:table-cell>
          <table:table-cell/>
          <table:table-cell office:value-type="float" office:value="2660335" calcext:value-type="float">
            <text:p>2660335</text:p>
          </table:table-cell>
          <table:table-cell/>
          <table:table-cell office:value-type="float" office:value="3759450" calcext:value-type="float">
            <text:p>3759450</text:p>
          </table:table-cell>
          <table:table-cell/>
          <table:table-cell office:value-type="float" office:value="4934216" calcext:value-type="float">
            <text:p>493421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924938" calcext:value-type="float">
            <text:p>1924938</text:p>
          </table:table-cell>
          <table:table-cell/>
          <table:table-cell office:value-type="float" office:value="2065659" calcext:value-type="float">
            <text:p>2065659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3770085" calcext:value-type="float">
            <text:p>3770085</text:p>
          </table:table-cell>
          <table:table-cell/>
          <table:table-cell office:value-type="float" office:value="3994490" calcext:value-type="float">
            <text:p>3994490</text:p>
          </table:table-cell>
          <table:table-cell/>
          <table:table-cell office:value-type="float" office:value="4054829" calcext:value-type="float">
            <text:p>4054829</text:p>
          </table:table-cell>
          <table:table-cell/>
          <table:table-cell office:value-type="float" office:value="3879045" calcext:value-type="float">
            <text:p>387904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854787" calcext:value-type="float">
            <text:p>1854787</text:p>
          </table:table-cell>
          <table:table-cell/>
          <table:table-cell office:value-type="float" office:value="2024389" calcext:value-type="float">
            <text:p>2024389</text:p>
          </table:table-cell>
          <table:table-cell/>
          <table:table-cell office:value-type="float" office:value="3527371" calcext:value-type="float">
            <text:p>3527371</text:p>
          </table:table-cell>
          <table:table-cell/>
          <table:table-cell office:value-type="float" office:value="4000485" calcext:value-type="float">
            <text:p>4000485</text:p>
          </table:table-cell>
          <table:table-cell/>
          <table:table-cell office:value-type="float" office:value="4340054" calcext:value-type="float">
            <text:p>4340054</text:p>
          </table:table-cell>
          <table:table-cell/>
          <table:table-cell office:value-type="float" office:value="4131319" calcext:value-type="float">
            <text:p>4131319</text:p>
          </table:table-cell>
          <table:table-cell/>
          <table:table-cell office:value-type="float" office:value="3941742" calcext:value-type="float">
            <text:p>3941742</text:p>
          </table:table-cell>
          <table:table-cell/>
          <table:table-cell office:value-type="float" office:value="3849877" calcext:value-type="float">
            <text:p>384987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82266" calcext:value-type="float">
            <text:p>1882266</text:p>
          </table:table-cell>
          <table:table-cell/>
          <table:table-cell office:value-type="float" office:value="2829721" calcext:value-type="float">
            <text:p>2829721</text:p>
          </table:table-cell>
          <table:table-cell/>
          <table:table-cell office:value-type="float" office:value="3618930" calcext:value-type="float">
            <text:p>3618930</text:p>
          </table:table-cell>
          <table:table-cell/>
          <table:table-cell office:value-type="float" office:value="3606774" calcext:value-type="float">
            <text:p>3606774</text:p>
          </table:table-cell>
          <table:table-cell/>
          <table:table-cell office:value-type="float" office:value="4415030" calcext:value-type="float">
            <text:p>4415030</text:p>
          </table:table-cell>
          <table:table-cell/>
          <table:table-cell office:value-type="float" office:value="2290886" calcext:value-type="float">
            <text:p>2290886</text:p>
          </table:table-cell>
          <table:table-cell/>
          <table:table-cell office:value-type="float" office:value="2409105" calcext:value-type="float">
            <text:p>2409105</text:p>
          </table:table-cell>
          <table:table-cell/>
          <table:table-cell office:value-type="float" office:value="4014717" calcext:value-type="float">
            <text:p>4014717</text:p>
          </table:table-cell>
          <table:table-cell/>
          <table:table-cell office:value-type="float" office:value="3735385" calcext:value-type="float">
            <text:p>373538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017929" calcext:value-type="float">
            <text:p>2017929</text:p>
          </table:table-cell>
          <table:table-cell/>
          <table:table-cell office:value-type="float" office:value="2920945" calcext:value-type="float">
            <text:p>2920945</text:p>
          </table:table-cell>
          <table:table-cell/>
          <table:table-cell office:value-type="float" office:value="3791117" calcext:value-type="float">
            <text:p>3791117</text:p>
          </table:table-cell>
          <table:table-cell/>
          <table:table-cell office:value-type="float" office:value="4385291" calcext:value-type="float">
            <text:p>4385291</text:p>
          </table:table-cell>
          <table:table-cell/>
          <table:table-cell office:value-type="float" office:value="4623699" calcext:value-type="float">
            <text:p>4623699</text:p>
          </table:table-cell>
          <table:table-cell/>
          <table:table-cell office:value-type="float" office:value="4460436" calcext:value-type="float">
            <text:p>4460436</text:p>
          </table:table-cell>
          <table:table-cell/>
          <table:table-cell office:value-type="float" office:value="3525079" calcext:value-type="float">
            <text:p>3525079</text:p>
          </table:table-cell>
          <table:table-cell/>
          <table:table-cell office:value-type="float" office:value="3169944" calcext:value-type="float">
            <text:p>3169944</text:p>
          </table:table-cell>
          <table:table-cell/>
          <table:table-cell office:value-type="float" office:value="4056054" calcext:value-type="float">
            <text:p>4056054</text:p>
          </table:table-cell>
          <table:table-cell/>
          <table:table-cell office:value-type="float" office:value="9359208" calcext:value-type="float">
            <text:p>935920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700046" calcext:value-type="float">
            <text:p>2700046</text:p>
          </table:table-cell>
          <table:table-cell/>
          <table:table-cell office:value-type="float" office:value="2625764" calcext:value-type="float">
            <text:p>2625764</text:p>
          </table:table-cell>
          <table:table-cell/>
          <table:table-cell office:value-type="float" office:value="2254337" calcext:value-type="float">
            <text:p>2254337</text:p>
          </table:table-cell>
          <table:table-cell/>
          <table:table-cell office:value-type="float" office:value="3817913" calcext:value-type="float">
            <text:p>3817913</text:p>
          </table:table-cell>
          <table:table-cell/>
          <table:table-cell office:value-type="float" office:value="2645985" calcext:value-type="float">
            <text:p>2645985</text:p>
          </table:table-cell>
          <table:table-cell/>
          <table:table-cell office:value-type="float" office:value="3605576" calcext:value-type="float">
            <text:p>3605576</text:p>
          </table:table-cell>
          <table:table-cell/>
          <table:table-cell office:value-type="float" office:value="9124610" calcext:value-type="float">
            <text:p>9124610</text:p>
          </table:table-cell>
          <table:table-cell/>
          <table:table-cell office:value-type="float" office:value="5319164" calcext:value-type="float">
            <text:p>5319164</text:p>
          </table:table-cell>
          <table:table-cell/>
          <table:table-cell office:value-type="float" office:value="5105753" calcext:value-type="float">
            <text:p>5105753</text:p>
          </table:table-cell>
          <table:table-cell/>
          <table:table-cell office:value-type="float" office:value="4751325" calcext:value-type="float">
            <text:p>4751325</text:p>
          </table:table-cell>
          <table:table-cell/>
          <table:table-cell office:value-type="float" office:value="2968287" calcext:value-type="float">
            <text:p>296828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481599" calcext:value-type="float">
            <text:p>2481599</text:p>
          </table:table-cell>
          <table:table-cell/>
          <table:table-cell office:value-type="float" office:value="2312727" calcext:value-type="float">
            <text:p>2312727</text:p>
          </table:table-cell>
          <table:table-cell/>
          <table:table-cell office:value-type="float" office:value="4348340" calcext:value-type="float">
            <text:p>4348340</text:p>
          </table:table-cell>
          <table:table-cell/>
          <table:table-cell office:value-type="float" office:value="6681127" calcext:value-type="float">
            <text:p>6681127</text:p>
          </table:table-cell>
          <table:table-cell/>
          <table:table-cell office:value-type="float" office:value="3511540" calcext:value-type="float">
            <text:p>3511540</text:p>
          </table:table-cell>
          <table:table-cell/>
          <table:table-cell office:value-type="float" office:value="3320485" calcext:value-type="float">
            <text:p>3320485</text:p>
          </table:table-cell>
          <table:table-cell/>
          <table:table-cell office:value-type="float" office:value="2568029" calcext:value-type="float">
            <text:p>2568029</text:p>
          </table:table-cell>
          <table:table-cell/>
          <table:table-cell office:value-type="float" office:value="3088847" calcext:value-type="float">
            <text:p>3088847</text:p>
          </table:table-cell>
          <table:table-cell/>
          <table:table-cell office:value-type="float" office:value="6585093" calcext:value-type="float">
            <text:p>6585093</text:p>
          </table:table-cell>
          <table:table-cell/>
          <table:table-cell office:value-type="float" office:value="4801658" calcext:value-type="float">
            <text:p>4801658</text:p>
          </table:table-cell>
          <table:table-cell/>
          <table:table-cell office:value-type="float" office:value="2700853" calcext:value-type="float">
            <text:p>2700853</text:p>
          </table:table-cell>
          <table:table-cell/>
          <table:table-cell office:value-type="float" office:value="2289610" calcext:value-type="float">
            <text:p>228961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865899" calcext:value-type="float">
            <text:p>3865899</text:p>
          </table:table-cell>
          <table:table-cell/>
          <table:table-cell office:value-type="float" office:value="3463019" calcext:value-type="float">
            <text:p>3463019</text:p>
          </table:table-cell>
          <table:table-cell/>
          <table:table-cell office:value-type="float" office:value="2911619" calcext:value-type="float">
            <text:p>2911619</text:p>
          </table:table-cell>
          <table:table-cell/>
          <table:table-cell office:value-type="float" office:value="2977730" calcext:value-type="float">
            <text:p>2977730</text:p>
          </table:table-cell>
          <table:table-cell/>
          <table:table-cell office:value-type="float" office:value="6540472" calcext:value-type="float">
            <text:p>6540472</text:p>
          </table:table-cell>
          <table:table-cell/>
          <table:table-cell office:value-type="float" office:value="3010604" calcext:value-type="float">
            <text:p>3010604</text:p>
          </table:table-cell>
          <table:table-cell/>
          <table:table-cell office:value-type="float" office:value="2933494" calcext:value-type="float">
            <text:p>2933494</text:p>
          </table:table-cell>
          <table:table-cell/>
          <table:table-cell office:value-type="float" office:value="2887517" calcext:value-type="float">
            <text:p>2887517</text:p>
          </table:table-cell>
          <table:table-cell/>
          <table:table-cell office:value-type="float" office:value="2980571" calcext:value-type="float">
            <text:p>2980571</text:p>
          </table:table-cell>
          <table:table-cell/>
          <table:table-cell office:value-type="float" office:value="5620854" calcext:value-type="float">
            <text:p>5620854</text:p>
          </table:table-cell>
          <table:table-cell/>
          <table:table-cell office:value-type="float" office:value="2636687" calcext:value-type="float">
            <text:p>2636687</text:p>
          </table:table-cell>
          <table:table-cell/>
          <table:table-cell office:value-type="float" office:value="6065906" calcext:value-type="float">
            <text:p>6065906</text:p>
          </table:table-cell>
          <table:table-cell/>
          <table:table-cell office:value-type="float" office:value="5770960" calcext:value-type="float">
            <text:p>57709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62118" calcext:value-type="float">
            <text:p>3262118</text:p>
          </table:table-cell>
          <table:table-cell/>
          <table:table-cell office:value-type="float" office:value="3745766" calcext:value-type="float">
            <text:p>3745766</text:p>
          </table:table-cell>
          <table:table-cell/>
          <table:table-cell office:value-type="float" office:value="5861984" calcext:value-type="float">
            <text:p>5861984</text:p>
          </table:table-cell>
          <table:table-cell/>
          <table:table-cell office:value-type="float" office:value="9122575" calcext:value-type="float">
            <text:p>9122575</text:p>
          </table:table-cell>
          <table:table-cell/>
          <table:table-cell office:value-type="float" office:value="8955541" calcext:value-type="float">
            <text:p>8955541</text:p>
          </table:table-cell>
          <table:table-cell/>
          <table:table-cell office:value-type="float" office:value="4125337" calcext:value-type="float">
            <text:p>4125337</text:p>
          </table:table-cell>
          <table:table-cell/>
          <table:table-cell office:value-type="float" office:value="4737998" calcext:value-type="float">
            <text:p>4737998</text:p>
          </table:table-cell>
          <table:table-cell/>
          <table:table-cell office:value-type="float" office:value="3246323" calcext:value-type="float">
            <text:p>3246323</text:p>
          </table:table-cell>
          <table:table-cell/>
          <table:table-cell office:value-type="float" office:value="4231911" calcext:value-type="float">
            <text:p>42319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71053" calcext:value-type="float">
            <text:p>6071053</text:p>
          </table:table-cell>
          <table:table-cell/>
          <table:table-cell office:value-type="float" office:value="3993936" calcext:value-type="float">
            <text:p>3993936</text:p>
          </table:table-cell>
          <table:table-cell/>
          <table:table-cell office:value-type="float" office:value="8369756" calcext:value-type="float">
            <text:p>8369756</text:p>
          </table:table-cell>
          <table:table-cell/>
          <table:table-cell office:value-type="float" office:value="6553636" calcext:value-type="float">
            <text:p>6553636</text:p>
          </table:table-cell>
          <table:table-cell/>
          <table:table-cell office:value-type="float" office:value="4243199" calcext:value-type="float">
            <text:p>4243199</text:p>
          </table:table-cell>
          <table:table-cell/>
          <table:table-cell office:value-type="float" office:value="6036389" calcext:value-type="float">
            <text:p>6036389</text:p>
          </table:table-cell>
          <table:table-cell/>
          <table:table-cell office:value-type="float" office:value="7616919" calcext:value-type="float">
            <text:p>7616919</text:p>
          </table:table-cell>
          <table:table-cell/>
          <table:table-cell office:value-type="float" office:value="5283390" calcext:value-type="float">
            <text:p>5283390</text:p>
          </table:table-cell>
          <table:table-cell/>
          <table:table-cell office:value-type="float" office:value="6271912" calcext:value-type="float">
            <text:p>62719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89144" calcext:value-type="float">
            <text:p>8389144</text:p>
          </table:table-cell>
          <table:table-cell/>
          <table:table-cell office:value-type="float" office:value="8316301" calcext:value-type="float">
            <text:p>8316301</text:p>
          </table:table-cell>
          <table:table-cell/>
          <table:table-cell office:value-type="float" office:value="8154702" calcext:value-type="float">
            <text:p>8154702</text:p>
          </table:table-cell>
          <table:table-cell/>
          <table:table-cell office:value-type="float" office:value="8025420" calcext:value-type="float">
            <text:p>8025420</text:p>
          </table:table-cell>
          <table:table-cell/>
          <table:table-cell office:value-type="float" office:value="8266407" calcext:value-type="float">
            <text:p>8266407</text:p>
          </table:table-cell>
          <table:table-cell/>
          <table:table-cell office:value-type="float" office:value="7717841" calcext:value-type="float">
            <text:p>7717841</text:p>
          </table:table-cell>
          <table:table-cell/>
          <table:table-cell office:value-type="float" office:value="8323604" calcext:value-type="float">
            <text:p>8323604</text:p>
          </table:table-cell>
          <table:table-cell/>
          <table:table-cell office:value-type="float" office:value="7042751" calcext:value-type="float">
            <text:p>7042751</text:p>
          </table:table-cell>
          <table:table-cell/>
          <table:table-cell office:value-type="float" office:value="6568342" calcext:value-type="float">
            <text:p>65683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840379" calcext:value-type="float">
            <text:p>8840379</text:p>
          </table:table-cell>
          <table:table-cell/>
          <table:table-cell office:value-type="float" office:value="8659085" calcext:value-type="float">
            <text:p>8659085</text:p>
          </table:table-cell>
          <table:table-cell/>
          <table:table-cell office:value-type="float" office:value="8075689" calcext:value-type="float">
            <text:p>8075689</text:p>
          </table:table-cell>
          <table:table-cell/>
          <table:table-cell office:value-type="float" office:value="8236547" calcext:value-type="float">
            <text:p>8236547</text:p>
          </table:table-cell>
          <table:table-cell/>
          <table:table-cell office:value-type="float" office:value="8361063" calcext:value-type="float">
            <text:p>8361063</text:p>
          </table:table-cell>
          <table:table-cell/>
          <table:table-cell office:value-type="float" office:value="8210714" calcext:value-type="float">
            <text:p>8210714</text:p>
          </table:table-cell>
          <table:table-cell/>
          <table:table-cell office:value-type="float" office:value="7717831" calcext:value-type="float">
            <text:p>7717831</text:p>
          </table:table-cell>
          <table:table-cell/>
          <table:table-cell office:value-type="float" office:value="7837374" calcext:value-type="float">
            <text:p>7837374</text:p>
          </table:table-cell>
          <table:table-cell/>
          <table:table-cell office:value-type="float" office:value="6773361" calcext:value-type="float">
            <text:p>67733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93689" calcext:value-type="float">
            <text:p>9393689</text:p>
          </table:table-cell>
          <table:table-cell/>
          <table:table-cell office:value-type="float" office:value="8646617" calcext:value-type="float">
            <text:p>8646617</text:p>
          </table:table-cell>
          <table:table-cell/>
          <table:table-cell office:value-type="float" office:value="8302405" calcext:value-type="float">
            <text:p>8302405</text:p>
          </table:table-cell>
          <table:table-cell/>
          <table:table-cell office:value-type="float" office:value="8304756" calcext:value-type="float">
            <text:p>8304756</text:p>
          </table:table-cell>
          <table:table-cell/>
          <table:table-cell office:value-type="float" office:value="8232409" calcext:value-type="float">
            <text:p>8232409</text:p>
          </table:table-cell>
          <table:table-cell/>
          <table:table-cell office:value-type="float" office:value="8338451" calcext:value-type="float">
            <text:p>8338451</text:p>
          </table:table-cell>
          <table:table-cell/>
          <table:table-cell office:value-type="float" office:value="8052086" calcext:value-type="float">
            <text:p>8052086</text:p>
          </table:table-cell>
          <table:table-cell/>
          <table:table-cell office:value-type="float" office:value="7258680" calcext:value-type="float">
            <text:p>7258680</text:p>
          </table:table-cell>
          <table:table-cell/>
          <table:table-cell office:value-type="float" office:value="6464296" calcext:value-type="float">
            <text:p>64642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07144" calcext:value-type="float">
            <text:p>8707144</text:p>
          </table:table-cell>
          <table:table-cell/>
          <table:table-cell office:value-type="float" office:value="8525976" calcext:value-type="float">
            <text:p>8525976</text:p>
          </table:table-cell>
          <table:table-cell/>
          <table:table-cell office:value-type="float" office:value="8122257" calcext:value-type="float">
            <text:p>8122257</text:p>
          </table:table-cell>
          <table:table-cell/>
          <table:table-cell office:value-type="float" office:value="8399360" calcext:value-type="float">
            <text:p>8399360</text:p>
          </table:table-cell>
          <table:table-cell/>
          <table:table-cell office:value-type="float" office:value="8183556" calcext:value-type="float">
            <text:p>8183556</text:p>
          </table:table-cell>
          <table:table-cell/>
          <table:table-cell office:value-type="float" office:value="8229865" calcext:value-type="float">
            <text:p>8229865</text:p>
          </table:table-cell>
          <table:table-cell/>
          <table:table-cell office:value-type="float" office:value="8124403" calcext:value-type="float">
            <text:p>8124403</text:p>
          </table:table-cell>
          <table:table-cell/>
          <table:table-cell office:value-type="float" office:value="7272529" calcext:value-type="float">
            <text:p>7272529</text:p>
          </table:table-cell>
          <table:table-cell/>
          <table:table-cell office:value-type="float" office:value="6683719" calcext:value-type="float">
            <text:p>66837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634415" calcext:value-type="float">
            <text:p>8634415</text:p>
          </table:table-cell>
          <table:table-cell/>
          <table:table-cell office:value-type="float" office:value="8575205" calcext:value-type="float">
            <text:p>8575205</text:p>
          </table:table-cell>
          <table:table-cell/>
          <table:table-cell office:value-type="float" office:value="8166475" calcext:value-type="float">
            <text:p>8166475</text:p>
          </table:table-cell>
          <table:table-cell/>
          <table:table-cell office:value-type="float" office:value="8333999" calcext:value-type="float">
            <text:p>8333999</text:p>
          </table:table-cell>
          <table:table-cell/>
          <table:table-cell office:value-type="float" office:value="8508227" calcext:value-type="float">
            <text:p>8508227</text:p>
          </table:table-cell>
          <table:table-cell/>
          <table:table-cell office:value-type="float" office:value="8208191" calcext:value-type="float">
            <text:p>8208191</text:p>
          </table:table-cell>
          <table:table-cell/>
          <table:table-cell office:value-type="float" office:value="8215267" calcext:value-type="float">
            <text:p>8215267</text:p>
          </table:table-cell>
          <table:table-cell/>
          <table:table-cell office:value-type="float" office:value="7338138" calcext:value-type="float">
            <text:p>7338138</text:p>
          </table:table-cell>
          <table:table-cell/>
          <table:table-cell office:value-type="float" office:value="6714560" calcext:value-type="float">
            <text:p>67145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650097" calcext:value-type="float">
            <text:p>8650097</text:p>
          </table:table-cell>
          <table:table-cell/>
          <table:table-cell office:value-type="float" office:value="8686106" calcext:value-type="float">
            <text:p>8686106</text:p>
          </table:table-cell>
          <table:table-cell/>
          <table:table-cell office:value-type="float" office:value="8284192" calcext:value-type="float">
            <text:p>8284192</text:p>
          </table:table-cell>
          <table:table-cell/>
          <table:table-cell office:value-type="float" office:value="8937153" calcext:value-type="float">
            <text:p>8937153</text:p>
          </table:table-cell>
          <table:table-cell/>
          <table:table-cell office:value-type="float" office:value="8336688" calcext:value-type="float">
            <text:p>8336688</text:p>
          </table:table-cell>
          <table:table-cell/>
          <table:table-cell office:value-type="float" office:value="8309666" calcext:value-type="float">
            <text:p>8309666</text:p>
          </table:table-cell>
          <table:table-cell/>
          <table:table-cell office:value-type="float" office:value="8416517" calcext:value-type="float">
            <text:p>8416517</text:p>
          </table:table-cell>
          <table:table-cell/>
          <table:table-cell office:value-type="float" office:value="7361308" calcext:value-type="float">
            <text:p>7361308</text:p>
          </table:table-cell>
          <table:table-cell/>
          <table:table-cell office:value-type="float" office:value="6689415" calcext:value-type="float">
            <text:p>6689415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6:22:36.202371822</dc:date>
    <meta:editing-duration>PT4M1S</meta:editing-duration>
    <meta:editing-cycles>2</meta:editing-cycles>
    <meta:generator>LibreOffice/5.2.7.2$Linux_X86_64 LibreOffice_project/20m0$Build-2</meta:generator>
    <meta:document-statistic meta:table-count="1" meta:cell-count="52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bar" chart:style-name="ch1">
        <chart:title svg:x="4.254cm" svg:y="0.316cm" chart:style-name="ch2">
          <text:p>UBUNTU64 Write Report (baremetal)</text:p>
        </chart:title>
        <chart:legend chart:legend-position="end" svg:x="14.324cm" svg:y="1.216cm" style:legend-expansion="high" chart:style-name="ch3"/>
        <chart:plot-area chart:style-name="ch4" table:cell-range-address="UBUNTU64_INDRECT_baremetal.C187:UBUNTU64_INDRECT_baremetal.P204" chart:data-source-has-labels="both" svg:x="1.331cm" svg:y="1.275cm" svg:width="9.644cm" svg:height="6.57cm" dr3d:transform="matrix (0.937250944888388 0.0665847169776786 0.342238428249701 -0.102225170316778 0.990935497889371 0.0871599310259611 -0.333332687955336 -0.116676109327261 0.93556186575379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8cm" svg:y="1.376cm" svg:width="7.189cm" svg:height="4.9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117cm" svg:y="8.025cm" chart:style-name="ch6">
              <text:p>File Size (KB)</text:p>
            </chart:title>
            <chart:categories table:cell-range-address="UBUNTU64_INDRECT_baremetal.C188:UBUNTU64_INDRECT_baremetal.C204"/>
            <chart:grid chart:style-name="ch7" chart:class="major"/>
          </chart:axis>
          <chart:axis chart:dimension="y" chart:name="primary-y" chart:style-name="ch8">
            <chart:title svg:x="0.451cm" svg:y="5.742cm" chart:style-name="ch9">
              <text:p>Speed (KB/sec)</text:p>
            </chart:title>
            <chart:grid chart:style-name="ch7" chart:class="major"/>
          </chart:axis>
          <chart:axis chart:dimension="z" chart:name="primary-z" chart:style-name="ch10">
            <chart:title svg:x="11.295cm" svg:y="7.285cm" chart:style-name="ch6">
              <text:p>Transfer Size (KB)</text:p>
            </chart:title>
            <chart:grid chart:style-name="ch7" chart:class="major"/>
          </chart:axis>
          <chart:series chart:style-name="ch11" chart:values-cell-range-address="UBUNTU64_INDRECT_baremetal.D188:UBUNTU64_INDRECT_baremetal.D204" chart:label-cell-address="UBUNTU64_INDRECT_baremetal.D187:UBUNTU64_INDRECT_baremetal.D187" chart:class="chart:bar">
            <chart:data-point chart:repeated="17"/>
          </chart:series>
          <chart:series chart:style-name="ch12" chart:values-cell-range-address="UBUNTU64_INDRECT_baremetal.E188:UBUNTU64_INDRECT_baremetal.E204" chart:label-cell-address="UBUNTU64_INDRECT_baremetal.E187:UBUNTU64_INDRECT_baremetal.E187" chart:class="chart:bar">
            <chart:data-point chart:repeated="17"/>
          </chart:series>
          <chart:series chart:style-name="ch13" chart:values-cell-range-address="UBUNTU64_INDRECT_baremetal.F188:UBUNTU64_INDRECT_baremetal.F204" chart:label-cell-address="UBUNTU64_INDRECT_baremetal.F187:UBUNTU64_INDRECT_baremetal.F187" chart:class="chart:bar">
            <chart:data-point chart:repeated="17"/>
          </chart:series>
          <chart:series chart:style-name="ch14" chart:values-cell-range-address="UBUNTU64_INDRECT_baremetal.G188:UBUNTU64_INDRECT_baremetal.G204" chart:label-cell-address="UBUNTU64_INDRECT_baremetal.G187:UBUNTU64_INDRECT_baremetal.G187" chart:class="chart:bar">
            <chart:data-point chart:repeated="17"/>
          </chart:series>
          <chart:series chart:style-name="ch15" chart:values-cell-range-address="UBUNTU64_INDRECT_baremetal.H188:UBUNTU64_INDRECT_baremetal.H204" chart:label-cell-address="UBUNTU64_INDRECT_baremetal.H187:UBUNTU64_INDRECT_baremetal.H187" chart:class="chart:bar">
            <chart:data-point chart:repeated="17"/>
          </chart:series>
          <chart:series chart:style-name="ch16" chart:values-cell-range-address="UBUNTU64_INDRECT_baremetal.I188:UBUNTU64_INDRECT_baremetal.I204" chart:label-cell-address="UBUNTU64_INDRECT_baremetal.I187:UBUNTU64_INDRECT_baremetal.I187" chart:class="chart:bar">
            <chart:data-point chart:repeated="17"/>
          </chart:series>
          <chart:series chart:style-name="ch17" chart:values-cell-range-address="UBUNTU64_INDRECT_baremetal.J188:UBUNTU64_INDRECT_baremetal.J204" chart:label-cell-address="UBUNTU64_INDRECT_baremetal.J187:UBUNTU64_INDRECT_baremetal.J187" chart:class="chart:bar">
            <chart:data-point chart:repeated="17"/>
          </chart:series>
          <chart:series chart:style-name="ch18" chart:values-cell-range-address="UBUNTU64_INDRECT_baremetal.K188:UBUNTU64_INDRECT_baremetal.K204" chart:label-cell-address="UBUNTU64_INDRECT_baremetal.K187:UBUNTU64_INDRECT_baremetal.K187" chart:class="chart:bar">
            <chart:data-point chart:repeated="17"/>
          </chart:series>
          <chart:series chart:style-name="ch19" chart:values-cell-range-address="UBUNTU64_INDRECT_baremetal.L188:UBUNTU64_INDRECT_baremetal.L204" chart:label-cell-address="UBUNTU64_INDRECT_baremetal.L187:UBUNTU64_INDRECT_baremetal.L187" chart:class="chart:bar">
            <chart:data-point chart:repeated="17"/>
          </chart:series>
          <chart:series chart:style-name="ch20" chart:values-cell-range-address="UBUNTU64_INDRECT_baremetal.M188:UBUNTU64_INDRECT_baremetal.M204" chart:label-cell-address="UBUNTU64_INDRECT_baremetal.M187:UBUNTU64_INDRECT_baremetal.M187" chart:class="chart:bar">
            <chart:data-point chart:repeated="17"/>
          </chart:series>
          <chart:series chart:style-name="ch21" chart:values-cell-range-address="UBUNTU64_INDRECT_baremetal.N188:UBUNTU64_INDRECT_baremetal.N204" chart:label-cell-address="UBUNTU64_INDRECT_baremetal.N187:UBUNTU64_INDRECT_baremetal.N187" chart:class="chart:bar">
            <chart:data-point chart:repeated="17"/>
          </chart:series>
          <chart:series chart:style-name="ch22" chart:values-cell-range-address="UBUNTU64_INDRECT_baremetal.O188:UBUNTU64_INDRECT_baremetal.O204" chart:label-cell-address="UBUNTU64_INDRECT_baremetal.O187:UBUNTU64_INDRECT_baremetal.O187" chart:class="chart:bar">
            <chart:data-point chart:repeated="17"/>
          </chart:series>
          <chart:series chart:style-name="ch11" chart:values-cell-range-address="UBUNTU64_INDRECT_baremetal.P188:UBUNTU64_INDRECT_baremetal.P204" chart:label-cell-address="UBUNTU64_INDRECT_baremetal.P187:UBUNTU64_INDRECT_baremetal.P187" chart:class="chart:bar">
            <chart:data-point chart:repeated="1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INDRECT_baremetal.D187:UBUNTU64_INDRECT_baremetal.D187</svg:desc>
                </draw:g>
              </table:table-cell>
              <table:table-cell office:value-type="string">
                <text:p>8</text:p>
                <draw:g>
                  <svg:desc>UBUNTU64_INDRECT_baremetal.E187:UBUNTU64_INDRECT_baremetal.E187</svg:desc>
                </draw:g>
              </table:table-cell>
              <table:table-cell office:value-type="string">
                <text:p>16</text:p>
                <draw:g>
                  <svg:desc>UBUNTU64_INDRECT_baremetal.F187:UBUNTU64_INDRECT_baremetal.F187</svg:desc>
                </draw:g>
              </table:table-cell>
              <table:table-cell office:value-type="string">
                <text:p>32</text:p>
                <draw:g>
                  <svg:desc>UBUNTU64_INDRECT_baremetal.G187:UBUNTU64_INDRECT_baremetal.G187</svg:desc>
                </draw:g>
              </table:table-cell>
              <table:table-cell office:value-type="string">
                <text:p>64</text:p>
                <draw:g>
                  <svg:desc>UBUNTU64_INDRECT_baremetal.H187:UBUNTU64_INDRECT_baremetal.H187</svg:desc>
                </draw:g>
              </table:table-cell>
              <table:table-cell office:value-type="string">
                <text:p>128</text:p>
                <draw:g>
                  <svg:desc>UBUNTU64_INDRECT_baremetal.I187:UBUNTU64_INDRECT_baremetal.I187</svg:desc>
                </draw:g>
              </table:table-cell>
              <table:table-cell office:value-type="string">
                <text:p>256</text:p>
                <draw:g>
                  <svg:desc>UBUNTU64_INDRECT_baremetal.J187:UBUNTU64_INDRECT_baremetal.J187</svg:desc>
                </draw:g>
              </table:table-cell>
              <table:table-cell office:value-type="string">
                <text:p>512</text:p>
                <draw:g>
                  <svg:desc>UBUNTU64_INDRECT_baremetal.K187:UBUNTU64_INDRECT_baremetal.K187</svg:desc>
                </draw:g>
              </table:table-cell>
              <table:table-cell office:value-type="string">
                <text:p>1024</text:p>
                <draw:g>
                  <svg:desc>UBUNTU64_INDRECT_baremetal.L187:UBUNTU64_INDRECT_baremetal.L187</svg:desc>
                </draw:g>
              </table:table-cell>
              <table:table-cell office:value-type="string">
                <text:p>2048</text:p>
                <draw:g>
                  <svg:desc>UBUNTU64_INDRECT_baremetal.M187:UBUNTU64_INDRECT_baremetal.M187</svg:desc>
                </draw:g>
              </table:table-cell>
              <table:table-cell office:value-type="string">
                <text:p>4096</text:p>
                <draw:g>
                  <svg:desc>UBUNTU64_INDRECT_baremetal.N187:UBUNTU64_INDRECT_baremetal.N187</svg:desc>
                </draw:g>
              </table:table-cell>
              <table:table-cell office:value-type="string">
                <text:p>8192</text:p>
                <draw:g>
                  <svg:desc>UBUNTU64_INDRECT_baremetal.O187:UBUNTU64_INDRECT_baremetal.O187</svg:desc>
                </draw:g>
              </table:table-cell>
              <table:table-cell office:value-type="string">
                <text:p>16384</text:p>
                <draw:g>
                  <svg:desc>UBUNTU64_INDRECT_baremetal.P187:UBUNTU64_INDRECT_baremetal.P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INDRECT_baremetal.C188:UBUNTU64_INDRECT_baremetal.C204</svg:desc>
                </draw:g>
              </table:table-cell>
              <table:table-cell office:value-type="float" office:value="1452528">
                <text:p>1452528</text:p>
                <draw:g>
                  <svg:desc>UBUNTU64_INDRECT_baremetal.D188:UBUNTU64_INDRECT_baremetal.D204</svg:desc>
                </draw:g>
              </table:table-cell>
              <table:table-cell office:value-type="float" office:value="460591">
                <text:p>460591</text:p>
                <draw:g>
                  <svg:desc>UBUNTU64_INDRECT_baremetal.E188:UBUNTU64_INDRECT_baremetal.E204</svg:desc>
                </draw:g>
              </table:table-cell>
              <table:table-cell office:value-type="float" office:value="500060">
                <text:p>500060</text:p>
                <draw:g>
                  <svg:desc>UBUNTU64_INDRECT_baremetal.F188:UBUNTU64_INDRECT_baremetal.F204</svg:desc>
                </draw:g>
              </table:table-cell>
              <table:table-cell office:value-type="float" office:value="503814">
                <text:p>503814</text:p>
                <draw:g>
                  <svg:desc>UBUNTU64_INDRECT_baremetal.G188:UBUNTU64_INDRECT_baremetal.G204</svg:desc>
                </draw:g>
              </table:table-cell>
              <table:table-cell office:value-type="float" office:value="515423">
                <text:p>515423</text:p>
                <draw:g>
                  <svg:desc>UBUNTU64_INDRECT_baremetal.H188:UBUNTU64_INDRECT_baremetal.H204</svg:desc>
                </draw:g>
              </table:table-cell>
              <table:table-cell office:value-type="float" office:value="NaN">
                <text:p>NaN</text:p>
                <draw:g>
                  <svg:desc>UBUNTU64_INDRECT_baremetal.I188:UBUNTU64_INDRECT_baremetal.I204</svg:desc>
                </draw:g>
              </table:table-cell>
              <table:table-cell office:value-type="float" office:value="NaN">
                <text:p>NaN</text:p>
                <draw:g>
                  <svg:desc>UBUNTU64_INDRECT_baremetal.J188:UBUNTU64_INDRECT_baremetal.J204</svg:desc>
                </draw:g>
              </table:table-cell>
              <table:table-cell office:value-type="float" office:value="NaN">
                <text:p>NaN</text:p>
                <draw:g>
                  <svg:desc>UBUNTU64_INDRECT_baremetal.K188:UBUNTU64_INDRECT_baremetal.K204</svg:desc>
                </draw:g>
              </table:table-cell>
              <table:table-cell office:value-type="float" office:value="NaN">
                <text:p>NaN</text:p>
                <draw:g>
                  <svg:desc>UBUNTU64_INDRECT_baremetal.L188:UBUNTU64_INDRECT_baremetal.L204</svg:desc>
                </draw:g>
              </table:table-cell>
              <table:table-cell office:value-type="float" office:value="NaN">
                <text:p>NaN</text:p>
                <draw:g>
                  <svg:desc>UBUNTU64_INDRECT_baremetal.M188:UBUNTU64_INDRECT_baremetal.M204</svg:desc>
                </draw:g>
              </table:table-cell>
              <table:table-cell office:value-type="float" office:value="NaN">
                <text:p>NaN</text:p>
                <draw:g>
                  <svg:desc>UBUNTU64_INDRECT_baremetal.N188:UBUNTU64_INDRECT_baremetal.N204</svg:desc>
                </draw:g>
              </table:table-cell>
              <table:table-cell office:value-type="float" office:value="NaN">
                <text:p>NaN</text:p>
                <draw:g>
                  <svg:desc>UBUNTU64_INDRECT_baremetal.O188:UBUNTU64_INDRECT_baremetal.O204</svg:desc>
                </draw:g>
              </table:table-cell>
              <table:table-cell office:value-type="float" office:value="NaN">
                <text:p>NaN</text:p>
                <draw:g>
                  <svg:desc>UBUNTU64_INDRECT_baremetal.P188:UBUNTU64_INDRECT_baremetal.P20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1839">
                <text:p>501839</text:p>
              </table:table-cell>
              <table:table-cell office:value-type="float" office:value="531131">
                <text:p>531131</text:p>
              </table:table-cell>
              <table:table-cell office:value-type="float" office:value="561694">
                <text:p>561694</text:p>
              </table:table-cell>
              <table:table-cell office:value-type="float" office:value="579270">
                <text:p>579270</text:p>
              </table:table-cell>
              <table:table-cell office:value-type="float" office:value="584313">
                <text:p>584313</text:p>
              </table:table-cell>
              <table:table-cell office:value-type="float" office:value="618653">
                <text:p>618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34251">
                <text:p>534251</text:p>
              </table:table-cell>
              <table:table-cell office:value-type="float" office:value="574253">
                <text:p>574253</text:p>
              </table:table-cell>
              <table:table-cell office:value-type="float" office:value="661657">
                <text:p>661657</text:p>
              </table:table-cell>
              <table:table-cell office:value-type="float" office:value="651619">
                <text:p>651619</text:p>
              </table:table-cell>
              <table:table-cell office:value-type="float" office:value="633922">
                <text:p>633922</text:p>
              </table:table-cell>
              <table:table-cell office:value-type="float" office:value="599585">
                <text:p>599585</text:p>
              </table:table-cell>
              <table:table-cell office:value-type="float" office:value="638445">
                <text:p>63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47017">
                <text:p>547017</text:p>
              </table:table-cell>
              <table:table-cell office:value-type="float" office:value="587096">
                <text:p>587096</text:p>
              </table:table-cell>
              <table:table-cell office:value-type="float" office:value="610982">
                <text:p>610982</text:p>
              </table:table-cell>
              <table:table-cell office:value-type="float" office:value="651383">
                <text:p>651383</text:p>
              </table:table-cell>
              <table:table-cell office:value-type="float" office:value="680918">
                <text:p>680918</text:p>
              </table:table-cell>
              <table:table-cell office:value-type="float" office:value="658776">
                <text:p>658776</text:p>
              </table:table-cell>
              <table:table-cell office:value-type="float" office:value="657163">
                <text:p>657163</text:p>
              </table:table-cell>
              <table:table-cell office:value-type="float" office:value="680055">
                <text:p>68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51711">
                <text:p>551711</text:p>
              </table:table-cell>
              <table:table-cell office:value-type="float" office:value="604430">
                <text:p>604430</text:p>
              </table:table-cell>
              <table:table-cell office:value-type="float" office:value="641154">
                <text:p>641154</text:p>
              </table:table-cell>
              <table:table-cell office:value-type="float" office:value="664053">
                <text:p>664053</text:p>
              </table:table-cell>
              <table:table-cell office:value-type="float" office:value="591609">
                <text:p>591609</text:p>
              </table:table-cell>
              <table:table-cell office:value-type="float" office:value="664464">
                <text:p>664464</text:p>
              </table:table-cell>
              <table:table-cell office:value-type="float" office:value="619871">
                <text:p>619871</text:p>
              </table:table-cell>
              <table:table-cell office:value-type="float" office:value="657647">
                <text:p>657647</text:p>
              </table:table-cell>
              <table:table-cell office:value-type="float" office:value="700440">
                <text:p>700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97223">
                <text:p>497223</text:p>
              </table:table-cell>
              <table:table-cell office:value-type="float" office:value="639236">
                <text:p>639236</text:p>
              </table:table-cell>
              <table:table-cell office:value-type="float" office:value="651601">
                <text:p>651601</text:p>
              </table:table-cell>
              <table:table-cell office:value-type="float" office:value="672991">
                <text:p>672991</text:p>
              </table:table-cell>
              <table:table-cell office:value-type="float" office:value="683759">
                <text:p>683759</text:p>
              </table:table-cell>
              <table:table-cell office:value-type="float" office:value="602176">
                <text:p>602176</text:p>
              </table:table-cell>
              <table:table-cell office:value-type="float" office:value="686052">
                <text:p>686052</text:p>
              </table:table-cell>
              <table:table-cell office:value-type="float" office:value="610609">
                <text:p>610609</text:p>
              </table:table-cell>
              <table:table-cell office:value-type="float" office:value="700658">
                <text:p>700658</text:p>
              </table:table-cell>
              <table:table-cell office:value-type="float" office:value="723131">
                <text:p>72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828152">
                <text:p>828152</text:p>
              </table:table-cell>
              <table:table-cell office:value-type="float" office:value="845224">
                <text:p>845224</text:p>
              </table:table-cell>
              <table:table-cell office:value-type="float" office:value="586828">
                <text:p>586828</text:p>
              </table:table-cell>
              <table:table-cell office:value-type="float" office:value="667547">
                <text:p>667547</text:p>
              </table:table-cell>
              <table:table-cell office:value-type="float" office:value="618719">
                <text:p>618719</text:p>
              </table:table-cell>
              <table:table-cell office:value-type="float" office:value="675792">
                <text:p>675792</text:p>
              </table:table-cell>
              <table:table-cell office:value-type="float" office:value="632291">
                <text:p>632291</text:p>
              </table:table-cell>
              <table:table-cell office:value-type="float" office:value="2381526">
                <text:p>2381526</text:p>
              </table:table-cell>
              <table:table-cell office:value-type="float" office:value="865231">
                <text:p>865231</text:p>
              </table:table-cell>
              <table:table-cell office:value-type="float" office:value="871684">
                <text:p>871684</text:p>
              </table:table-cell>
              <table:table-cell office:value-type="float" office:value="905977">
                <text:p>90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512642">
                <text:p>512642</text:p>
              </table:table-cell>
              <table:table-cell office:value-type="float" office:value="1071939">
                <text:p>1071939</text:p>
              </table:table-cell>
              <table:table-cell office:value-type="float" office:value="1219217">
                <text:p>1219217</text:p>
              </table:table-cell>
              <table:table-cell office:value-type="float" office:value="957234">
                <text:p>957234</text:p>
              </table:table-cell>
              <table:table-cell office:value-type="float" office:value="652385">
                <text:p>652385</text:p>
              </table:table-cell>
              <table:table-cell office:value-type="float" office:value="705657">
                <text:p>705657</text:p>
              </table:table-cell>
              <table:table-cell office:value-type="float" office:value="752400">
                <text:p>752400</text:p>
              </table:table-cell>
              <table:table-cell office:value-type="float" office:value="768488">
                <text:p>768488</text:p>
              </table:table-cell>
              <table:table-cell office:value-type="float" office:value="692529">
                <text:p>692529</text:p>
              </table:table-cell>
              <table:table-cell office:value-type="float" office:value="1396067">
                <text:p>1396067</text:p>
              </table:table-cell>
              <table:table-cell office:value-type="float" office:value="1248818">
                <text:p>1248818</text:p>
              </table:table-cell>
              <table:table-cell office:value-type="float" office:value="1094754">
                <text:p>1094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785017">
                <text:p>785017</text:p>
              </table:table-cell>
              <table:table-cell office:value-type="float" office:value="1738377">
                <text:p>1738377</text:p>
              </table:table-cell>
              <table:table-cell office:value-type="float" office:value="1447981">
                <text:p>1447981</text:p>
              </table:table-cell>
              <table:table-cell office:value-type="float" office:value="1715250">
                <text:p>1715250</text:p>
              </table:table-cell>
              <table:table-cell office:value-type="float" office:value="942527">
                <text:p>942527</text:p>
              </table:table-cell>
              <table:table-cell office:value-type="float" office:value="1597985">
                <text:p>1597985</text:p>
              </table:table-cell>
              <table:table-cell office:value-type="float" office:value="643062">
                <text:p>643062</text:p>
              </table:table-cell>
              <table:table-cell office:value-type="float" office:value="1634978">
                <text:p>1634978</text:p>
              </table:table-cell>
              <table:table-cell office:value-type="float" office:value="1174997">
                <text:p>1174997</text:p>
              </table:table-cell>
              <table:table-cell office:value-type="float" office:value="1494200">
                <text:p>1494200</text:p>
              </table:table-cell>
              <table:table-cell office:value-type="float" office:value="1607405">
                <text:p>1607405</text:p>
              </table:table-cell>
              <table:table-cell office:value-type="float" office:value="1017014">
                <text:p>1017014</text:p>
              </table:table-cell>
              <table:table-cell office:value-type="float" office:value="2170901">
                <text:p>217090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72959">
                <text:p>1172959</text:p>
              </table:table-cell>
              <table:table-cell office:value-type="float" office:value="1878150">
                <text:p>1878150</text:p>
              </table:table-cell>
              <table:table-cell office:value-type="float" office:value="1928675">
                <text:p>1928675</text:p>
              </table:table-cell>
              <table:table-cell office:value-type="float" office:value="2069869">
                <text:p>2069869</text:p>
              </table:table-cell>
              <table:table-cell office:value-type="float" office:value="2026351">
                <text:p>2026351</text:p>
              </table:table-cell>
              <table:table-cell office:value-type="float" office:value="2004891">
                <text:p>2004891</text:p>
              </table:table-cell>
              <table:table-cell office:value-type="float" office:value="1977914">
                <text:p>1977914</text:p>
              </table:table-cell>
              <table:table-cell office:value-type="float" office:value="1429231">
                <text:p>1429231</text:p>
              </table:table-cell>
              <table:table-cell office:value-type="float" office:value="1931629">
                <text:p>1931629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3996">
                <text:p>2243996</text:p>
              </table:table-cell>
              <table:table-cell office:value-type="float" office:value="2295415">
                <text:p>2295415</text:p>
              </table:table-cell>
              <table:table-cell office:value-type="float" office:value="2349809">
                <text:p>2349809</text:p>
              </table:table-cell>
              <table:table-cell office:value-type="float" office:value="2509525">
                <text:p>2509525</text:p>
              </table:table-cell>
              <table:table-cell office:value-type="float" office:value="2376833">
                <text:p>2376833</text:p>
              </table:table-cell>
              <table:table-cell office:value-type="float" office:value="2284048">
                <text:p>2284048</text:p>
              </table:table-cell>
              <table:table-cell office:value-type="float" office:value="1927023">
                <text:p>1927023</text:p>
              </table:table-cell>
              <table:table-cell office:value-type="float" office:value="2006249">
                <text:p>2006249</text:p>
              </table:table-cell>
              <table:table-cell office:value-type="float" office:value="1996950">
                <text:p>1996950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0390">
                <text:p>2350390</text:p>
              </table:table-cell>
              <table:table-cell office:value-type="float" office:value="2574585">
                <text:p>2574585</text:p>
              </table:table-cell>
              <table:table-cell office:value-type="float" office:value="2567023">
                <text:p>2567023</text:p>
              </table:table-cell>
              <table:table-cell office:value-type="float" office:value="2582846">
                <text:p>2582846</text:p>
              </table:table-cell>
              <table:table-cell office:value-type="float" office:value="2581621">
                <text:p>2581621</text:p>
              </table:table-cell>
              <table:table-cell office:value-type="float" office:value="2523044">
                <text:p>2523044</text:p>
              </table:table-cell>
              <table:table-cell office:value-type="float" office:value="1608344">
                <text:p>1608344</text:p>
              </table:table-cell>
              <table:table-cell office:value-type="float" office:value="2219972">
                <text:p>2219972</text:p>
              </table:table-cell>
              <table:table-cell office:value-type="float" office:value="2241807">
                <text:p>2241807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65497">
                <text:p>2765497</text:p>
              </table:table-cell>
              <table:table-cell office:value-type="float" office:value="2877980">
                <text:p>2877980</text:p>
              </table:table-cell>
              <table:table-cell office:value-type="float" office:value="2885684">
                <text:p>2885684</text:p>
              </table:table-cell>
              <table:table-cell office:value-type="float" office:value="2865805">
                <text:p>2865805</text:p>
              </table:table-cell>
              <table:table-cell office:value-type="float" office:value="2911003">
                <text:p>2911003</text:p>
              </table:table-cell>
              <table:table-cell office:value-type="float" office:value="2793994">
                <text:p>2793994</text:p>
              </table:table-cell>
              <table:table-cell office:value-type="float" office:value="2389885">
                <text:p>2389885</text:p>
              </table:table-cell>
              <table:table-cell office:value-type="float" office:value="1990369">
                <text:p>1990369</text:p>
              </table:table-cell>
              <table:table-cell office:value-type="float" office:value="1908931">
                <text:p>1908931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30071">
                <text:p>2730071</text:p>
              </table:table-cell>
              <table:table-cell office:value-type="float" office:value="3061769">
                <text:p>3061769</text:p>
              </table:table-cell>
              <table:table-cell office:value-type="float" office:value="2964039">
                <text:p>2964039</text:p>
              </table:table-cell>
              <table:table-cell office:value-type="float" office:value="3038400">
                <text:p>3038400</text:p>
              </table:table-cell>
              <table:table-cell office:value-type="float" office:value="3031618">
                <text:p>3031618</text:p>
              </table:table-cell>
              <table:table-cell office:value-type="float" office:value="2973687">
                <text:p>2973687</text:p>
              </table:table-cell>
              <table:table-cell office:value-type="float" office:value="2477159">
                <text:p>2477159</text:p>
              </table:table-cell>
              <table:table-cell office:value-type="float" office:value="2268957">
                <text:p>2268957</text:p>
              </table:table-cell>
              <table:table-cell office:value-type="float" office:value="2231222">
                <text:p>2231222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31776">
                <text:p>3031776</text:p>
              </table:table-cell>
              <table:table-cell office:value-type="float" office:value="3036155">
                <text:p>3036155</text:p>
              </table:table-cell>
              <table:table-cell office:value-type="float" office:value="3053662">
                <text:p>3053662</text:p>
              </table:table-cell>
              <table:table-cell office:value-type="float" office:value="3055014">
                <text:p>3055014</text:p>
              </table:table-cell>
              <table:table-cell office:value-type="float" office:value="3071131">
                <text:p>3071131</text:p>
              </table:table-cell>
              <table:table-cell office:value-type="float" office:value="3023392">
                <text:p>3023392</text:p>
              </table:table-cell>
              <table:table-cell office:value-type="float" office:value="2641588">
                <text:p>2641588</text:p>
              </table:table-cell>
              <table:table-cell office:value-type="float" office:value="2407630">
                <text:p>2407630</text:p>
              </table:table-cell>
              <table:table-cell office:value-type="float" office:value="2457597">
                <text:p>2457597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48638">
                <text:p>2948638</text:p>
              </table:table-cell>
              <table:table-cell office:value-type="float" office:value="3006683">
                <text:p>3006683</text:p>
              </table:table-cell>
              <table:table-cell office:value-type="float" office:value="2023357">
                <text:p>2023357</text:p>
              </table:table-cell>
              <table:table-cell office:value-type="float" office:value="3022290">
                <text:p>3022290</text:p>
              </table:table-cell>
              <table:table-cell office:value-type="float" office:value="2338619">
                <text:p>2338619</text:p>
              </table:table-cell>
              <table:table-cell office:value-type="float" office:value="1948340">
                <text:p>1948340</text:p>
              </table:table-cell>
              <table:table-cell office:value-type="float" office:value="2681112">
                <text:p>2681112</text:p>
              </table:table-cell>
              <table:table-cell office:value-type="float" office:value="2485563">
                <text:p>2485563</text:p>
              </table:table-cell>
              <table:table-cell office:value-type="float" office:value="2386723">
                <text:p>2386723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9082">
                <text:p>629082</text:p>
              </table:table-cell>
              <table:table-cell office:value-type="float" office:value="1193795">
                <text:p>1193795</text:p>
              </table:table-cell>
              <table:table-cell office:value-type="float" office:value="1802148">
                <text:p>1802148</text:p>
              </table:table-cell>
              <table:table-cell office:value-type="float" office:value="1030857">
                <text:p>1030857</text:p>
              </table:table-cell>
              <table:table-cell office:value-type="float" office:value="1612992">
                <text:p>1612992</text:p>
              </table:table-cell>
              <table:table-cell office:value-type="float" office:value="1769388">
                <text:p>1769388</text:p>
              </table:table-cell>
              <table:table-cell office:value-type="float" office:value="1733366">
                <text:p>1733366</text:p>
              </table:table-cell>
              <table:table-cell office:value-type="float" office:value="1494012">
                <text:p>1494012</text:p>
              </table:table-cell>
              <table:table-cell office:value-type="float" office:value="515437">
                <text:p>515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bar" chart:style-name="ch1">
        <chart:title svg:x="4.254cm" svg:y="0.316cm" chart:style-name="ch2">
          <text:p>UBUNTU64 Read Report (baremetal)</text:p>
        </chart:title>
        <chart:legend chart:legend-position="end" svg:x="14.324cm" svg:y="1.216cm" style:legend-expansion="high" chart:style-name="ch3"/>
        <chart:plot-area chart:style-name="ch4" table:cell-range-address="UBUNTU64_INDRECT_baremetal.C227:UBUNTU64_INDRECT_baremetal.P244" chart:data-source-has-labels="both" svg:x="1.331cm" svg:y="1.275cm" svg:width="9.644cm" svg:height="6.57cm" dr3d:transform="matrix (0.937250944888388 0.0665847169776786 0.342238428249701 -0.104979568044489 0.989936236629694 0.0948975115618513 -0.332475497742339 -0.12487082474478 0.93480870798711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8cm" svg:y="1.307cm" svg:width="6.999cm" svg:height="5.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117cm" svg:y="8.025cm" chart:style-name="ch6">
              <text:p>File Size (KB)</text:p>
            </chart:title>
            <chart:categories table:cell-range-address="UBUNTU64_INDRECT_baremetal.C228:UBUNTU64_INDRECT_baremetal.C244"/>
            <chart:grid chart:style-name="ch7" chart:class="major"/>
          </chart:axis>
          <chart:axis chart:dimension="y" chart:name="primary-y" chart:style-name="ch8">
            <chart:title svg:x="0.451cm" svg:y="5.742cm" chart:style-name="ch9">
              <text:p>Speed (KB/sec)</text:p>
            </chart:title>
            <chart:grid chart:style-name="ch7" chart:class="major"/>
          </chart:axis>
          <chart:axis chart:dimension="z" chart:name="primary-z" chart:style-name="ch10">
            <chart:title svg:x="11.295cm" svg:y="7.285cm" chart:style-name="ch6">
              <text:p>Transfer Size (KB)</text:p>
            </chart:title>
            <chart:grid chart:style-name="ch7" chart:class="major"/>
          </chart:axis>
          <chart:series chart:style-name="ch11" chart:values-cell-range-address="UBUNTU64_INDRECT_baremetal.D228:UBUNTU64_INDRECT_baremetal.D244" chart:label-cell-address="UBUNTU64_INDRECT_baremetal.D227:UBUNTU64_INDRECT_baremetal.D227" chart:class="chart:bar">
            <chart:data-point chart:repeated="17"/>
          </chart:series>
          <chart:series chart:style-name="ch12" chart:values-cell-range-address="UBUNTU64_INDRECT_baremetal.E228:UBUNTU64_INDRECT_baremetal.E244" chart:label-cell-address="UBUNTU64_INDRECT_baremetal.E227:UBUNTU64_INDRECT_baremetal.E227" chart:class="chart:bar">
            <chart:data-point chart:repeated="17"/>
          </chart:series>
          <chart:series chart:style-name="ch13" chart:values-cell-range-address="UBUNTU64_INDRECT_baremetal.F228:UBUNTU64_INDRECT_baremetal.F244" chart:label-cell-address="UBUNTU64_INDRECT_baremetal.F227:UBUNTU64_INDRECT_baremetal.F227" chart:class="chart:bar">
            <chart:data-point chart:repeated="17"/>
          </chart:series>
          <chart:series chart:style-name="ch14" chart:values-cell-range-address="UBUNTU64_INDRECT_baremetal.G228:UBUNTU64_INDRECT_baremetal.G244" chart:label-cell-address="UBUNTU64_INDRECT_baremetal.G227:UBUNTU64_INDRECT_baremetal.G227" chart:class="chart:bar">
            <chart:data-point chart:repeated="17"/>
          </chart:series>
          <chart:series chart:style-name="ch15" chart:values-cell-range-address="UBUNTU64_INDRECT_baremetal.H228:UBUNTU64_INDRECT_baremetal.H244" chart:label-cell-address="UBUNTU64_INDRECT_baremetal.H227:UBUNTU64_INDRECT_baremetal.H227" chart:class="chart:bar">
            <chart:data-point chart:repeated="17"/>
          </chart:series>
          <chart:series chart:style-name="ch16" chart:values-cell-range-address="UBUNTU64_INDRECT_baremetal.I228:UBUNTU64_INDRECT_baremetal.I244" chart:label-cell-address="UBUNTU64_INDRECT_baremetal.I227:UBUNTU64_INDRECT_baremetal.I227" chart:class="chart:bar">
            <chart:data-point chart:repeated="17"/>
          </chart:series>
          <chart:series chart:style-name="ch17" chart:values-cell-range-address="UBUNTU64_INDRECT_baremetal.J228:UBUNTU64_INDRECT_baremetal.J244" chart:label-cell-address="UBUNTU64_INDRECT_baremetal.J227:UBUNTU64_INDRECT_baremetal.J227" chart:class="chart:bar">
            <chart:data-point chart:repeated="17"/>
          </chart:series>
          <chart:series chart:style-name="ch18" chart:values-cell-range-address="UBUNTU64_INDRECT_baremetal.K228:UBUNTU64_INDRECT_baremetal.K244" chart:label-cell-address="UBUNTU64_INDRECT_baremetal.K227:UBUNTU64_INDRECT_baremetal.K227" chart:class="chart:bar">
            <chart:data-point chart:repeated="17"/>
          </chart:series>
          <chart:series chart:style-name="ch19" chart:values-cell-range-address="UBUNTU64_INDRECT_baremetal.L228:UBUNTU64_INDRECT_baremetal.L244" chart:label-cell-address="UBUNTU64_INDRECT_baremetal.L227:UBUNTU64_INDRECT_baremetal.L227" chart:class="chart:bar">
            <chart:data-point chart:repeated="17"/>
          </chart:series>
          <chart:series chart:style-name="ch20" chart:values-cell-range-address="UBUNTU64_INDRECT_baremetal.M228:UBUNTU64_INDRECT_baremetal.M244" chart:label-cell-address="UBUNTU64_INDRECT_baremetal.M227:UBUNTU64_INDRECT_baremetal.M227" chart:class="chart:bar">
            <chart:data-point chart:repeated="17"/>
          </chart:series>
          <chart:series chart:style-name="ch21" chart:values-cell-range-address="UBUNTU64_INDRECT_baremetal.N228:UBUNTU64_INDRECT_baremetal.N244" chart:label-cell-address="UBUNTU64_INDRECT_baremetal.N227:UBUNTU64_INDRECT_baremetal.N227" chart:class="chart:bar">
            <chart:data-point chart:repeated="17"/>
          </chart:series>
          <chart:series chart:style-name="ch22" chart:values-cell-range-address="UBUNTU64_INDRECT_baremetal.O228:UBUNTU64_INDRECT_baremetal.O244" chart:label-cell-address="UBUNTU64_INDRECT_baremetal.O227:UBUNTU64_INDRECT_baremetal.O227" chart:class="chart:bar">
            <chart:data-point chart:repeated="17"/>
          </chart:series>
          <chart:series chart:style-name="ch11" chart:values-cell-range-address="UBUNTU64_INDRECT_baremetal.P228:UBUNTU64_INDRECT_baremetal.P244" chart:label-cell-address="UBUNTU64_INDRECT_baremetal.P227:UBUNTU64_INDRECT_baremetal.P227" chart:class="chart:bar">
            <chart:data-point chart:repeated="1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INDRECT_baremetal.D227:UBUNTU64_INDRECT_baremetal.D227</svg:desc>
                </draw:g>
              </table:table-cell>
              <table:table-cell office:value-type="string">
                <text:p>8</text:p>
                <draw:g>
                  <svg:desc>UBUNTU64_INDRECT_baremetal.E227:UBUNTU64_INDRECT_baremetal.E227</svg:desc>
                </draw:g>
              </table:table-cell>
              <table:table-cell office:value-type="string">
                <text:p>16</text:p>
                <draw:g>
                  <svg:desc>UBUNTU64_INDRECT_baremetal.F227:UBUNTU64_INDRECT_baremetal.F227</svg:desc>
                </draw:g>
              </table:table-cell>
              <table:table-cell office:value-type="string">
                <text:p>32</text:p>
                <draw:g>
                  <svg:desc>UBUNTU64_INDRECT_baremetal.G227:UBUNTU64_INDRECT_baremetal.G227</svg:desc>
                </draw:g>
              </table:table-cell>
              <table:table-cell office:value-type="string">
                <text:p>64</text:p>
                <draw:g>
                  <svg:desc>UBUNTU64_INDRECT_baremetal.H227:UBUNTU64_INDRECT_baremetal.H227</svg:desc>
                </draw:g>
              </table:table-cell>
              <table:table-cell office:value-type="string">
                <text:p>128</text:p>
                <draw:g>
                  <svg:desc>UBUNTU64_INDRECT_baremetal.I227:UBUNTU64_INDRECT_baremetal.I227</svg:desc>
                </draw:g>
              </table:table-cell>
              <table:table-cell office:value-type="string">
                <text:p>256</text:p>
                <draw:g>
                  <svg:desc>UBUNTU64_INDRECT_baremetal.J227:UBUNTU64_INDRECT_baremetal.J227</svg:desc>
                </draw:g>
              </table:table-cell>
              <table:table-cell office:value-type="string">
                <text:p>512</text:p>
                <draw:g>
                  <svg:desc>UBUNTU64_INDRECT_baremetal.K227:UBUNTU64_INDRECT_baremetal.K227</svg:desc>
                </draw:g>
              </table:table-cell>
              <table:table-cell office:value-type="string">
                <text:p>1024</text:p>
                <draw:g>
                  <svg:desc>UBUNTU64_INDRECT_baremetal.L227:UBUNTU64_INDRECT_baremetal.L227</svg:desc>
                </draw:g>
              </table:table-cell>
              <table:table-cell office:value-type="string">
                <text:p>2048</text:p>
                <draw:g>
                  <svg:desc>UBUNTU64_INDRECT_baremetal.M227:UBUNTU64_INDRECT_baremetal.M227</svg:desc>
                </draw:g>
              </table:table-cell>
              <table:table-cell office:value-type="string">
                <text:p>4096</text:p>
                <draw:g>
                  <svg:desc>UBUNTU64_INDRECT_baremetal.N227:UBUNTU64_INDRECT_baremetal.N227</svg:desc>
                </draw:g>
              </table:table-cell>
              <table:table-cell office:value-type="string">
                <text:p>8192</text:p>
                <draw:g>
                  <svg:desc>UBUNTU64_INDRECT_baremetal.O227:UBUNTU64_INDRECT_baremetal.O227</svg:desc>
                </draw:g>
              </table:table-cell>
              <table:table-cell office:value-type="string">
                <text:p>16384</text:p>
                <draw:g>
                  <svg:desc>UBUNTU64_INDRECT_baremetal.P227:UBUNTU64_INDRECT_baremetal.P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INDRECT_baremetal.C228:UBUNTU64_INDRECT_baremetal.C244</svg:desc>
                </draw:g>
              </table:table-cell>
              <table:table-cell office:value-type="float" office:value="7100397">
                <text:p>7100397</text:p>
                <draw:g>
                  <svg:desc>UBUNTU64_INDRECT_baremetal.D228:UBUNTU64_INDRECT_baremetal.D244</svg:desc>
                </draw:g>
              </table:table-cell>
              <table:table-cell office:value-type="float" office:value="2662899">
                <text:p>2662899</text:p>
                <draw:g>
                  <svg:desc>UBUNTU64_INDRECT_baremetal.E228:UBUNTU64_INDRECT_baremetal.E244</svg:desc>
                </draw:g>
              </table:table-cell>
              <table:table-cell office:value-type="float" office:value="3363612">
                <text:p>3363612</text:p>
                <draw:g>
                  <svg:desc>UBUNTU64_INDRECT_baremetal.F228:UBUNTU64_INDRECT_baremetal.F244</svg:desc>
                </draw:g>
              </table:table-cell>
              <table:table-cell office:value-type="float" office:value="3791156">
                <text:p>3791156</text:p>
                <draw:g>
                  <svg:desc>UBUNTU64_INDRECT_baremetal.G228:UBUNTU64_INDRECT_baremetal.G244</svg:desc>
                </draw:g>
              </table:table-cell>
              <table:table-cell office:value-type="float" office:value="3203069">
                <text:p>3203069</text:p>
                <draw:g>
                  <svg:desc>UBUNTU64_INDRECT_baremetal.H228:UBUNTU64_INDRECT_baremetal.H244</svg:desc>
                </draw:g>
              </table:table-cell>
              <table:table-cell office:value-type="float" office:value="NaN">
                <text:p>NaN</text:p>
                <draw:g>
                  <svg:desc>UBUNTU64_INDRECT_baremetal.I228:UBUNTU64_INDRECT_baremetal.I244</svg:desc>
                </draw:g>
              </table:table-cell>
              <table:table-cell office:value-type="float" office:value="NaN">
                <text:p>NaN</text:p>
                <draw:g>
                  <svg:desc>UBUNTU64_INDRECT_baremetal.J228:UBUNTU64_INDRECT_baremetal.J244</svg:desc>
                </draw:g>
              </table:table-cell>
              <table:table-cell office:value-type="float" office:value="NaN">
                <text:p>NaN</text:p>
                <draw:g>
                  <svg:desc>UBUNTU64_INDRECT_baremetal.K228:UBUNTU64_INDRECT_baremetal.K244</svg:desc>
                </draw:g>
              </table:table-cell>
              <table:table-cell office:value-type="float" office:value="NaN">
                <text:p>NaN</text:p>
                <draw:g>
                  <svg:desc>UBUNTU64_INDRECT_baremetal.L228:UBUNTU64_INDRECT_baremetal.L244</svg:desc>
                </draw:g>
              </table:table-cell>
              <table:table-cell office:value-type="float" office:value="NaN">
                <text:p>NaN</text:p>
                <draw:g>
                  <svg:desc>UBUNTU64_INDRECT_baremetal.M228:UBUNTU64_INDRECT_baremetal.M244</svg:desc>
                </draw:g>
              </table:table-cell>
              <table:table-cell office:value-type="float" office:value="NaN">
                <text:p>NaN</text:p>
                <draw:g>
                  <svg:desc>UBUNTU64_INDRECT_baremetal.N228:UBUNTU64_INDRECT_baremetal.N244</svg:desc>
                </draw:g>
              </table:table-cell>
              <table:table-cell office:value-type="float" office:value="NaN">
                <text:p>NaN</text:p>
                <draw:g>
                  <svg:desc>UBUNTU64_INDRECT_baremetal.O228:UBUNTU64_INDRECT_baremetal.O244</svg:desc>
                </draw:g>
              </table:table-cell>
              <table:table-cell office:value-type="float" office:value="NaN">
                <text:p>NaN</text:p>
                <draw:g>
                  <svg:desc>UBUNTU64_INDRECT_baremetal.P228:UBUNTU64_INDRECT_baremetal.P24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39522">
                <text:p>1939522</text:p>
              </table:table-cell>
              <table:table-cell office:value-type="float" office:value="2784517">
                <text:p>2784517</text:p>
              </table:table-cell>
              <table:table-cell office:value-type="float" office:value="3359523">
                <text:p>3359523</text:p>
              </table:table-cell>
              <table:table-cell office:value-type="float" office:value="3982553">
                <text:p>3982553</text:p>
              </table:table-cell>
              <table:table-cell office:value-type="float" office:value="3657016">
                <text:p>3657016</text:p>
              </table:table-cell>
              <table:table-cell office:value-type="float" office:value="3277486">
                <text:p>327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67260">
                <text:p>1967260</text:p>
              </table:table-cell>
              <table:table-cell office:value-type="float" office:value="2783115">
                <text:p>2783115</text:p>
              </table:table-cell>
              <table:table-cell office:value-type="float" office:value="3499745">
                <text:p>3499745</text:p>
              </table:table-cell>
              <table:table-cell office:value-type="float" office:value="3935921">
                <text:p>3935921</text:p>
              </table:table-cell>
              <table:table-cell office:value-type="float" office:value="3935921">
                <text:p>3935921</text:p>
              </table:table-cell>
              <table:table-cell office:value-type="float" office:value="3705040">
                <text:p>3705040</text:p>
              </table:table-cell>
              <table:table-cell office:value-type="float" office:value="3009318">
                <text:p>300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24603">
                <text:p>1924603</text:p>
              </table:table-cell>
              <table:table-cell office:value-type="float" office:value="2739816">
                <text:p>2739816</text:p>
              </table:table-cell>
              <table:table-cell office:value-type="float" office:value="3504346">
                <text:p>3504346</text:p>
              </table:table-cell>
              <table:table-cell office:value-type="float" office:value="4030519">
                <text:p>4030519</text:p>
              </table:table-cell>
              <table:table-cell office:value-type="float" office:value="4163357">
                <text:p>4163357</text:p>
              </table:table-cell>
              <table:table-cell office:value-type="float" office:value="3877684">
                <text:p>3877684</text:p>
              </table:table-cell>
              <table:table-cell office:value-type="float" office:value="3437042">
                <text:p>3437042</text:p>
              </table:table-cell>
              <table:table-cell office:value-type="float" office:value="3029721">
                <text:p>302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54207">
                <text:p>1954207</text:p>
              </table:table-cell>
              <table:table-cell office:value-type="float" office:value="2789291">
                <text:p>2789291</text:p>
              </table:table-cell>
              <table:table-cell office:value-type="float" office:value="3532609">
                <text:p>3532609</text:p>
              </table:table-cell>
              <table:table-cell office:value-type="float" office:value="2822283">
                <text:p>2822283</text:p>
              </table:table-cell>
              <table:table-cell office:value-type="float" office:value="4249053">
                <text:p>4249053</text:p>
              </table:table-cell>
              <table:table-cell office:value-type="float" office:value="2875184">
                <text:p>2875184</text:p>
              </table:table-cell>
              <table:table-cell office:value-type="float" office:value="3170172">
                <text:p>3170172</text:p>
              </table:table-cell>
              <table:table-cell office:value-type="float" office:value="2952261">
                <text:p>2952261</text:p>
              </table:table-cell>
              <table:table-cell office:value-type="float" office:value="3189002">
                <text:p>3189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602657">
                <text:p>1602657</text:p>
              </table:table-cell>
              <table:table-cell office:value-type="float" office:value="2453001">
                <text:p>2453001</text:p>
              </table:table-cell>
              <table:table-cell office:value-type="float" office:value="3696494">
                <text:p>3696494</text:p>
              </table:table-cell>
              <table:table-cell office:value-type="float" office:value="4229816">
                <text:p>4229816</text:p>
              </table:table-cell>
              <table:table-cell office:value-type="float" office:value="4441984">
                <text:p>4441984</text:p>
              </table:table-cell>
              <table:table-cell office:value-type="float" office:value="4231899">
                <text:p>4231899</text:p>
              </table:table-cell>
              <table:table-cell office:value-type="float" office:value="3999400">
                <text:p>3999400</text:p>
              </table:table-cell>
              <table:table-cell office:value-type="float" office:value="3644736">
                <text:p>3644736</text:p>
              </table:table-cell>
              <table:table-cell office:value-type="float" office:value="3351769">
                <text:p>3351769</text:p>
              </table:table-cell>
              <table:table-cell office:value-type="float" office:value="11564174">
                <text:p>1156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602298">
                <text:p>2602298</text:p>
              </table:table-cell>
              <table:table-cell office:value-type="float" office:value="2153457">
                <text:p>2153457</text:p>
              </table:table-cell>
              <table:table-cell office:value-type="float" office:value="3172758">
                <text:p>3172758</text:p>
              </table:table-cell>
              <table:table-cell office:value-type="float" office:value="3634562">
                <text:p>3634562</text:p>
              </table:table-cell>
              <table:table-cell office:value-type="float" office:value="3771811">
                <text:p>3771811</text:p>
              </table:table-cell>
              <table:table-cell office:value-type="float" office:value="3552638">
                <text:p>3552638</text:p>
              </table:table-cell>
              <table:table-cell office:value-type="float" office:value="7816828">
                <text:p>7816828</text:p>
              </table:table-cell>
              <table:table-cell office:value-type="float" office:value="7770863">
                <text:p>7770863</text:p>
              </table:table-cell>
              <table:table-cell office:value-type="float" office:value="4602401">
                <text:p>4602401</text:p>
              </table:table-cell>
              <table:table-cell office:value-type="float" office:value="4270618">
                <text:p>4270618</text:p>
              </table:table-cell>
              <table:table-cell office:value-type="float" office:value="3491981">
                <text:p>349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79450">
                <text:p>2479450</text:p>
              </table:table-cell>
              <table:table-cell office:value-type="float" office:value="1932080">
                <text:p>1932080</text:p>
              </table:table-cell>
              <table:table-cell office:value-type="float" office:value="10061989">
                <text:p>10061989</text:p>
              </table:table-cell>
              <table:table-cell office:value-type="float" office:value="6595205">
                <text:p>6595205</text:p>
              </table:table-cell>
              <table:table-cell office:value-type="float" office:value="3459566">
                <text:p>3459566</text:p>
              </table:table-cell>
              <table:table-cell office:value-type="float" office:value="3246751">
                <text:p>3246751</text:p>
              </table:table-cell>
              <table:table-cell office:value-type="float" office:value="3135068">
                <text:p>3135068</text:p>
              </table:table-cell>
              <table:table-cell office:value-type="float" office:value="2519078">
                <text:p>2519078</text:p>
              </table:table-cell>
              <table:table-cell office:value-type="float" office:value="2987594">
                <text:p>2987594</text:p>
              </table:table-cell>
              <table:table-cell office:value-type="float" office:value="2732644">
                <text:p>2732644</text:p>
              </table:table-cell>
              <table:table-cell office:value-type="float" office:value="2316781">
                <text:p>2316781</text:p>
              </table:table-cell>
              <table:table-cell office:value-type="float" office:value="2598128">
                <text:p>259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436569">
                <text:p>1436569</text:p>
              </table:table-cell>
              <table:table-cell office:value-type="float" office:value="2048770">
                <text:p>2048770</text:p>
              </table:table-cell>
              <table:table-cell office:value-type="float" office:value="2294335">
                <text:p>2294335</text:p>
              </table:table-cell>
              <table:table-cell office:value-type="float" office:value="2868354">
                <text:p>2868354</text:p>
              </table:table-cell>
              <table:table-cell office:value-type="float" office:value="2916933">
                <text:p>2916933</text:p>
              </table:table-cell>
              <table:table-cell office:value-type="float" office:value="2938763">
                <text:p>2938763</text:p>
              </table:table-cell>
              <table:table-cell office:value-type="float" office:value="5943148">
                <text:p>5943148</text:p>
              </table:table-cell>
              <table:table-cell office:value-type="float" office:value="6590654">
                <text:p>6590654</text:p>
              </table:table-cell>
              <table:table-cell office:value-type="float" office:value="2740687">
                <text:p>2740687</text:p>
              </table:table-cell>
              <table:table-cell office:value-type="float" office:value="10119487">
                <text:p>10119487</text:p>
              </table:table-cell>
              <table:table-cell office:value-type="float" office:value="2427923">
                <text:p>2427923</text:p>
              </table:table-cell>
              <table:table-cell office:value-type="float" office:value="2916314">
                <text:p>2916314</text:p>
              </table:table-cell>
              <table:table-cell office:value-type="float" office:value="1839445">
                <text:p>183944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89084">
                <text:p>2889084</text:p>
              </table:table-cell>
              <table:table-cell office:value-type="float" office:value="2687882">
                <text:p>2687882</text:p>
              </table:table-cell>
              <table:table-cell office:value-type="float" office:value="7352112">
                <text:p>7352112</text:p>
              </table:table-cell>
              <table:table-cell office:value-type="float" office:value="7243233">
                <text:p>7243233</text:p>
              </table:table-cell>
              <table:table-cell office:value-type="float" office:value="5704800">
                <text:p>5704800</text:p>
              </table:table-cell>
              <table:table-cell office:value-type="float" office:value="7367087">
                <text:p>7367087</text:p>
              </table:table-cell>
              <table:table-cell office:value-type="float" office:value="2533259">
                <text:p>2533259</text:p>
              </table:table-cell>
              <table:table-cell office:value-type="float" office:value="6594388">
                <text:p>6594388</text:p>
              </table:table-cell>
              <table:table-cell office:value-type="float" office:value="4003954">
                <text:p>4003954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8311">
                <text:p>3008311</text:p>
              </table:table-cell>
              <table:table-cell office:value-type="float" office:value="8259104">
                <text:p>8259104</text:p>
              </table:table-cell>
              <table:table-cell office:value-type="float" office:value="4869249">
                <text:p>4869249</text:p>
              </table:table-cell>
              <table:table-cell office:value-type="float" office:value="5136099">
                <text:p>5136099</text:p>
              </table:table-cell>
              <table:table-cell office:value-type="float" office:value="2616095">
                <text:p>2616095</text:p>
              </table:table-cell>
              <table:table-cell office:value-type="float" office:value="2864093">
                <text:p>2864093</text:p>
              </table:table-cell>
              <table:table-cell office:value-type="float" office:value="3375352">
                <text:p>3375352</text:p>
              </table:table-cell>
              <table:table-cell office:value-type="float" office:value="2789822">
                <text:p>2789822</text:p>
              </table:table-cell>
              <table:table-cell office:value-type="float" office:value="3314425">
                <text:p>331442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13343">
                <text:p>3413343</text:p>
              </table:table-cell>
              <table:table-cell office:value-type="float" office:value="3245066">
                <text:p>3245066</text:p>
              </table:table-cell>
              <table:table-cell office:value-type="float" office:value="4370953">
                <text:p>4370953</text:p>
              </table:table-cell>
              <table:table-cell office:value-type="float" office:value="3360205">
                <text:p>3360205</text:p>
              </table:table-cell>
              <table:table-cell office:value-type="float" office:value="3490140">
                <text:p>3490140</text:p>
              </table:table-cell>
              <table:table-cell office:value-type="float" office:value="3549587">
                <text:p>3549587</text:p>
              </table:table-cell>
              <table:table-cell office:value-type="float" office:value="7863112">
                <text:p>7863112</text:p>
              </table:table-cell>
              <table:table-cell office:value-type="float" office:value="3455545">
                <text:p>3455545</text:p>
              </table:table-cell>
              <table:table-cell office:value-type="float" office:value="3714144">
                <text:p>3714144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48040">
                <text:p>4648040</text:p>
              </table:table-cell>
              <table:table-cell office:value-type="float" office:value="4914593">
                <text:p>4914593</text:p>
              </table:table-cell>
              <table:table-cell office:value-type="float" office:value="4591269">
                <text:p>4591269</text:p>
              </table:table-cell>
              <table:table-cell office:value-type="float" office:value="4593282">
                <text:p>4593282</text:p>
              </table:table-cell>
              <table:table-cell office:value-type="float" office:value="4667237">
                <text:p>4667237</text:p>
              </table:table-cell>
              <table:table-cell office:value-type="float" office:value="4642015">
                <text:p>4642015</text:p>
              </table:table-cell>
              <table:table-cell office:value-type="float" office:value="4684657">
                <text:p>4684657</text:p>
              </table:table-cell>
              <table:table-cell office:value-type="float" office:value="7955610">
                <text:p>7955610</text:p>
              </table:table-cell>
              <table:table-cell office:value-type="float" office:value="8016398">
                <text:p>8016398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01958">
                <text:p>10301958</text:p>
              </table:table-cell>
              <table:table-cell office:value-type="float" office:value="6257165">
                <text:p>6257165</text:p>
              </table:table-cell>
              <table:table-cell office:value-type="float" office:value="5944385">
                <text:p>5944385</text:p>
              </table:table-cell>
              <table:table-cell office:value-type="float" office:value="5952076">
                <text:p>5952076</text:p>
              </table:table-cell>
              <table:table-cell office:value-type="float" office:value="5790426">
                <text:p>5790426</text:p>
              </table:table-cell>
              <table:table-cell office:value-type="float" office:value="6011154">
                <text:p>6011154</text:p>
              </table:table-cell>
              <table:table-cell office:value-type="float" office:value="9500382">
                <text:p>9500382</text:p>
              </table:table-cell>
              <table:table-cell office:value-type="float" office:value="5670745">
                <text:p>5670745</text:p>
              </table:table-cell>
              <table:table-cell office:value-type="float" office:value="5431795">
                <text:p>5431795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87049">
                <text:p>7287049</text:p>
              </table:table-cell>
              <table:table-cell office:value-type="float" office:value="6974518">
                <text:p>6974518</text:p>
              </table:table-cell>
              <table:table-cell office:value-type="float" office:value="6741346">
                <text:p>6741346</text:p>
              </table:table-cell>
              <table:table-cell office:value-type="float" office:value="6711871">
                <text:p>6711871</text:p>
              </table:table-cell>
              <table:table-cell office:value-type="float" office:value="8745773">
                <text:p>8745773</text:p>
              </table:table-cell>
              <table:table-cell office:value-type="float" office:value="6766664">
                <text:p>6766664</text:p>
              </table:table-cell>
              <table:table-cell office:value-type="float" office:value="6797275">
                <text:p>6797275</text:p>
              </table:table-cell>
              <table:table-cell office:value-type="float" office:value="6277768">
                <text:p>6277768</text:p>
              </table:table-cell>
              <table:table-cell office:value-type="float" office:value="5946063">
                <text:p>5946063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79181">
                <text:p>7579181</text:p>
              </table:table-cell>
              <table:table-cell office:value-type="float" office:value="7550963">
                <text:p>7550963</text:p>
              </table:table-cell>
              <table:table-cell office:value-type="float" office:value="7186040">
                <text:p>7186040</text:p>
              </table:table-cell>
              <table:table-cell office:value-type="float" office:value="8188926">
                <text:p>8188926</text:p>
              </table:table-cell>
              <table:table-cell office:value-type="float" office:value="7498181">
                <text:p>7498181</text:p>
              </table:table-cell>
              <table:table-cell office:value-type="float" office:value="7974179">
                <text:p>7974179</text:p>
              </table:table-cell>
              <table:table-cell office:value-type="float" office:value="8362387">
                <text:p>8362387</text:p>
              </table:table-cell>
              <table:table-cell office:value-type="float" office:value="6497518">
                <text:p>6497518</text:p>
              </table:table-cell>
              <table:table-cell office:value-type="float" office:value="6229303">
                <text:p>6229303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48342">
                <text:p>8048342</text:p>
              </table:table-cell>
              <table:table-cell office:value-type="float" office:value="7967902">
                <text:p>7967902</text:p>
              </table:table-cell>
              <table:table-cell office:value-type="float" office:value="7516108">
                <text:p>7516108</text:p>
              </table:table-cell>
              <table:table-cell office:value-type="float" office:value="8134799">
                <text:p>8134799</text:p>
              </table:table-cell>
              <table:table-cell office:value-type="float" office:value="7771719">
                <text:p>7771719</text:p>
              </table:table-cell>
              <table:table-cell office:value-type="float" office:value="7697977">
                <text:p>7697977</text:p>
              </table:table-cell>
              <table:table-cell office:value-type="float" office:value="7863779">
                <text:p>7863779</text:p>
              </table:table-cell>
              <table:table-cell office:value-type="float" office:value="6807884">
                <text:p>6807884</text:p>
              </table:table-cell>
              <table:table-cell office:value-type="float" office:value="6236595">
                <text:p>62365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